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rver_data_2020-01-28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580209530.7589" calcext:value-type="float">
            <text:p>1580209530.7589</text:p>
          </table:table-cell>
          <table:table-cell table:formula="of:=[.A2]/(3600*24)+25569" office:value-type="date" office:date-value="2020-01-28T11:05:30.758903" calcext:value-type="date">
            <text:p>2020-01-28 11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EMPTY</text:p>
          </table:table-cell>
          <table:table-cell office:value-type="date" office:date-value="2020-01-28T11:09:50.185209" calcext:value-type="date">
            <text:p>2020-01-28 11:09:5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580209650.82786" calcext:value-type="float">
            <text:p>1580209650.82786</text:p>
          </table:table-cell>
          <table:table-cell table:formula="of:=[.A3]/(3600*24)+25569" office:value-type="date" office:date-value="2020-01-28T11:07:30.827859" calcext:value-type="date">
            <text:p>2020-01-28 11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NEW</text:p>
          </table:table-cell>
          <table:table-cell office:value-type="date" office:date-value="2020-01-28T11:24:46.820846" calcext:value-type="date">
            <text:p>2020-01-28 11:24:47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580209770.74683" calcext:value-type="float">
            <text:p>1580209770.74683</text:p>
          </table:table-cell>
          <table:table-cell table:formula="of:=[.A4]/(3600*24)+25569" office:value-type="date" office:date-value="2020-01-28T11:09:30.74683" calcext:value-type="date">
            <text:p>2020-01-28 11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NEW</text:p>
          </table:table-cell>
          <table:table-cell office:value-type="date" office:date-value="2020-01-28T12:38:18.884599" calcext:value-type="date">
            <text:p>2020-01-28 12:38:19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80210079.74764" calcext:value-type="float">
            <text:p>1580210079.74764</text:p>
          </table:table-cell>
          <table:table-cell table:formula="of:=[.A5]/(3600*24)+25569" office:value-type="date" office:date-value="2020-01-28T11:14:39.747644" calcext:value-type="date">
            <text:p>2020-01-28 11:14:4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NEW</text:p>
          </table:table-cell>
          <table:table-cell office:value-type="date" office:date-value="2020-01-28T14:19:11.625414" calcext:value-type="date">
            <text:p>2020-01-28 14:19:12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580210130.81565" calcext:value-type="float">
            <text:p>1580210130.81565</text:p>
          </table:table-cell>
          <table:table-cell table:formula="of:=[.A6]/(3600*24)+25569" office:value-type="date" office:date-value="2020-01-28T11:15:30.815646" calcext:value-type="date">
            <text:p>2020-01-28 11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NEW</text:p>
          </table:table-cell>
          <table:table-cell office:value-type="date" office:date-value="2020-01-28T14:27:55.287522" calcext:value-type="date">
            <text:p>2020-01-28 14:27:5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580210250.7777" calcext:value-type="float">
            <text:p>1580210250.7777</text:p>
          </table:table-cell>
          <table:table-cell table:formula="of:=[.A7]/(3600*24)+25569" office:value-type="date" office:date-value="2020-01-28T11:17:30.777701" calcext:value-type="date">
            <text:p>2020-01-28 11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NEW</text:p>
          </table:table-cell>
          <table:table-cell office:value-type="date" office:date-value="2020-01-29T08:27:32.429326" calcext:value-type="date">
            <text:p>2020-01-29 08:27:32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1580210370.54768" calcext:value-type="float">
            <text:p>1580210370.54768</text:p>
          </table:table-cell>
          <table:table-cell table:formula="of:=[.A8]/(3600*24)+25569" office:value-type="date" office:date-value="2020-01-28T11:19:30.54768" calcext:value-type="date">
            <text:p>2020-01-28 11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1:06:09.749078" calcext:value-type="date">
            <text:p>2020-01-28 11:06:10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580210490.54598" calcext:value-type="float">
            <text:p>1580210490.54598</text:p>
          </table:table-cell>
          <table:table-cell table:formula="of:=[.A9]/(3600*24)+25569" office:value-type="date" office:date-value="2020-01-28T11:21:30.545977" calcext:value-type="date">
            <text:p>2020-01-28 11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2:54:38.724216" calcext:value-type="date">
            <text:p>2020-01-28 12:54:39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580210610.56743" calcext:value-type="float">
            <text:p>1580210610.56743</text:p>
          </table:table-cell>
          <table:table-cell table:formula="of:=[.A10]/(3600*24)+25569" office:value-type="date" office:date-value="2020-01-28T11:23:30.56743" calcext:value-type="date">
            <text:p>2020-01-28 11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3:04:29.222862" calcext:value-type="date">
            <text:p>2020-01-28 13:04:29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580210730.5779" calcext:value-type="float">
            <text:p>1580210730.5779</text:p>
          </table:table-cell>
          <table:table-cell table:formula="of:=[.A11]/(3600*24)+25569" office:value-type="date" office:date-value="2020-01-28T11:25:30.577904" calcext:value-type="date">
            <text:p>2020-01-28 11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3:04:49.315893" calcext:value-type="date">
            <text:p>2020-01-28 13:04:49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580210850.59016" calcext:value-type="float">
            <text:p>1580210850.59016</text:p>
          </table:table-cell>
          <table:table-cell table:formula="of:=[.A12]/(3600*24)+25569" office:value-type="date" office:date-value="2020-01-28T11:27:30.590162" calcext:value-type="date">
            <text:p>2020-01-28 11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3:33:35.677093" calcext:value-type="date">
            <text:p>2020-01-28 13:33:3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1580210970.57594" calcext:value-type="float">
            <text:p>1580210970.57594</text:p>
          </table:table-cell>
          <table:table-cell table:formula="of:=[.A13]/(3600*24)+25569" office:value-type="date" office:date-value="2020-01-28T11:29:30.575943" calcext:value-type="date">
            <text:p>2020-01-28 11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3:34:02.750133" calcext:value-type="date">
            <text:p>2020-01-28 13:34:03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580211090.58703" calcext:value-type="float">
            <text:p>1580211090.58703</text:p>
          </table:table-cell>
          <table:table-cell table:formula="of:=[.A14]/(3600*24)+25569" office:value-type="date" office:date-value="2020-01-28T11:31:30.587025" calcext:value-type="date">
            <text:p>2020-01-28 11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3:34:46.738233" calcext:value-type="date">
            <text:p>2020-01-28 13:34:4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580211210.60718" calcext:value-type="float">
            <text:p>1580211210.60718</text:p>
          </table:table-cell>
          <table:table-cell table:formula="of:=[.A15]/(3600*24)+25569" office:value-type="date" office:date-value="2020-01-28T11:33:30.607175" calcext:value-type="date">
            <text:p>2020-01-28 11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3:41:24.272683" calcext:value-type="date">
            <text:p>2020-01-28 13:41:24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580211331.47027" calcext:value-type="float">
            <text:p>1580211331.47027</text:p>
          </table:table-cell>
          <table:table-cell table:formula="of:=[.A16]/(3600*24)+25569" office:value-type="date" office:date-value="2020-01-28T11:35:31.470273" calcext:value-type="date">
            <text:p>2020-01-28 11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4:38:32.465763" calcext:value-type="date">
            <text:p>2020-01-28 14:38:32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580211451.49721" calcext:value-type="float">
            <text:p>1580211451.49721</text:p>
          </table:table-cell>
          <table:table-cell table:formula="of:=[.A17]/(3600*24)+25569" office:value-type="date" office:date-value="2020-01-28T11:37:31.497208" calcext:value-type="date">
            <text:p>2020-01-28 11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4:40:46.388665" calcext:value-type="date">
            <text:p>2020-01-28 14:40:46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580211571.45988" calcext:value-type="float">
            <text:p>1580211571.45988</text:p>
          </table:table-cell>
          <table:table-cell table:formula="of:=[.A18]/(3600*24)+25569" office:value-type="date" office:date-value="2020-01-28T11:39:31.459884" calcext:value-type="date">
            <text:p>2020-01-28 11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4:44:59.975483" calcext:value-type="date">
            <text:p>2020-01-28 14:45:00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580211691.46264" calcext:value-type="float">
            <text:p>1580211691.46264</text:p>
          </table:table-cell>
          <table:table-cell table:formula="of:=[.A19]/(3600*24)+25569" office:value-type="date" office:date-value="2020-01-28T11:41:31.462641" calcext:value-type="date">
            <text:p>2020-01-28 11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4:49:59.814105" calcext:value-type="date">
            <text:p>2020-01-28 14:50:00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580211811.45558" calcext:value-type="float">
            <text:p>1580211811.45558</text:p>
          </table:table-cell>
          <table:table-cell table:formula="of:=[.A20]/(3600*24)+25569" office:value-type="date" office:date-value="2020-01-28T11:43:31.455582" calcext:value-type="date">
            <text:p>2020-01-28 11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8T16:01:44.887284" calcext:value-type="date">
            <text:p>2020-01-28 16:01:45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580211931.46588" calcext:value-type="float">
            <text:p>1580211931.46588</text:p>
          </table:table-cell>
          <table:table-cell table:formula="of:=[.A21]/(3600*24)+25569" office:value-type="date" office:date-value="2020-01-28T11:45:31.465878" calcext:value-type="date">
            <text:p>2020-01-28 11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9T08:27:48.589154" calcext:value-type="date">
            <text:p>2020-01-29 08:27:49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1580212051.4573" calcext:value-type="float">
            <text:p>1580212051.4573</text:p>
          </table:table-cell>
          <table:table-cell table:formula="of:=[.A22]/(3600*24)+25569" office:value-type="date" office:date-value="2020-01-28T11:47:31.457296" calcext:value-type="date">
            <text:p>2020-01-28 11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POURED</text:p>
          </table:table-cell>
          <table:table-cell office:value-type="date" office:date-value="2020-01-29T08:45:03.476942" calcext:value-type="date">
            <text:p>2020-01-29 08:45:03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580212171.49545" calcext:value-type="float">
            <text:p>1580212171.49545</text:p>
          </table:table-cell>
          <table:table-cell table:formula="of:=[.A23]/(3600*24)+25569" office:value-type="date" office:date-value="2020-01-28T11:49:31.495452" calcext:value-type="date">
            <text:p>2020-01-28 11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8:54.489092" calcext:value-type="date">
            <text:p>2020-01-28 11:08:54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2291.46541" calcext:value-type="float">
            <text:p>1580212291.46541</text:p>
          </table:table-cell>
          <table:table-cell table:formula="of:=[.A24]/(3600*24)+25569" office:value-type="date" office:date-value="2020-01-28T11:51:31.465405" calcext:value-type="date">
            <text:p>2020-01-28 11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8:55.491064" calcext:value-type="date">
            <text:p>2020-01-28 11:08:5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2411.50614" calcext:value-type="float">
            <text:p>1580212411.50614</text:p>
          </table:table-cell>
          <table:table-cell table:formula="of:=[.A25]/(3600*24)+25569" office:value-type="date" office:date-value="2020-01-28T11:53:31.506139" calcext:value-type="date">
            <text:p>2020-01-28 11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8:56.492814" calcext:value-type="date">
            <text:p>2020-01-28 11:08:5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2531.5062" calcext:value-type="float">
            <text:p>1580212531.5062</text:p>
          </table:table-cell>
          <table:table-cell table:formula="of:=[.A26]/(3600*24)+25569" office:value-type="date" office:date-value="2020-01-28T11:55:31.506201" calcext:value-type="date">
            <text:p>2020-01-28 11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8:57.49722" calcext:value-type="date">
            <text:p>2020-01-28 11:08:5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2651.23641" calcext:value-type="float">
            <text:p>1580212651.23641</text:p>
          </table:table-cell>
          <table:table-cell table:formula="of:=[.A27]/(3600*24)+25569" office:value-type="date" office:date-value="2020-01-28T11:57:31.236407" calcext:value-type="date">
            <text:p>2020-01-28 11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8:58.497296" calcext:value-type="date">
            <text:p>2020-01-28 11:08:5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2771.23413" calcext:value-type="float">
            <text:p>1580212771.23413</text:p>
          </table:table-cell>
          <table:table-cell table:formula="of:=[.A28]/(3600*24)+25569" office:value-type="date" office:date-value="2020-01-28T11:59:31.234134" calcext:value-type="date">
            <text:p>2020-01-28 11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8:59.500957" calcext:value-type="date">
            <text:p>2020-01-28 11:09:0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2890.9491" calcext:value-type="float">
            <text:p>1580212890.9491</text:p>
          </table:table-cell>
          <table:table-cell table:formula="of:=[.A29]/(3600*24)+25569" office:value-type="date" office:date-value="2020-01-28T12:01:30.949101" calcext:value-type="date">
            <text:p>2020-01-28 12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9:00.501207" calcext:value-type="date">
            <text:p>2020-01-28 11:09:0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010.97303" calcext:value-type="float">
            <text:p>1580213010.97303</text:p>
          </table:table-cell>
          <table:table-cell table:formula="of:=[.A30]/(3600*24)+25569" office:value-type="date" office:date-value="2020-01-28T12:03:30.973032" calcext:value-type="date">
            <text:p>2020-01-28 12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9:01.503942" calcext:value-type="date">
            <text:p>2020-01-28 11:09:02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130.98061" calcext:value-type="float">
            <text:p>1580213130.98061</text:p>
          </table:table-cell>
          <table:table-cell table:formula="of:=[.A31]/(3600*24)+25569" office:value-type="date" office:date-value="2020-01-28T12:05:30.980609" calcext:value-type="date">
            <text:p>2020-01-28 12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1:09:02.548259" calcext:value-type="date">
            <text:p>2020-01-28 11:09:0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250.98053" calcext:value-type="float">
            <text:p>1580213250.98053</text:p>
          </table:table-cell>
          <table:table-cell table:formula="of:=[.A32]/(3600*24)+25569" office:value-type="date" office:date-value="2020-01-28T12:07:30.980534" calcext:value-type="date">
            <text:p>2020-01-28 12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1.982064" calcext:value-type="date">
            <text:p>2020-01-28 14:03:22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370.97916" calcext:value-type="float">
            <text:p>1580213370.97916</text:p>
          </table:table-cell>
          <table:table-cell table:formula="of:=[.A33]/(3600*24)+25569" office:value-type="date" office:date-value="2020-01-28T12:09:30.979164" calcext:value-type="date">
            <text:p>2020-01-28 12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2.845165" calcext:value-type="date">
            <text:p>2020-01-28 14:03:2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491.03039" calcext:value-type="float">
            <text:p>1580213491.03039</text:p>
          </table:table-cell>
          <table:table-cell table:formula="of:=[.A34]/(3600*24)+25569" office:value-type="date" office:date-value="2020-01-28T12:11:31.030387" calcext:value-type="date">
            <text:p>2020-01-28 12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3.845259" calcext:value-type="date">
            <text:p>2020-01-28 14:03:24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611.01082" calcext:value-type="float">
            <text:p>1580213611.01082</text:p>
          </table:table-cell>
          <table:table-cell table:formula="of:=[.A35]/(3600*24)+25569" office:value-type="date" office:date-value="2020-01-28T12:13:31.010824" calcext:value-type="date">
            <text:p>2020-01-28 12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4.869166" calcext:value-type="date">
            <text:p>2020-01-28 14:03:2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731.05045" calcext:value-type="float">
            <text:p>1580213731.05045</text:p>
          </table:table-cell>
          <table:table-cell table:formula="of:=[.A36]/(3600*24)+25569" office:value-type="date" office:date-value="2020-01-28T12:15:31.050446" calcext:value-type="date">
            <text:p>2020-01-28 12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5.857967" calcext:value-type="date">
            <text:p>2020-01-28 14:03:2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851.04036" calcext:value-type="float">
            <text:p>1580213851.04036</text:p>
          </table:table-cell>
          <table:table-cell table:formula="of:=[.A37]/(3600*24)+25569" office:value-type="date" office:date-value="2020-01-28T12:17:31.040361" calcext:value-type="date">
            <text:p>2020-01-28 12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6.856601" calcext:value-type="date">
            <text:p>2020-01-28 14:03:2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3970.6795" calcext:value-type="float">
            <text:p>1580213970.6795</text:p>
          </table:table-cell>
          <table:table-cell table:formula="of:=[.A38]/(3600*24)+25569" office:value-type="date" office:date-value="2020-01-28T12:19:30.679504" calcext:value-type="date">
            <text:p>2020-01-28 12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7.86085" calcext:value-type="date">
            <text:p>2020-01-28 14:03:2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090.6779" calcext:value-type="float">
            <text:p>1580214090.6779</text:p>
          </table:table-cell>
          <table:table-cell table:formula="of:=[.A39]/(3600*24)+25569" office:value-type="date" office:date-value="2020-01-28T12:21:30.677895" calcext:value-type="date">
            <text:p>2020-01-28 12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8T14:03:28.867464" calcext:value-type="date">
            <text:p>2020-01-28 14:03:2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210.68843" calcext:value-type="float">
            <text:p>1580214210.68843</text:p>
          </table:table-cell>
          <table:table-cell table:formula="of:=[.A40]/(3600*24)+25569" office:value-type="date" office:date-value="2020-01-28T12:23:30.688433" calcext:value-type="date">
            <text:p>2020-01-28 12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9T08:12:51.777473" calcext:value-type="date">
            <text:p>2020-01-29 08:12:52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330.68809" calcext:value-type="float">
            <text:p>1580214330.68809</text:p>
          </table:table-cell>
          <table:table-cell table:formula="of:=[.A41]/(3600*24)+25569" office:value-type="date" office:date-value="2020-01-28T12:25:30.688085" calcext:value-type="date">
            <text:p>2020-01-28 12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9T08:12:53.780087" calcext:value-type="date">
            <text:p>2020-01-29 08:12:54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450.68798" calcext:value-type="float">
            <text:p>1580214450.68798</text:p>
          </table:table-cell>
          <table:table-cell table:formula="of:=[.A42]/(3600*24)+25569" office:value-type="date" office:date-value="2020-01-28T12:27:30.687979" calcext:value-type="date">
            <text:p>2020-01-28 12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9T08:12:54.78373" calcext:value-type="date">
            <text:p>2020-01-29 08:12:5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570.69887" calcext:value-type="float">
            <text:p>1580214570.69887</text:p>
          </table:table-cell>
          <table:table-cell table:formula="of:=[.A43]/(3600*24)+25569" office:value-type="date" office:date-value="2020-01-28T12:29:30.698873" calcext:value-type="date">
            <text:p>2020-01-28 12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9T08:12:55.786894" calcext:value-type="date">
            <text:p>2020-01-29 08:12:5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690.71136" calcext:value-type="float">
            <text:p>1580214690.71136</text:p>
          </table:table-cell>
          <table:table-cell table:formula="of:=[.A44]/(3600*24)+25569" office:value-type="date" office:date-value="2020-01-28T12:31:30.711356" calcext:value-type="date">
            <text:p>2020-01-28 12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GRINDING</text:p>
          </table:table-cell>
          <table:table-cell office:value-type="date" office:date-value="2020-01-29T08:12:56.797841" calcext:value-type="date">
            <text:p>2020-01-29 08:12:5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580214810.72794" calcext:value-type="float">
            <text:p>1580214810.72794</text:p>
          </table:table-cell>
          <table:table-cell table:formula="of:=[.A45]/(3600*24)+25569" office:value-type="date" office:date-value="2020-01-28T12:33:30.72794" calcext:value-type="date">
            <text:p>2020-01-28 12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MOVED</text:p>
          </table:table-cell>
          <table:table-cell office:value-type="date" office:date-value="2020-01-28T11:08:18.256191" calcext:value-type="date">
            <text:p>2020-01-28 11:08: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0214930.97354" calcext:value-type="float">
            <text:p>1580214930.97354</text:p>
          </table:table-cell>
          <table:table-cell table:formula="of:=[.A46]/(3600*24)+25569" office:value-type="date" office:date-value="2020-01-28T12:35:30.973541" calcext:value-type="date">
            <text:p>2020-01-28 12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MOVED</text:p>
          </table:table-cell>
          <table:table-cell office:value-type="date" office:date-value="2020-01-28T11:09:56.546902" calcext:value-type="date">
            <text:p>2020-01-28 11:09: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0215050.77903" calcext:value-type="float">
            <text:p>1580215050.77903</text:p>
          </table:table-cell>
          <table:table-cell table:formula="of:=[.A47]/(3600*24)+25569" office:value-type="date" office:date-value="2020-01-28T12:37:30.77903" calcext:value-type="date">
            <text:p>2020-01-28 12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MOVED</text:p>
          </table:table-cell>
          <table:table-cell office:value-type="date" office:date-value="2020-01-28T12:38:15.438618" calcext:value-type="date">
            <text:p>2020-01-28 12:38: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0215171.46373" calcext:value-type="float">
            <text:p>1580215171.46373</text:p>
          </table:table-cell>
          <table:table-cell table:formula="of:=[.A48]/(3600*24)+25569" office:value-type="date" office:date-value="2020-01-28T12:39:31.46373" calcext:value-type="date">
            <text:p>2020-01-28 12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MOVED</text:p>
          </table:table-cell>
          <table:table-cell office:value-type="date" office:date-value="2020-01-28T14:00:04.162947" calcext:value-type="date">
            <text:p>2020-01-28 14:00: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80215291.46396" calcext:value-type="float">
            <text:p>1580215291.46396</text:p>
          </table:table-cell>
          <table:table-cell table:formula="of:=[.A49]/(3600*24)+25569" office:value-type="date" office:date-value="2020-01-28T12:41:31.463959" calcext:value-type="date">
            <text:p>2020-01-28 12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MOVED</text:p>
          </table:table-cell>
          <table:table-cell office:value-type="date" office:date-value="2020-01-28T14:27:16.465305" calcext:value-type="date">
            <text:p>2020-01-28 14:27: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80215411.47365" calcext:value-type="float">
            <text:p>1580215411.47365</text:p>
          </table:table-cell>
          <table:table-cell table:formula="of:=[.A50]/(3600*24)+25569" office:value-type="date" office:date-value="2020-01-28T12:43:31.47365" calcext:value-type="date">
            <text:p>2020-01-28 12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MOVED</text:p>
          </table:table-cell>
          <table:table-cell office:value-type="date" office:date-value="2020-01-29T08:13:29.957588" calcext:value-type="date">
            <text:p>2020-01-29 08:13: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0215531.48339" calcext:value-type="float">
            <text:p>1580215531.48339</text:p>
          </table:table-cell>
          <table:table-cell table:formula="of:=[.A51]/(3600*24)+25569" office:value-type="date" office:date-value="2020-01-28T12:45:31.483388" calcext:value-type="date">
            <text:p>2020-01-28 12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PLACED</text:p>
          </table:table-cell>
          <table:table-cell office:value-type="date" office:date-value="2020-01-28T11:09:50.185209" calcext:value-type="date">
            <text:p>2020-01-28 11:09:5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80215651.82136" calcext:value-type="float">
            <text:p>1580215651.82136</text:p>
          </table:table-cell>
          <table:table-cell table:formula="of:=[.A52]/(3600*24)+25569" office:value-type="date" office:date-value="2020-01-28T12:47:31.821356" calcext:value-type="date">
            <text:p>2020-01-28 12:4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PLACED</text:p>
          </table:table-cell>
          <table:table-cell office:value-type="date" office:date-value="2020-01-28T11:24:46.820846" calcext:value-type="date">
            <text:p>2020-01-28 11:24:4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80215771.81151" calcext:value-type="float">
            <text:p>1580215771.81151</text:p>
          </table:table-cell>
          <table:table-cell table:formula="of:=[.A53]/(3600*24)+25569" office:value-type="date" office:date-value="2020-01-28T12:49:31.811507" calcext:value-type="date">
            <text:p>2020-01-28 12:4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PLACED</text:p>
          </table:table-cell>
          <table:table-cell office:value-type="date" office:date-value="2020-01-28T12:38:18.884599" calcext:value-type="date">
            <text:p>2020-01-28 12:38:1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80215891.83828" calcext:value-type="float">
            <text:p>1580215891.83828</text:p>
          </table:table-cell>
          <table:table-cell table:formula="of:=[.A54]/(3600*24)+25569" office:value-type="date" office:date-value="2020-01-28T12:51:31.838275" calcext:value-type="date">
            <text:p>2020-01-28 12:5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PLACED</text:p>
          </table:table-cell>
          <table:table-cell office:value-type="date" office:date-value="2020-01-28T14:27:55.287522" calcext:value-type="date">
            <text:p>2020-01-28 14:27:5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80216011.85389" calcext:value-type="float">
            <text:p>1580216011.85389</text:p>
          </table:table-cell>
          <table:table-cell table:formula="of:=[.A55]/(3600*24)+25569" office:value-type="date" office:date-value="2020-01-28T12:53:31.853889" calcext:value-type="date">
            <text:p>2020-01-28 12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REPLACED</text:p>
          </table:table-cell>
          <table:table-cell office:value-type="date" office:date-value="2020-01-29T08:27:32.429326" calcext:value-type="date">
            <text:p>2020-01-29 08:27: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80216131.8446" calcext:value-type="float">
            <text:p>1580216131.8446</text:p>
          </table:table-cell>
          <table:table-cell table:formula="of:=[.A56]/(3600*24)+25569" office:value-type="date" office:date-value="2020-01-28T12:55:31.844596" calcext:value-type="date">
            <text:p>2020-01-28 12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RTUP</text:p>
          </table:table-cell>
          <table:table-cell office:value-type="date" office:date-value="2020-01-29T05:27:48.507724" calcext:value-type="date">
            <text:p>2020-01-29 05:27:49</text:p>
          </table:table-cell>
          <table:table-cell/>
        </table:table-row>
        <table:table-row table:style-name="ro1">
          <table:table-cell office:value-type="float" office:value="1580216251.25813" calcext:value-type="float">
            <text:p>1580216251.25813</text:p>
          </table:table-cell>
          <table:table-cell table:formula="of:=[.A57]/(3600*24)+25569" office:value-type="date" office:date-value="2020-01-28T12:57:31.258133" calcext:value-type="date">
            <text:p>2020-01-28 12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06:29.906816" calcext:value-type="date">
            <text:p>2020-01-28 11:06:3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580216371.37938" calcext:value-type="float">
            <text:p>1580216371.37938</text:p>
          </table:table-cell>
          <table:table-cell table:formula="of:=[.A58]/(3600*24)+25569" office:value-type="date" office:date-value="2020-01-28T12:59:31.379376" calcext:value-type="date">
            <text:p>2020-01-28 12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08:29.952202" calcext:value-type="date">
            <text:p>2020-01-28 11:08: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80216490.95549" calcext:value-type="float">
            <text:p>1580216490.95549</text:p>
          </table:table-cell>
          <table:table-cell table:formula="of:=[.A59]/(3600*24)+25569" office:value-type="date" office:date-value="2020-01-28T13:01:30.955492" calcext:value-type="date">
            <text:p>2020-01-28 13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10:30.04576" calcext:value-type="date">
            <text:p>2020-01-28 11:10: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80216610.99081" calcext:value-type="float">
            <text:p>1580216610.99081</text:p>
          </table:table-cell>
          <table:table-cell table:formula="of:=[.A60]/(3600*24)+25569" office:value-type="date" office:date-value="2020-01-28T13:03:30.990808" calcext:value-type="date">
            <text:p>2020-01-28 13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12:30.133333" calcext:value-type="date">
            <text:p>2020-01-28 11:12: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0216731.0515" calcext:value-type="float">
            <text:p>1580216731.0515</text:p>
          </table:table-cell>
          <table:table-cell table:formula="of:=[.A61]/(3600*24)+25569" office:value-type="date" office:date-value="2020-01-28T13:05:31.0515" calcext:value-type="date">
            <text:p>2020-01-28 13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14:30.139962" calcext:value-type="date">
            <text:p>2020-01-28 11:1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0216851.03088" calcext:value-type="float">
            <text:p>1580216851.03088</text:p>
          </table:table-cell>
          <table:table-cell table:formula="of:=[.A62]/(3600*24)+25569" office:value-type="date" office:date-value="2020-01-28T13:07:31.030882" calcext:value-type="date">
            <text:p>2020-01-28 13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16:30.214777" calcext:value-type="date">
            <text:p>2020-01-28 11:16: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0216971.05215" calcext:value-type="float">
            <text:p>1580216971.05215</text:p>
          </table:table-cell>
          <table:table-cell table:formula="of:=[.A63]/(3600*24)+25569" office:value-type="date" office:date-value="2020-01-28T13:09:31.052146" calcext:value-type="date">
            <text:p>2020-01-28 13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18:30.277781" calcext:value-type="date">
            <text:p>2020-01-28 11:18: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0217091.03098" calcext:value-type="float">
            <text:p>1580217091.03098</text:p>
          </table:table-cell>
          <table:table-cell table:formula="of:=[.A64]/(3600*24)+25569" office:value-type="date" office:date-value="2020-01-28T13:11:31.030985" calcext:value-type="date">
            <text:p>2020-01-28 13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20:30.302986" calcext:value-type="date">
            <text:p>2020-01-28 11:2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0217211.01063" calcext:value-type="float">
            <text:p>1580217211.01063</text:p>
          </table:table-cell>
          <table:table-cell table:formula="of:=[.A65]/(3600*24)+25569" office:value-type="date" office:date-value="2020-01-28T13:13:31.01063" calcext:value-type="date">
            <text:p>2020-01-28 13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22:30.35307" calcext:value-type="date">
            <text:p>2020-01-28 11:22: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0217331.56654" calcext:value-type="float">
            <text:p>1580217331.56654</text:p>
          </table:table-cell>
          <table:table-cell table:formula="of:=[.A66]/(3600*24)+25569" office:value-type="date" office:date-value="2020-01-28T13:15:31.56654" calcext:value-type="date">
            <text:p>2020-01-28 13:1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24:30.492926" calcext:value-type="date">
            <text:p>2020-01-28 11:24: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0217451.55693" calcext:value-type="float">
            <text:p>1580217451.55693</text:p>
          </table:table-cell>
          <table:table-cell table:formula="of:=[.A67]/(3600*24)+25569" office:value-type="date" office:date-value="2020-01-28T13:17:31.556927" calcext:value-type="date">
            <text:p>2020-01-28 13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26:30.552737" calcext:value-type="date">
            <text:p>2020-01-28 11:26:3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580217570.65513" calcext:value-type="float">
            <text:p>1580217570.65513</text:p>
          </table:table-cell>
          <table:table-cell table:formula="of:=[.A68]/(3600*24)+25569" office:value-type="date" office:date-value="2020-01-28T13:19:30.655132" calcext:value-type="date">
            <text:p>2020-01-28 13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28:30.581418" calcext:value-type="date">
            <text:p>2020-01-28 11:28:3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580217690.67544" calcext:value-type="float">
            <text:p>1580217690.67544</text:p>
          </table:table-cell>
          <table:table-cell table:formula="of:=[.A69]/(3600*24)+25569" office:value-type="date" office:date-value="2020-01-28T13:21:30.675437" calcext:value-type="date">
            <text:p>2020-01-28 13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30:30.636398" calcext:value-type="date">
            <text:p>2020-01-28 11:30:3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580217810.68628" calcext:value-type="float">
            <text:p>1580217810.68628</text:p>
          </table:table-cell>
          <table:table-cell table:formula="of:=[.A70]/(3600*24)+25569" office:value-type="date" office:date-value="2020-01-28T13:23:30.686279" calcext:value-type="date">
            <text:p>2020-01-28 13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32:30.670942" calcext:value-type="date">
            <text:p>2020-01-28 11:32:3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580217930.69437" calcext:value-type="float">
            <text:p>1580217930.69437</text:p>
          </table:table-cell>
          <table:table-cell table:formula="of:=[.A71]/(3600*24)+25569" office:value-type="date" office:date-value="2020-01-28T13:25:30.694369" calcext:value-type="date">
            <text:p>2020-01-28 13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34:30.676513" calcext:value-type="date">
            <text:p>2020-01-28 11:34:31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80218050.96444" calcext:value-type="float">
            <text:p>1580218050.96444</text:p>
          </table:table-cell>
          <table:table-cell table:formula="of:=[.A72]/(3600*24)+25569" office:value-type="date" office:date-value="2020-01-28T13:27:30.964438" calcext:value-type="date">
            <text:p>2020-01-28 13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36:30.730543" calcext:value-type="date">
            <text:p>2020-01-28 11:36:31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580218170.71686" calcext:value-type="float">
            <text:p>1580218170.71686</text:p>
          </table:table-cell>
          <table:table-cell table:formula="of:=[.A73]/(3600*24)+25569" office:value-type="date" office:date-value="2020-01-28T13:29:30.716863" calcext:value-type="date">
            <text:p>2020-01-28 13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38:30.759975" calcext:value-type="date">
            <text:p>2020-01-28 11:38:31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80218290.74125" calcext:value-type="float">
            <text:p>1580218290.74125</text:p>
          </table:table-cell>
          <table:table-cell table:formula="of:=[.A74]/(3600*24)+25569" office:value-type="date" office:date-value="2020-01-28T13:31:30.741254" calcext:value-type="date">
            <text:p>2020-01-28 13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40:30.796782" calcext:value-type="date">
            <text:p>2020-01-28 11:40:3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18410.74798" calcext:value-type="float">
            <text:p>1580218410.74798</text:p>
          </table:table-cell>
          <table:table-cell table:formula="of:=[.A75]/(3600*24)+25569" office:value-type="date" office:date-value="2020-01-28T13:33:30.747984" calcext:value-type="date">
            <text:p>2020-01-28 13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42:30.882197" calcext:value-type="date">
            <text:p>2020-01-28 11:42:31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580218530.74642" calcext:value-type="float">
            <text:p>1580218530.74642</text:p>
          </table:table-cell>
          <table:table-cell table:formula="of:=[.A76]/(3600*24)+25569" office:value-type="date" office:date-value="2020-01-28T13:35:30.746416" calcext:value-type="date">
            <text:p>2020-01-28 13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44:30.943013" calcext:value-type="date">
            <text:p>2020-01-28 11:44:3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18650.76223" calcext:value-type="float">
            <text:p>1580218650.76223</text:p>
          </table:table-cell>
          <table:table-cell table:formula="of:=[.A77]/(3600*24)+25569" office:value-type="date" office:date-value="2020-01-28T13:37:30.762225" calcext:value-type="date">
            <text:p>2020-01-28 13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46:31.043433" calcext:value-type="date">
            <text:p>2020-01-28 11:46:31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80218771.49563" calcext:value-type="float">
            <text:p>1580218771.49563</text:p>
          </table:table-cell>
          <table:table-cell table:formula="of:=[.A78]/(3600*24)+25569" office:value-type="date" office:date-value="2020-01-28T13:39:31.495626" calcext:value-type="date">
            <text:p>2020-01-28 13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48:31.095763" calcext:value-type="date">
            <text:p>2020-01-28 11:48:3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18891.47372" calcext:value-type="float">
            <text:p>1580218891.47372</text:p>
          </table:table-cell>
          <table:table-cell table:formula="of:=[.A79]/(3600*24)+25569" office:value-type="date" office:date-value="2020-01-28T13:41:31.473723" calcext:value-type="date">
            <text:p>2020-01-28 13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50:31.171326" calcext:value-type="date">
            <text:p>2020-01-28 11:50:3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80219011.50591" calcext:value-type="float">
            <text:p>1580219011.50591</text:p>
          </table:table-cell>
          <table:table-cell table:formula="of:=[.A80]/(3600*24)+25569" office:value-type="date" office:date-value="2020-01-28T13:43:31.505908" calcext:value-type="date">
            <text:p>2020-01-28 13:4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52:31.186125" calcext:value-type="date">
            <text:p>2020-01-28 11:52:3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80219131.47032" calcext:value-type="float">
            <text:p>1580219131.47032</text:p>
          </table:table-cell>
          <table:table-cell table:formula="of:=[.A81]/(3600*24)+25569" office:value-type="date" office:date-value="2020-01-28T13:45:31.47032" calcext:value-type="date">
            <text:p>2020-01-28 13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54:31.259034" calcext:value-type="date">
            <text:p>2020-01-28 11:54:3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80219251.48373" calcext:value-type="float">
            <text:p>1580219251.48373</text:p>
          </table:table-cell>
          <table:table-cell table:formula="of:=[.A82]/(3600*24)+25569" office:value-type="date" office:date-value="2020-01-28T13:47:31.483734" calcext:value-type="date">
            <text:p>2020-01-28 13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56:31.351973" calcext:value-type="date">
            <text:p>2020-01-28 11:56:3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80219371.5359" calcext:value-type="float">
            <text:p>1580219371.5359</text:p>
          </table:table-cell>
          <table:table-cell table:formula="of:=[.A83]/(3600*24)+25569" office:value-type="date" office:date-value="2020-01-28T13:49:31.535897" calcext:value-type="date">
            <text:p>2020-01-28 13:4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1:58:31.416721" calcext:value-type="date">
            <text:p>2020-01-28 11:58:31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580219491.48754" calcext:value-type="float">
            <text:p>1580219491.48754</text:p>
          </table:table-cell>
          <table:table-cell table:formula="of:=[.A84]/(3600*24)+25569" office:value-type="date" office:date-value="2020-01-28T13:51:31.487537" calcext:value-type="date">
            <text:p>2020-01-28 13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00:31.508687" calcext:value-type="date">
            <text:p>2020-01-28 12:00:3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80219611.53537" calcext:value-type="float">
            <text:p>1580219611.53537</text:p>
          </table:table-cell>
          <table:table-cell table:formula="of:=[.A85]/(3600*24)+25569" office:value-type="date" office:date-value="2020-01-28T13:53:31.535373" calcext:value-type="date">
            <text:p>2020-01-28 13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02:31.524653" calcext:value-type="date">
            <text:p>2020-01-28 12:02:32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19731.58548" calcext:value-type="float">
            <text:p>1580219731.58548</text:p>
          </table:table-cell>
          <table:table-cell table:formula="of:=[.A86]/(3600*24)+25569" office:value-type="date" office:date-value="2020-01-28T13:55:31.585477" calcext:value-type="date">
            <text:p>2020-01-28 13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04:31.621204" calcext:value-type="date">
            <text:p>2020-01-28 12:04:32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19851.33651" calcext:value-type="float">
            <text:p>1580219851.33651</text:p>
          </table:table-cell>
          <table:table-cell table:formula="of:=[.A87]/(3600*24)+25569" office:value-type="date" office:date-value="2020-01-28T13:57:31.336513" calcext:value-type="date">
            <text:p>2020-01-28 13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06:31.685291" calcext:value-type="date">
            <text:p>2020-01-28 12:06:32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80219971.33696" calcext:value-type="float">
            <text:p>1580219971.33696</text:p>
          </table:table-cell>
          <table:table-cell table:formula="of:=[.A88]/(3600*24)+25569" office:value-type="date" office:date-value="2020-01-28T13:59:31.336964" calcext:value-type="date">
            <text:p>2020-01-28 13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08:31.769078" calcext:value-type="date">
            <text:p>2020-01-28 12:08:3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80220091.16683" calcext:value-type="float">
            <text:p>1580220091.16683</text:p>
          </table:table-cell>
          <table:table-cell table:formula="of:=[.A89]/(3600*24)+25569" office:value-type="date" office:date-value="2020-01-28T14:01:31.166829" calcext:value-type="date">
            <text:p>2020-01-28 14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10:31.86681" calcext:value-type="date">
            <text:p>2020-01-28 12:10:32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20211.17703" calcext:value-type="float">
            <text:p>1580220211.17703</text:p>
          </table:table-cell>
          <table:table-cell table:formula="of:=[.A90]/(3600*24)+25569" office:value-type="date" office:date-value="2020-01-28T14:03:31.177029" calcext:value-type="date">
            <text:p>2020-01-28 14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12:31.934873" calcext:value-type="date">
            <text:p>2020-01-28 12:12:32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80220538.19583" calcext:value-type="float">
            <text:p>1580220538.19583</text:p>
          </table:table-cell>
          <table:table-cell table:formula="of:=[.A91]/(3600*24)+25569" office:value-type="date" office:date-value="2020-01-28T14:08:58.195832" calcext:value-type="date">
            <text:p>2020-01-28 14:08:5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14:31.965367" calcext:value-type="date">
            <text:p>2020-01-28 12:14:32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80220571.19728" calcext:value-type="float">
            <text:p>1580220571.19728</text:p>
          </table:table-cell>
          <table:table-cell table:formula="of:=[.A92]/(3600*24)+25569" office:value-type="date" office:date-value="2020-01-28T14:09:31.19728" calcext:value-type="date">
            <text:p>2020-01-28 14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16:32.039097" calcext:value-type="date">
            <text:p>2020-01-28 12:16:3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580220691.20649" calcext:value-type="float">
            <text:p>1580220691.20649</text:p>
          </table:table-cell>
          <table:table-cell table:formula="of:=[.A93]/(3600*24)+25569" office:value-type="date" office:date-value="2020-01-28T14:11:31.206487" calcext:value-type="date">
            <text:p>2020-01-28 14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18:32.112428" calcext:value-type="date">
            <text:p>2020-01-28 12:18:32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80220811.19693" calcext:value-type="float">
            <text:p>1580220811.19693</text:p>
          </table:table-cell>
          <table:table-cell table:formula="of:=[.A94]/(3600*24)+25569" office:value-type="date" office:date-value="2020-01-28T14:13:31.196925" calcext:value-type="date">
            <text:p>2020-01-28 14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20:32.211987" calcext:value-type="date">
            <text:p>2020-01-28 12:20:32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80220931.21575" calcext:value-type="float">
            <text:p>1580220931.21575</text:p>
          </table:table-cell>
          <table:table-cell table:formula="of:=[.A95]/(3600*24)+25569" office:value-type="date" office:date-value="2020-01-28T14:15:31.215753" calcext:value-type="date">
            <text:p>2020-01-28 14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22:32.253278" calcext:value-type="date">
            <text:p>2020-01-28 12:22:32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80221051.19757" calcext:value-type="float">
            <text:p>1580221051.19757</text:p>
          </table:table-cell>
          <table:table-cell table:formula="of:=[.A96]/(3600*24)+25569" office:value-type="date" office:date-value="2020-01-28T14:17:31.197573" calcext:value-type="date">
            <text:p>2020-01-28 14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24:32.31982" calcext:value-type="date">
            <text:p>2020-01-28 12:24:32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580221169.05514" calcext:value-type="float">
            <text:p>1580221169.05514</text:p>
          </table:table-cell>
          <table:table-cell table:formula="of:=[.A97]/(3600*24)+25569" office:value-type="date" office:date-value="2020-01-28T14:19:29.055136" calcext:value-type="date">
            <text:p>2020-01-28 14:19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26:32.369797" calcext:value-type="date">
            <text:p>2020-01-28 12:26:32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80221289.06384" calcext:value-type="float">
            <text:p>1580221289.06384</text:p>
          </table:table-cell>
          <table:table-cell table:formula="of:=[.A98]/(3600*24)+25569" office:value-type="date" office:date-value="2020-01-28T14:21:29.063838" calcext:value-type="date">
            <text:p>2020-01-28 14:21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28:32.459257" calcext:value-type="date">
            <text:p>2020-01-28 12:28:3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80221409.07743" calcext:value-type="float">
            <text:p>1580221409.07743</text:p>
          </table:table-cell>
          <table:table-cell table:formula="of:=[.A99]/(3600*24)+25569" office:value-type="date" office:date-value="2020-01-28T14:23:29.077434" calcext:value-type="date">
            <text:p>2020-01-28 14:23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30:32.521197" calcext:value-type="date">
            <text:p>2020-01-28 12:30:3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80221529.08492" calcext:value-type="float">
            <text:p>1580221529.08492</text:p>
          </table:table-cell>
          <table:table-cell table:formula="of:=[.A100]/(3600*24)+25569" office:value-type="date" office:date-value="2020-01-28T14:25:29.084916" calcext:value-type="date">
            <text:p>2020-01-28 14:25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32:32.533545" calcext:value-type="date">
            <text:p>2020-01-28 12:32:3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80221649.17218" calcext:value-type="float">
            <text:p>1580221649.17218</text:p>
          </table:table-cell>
          <table:table-cell table:formula="of:=[.A101]/(3600*24)+25569" office:value-type="date" office:date-value="2020-01-28T14:27:29.172184" calcext:value-type="date">
            <text:p>2020-01-28 14:27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34:32.542944" calcext:value-type="date">
            <text:p>2020-01-28 12:34:3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80221769.34082" calcext:value-type="float">
            <text:p>1580221769.34082</text:p>
          </table:table-cell>
          <table:table-cell table:formula="of:=[.A102]/(3600*24)+25569" office:value-type="date" office:date-value="2020-01-28T14:29:29.34082" calcext:value-type="date">
            <text:p>2020-01-28 14:29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36:32.643126" calcext:value-type="date">
            <text:p>2020-01-28 12:36:3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80221889.37078" calcext:value-type="float">
            <text:p>1580221889.37078</text:p>
          </table:table-cell>
          <table:table-cell table:formula="of:=[.A103]/(3600*24)+25569" office:value-type="date" office:date-value="2020-01-28T14:31:29.370779" calcext:value-type="date">
            <text:p>2020-01-28 14:31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38:32.733156" calcext:value-type="date">
            <text:p>2020-01-28 12:38:33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580222009.37155" calcext:value-type="float">
            <text:p>1580222009.37155</text:p>
          </table:table-cell>
          <table:table-cell table:formula="of:=[.A104]/(3600*24)+25569" office:value-type="date" office:date-value="2020-01-28T14:33:29.371555" calcext:value-type="date">
            <text:p>2020-01-28 14:33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40:32.769367" calcext:value-type="date">
            <text:p>2020-01-28 12:40:33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1580222129.36145" calcext:value-type="float">
            <text:p>1580222129.36145</text:p>
          </table:table-cell>
          <table:table-cell table:formula="of:=[.A105]/(3600*24)+25569" office:value-type="date" office:date-value="2020-01-28T14:35:29.361447" calcext:value-type="date">
            <text:p>2020-01-28 14:35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42:32.849085" calcext:value-type="date">
            <text:p>2020-01-28 12:42:33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580222249.40228" calcext:value-type="float">
            <text:p>1580222249.40228</text:p>
          </table:table-cell>
          <table:table-cell table:formula="of:=[.A106]/(3600*24)+25569" office:value-type="date" office:date-value="2020-01-28T14:37:29.40228" calcext:value-type="date">
            <text:p>2020-01-28 14:37:29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44:32.94007" calcext:value-type="date">
            <text:p>2020-01-28 12:44:33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580222370.82969" calcext:value-type="float">
            <text:p>1580222370.82969</text:p>
          </table:table-cell>
          <table:table-cell table:formula="of:=[.A107]/(3600*24)+25569" office:value-type="date" office:date-value="2020-01-28T14:39:30.829692" calcext:value-type="date">
            <text:p>2020-01-28 14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46:33.003372" calcext:value-type="date">
            <text:p>2020-01-28 12:46:33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80222490.84903" calcext:value-type="float">
            <text:p>1580222490.84903</text:p>
          </table:table-cell>
          <table:table-cell table:formula="of:=[.A108]/(3600*24)+25569" office:value-type="date" office:date-value="2020-01-28T14:41:30.849031" calcext:value-type="date">
            <text:p>2020-01-28 14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48:33.0073" calcext:value-type="date">
            <text:p>2020-01-28 12:48:33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80222610.81796" calcext:value-type="float">
            <text:p>1580222610.81796</text:p>
          </table:table-cell>
          <table:table-cell table:formula="of:=[.A109]/(3600*24)+25569" office:value-type="date" office:date-value="2020-01-28T14:43:30.817962" calcext:value-type="date">
            <text:p>2020-01-28 14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50:33.097005" calcext:value-type="date">
            <text:p>2020-01-28 12:50:33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580222730.89105" calcext:value-type="float">
            <text:p>1580222730.89105</text:p>
          </table:table-cell>
          <table:table-cell table:formula="of:=[.A110]/(3600*24)+25569" office:value-type="date" office:date-value="2020-01-28T14:45:30.891049" calcext:value-type="date">
            <text:p>2020-01-28 14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52:33.103635" calcext:value-type="date">
            <text:p>2020-01-28 12:52:33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80222853.13313" calcext:value-type="float">
            <text:p>1580222853.13313</text:p>
          </table:table-cell>
          <table:table-cell table:formula="of:=[.A111]/(3600*24)+25569" office:value-type="date" office:date-value="2020-01-28T14:47:33.133133" calcext:value-type="date">
            <text:p>2020-01-28 14:47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54:33.144831" calcext:value-type="date">
            <text:p>2020-01-28 12:54:33</text:p>
          </table:table-cell>
          <table:table-cell office:value-type="float" office:value="7835" calcext:value-type="float">
            <text:p>7835</text:p>
          </table:table-cell>
        </table:table-row>
        <table:table-row table:style-name="ro1">
          <table:table-cell office:value-type="float" office:value="1580222973.14242" calcext:value-type="float">
            <text:p>1580222973.14242</text:p>
          </table:table-cell>
          <table:table-cell table:formula="of:=[.A112]/(3600*24)+25569" office:value-type="date" office:date-value="2020-01-28T14:49:33.142418" calcext:value-type="date">
            <text:p>2020-01-28 14:49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56:33.195176" calcext:value-type="date">
            <text:p>2020-01-28 12:56:33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580223093.15311" calcext:value-type="float">
            <text:p>1580223093.15311</text:p>
          </table:table-cell>
          <table:table-cell table:formula="of:=[.A113]/(3600*24)+25569" office:value-type="date" office:date-value="2020-01-28T14:51:33.153106" calcext:value-type="date">
            <text:p>2020-01-28 14:51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2:58:33.233099" calcext:value-type="date">
            <text:p>2020-01-28 12:58:33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580223213.11236" calcext:value-type="float">
            <text:p>1580223213.11236</text:p>
          </table:table-cell>
          <table:table-cell table:formula="of:=[.A114]/(3600*24)+25569" office:value-type="date" office:date-value="2020-01-28T14:53:33.112363" calcext:value-type="date">
            <text:p>2020-01-28 14:53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00:33.297436" calcext:value-type="date">
            <text:p>2020-01-28 13:00:33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580223333.13271" calcext:value-type="float">
            <text:p>1580223333.13271</text:p>
          </table:table-cell>
          <table:table-cell table:formula="of:=[.A115]/(3600*24)+25569" office:value-type="date" office:date-value="2020-01-28T14:55:33.132708" calcext:value-type="date">
            <text:p>2020-01-28 14:55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02:33.34143" calcext:value-type="date">
            <text:p>2020-01-28 13:02:33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1580223451.34334" calcext:value-type="float">
            <text:p>1580223451.34334</text:p>
          </table:table-cell>
          <table:table-cell table:formula="of:=[.A116]/(3600*24)+25569" office:value-type="date" office:date-value="2020-01-28T14:57:31.343337" calcext:value-type="date">
            <text:p>2020-01-28 14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04:33.393532" calcext:value-type="date">
            <text:p>2020-01-28 13:04:33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580223571.54862" calcext:value-type="float">
            <text:p>1580223571.54862</text:p>
          </table:table-cell>
          <table:table-cell table:formula="of:=[.A117]/(3600*24)+25569" office:value-type="date" office:date-value="2020-01-28T14:59:31.548618" calcext:value-type="date">
            <text:p>2020-01-28 14:5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06:33.47069" calcext:value-type="date">
            <text:p>2020-01-28 13:06:33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580223691.0531" calcext:value-type="float">
            <text:p>1580223691.0531</text:p>
          </table:table-cell>
          <table:table-cell table:formula="of:=[.A118]/(3600*24)+25569" office:value-type="date" office:date-value="2020-01-28T15:01:31.053101" calcext:value-type="date">
            <text:p>2020-01-28 15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08:33.559075" calcext:value-type="date">
            <text:p>2020-01-28 13:08:34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580223811.09294" calcext:value-type="float">
            <text:p>1580223811.09294</text:p>
          </table:table-cell>
          <table:table-cell table:formula="of:=[.A119]/(3600*24)+25569" office:value-type="date" office:date-value="2020-01-28T15:03:31.092941" calcext:value-type="date">
            <text:p>2020-01-28 15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10:33.614752" calcext:value-type="date">
            <text:p>2020-01-28 13:10:34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580223931.31423" calcext:value-type="float">
            <text:p>1580223931.31423</text:p>
          </table:table-cell>
          <table:table-cell table:formula="of:=[.A120]/(3600*24)+25569" office:value-type="date" office:date-value="2020-01-28T15:05:31.314227" calcext:value-type="date">
            <text:p>2020-01-28 15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12:33.634508" calcext:value-type="date">
            <text:p>2020-01-28 13:12:34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580224051.0869" calcext:value-type="float">
            <text:p>1580224051.0869</text:p>
          </table:table-cell>
          <table:table-cell table:formula="of:=[.A121]/(3600*24)+25569" office:value-type="date" office:date-value="2020-01-28T15:07:31.086895" calcext:value-type="date">
            <text:p>2020-01-28 15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14:33.655471" calcext:value-type="date">
            <text:p>2020-01-28 13:14:34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580224169.57933" calcext:value-type="float">
            <text:p>1580224169.57933</text:p>
          </table:table-cell>
          <table:table-cell table:formula="of:=[.A122]/(3600*24)+25569" office:value-type="date" office:date-value="2020-01-28T15:09:29.579329" calcext:value-type="date">
            <text:p>2020-01-28 15:09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16:33.750289" calcext:value-type="date">
            <text:p>2020-01-28 13:16:34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580224289.60055" calcext:value-type="float">
            <text:p>1580224289.60055</text:p>
          </table:table-cell>
          <table:table-cell table:formula="of:=[.A123]/(3600*24)+25569" office:value-type="date" office:date-value="2020-01-28T15:11:29.600554" calcext:value-type="date">
            <text:p>2020-01-28 15:11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18:33.804716" calcext:value-type="date">
            <text:p>2020-01-28 13:18:34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580224409.58961" calcext:value-type="float">
            <text:p>1580224409.58961</text:p>
          </table:table-cell>
          <table:table-cell table:formula="of:=[.A124]/(3600*24)+25569" office:value-type="date" office:date-value="2020-01-28T15:13:29.589608" calcext:value-type="date">
            <text:p>2020-01-28 15:13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20:33.846928" calcext:value-type="date">
            <text:p>2020-01-28 13:20:34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580224529.60848" calcext:value-type="float">
            <text:p>1580224529.60848</text:p>
          </table:table-cell>
          <table:table-cell table:formula="of:=[.A125]/(3600*24)+25569" office:value-type="date" office:date-value="2020-01-28T15:15:29.608479" calcext:value-type="date">
            <text:p>2020-01-28 15:15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22:33.882773" calcext:value-type="date">
            <text:p>2020-01-28 13:22:34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580224649.92665" calcext:value-type="float">
            <text:p>1580224649.92665</text:p>
          </table:table-cell>
          <table:table-cell table:formula="of:=[.A126]/(3600*24)+25569" office:value-type="date" office:date-value="2020-01-28T15:17:29.926652" calcext:value-type="date">
            <text:p>2020-01-28 15:17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24:33.947406" calcext:value-type="date">
            <text:p>2020-01-28 13:24:34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580224770.79437" calcext:value-type="float">
            <text:p>1580224770.79437</text:p>
          </table:table-cell>
          <table:table-cell table:formula="of:=[.A127]/(3600*24)+25569" office:value-type="date" office:date-value="2020-01-28T15:19:30.794369" calcext:value-type="date">
            <text:p>2020-01-28 15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26:33.987375" calcext:value-type="date">
            <text:p>2020-01-28 13:26:3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580224890.81444" calcext:value-type="float">
            <text:p>1580224890.81444</text:p>
          </table:table-cell>
          <table:table-cell table:formula="of:=[.A128]/(3600*24)+25569" office:value-type="date" office:date-value="2020-01-28T15:21:30.814435" calcext:value-type="date">
            <text:p>2020-01-28 15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28:34.045551" calcext:value-type="date">
            <text:p>2020-01-28 13:28:34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580225010.81689" calcext:value-type="float">
            <text:p>1580225010.81689</text:p>
          </table:table-cell>
          <table:table-cell table:formula="of:=[.A129]/(3600*24)+25569" office:value-type="date" office:date-value="2020-01-28T15:23:30.816894" calcext:value-type="date">
            <text:p>2020-01-28 15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30:34.106095" calcext:value-type="date">
            <text:p>2020-01-28 13:30:3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580225130.82302" calcext:value-type="float">
            <text:p>1580225130.82302</text:p>
          </table:table-cell>
          <table:table-cell table:formula="of:=[.A130]/(3600*24)+25569" office:value-type="date" office:date-value="2020-01-28T15:25:30.82302" calcext:value-type="date">
            <text:p>2020-01-28 15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32:34.200997" calcext:value-type="date">
            <text:p>2020-01-28 13:32:34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580225252.89709" calcext:value-type="float">
            <text:p>1580225252.89709</text:p>
          </table:table-cell>
          <table:table-cell table:formula="of:=[.A131]/(3600*24)+25569" office:value-type="date" office:date-value="2020-01-28T15:27:32.89709" calcext:value-type="date">
            <text:p>2020-01-28 15:27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34:34.297513" calcext:value-type="date">
            <text:p>2020-01-28 13:34:34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float" office:value="1580225372.86412" calcext:value-type="float">
            <text:p>1580225372.86412</text:p>
          </table:table-cell>
          <table:table-cell table:formula="of:=[.A132]/(3600*24)+25569" office:value-type="date" office:date-value="2020-01-28T15:29:32.864119" calcext:value-type="date">
            <text:p>2020-01-28 15:29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36:34.313101" calcext:value-type="date">
            <text:p>2020-01-28 13:36:3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580225492.93528" calcext:value-type="float">
            <text:p>1580225492.93528</text:p>
          </table:table-cell>
          <table:table-cell table:formula="of:=[.A133]/(3600*24)+25569" office:value-type="date" office:date-value="2020-01-28T15:31:32.935282" calcext:value-type="date">
            <text:p>2020-01-28 15:31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38:34.349795" calcext:value-type="date">
            <text:p>2020-01-28 13:38:3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580225612.88306" calcext:value-type="float">
            <text:p>1580225612.88306</text:p>
          </table:table-cell>
          <table:table-cell table:formula="of:=[.A134]/(3600*24)+25569" office:value-type="date" office:date-value="2020-01-28T15:33:32.88306" calcext:value-type="date">
            <text:p>2020-01-28 15:33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40:34.365002" calcext:value-type="date">
            <text:p>2020-01-28 13:40:34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580225732.87458" calcext:value-type="float">
            <text:p>1580225732.87458</text:p>
          </table:table-cell>
          <table:table-cell table:formula="of:=[.A135]/(3600*24)+25569" office:value-type="date" office:date-value="2020-01-28T15:35:32.874577" calcext:value-type="date">
            <text:p>2020-01-28 15:35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42:34.408339" calcext:value-type="date">
            <text:p>2020-01-28 13:42:34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580225852.90404" calcext:value-type="float">
            <text:p>1580225852.90404</text:p>
          </table:table-cell>
          <table:table-cell table:formula="of:=[.A136]/(3600*24)+25569" office:value-type="date" office:date-value="2020-01-28T15:37:32.904044" calcext:value-type="date">
            <text:p>2020-01-28 15:37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44:34.504546" calcext:value-type="date">
            <text:p>2020-01-28 13:44:35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580225971.11606" calcext:value-type="float">
            <text:p>1580225971.11606</text:p>
          </table:table-cell>
          <table:table-cell table:formula="of:=[.A137]/(3600*24)+25569" office:value-type="date" office:date-value="2020-01-28T15:39:31.116059" calcext:value-type="date">
            <text:p>2020-01-28 15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46:34.521256" calcext:value-type="date">
            <text:p>2020-01-28 13:46:3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580226091.1269" calcext:value-type="float">
            <text:p>1580226091.1269</text:p>
          </table:table-cell>
          <table:table-cell table:formula="of:=[.A138]/(3600*24)+25569" office:value-type="date" office:date-value="2020-01-28T15:41:31.126901" calcext:value-type="date">
            <text:p>2020-01-28 15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48:34.534717" calcext:value-type="date">
            <text:p>2020-01-28 13:48:3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580226211.06685" calcext:value-type="float">
            <text:p>1580226211.06685</text:p>
          </table:table-cell>
          <table:table-cell table:formula="of:=[.A139]/(3600*24)+25569" office:value-type="date" office:date-value="2020-01-28T15:43:31.066854" calcext:value-type="date">
            <text:p>2020-01-28 15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50:34.626627" calcext:value-type="date">
            <text:p>2020-01-28 13:50:3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580226331.14303" calcext:value-type="float">
            <text:p>1580226331.14303</text:p>
          </table:table-cell>
          <table:table-cell table:formula="of:=[.A140]/(3600*24)+25569" office:value-type="date" office:date-value="2020-01-28T15:45:31.14303" calcext:value-type="date">
            <text:p>2020-01-28 15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52:34.68195" calcext:value-type="date">
            <text:p>2020-01-28 13:52:3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580226449.91614" calcext:value-type="float">
            <text:p>1580226449.91614</text:p>
          </table:table-cell>
          <table:table-cell table:formula="of:=[.A141]/(3600*24)+25569" office:value-type="date" office:date-value="2020-01-28T15:47:29.91614" calcext:value-type="date">
            <text:p>2020-01-28 15:47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54:34.702478" calcext:value-type="date">
            <text:p>2020-01-28 13:54:3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580226569.90244" calcext:value-type="float">
            <text:p>1580226569.90244</text:p>
          </table:table-cell>
          <table:table-cell table:formula="of:=[.A142]/(3600*24)+25569" office:value-type="date" office:date-value="2020-01-28T15:49:29.902436" calcext:value-type="date">
            <text:p>2020-01-28 15:49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56:34.712719" calcext:value-type="date">
            <text:p>2020-01-28 13:56:35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580226689.90294" calcext:value-type="float">
            <text:p>1580226689.90294</text:p>
          </table:table-cell>
          <table:table-cell table:formula="of:=[.A143]/(3600*24)+25569" office:value-type="date" office:date-value="2020-01-28T15:51:29.902938" calcext:value-type="date">
            <text:p>2020-01-28 15:51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3:58:34.75361" calcext:value-type="date">
            <text:p>2020-01-28 13:58:3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580226809.93147" calcext:value-type="float">
            <text:p>1580226809.93147</text:p>
          </table:table-cell>
          <table:table-cell table:formula="of:=[.A144]/(3600*24)+25569" office:value-type="date" office:date-value="2020-01-28T15:53:29.931474" calcext:value-type="date">
            <text:p>2020-01-28 15:53:3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00:34.853943" calcext:value-type="date">
            <text:p>2020-01-28 14:00: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0226931.64045" calcext:value-type="float">
            <text:p>1580226931.64045</text:p>
          </table:table-cell>
          <table:table-cell table:formula="of:=[.A145]/(3600*24)+25569" office:value-type="date" office:date-value="2020-01-28T15:55:31.640447" calcext:value-type="date">
            <text:p>2020-01-28 15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02:34.94088" calcext:value-type="date">
            <text:p>2020-01-28 14:02: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0227050.90282" calcext:value-type="float">
            <text:p>1580227050.90282</text:p>
          </table:table-cell>
          <table:table-cell table:formula="of:=[.A146]/(3600*24)+25569" office:value-type="date" office:date-value="2020-01-28T15:57:30.902823" calcext:value-type="date">
            <text:p>2020-01-28 15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04:35.164509" calcext:value-type="date">
            <text:p>2020-01-28 14:04: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0227170.91508" calcext:value-type="float">
            <text:p>1580227170.91508</text:p>
          </table:table-cell>
          <table:table-cell table:formula="of:=[.A147]/(3600*24)+25569" office:value-type="date" office:date-value="2020-01-28T15:59:30.915076" calcext:value-type="date">
            <text:p>2020-01-28 15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06:35.334488" calcext:value-type="date">
            <text:p>2020-01-28 14:06: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0227290.77711" calcext:value-type="float">
            <text:p>1580227290.77711</text:p>
          </table:table-cell>
          <table:table-cell table:formula="of:=[.A148]/(3600*24)+25569" office:value-type="date" office:date-value="2020-01-28T16:01:30.777108" calcext:value-type="date">
            <text:p>2020-01-28 16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08:35.411957" calcext:value-type="date">
            <text:p>2020-01-28 14:08: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0227410.6865" calcext:value-type="float">
            <text:p>1580227410.6865</text:p>
          </table:table-cell>
          <table:table-cell table:formula="of:=[.A149]/(3600*24)+25569" office:value-type="date" office:date-value="2020-01-28T16:03:30.686505" calcext:value-type="date">
            <text:p>2020-01-28 16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10:35.68326" calcext:value-type="date">
            <text:p>2020-01-28 14:10: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0227530.66657" calcext:value-type="float">
            <text:p>1580227530.66657</text:p>
          </table:table-cell>
          <table:table-cell table:formula="of:=[.A150]/(3600*24)+25569" office:value-type="date" office:date-value="2020-01-28T16:05:30.66657" calcext:value-type="date">
            <text:p>2020-01-28 16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12:35.72143" calcext:value-type="date">
            <text:p>2020-01-28 14:12: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0227650.71543" calcext:value-type="float">
            <text:p>1580227650.71543</text:p>
          </table:table-cell>
          <table:table-cell table:formula="of:=[.A151]/(3600*24)+25569" office:value-type="date" office:date-value="2020-01-28T16:07:30.715429" calcext:value-type="date">
            <text:p>2020-01-28 16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14:35.7611" calcext:value-type="date">
            <text:p>2020-01-28 14:14: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0227770.70821" calcext:value-type="float">
            <text:p>1580227770.70821</text:p>
          </table:table-cell>
          <table:table-cell table:formula="of:=[.A152]/(3600*24)+25569" office:value-type="date" office:date-value="2020-01-28T16:09:30.708206" calcext:value-type="date">
            <text:p>2020-01-28 16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16:35.802623" calcext:value-type="date">
            <text:p>2020-01-28 14:16: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80227890.70691" calcext:value-type="float">
            <text:p>1580227890.70691</text:p>
          </table:table-cell>
          <table:table-cell table:formula="of:=[.A153]/(3600*24)+25569" office:value-type="date" office:date-value="2020-01-28T16:11:30.706907" calcext:value-type="date">
            <text:p>2020-01-28 16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18:35.834824" calcext:value-type="date">
            <text:p>2020-01-28 14:18: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80228010.6876" calcext:value-type="float">
            <text:p>1580228010.6876</text:p>
          </table:table-cell>
          <table:table-cell table:formula="of:=[.A154]/(3600*24)+25569" office:value-type="date" office:date-value="2020-01-28T16:13:30.687602" calcext:value-type="date">
            <text:p>2020-01-28 16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20:35.917435" calcext:value-type="date">
            <text:p>2020-01-28 14:20:36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580228130.7274" calcext:value-type="float">
            <text:p>1580228130.7274</text:p>
          </table:table-cell>
          <table:table-cell table:formula="of:=[.A155]/(3600*24)+25569" office:value-type="date" office:date-value="2020-01-28T16:15:30.727401" calcext:value-type="date">
            <text:p>2020-01-28 16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22:35.977553" calcext:value-type="date">
            <text:p>2020-01-28 14:22:36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580228250.75488" calcext:value-type="float">
            <text:p>1580228250.75488</text:p>
          </table:table-cell>
          <table:table-cell table:formula="of:=[.A156]/(3600*24)+25569" office:value-type="date" office:date-value="2020-01-28T16:17:30.754877" calcext:value-type="date">
            <text:p>2020-01-28 16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24:36.050184" calcext:value-type="date">
            <text:p>2020-01-28 14:24:36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1580228371.32938" calcext:value-type="float">
            <text:p>1580228371.32938</text:p>
          </table:table-cell>
          <table:table-cell table:formula="of:=[.A157]/(3600*24)+25569" office:value-type="date" office:date-value="2020-01-28T16:19:31.329375" calcext:value-type="date">
            <text:p>2020-01-28 16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26:36.088278" calcext:value-type="date">
            <text:p>2020-01-28 14:26:36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580228491.32745" calcext:value-type="float">
            <text:p>1580228491.32745</text:p>
          </table:table-cell>
          <table:table-cell table:formula="of:=[.A158]/(3600*24)+25569" office:value-type="date" office:date-value="2020-01-28T16:21:31.327451" calcext:value-type="date">
            <text:p>2020-01-28 16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28:36.142697" calcext:value-type="date">
            <text:p>2020-01-28 14:28:3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580228611.35179" calcext:value-type="float">
            <text:p>1580228611.35179</text:p>
          </table:table-cell>
          <table:table-cell table:formula="of:=[.A159]/(3600*24)+25569" office:value-type="date" office:date-value="2020-01-28T16:23:31.351791" calcext:value-type="date">
            <text:p>2020-01-28 16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30:36.240124" calcext:value-type="date">
            <text:p>2020-01-28 14:30:3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580228731.34744" calcext:value-type="float">
            <text:p>1580228731.34744</text:p>
          </table:table-cell>
          <table:table-cell table:formula="of:=[.A160]/(3600*24)+25569" office:value-type="date" office:date-value="2020-01-28T16:25:31.347443" calcext:value-type="date">
            <text:p>2020-01-28 16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32:36.271204" calcext:value-type="date">
            <text:p>2020-01-28 14:32:3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580228851.34759" calcext:value-type="float">
            <text:p>1580228851.34759</text:p>
          </table:table-cell>
          <table:table-cell table:formula="of:=[.A161]/(3600*24)+25569" office:value-type="date" office:date-value="2020-01-28T16:27:31.34759" calcext:value-type="date">
            <text:p>2020-01-28 16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34:36.35387" calcext:value-type="date">
            <text:p>2020-01-28 14:34:3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580228971.38055" calcext:value-type="float">
            <text:p>1580228971.38055</text:p>
          </table:table-cell>
          <table:table-cell table:formula="of:=[.A162]/(3600*24)+25569" office:value-type="date" office:date-value="2020-01-28T16:29:31.380548" calcext:value-type="date">
            <text:p>2020-01-28 16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36:36.436328" calcext:value-type="date">
            <text:p>2020-01-28 14:36:3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580229091.36852" calcext:value-type="float">
            <text:p>1580229091.36852</text:p>
          </table:table-cell>
          <table:table-cell table:formula="of:=[.A163]/(3600*24)+25569" office:value-type="date" office:date-value="2020-01-28T16:31:31.368523" calcext:value-type="date">
            <text:p>2020-01-28 16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38:36.501322" calcext:value-type="date">
            <text:p>2020-01-28 14:38:37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1580229212.06265" calcext:value-type="float">
            <text:p>1580229212.06265</text:p>
          </table:table-cell>
          <table:table-cell table:formula="of:=[.A164]/(3600*24)+25569" office:value-type="date" office:date-value="2020-01-28T16:33:32.062654" calcext:value-type="date">
            <text:p>2020-01-28 16:3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40:36.515739" calcext:value-type="date">
            <text:p>2020-01-28 14:40:37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580229332.0625" calcext:value-type="float">
            <text:p>1580229332.0625</text:p>
          </table:table-cell>
          <table:table-cell table:formula="of:=[.A165]/(3600*24)+25569" office:value-type="date" office:date-value="2020-01-28T16:35:32.062502" calcext:value-type="date">
            <text:p>2020-01-28 16:3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42:36.531745" calcext:value-type="date">
            <text:p>2020-01-28 14:42:37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580229452.12416" calcext:value-type="float">
            <text:p>1580229452.12416</text:p>
          </table:table-cell>
          <table:table-cell table:formula="of:=[.A166]/(3600*24)+25569" office:value-type="date" office:date-value="2020-01-28T16:37:32.124157" calcext:value-type="date">
            <text:p>2020-01-28 16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44:36.591928" calcext:value-type="date">
            <text:p>2020-01-28 14:44:37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580229571.05106" calcext:value-type="float">
            <text:p>1580229571.05106</text:p>
          </table:table-cell>
          <table:table-cell table:formula="of:=[.A167]/(3600*24)+25569" office:value-type="date" office:date-value="2020-01-28T16:39:31.051064" calcext:value-type="date">
            <text:p>2020-01-28 16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46:36.645703" calcext:value-type="date">
            <text:p>2020-01-28 14:46:37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580229691.05207" calcext:value-type="float">
            <text:p>1580229691.05207</text:p>
          </table:table-cell>
          <table:table-cell table:formula="of:=[.A168]/(3600*24)+25569" office:value-type="date" office:date-value="2020-01-28T16:41:31.052073" calcext:value-type="date">
            <text:p>2020-01-28 16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48:36.734874" calcext:value-type="date">
            <text:p>2020-01-28 14:48:37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580229811.07058" calcext:value-type="float">
            <text:p>1580229811.07058</text:p>
          </table:table-cell>
          <table:table-cell table:formula="of:=[.A169]/(3600*24)+25569" office:value-type="date" office:date-value="2020-01-28T16:43:31.070577" calcext:value-type="date">
            <text:p>2020-01-28 16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50:36.79427" calcext:value-type="date">
            <text:p>2020-01-28 14:50:37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580229931.09209" calcext:value-type="float">
            <text:p>1580229931.09209</text:p>
          </table:table-cell>
          <table:table-cell table:formula="of:=[.A170]/(3600*24)+25569" office:value-type="date" office:date-value="2020-01-28T16:45:31.092094" calcext:value-type="date">
            <text:p>2020-01-28 16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52:36.835049" calcext:value-type="date">
            <text:p>2020-01-28 14:52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0051.07215" calcext:value-type="float">
            <text:p>1580230051.07215</text:p>
          </table:table-cell>
          <table:table-cell table:formula="of:=[.A171]/(3600*24)+25569" office:value-type="date" office:date-value="2020-01-28T16:47:31.072153" calcext:value-type="date">
            <text:p>2020-01-28 16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54:36.932672" calcext:value-type="date">
            <text:p>2020-01-28 14:54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0171.12042" calcext:value-type="float">
            <text:p>1580230171.12042</text:p>
          </table:table-cell>
          <table:table-cell table:formula="of:=[.A172]/(3600*24)+25569" office:value-type="date" office:date-value="2020-01-28T16:49:31.120419" calcext:value-type="date">
            <text:p>2020-01-28 16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56:37.00258" calcext:value-type="date">
            <text:p>2020-01-28 14:56:37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580230291.63142" calcext:value-type="float">
            <text:p>1580230291.63142</text:p>
          </table:table-cell>
          <table:table-cell table:formula="of:=[.A173]/(3600*24)+25569" office:value-type="date" office:date-value="2020-01-28T16:51:31.631415" calcext:value-type="date">
            <text:p>2020-01-28 16:5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4:58:37.039691" calcext:value-type="date">
            <text:p>2020-01-28 14:58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0411.65161" calcext:value-type="float">
            <text:p>1580230411.65161</text:p>
          </table:table-cell>
          <table:table-cell table:formula="of:=[.A174]/(3600*24)+25569" office:value-type="date" office:date-value="2020-01-28T16:53:31.651611" calcext:value-type="date">
            <text:p>2020-01-28 16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00:37.128775" calcext:value-type="date">
            <text:p>2020-01-28 15:00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0531.66037" calcext:value-type="float">
            <text:p>1580230531.66037</text:p>
          </table:table-cell>
          <table:table-cell table:formula="of:=[.A175]/(3600*24)+25569" office:value-type="date" office:date-value="2020-01-28T16:55:31.660369" calcext:value-type="date">
            <text:p>2020-01-28 16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02:37.154724" calcext:value-type="date">
            <text:p>2020-01-28 15:02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0650.85219" calcext:value-type="float">
            <text:p>1580230650.85219</text:p>
          </table:table-cell>
          <table:table-cell table:formula="of:=[.A176]/(3600*24)+25569" office:value-type="date" office:date-value="2020-01-28T16:57:30.852194" calcext:value-type="date">
            <text:p>2020-01-28 16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04:37.194869" calcext:value-type="date">
            <text:p>2020-01-28 15:04:37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0770.90386" calcext:value-type="float">
            <text:p>1580230770.90386</text:p>
          </table:table-cell>
          <table:table-cell table:formula="of:=[.A177]/(3600*24)+25569" office:value-type="date" office:date-value="2020-01-28T16:59:30.903859" calcext:value-type="date">
            <text:p>2020-01-28 16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06:37.250052" calcext:value-type="date">
            <text:p>2020-01-28 15:06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0890.60173" calcext:value-type="float">
            <text:p>1580230890.60173</text:p>
          </table:table-cell>
          <table:table-cell table:formula="of:=[.A178]/(3600*24)+25569" office:value-type="date" office:date-value="2020-01-28T17:01:30.601726" calcext:value-type="date">
            <text:p>2020-01-28 17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08:37.333118" calcext:value-type="date">
            <text:p>2020-01-28 15:08:3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580231010.6007" calcext:value-type="float">
            <text:p>1580231010.6007</text:p>
          </table:table-cell>
          <table:table-cell table:formula="of:=[.A179]/(3600*24)+25569" office:value-type="date" office:date-value="2020-01-28T17:03:30.600703" calcext:value-type="date">
            <text:p>2020-01-28 17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10:37.423232" calcext:value-type="date">
            <text:p>2020-01-28 15:10:37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1130.61103" calcext:value-type="float">
            <text:p>1580231130.61103</text:p>
          </table:table-cell>
          <table:table-cell table:formula="of:=[.A180]/(3600*24)+25569" office:value-type="date" office:date-value="2020-01-28T17:05:30.611033" calcext:value-type="date">
            <text:p>2020-01-28 17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12:37.495419" calcext:value-type="date">
            <text:p>2020-01-28 15:12:37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1250.62027" calcext:value-type="float">
            <text:p>1580231250.62027</text:p>
          </table:table-cell>
          <table:table-cell table:formula="of:=[.A181]/(3600*24)+25569" office:value-type="date" office:date-value="2020-01-28T17:07:30.620268" calcext:value-type="date">
            <text:p>2020-01-28 17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14:37.548304" calcext:value-type="date">
            <text:p>2020-01-28 15:14:38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1370.6291" calcext:value-type="float">
            <text:p>1580231370.6291</text:p>
          </table:table-cell>
          <table:table-cell table:formula="of:=[.A182]/(3600*24)+25569" office:value-type="date" office:date-value="2020-01-28T17:09:30.629101" calcext:value-type="date">
            <text:p>2020-01-28 17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16:37.580705" calcext:value-type="date">
            <text:p>2020-01-28 15:16:38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0231490.6202" calcext:value-type="float">
            <text:p>1580231490.6202</text:p>
          </table:table-cell>
          <table:table-cell table:formula="of:=[.A183]/(3600*24)+25569" office:value-type="date" office:date-value="2020-01-28T17:11:30.620204" calcext:value-type="date">
            <text:p>2020-01-28 17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18:37.585486" calcext:value-type="date">
            <text:p>2020-01-28 15:18:38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1610.70204" calcext:value-type="float">
            <text:p>1580231610.70204</text:p>
          </table:table-cell>
          <table:table-cell table:formula="of:=[.A184]/(3600*24)+25569" office:value-type="date" office:date-value="2020-01-28T17:13:30.702043" calcext:value-type="date">
            <text:p>2020-01-28 17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20:37.587908" calcext:value-type="date">
            <text:p>2020-01-28 15:20:38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1730.67068" calcext:value-type="float">
            <text:p>1580231730.67068</text:p>
          </table:table-cell>
          <table:table-cell table:formula="of:=[.A185]/(3600*24)+25569" office:value-type="date" office:date-value="2020-01-28T17:15:30.670685" calcext:value-type="date">
            <text:p>2020-01-28 17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22:37.594466" calcext:value-type="date">
            <text:p>2020-01-28 15:22:38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0231850.71637" calcext:value-type="float">
            <text:p>1580231850.71637</text:p>
          </table:table-cell>
          <table:table-cell table:formula="of:=[.A186]/(3600*24)+25569" office:value-type="date" office:date-value="2020-01-28T17:17:30.716374" calcext:value-type="date">
            <text:p>2020-01-28 17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24:37.661045" calcext:value-type="date">
            <text:p>2020-01-28 15:24:38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80231971.23418" calcext:value-type="float">
            <text:p>1580231971.23418</text:p>
          </table:table-cell>
          <table:table-cell table:formula="of:=[.A187]/(3600*24)+25569" office:value-type="date" office:date-value="2020-01-28T17:19:31.234181" calcext:value-type="date">
            <text:p>2020-01-28 17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26:37.682788" calcext:value-type="date">
            <text:p>2020-01-28 15:26:38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580232091.25571" calcext:value-type="float">
            <text:p>1580232091.25571</text:p>
          </table:table-cell>
          <table:table-cell table:formula="of:=[.A188]/(3600*24)+25569" office:value-type="date" office:date-value="2020-01-28T17:21:31.255707" calcext:value-type="date">
            <text:p>2020-01-28 17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28:37.771762" calcext:value-type="date">
            <text:p>2020-01-28 15:28:38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0232211.27325" calcext:value-type="float">
            <text:p>1580232211.27325</text:p>
          </table:table-cell>
          <table:table-cell table:formula="of:=[.A189]/(3600*24)+25569" office:value-type="date" office:date-value="2020-01-28T17:23:31.273252" calcext:value-type="date">
            <text:p>2020-01-28 17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30:37.788256" calcext:value-type="date">
            <text:p>2020-01-28 15:30:38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0232331.25867" calcext:value-type="float">
            <text:p>1580232331.25867</text:p>
          </table:table-cell>
          <table:table-cell table:formula="of:=[.A190]/(3600*24)+25569" office:value-type="date" office:date-value="2020-01-28T17:25:31.25867" calcext:value-type="date">
            <text:p>2020-01-28 17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32:37.887507" calcext:value-type="date">
            <text:p>2020-01-28 15:32:38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0232451.28807" calcext:value-type="float">
            <text:p>1580232451.28807</text:p>
          </table:table-cell>
          <table:table-cell table:formula="of:=[.A191]/(3600*24)+25569" office:value-type="date" office:date-value="2020-01-28T17:27:31.288067" calcext:value-type="date">
            <text:p>2020-01-28 17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34:37.982014" calcext:value-type="date">
            <text:p>2020-01-28 15:34:38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0232571.30807" calcext:value-type="float">
            <text:p>1580232571.30807</text:p>
          </table:table-cell>
          <table:table-cell table:formula="of:=[.A192]/(3600*24)+25569" office:value-type="date" office:date-value="2020-01-28T17:29:31.308073" calcext:value-type="date">
            <text:p>2020-01-28 17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36:38.070908" calcext:value-type="date">
            <text:p>2020-01-28 15:36:38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580232691.31802" calcext:value-type="float">
            <text:p>1580232691.31802</text:p>
          </table:table-cell>
          <table:table-cell table:formula="of:=[.A193]/(3600*24)+25569" office:value-type="date" office:date-value="2020-01-28T17:31:31.318016" calcext:value-type="date">
            <text:p>2020-01-28 17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38:38.13977" calcext:value-type="date">
            <text:p>2020-01-28 15:38:38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80232811.32793" calcext:value-type="float">
            <text:p>1580232811.32793</text:p>
          </table:table-cell>
          <table:table-cell table:formula="of:=[.A194]/(3600*24)+25569" office:value-type="date" office:date-value="2020-01-28T17:33:31.32793" calcext:value-type="date">
            <text:p>2020-01-28 17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40:38.154634" calcext:value-type="date">
            <text:p>2020-01-28 15:40:38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80232931.33597" calcext:value-type="float">
            <text:p>1580232931.33597</text:p>
          </table:table-cell>
          <table:table-cell table:formula="of:=[.A195]/(3600*24)+25569" office:value-type="date" office:date-value="2020-01-28T17:35:31.335969" calcext:value-type="date">
            <text:p>2020-01-28 17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42:38.49923" calcext:value-type="date">
            <text:p>2020-01-28 15:42:38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80233051.33848" calcext:value-type="float">
            <text:p>1580233051.33848</text:p>
          </table:table-cell>
          <table:table-cell table:formula="of:=[.A196]/(3600*24)+25569" office:value-type="date" office:date-value="2020-01-28T17:37:31.338483" calcext:value-type="date">
            <text:p>2020-01-28 17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44:38.521291" calcext:value-type="date">
            <text:p>2020-01-28 15:44:39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80233171.15533" calcext:value-type="float">
            <text:p>1580233171.15533</text:p>
          </table:table-cell>
          <table:table-cell table:formula="of:=[.A197]/(3600*24)+25569" office:value-type="date" office:date-value="2020-01-28T17:39:31.155331" calcext:value-type="date">
            <text:p>2020-01-28 17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46:38.532371" calcext:value-type="date">
            <text:p>2020-01-28 15:46:39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80233291.15656" calcext:value-type="float">
            <text:p>1580233291.15656</text:p>
          </table:table-cell>
          <table:table-cell table:formula="of:=[.A198]/(3600*24)+25569" office:value-type="date" office:date-value="2020-01-28T17:41:31.156556" calcext:value-type="date">
            <text:p>2020-01-28 17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48:38.540432" calcext:value-type="date">
            <text:p>2020-01-28 15:48:39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80233411.16557" calcext:value-type="float">
            <text:p>1580233411.16557</text:p>
          </table:table-cell>
          <table:table-cell table:formula="of:=[.A199]/(3600*24)+25569" office:value-type="date" office:date-value="2020-01-28T17:43:31.165568" calcext:value-type="date">
            <text:p>2020-01-28 17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50:38.548558" calcext:value-type="date">
            <text:p>2020-01-28 15:50:39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80233531.37391" calcext:value-type="float">
            <text:p>1580233531.37391</text:p>
          </table:table-cell>
          <table:table-cell table:formula="of:=[.A200]/(3600*24)+25569" office:value-type="date" office:date-value="2020-01-28T17:45:31.373908" calcext:value-type="date">
            <text:p>2020-01-28 17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52:38.646396" calcext:value-type="date">
            <text:p>2020-01-28 15:52:39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80233651.18103" calcext:value-type="float">
            <text:p>1580233651.18103</text:p>
          </table:table-cell>
          <table:table-cell table:formula="of:=[.A201]/(3600*24)+25569" office:value-type="date" office:date-value="2020-01-28T17:47:31.181029" calcext:value-type="date">
            <text:p>2020-01-28 17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54:38.731235" calcext:value-type="date">
            <text:p>2020-01-28 15:54:39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80233771.19665" calcext:value-type="float">
            <text:p>1580233771.19665</text:p>
          </table:table-cell>
          <table:table-cell table:formula="of:=[.A202]/(3600*24)+25569" office:value-type="date" office:date-value="2020-01-28T17:49:31.196646" calcext:value-type="date">
            <text:p>2020-01-28 17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56:38.733104" calcext:value-type="date">
            <text:p>2020-01-28 15:56:39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80233891.20084" calcext:value-type="float">
            <text:p>1580233891.20084</text:p>
          </table:table-cell>
          <table:table-cell table:formula="of:=[.A203]/(3600*24)+25569" office:value-type="date" office:date-value="2020-01-28T17:51:31.200844" calcext:value-type="date">
            <text:p>2020-01-28 17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5:58:38.824846" calcext:value-type="date">
            <text:p>2020-01-28 15:58:39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80234011.20555" calcext:value-type="float">
            <text:p>1580234011.20555</text:p>
          </table:table-cell>
          <table:table-cell table:formula="of:=[.A204]/(3600*24)+25569" office:value-type="date" office:date-value="2020-01-28T17:53:31.205554" calcext:value-type="date">
            <text:p>2020-01-28 17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00:38.906366" calcext:value-type="date">
            <text:p>2020-01-28 16:00:39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80234131.20927" calcext:value-type="float">
            <text:p>1580234131.20927</text:p>
          </table:table-cell>
          <table:table-cell table:formula="of:=[.A205]/(3600*24)+25569" office:value-type="date" office:date-value="2020-01-28T17:55:31.209269" calcext:value-type="date">
            <text:p>2020-01-28 17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02:38.957753" calcext:value-type="date">
            <text:p>2020-01-28 16:02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4251.00405" calcext:value-type="float">
            <text:p>1580234251.00405</text:p>
          </table:table-cell>
          <table:table-cell table:formula="of:=[.A206]/(3600*24)+25569" office:value-type="date" office:date-value="2020-01-28T17:57:31.004048" calcext:value-type="date">
            <text:p>2020-01-28 17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04:39.012412" calcext:value-type="date">
            <text:p>2020-01-28 16:04:39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580234371.07018" calcext:value-type="float">
            <text:p>1580234371.07018</text:p>
          </table:table-cell>
          <table:table-cell table:formula="of:=[.A207]/(3600*24)+25569" office:value-type="date" office:date-value="2020-01-28T17:59:31.070175" calcext:value-type="date">
            <text:p>2020-01-28 17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06:39.079928" calcext:value-type="date">
            <text:p>2020-01-28 16:06:39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580234490.81036" calcext:value-type="float">
            <text:p>1580234490.81036</text:p>
          </table:table-cell>
          <table:table-cell table:formula="of:=[.A208]/(3600*24)+25569" office:value-type="date" office:date-value="2020-01-28T18:01:30.810355" calcext:value-type="date">
            <text:p>2020-01-28 18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08:39.138524" calcext:value-type="date">
            <text:p>2020-01-28 16:08:39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580234611.34312" calcext:value-type="float">
            <text:p>1580234611.34312</text:p>
          </table:table-cell>
          <table:table-cell table:formula="of:=[.A209]/(3600*24)+25569" office:value-type="date" office:date-value="2020-01-28T18:03:31.343117" calcext:value-type="date">
            <text:p>2020-01-28 18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10:39.153716" calcext:value-type="date">
            <text:p>2020-01-28 16:10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4731.36449" calcext:value-type="float">
            <text:p>1580234731.36449</text:p>
          </table:table-cell>
          <table:table-cell table:formula="of:=[.A210]/(3600*24)+25569" office:value-type="date" office:date-value="2020-01-28T18:05:31.364492" calcext:value-type="date">
            <text:p>2020-01-28 18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12:39.161573" calcext:value-type="date">
            <text:p>2020-01-28 16:12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4851.5327" calcext:value-type="float">
            <text:p>1580234851.5327</text:p>
          </table:table-cell>
          <table:table-cell table:formula="of:=[.A211]/(3600*24)+25569" office:value-type="date" office:date-value="2020-01-28T18:07:31.532697" calcext:value-type="date">
            <text:p>2020-01-28 18:0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14:39.19628" calcext:value-type="date">
            <text:p>2020-01-28 16:14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4971.35025" calcext:value-type="float">
            <text:p>1580234971.35025</text:p>
          </table:table-cell>
          <table:table-cell table:formula="of:=[.A212]/(3600*24)+25569" office:value-type="date" office:date-value="2020-01-28T18:09:31.35025" calcext:value-type="date">
            <text:p>2020-01-28 18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16:39.271079" calcext:value-type="date">
            <text:p>2020-01-28 16:16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5091.40473" calcext:value-type="float">
            <text:p>1580235091.40473</text:p>
          </table:table-cell>
          <table:table-cell table:formula="of:=[.A213]/(3600*24)+25569" office:value-type="date" office:date-value="2020-01-28T18:11:31.404726" calcext:value-type="date">
            <text:p>2020-01-28 18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18:39.317827" calcext:value-type="date">
            <text:p>2020-01-28 16:18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5211.39421" calcext:value-type="float">
            <text:p>1580235211.39421</text:p>
          </table:table-cell>
          <table:table-cell table:formula="of:=[.A214]/(3600*24)+25569" office:value-type="date" office:date-value="2020-01-28T18:13:31.394213" calcext:value-type="date">
            <text:p>2020-01-28 18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20:39.38115" calcext:value-type="date">
            <text:p>2020-01-28 16:20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5331.40485" calcext:value-type="float">
            <text:p>1580235331.40485</text:p>
          </table:table-cell>
          <table:table-cell table:formula="of:=[.A215]/(3600*24)+25569" office:value-type="date" office:date-value="2020-01-28T18:15:31.404854" calcext:value-type="date">
            <text:p>2020-01-28 18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22:39.441077" calcext:value-type="date">
            <text:p>2020-01-28 16:22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5451.39316" calcext:value-type="float">
            <text:p>1580235451.39316</text:p>
          </table:table-cell>
          <table:table-cell table:formula="of:=[.A216]/(3600*24)+25569" office:value-type="date" office:date-value="2020-01-28T18:17:31.393163" calcext:value-type="date">
            <text:p>2020-01-28 18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24:39.456627" calcext:value-type="date">
            <text:p>2020-01-28 16:24:3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5571.60214" calcext:value-type="float">
            <text:p>1580235571.60214</text:p>
          </table:table-cell>
          <table:table-cell table:formula="of:=[.A217]/(3600*24)+25569" office:value-type="date" office:date-value="2020-01-28T18:19:31.60214" calcext:value-type="date">
            <text:p>2020-01-28 18:1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26:39.469786" calcext:value-type="date">
            <text:p>2020-01-28 16:26:39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5691.54704" calcext:value-type="float">
            <text:p>1580235691.54704</text:p>
          </table:table-cell>
          <table:table-cell table:formula="of:=[.A218]/(3600*24)+25569" office:value-type="date" office:date-value="2020-01-28T18:21:31.547044" calcext:value-type="date">
            <text:p>2020-01-28 18:2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28:39.514811" calcext:value-type="date">
            <text:p>2020-01-28 16:28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5811.50835" calcext:value-type="float">
            <text:p>1580235811.50835</text:p>
          </table:table-cell>
          <table:table-cell table:formula="of:=[.A219]/(3600*24)+25569" office:value-type="date" office:date-value="2020-01-28T18:23:31.508345" calcext:value-type="date">
            <text:p>2020-01-28 18:2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30:39.586742" calcext:value-type="date">
            <text:p>2020-01-28 16:30:4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5931.59832" calcext:value-type="float">
            <text:p>1580235931.59832</text:p>
          </table:table-cell>
          <table:table-cell table:formula="of:=[.A220]/(3600*24)+25569" office:value-type="date" office:date-value="2020-01-28T18:25:31.598325" calcext:value-type="date">
            <text:p>2020-01-28 18:2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32:39.603702" calcext:value-type="date">
            <text:p>2020-01-28 16:32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6051.53831" calcext:value-type="float">
            <text:p>1580236051.53831</text:p>
          </table:table-cell>
          <table:table-cell table:formula="of:=[.A221]/(3600*24)+25569" office:value-type="date" office:date-value="2020-01-28T18:27:31.538308" calcext:value-type="date">
            <text:p>2020-01-28 18:2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34:39.612793" calcext:value-type="date">
            <text:p>2020-01-28 16:34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6171.54822" calcext:value-type="float">
            <text:p>1580236171.54822</text:p>
          </table:table-cell>
          <table:table-cell table:formula="of:=[.A222]/(3600*24)+25569" office:value-type="date" office:date-value="2020-01-28T18:29:31.548215" calcext:value-type="date">
            <text:p>2020-01-28 18:2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36:39.61329" calcext:value-type="date">
            <text:p>2020-01-28 16:36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6291.57788" calcext:value-type="float">
            <text:p>1580236291.57788</text:p>
          </table:table-cell>
          <table:table-cell table:formula="of:=[.A223]/(3600*24)+25569" office:value-type="date" office:date-value="2020-01-28T18:31:31.57788" calcext:value-type="date">
            <text:p>2020-01-28 18:3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38:39.704947" calcext:value-type="date">
            <text:p>2020-01-28 16:38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6411.55843" calcext:value-type="float">
            <text:p>1580236411.55843</text:p>
          </table:table-cell>
          <table:table-cell table:formula="of:=[.A224]/(3600*24)+25569" office:value-type="date" office:date-value="2020-01-28T18:33:31.558425" calcext:value-type="date">
            <text:p>2020-01-28 18:3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40:39.741048" calcext:value-type="date">
            <text:p>2020-01-28 16:40:4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6531.56856" calcext:value-type="float">
            <text:p>1580236531.56856</text:p>
          </table:table-cell>
          <table:table-cell table:formula="of:=[.A225]/(3600*24)+25569" office:value-type="date" office:date-value="2020-01-28T18:35:31.568557" calcext:value-type="date">
            <text:p>2020-01-28 18:3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42:39.797204" calcext:value-type="date">
            <text:p>2020-01-28 16:42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6651.56825" calcext:value-type="float">
            <text:p>1580236651.56825</text:p>
          </table:table-cell>
          <table:table-cell table:formula="of:=[.A226]/(3600*24)+25569" office:value-type="date" office:date-value="2020-01-28T18:37:31.568254" calcext:value-type="date">
            <text:p>2020-01-28 18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44:39.804339" calcext:value-type="date">
            <text:p>2020-01-28 16:44:4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6771.34343" calcext:value-type="float">
            <text:p>1580236771.34343</text:p>
          </table:table-cell>
          <table:table-cell table:formula="of:=[.A227]/(3600*24)+25569" office:value-type="date" office:date-value="2020-01-28T18:39:31.343433" calcext:value-type="date">
            <text:p>2020-01-28 18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46:39.811786" calcext:value-type="date">
            <text:p>2020-01-28 16:46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6891.71121" calcext:value-type="float">
            <text:p>1580236891.71121</text:p>
          </table:table-cell>
          <table:table-cell table:formula="of:=[.A228]/(3600*24)+25569" office:value-type="date" office:date-value="2020-01-28T18:41:31.711208" calcext:value-type="date">
            <text:p>2020-01-28 18:4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48:39.901366" calcext:value-type="date">
            <text:p>2020-01-28 16:48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7011.67949" calcext:value-type="float">
            <text:p>1580237011.67949</text:p>
          </table:table-cell>
          <table:table-cell table:formula="of:=[.A229]/(3600*24)+25569" office:value-type="date" office:date-value="2020-01-28T18:43:31.679494" calcext:value-type="date">
            <text:p>2020-01-28 18:4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50:40.236346" calcext:value-type="date">
            <text:p>2020-01-28 16:50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7131.72815" calcext:value-type="float">
            <text:p>1580237131.72815</text:p>
          </table:table-cell>
          <table:table-cell table:formula="of:=[.A230]/(3600*24)+25569" office:value-type="date" office:date-value="2020-01-28T18:45:31.728147" calcext:value-type="date">
            <text:p>2020-01-28 18:4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52:40.3006" calcext:value-type="date">
            <text:p>2020-01-28 16:52:4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7251.689" calcext:value-type="float">
            <text:p>1580237251.689</text:p>
          </table:table-cell>
          <table:table-cell table:formula="of:=[.A231]/(3600*24)+25569" office:value-type="date" office:date-value="2020-01-28T18:47:31.689003" calcext:value-type="date">
            <text:p>2020-01-28 18:4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54:40.333425" calcext:value-type="date">
            <text:p>2020-01-28 16:54:4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7371.69911" calcext:value-type="float">
            <text:p>1580237371.69911</text:p>
          </table:table-cell>
          <table:table-cell table:formula="of:=[.A232]/(3600*24)+25569" office:value-type="date" office:date-value="2020-01-28T18:49:31.699106" calcext:value-type="date">
            <text:p>2020-01-28 18:4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56:40.389445" calcext:value-type="date">
            <text:p>2020-01-28 16:56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7491.67937" calcext:value-type="float">
            <text:p>1580237491.67937</text:p>
          </table:table-cell>
          <table:table-cell table:formula="of:=[.A233]/(3600*24)+25569" office:value-type="date" office:date-value="2020-01-28T18:51:31.679372" calcext:value-type="date">
            <text:p>2020-01-28 18:5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6:58:40.483724" calcext:value-type="date">
            <text:p>2020-01-28 16:58:4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80237611.73918" calcext:value-type="float">
            <text:p>1580237611.73918</text:p>
          </table:table-cell>
          <table:table-cell table:formula="of:=[.A234]/(3600*24)+25569" office:value-type="date" office:date-value="2020-01-28T18:53:31.739181" calcext:value-type="date">
            <text:p>2020-01-28 18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00:40.494753" calcext:value-type="date">
            <text:p>2020-01-28 17:00:4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7731.78544" calcext:value-type="float">
            <text:p>1580237731.78544</text:p>
          </table:table-cell>
          <table:table-cell table:formula="of:=[.A235]/(3600*24)+25569" office:value-type="date" office:date-value="2020-01-28T18:55:31.785444" calcext:value-type="date">
            <text:p>2020-01-28 18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02:40.533941" calcext:value-type="date">
            <text:p>2020-01-28 17:02:4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7851.12244" calcext:value-type="float">
            <text:p>1580237851.12244</text:p>
          </table:table-cell>
          <table:table-cell table:formula="of:=[.A236]/(3600*24)+25569" office:value-type="date" office:date-value="2020-01-28T18:57:31.122439" calcext:value-type="date">
            <text:p>2020-01-28 18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04:40.583545" calcext:value-type="date">
            <text:p>2020-01-28 17:04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7971.15166" calcext:value-type="float">
            <text:p>1580237971.15166</text:p>
          </table:table-cell>
          <table:table-cell table:formula="of:=[.A237]/(3600*24)+25569" office:value-type="date" office:date-value="2020-01-28T18:59:31.151663" calcext:value-type="date">
            <text:p>2020-01-28 18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06:40.678865" calcext:value-type="date">
            <text:p>2020-01-28 17:06:4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8090.97204" calcext:value-type="float">
            <text:p>1580238090.97204</text:p>
          </table:table-cell>
          <table:table-cell table:formula="of:=[.A238]/(3600*24)+25569" office:value-type="date" office:date-value="2020-01-28T19:01:30.972036" calcext:value-type="date">
            <text:p>2020-01-28 19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08:40.702661" calcext:value-type="date">
            <text:p>2020-01-28 17:08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8210.98103" calcext:value-type="float">
            <text:p>1580238210.98103</text:p>
          </table:table-cell>
          <table:table-cell table:formula="of:=[.A239]/(3600*24)+25569" office:value-type="date" office:date-value="2020-01-28T19:03:30.981025" calcext:value-type="date">
            <text:p>2020-01-28 19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10:40.789269" calcext:value-type="date">
            <text:p>2020-01-28 17:10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8330.96088" calcext:value-type="float">
            <text:p>1580238330.96088</text:p>
          </table:table-cell>
          <table:table-cell table:formula="of:=[.A240]/(3600*24)+25569" office:value-type="date" office:date-value="2020-01-28T19:05:30.960879" calcext:value-type="date">
            <text:p>2020-01-28 19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12:40.839049" calcext:value-type="date">
            <text:p>2020-01-28 17:12:4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38451.0251" calcext:value-type="float">
            <text:p>1580238451.0251</text:p>
          </table:table-cell>
          <table:table-cell table:formula="of:=[.A241]/(3600*24)+25569" office:value-type="date" office:date-value="2020-01-28T19:07:31.025097" calcext:value-type="date">
            <text:p>2020-01-28 19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14:40.935873" calcext:value-type="date">
            <text:p>2020-01-28 17:14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8570.98151" calcext:value-type="float">
            <text:p>1580238570.98151</text:p>
          </table:table-cell>
          <table:table-cell table:formula="of:=[.A242]/(3600*24)+25569" office:value-type="date" office:date-value="2020-01-28T19:09:30.981513" calcext:value-type="date">
            <text:p>2020-01-28 19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16:41.00643" calcext:value-type="date">
            <text:p>2020-01-28 17:16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8691.0273" calcext:value-type="float">
            <text:p>1580238691.0273</text:p>
          </table:table-cell>
          <table:table-cell table:formula="of:=[.A243]/(3600*24)+25569" office:value-type="date" office:date-value="2020-01-28T19:11:31.027299" calcext:value-type="date">
            <text:p>2020-01-28 19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18:41.044939" calcext:value-type="date">
            <text:p>2020-01-28 17:18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8811.03109" calcext:value-type="float">
            <text:p>1580238811.03109</text:p>
          </table:table-cell>
          <table:table-cell table:formula="of:=[.A244]/(3600*24)+25569" office:value-type="date" office:date-value="2020-01-28T19:13:31.03109" calcext:value-type="date">
            <text:p>2020-01-28 19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20:41.069747" calcext:value-type="date">
            <text:p>2020-01-28 17:20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8931.02004" calcext:value-type="float">
            <text:p>1580238931.02004</text:p>
          </table:table-cell>
          <table:table-cell table:formula="of:=[.A245]/(3600*24)+25569" office:value-type="date" office:date-value="2020-01-28T19:15:31.020036" calcext:value-type="date">
            <text:p>2020-01-28 19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22:41.151439" calcext:value-type="date">
            <text:p>2020-01-28 17:22:4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9051.04098" calcext:value-type="float">
            <text:p>1580239051.04098</text:p>
          </table:table-cell>
          <table:table-cell table:formula="of:=[.A246]/(3600*24)+25569" office:value-type="date" office:date-value="2020-01-28T19:17:31.040975" calcext:value-type="date">
            <text:p>2020-01-28 19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24:41.158766" calcext:value-type="date">
            <text:p>2020-01-28 17:24:4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9170.66806" calcext:value-type="float">
            <text:p>1580239170.66806</text:p>
          </table:table-cell>
          <table:table-cell table:formula="of:=[.A247]/(3600*24)+25569" office:value-type="date" office:date-value="2020-01-28T19:19:30.668065" calcext:value-type="date">
            <text:p>2020-01-28 19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26:41.228001" calcext:value-type="date">
            <text:p>2020-01-28 17:26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9290.69785" calcext:value-type="float">
            <text:p>1580239290.69785</text:p>
          </table:table-cell>
          <table:table-cell table:formula="of:=[.A248]/(3600*24)+25569" office:value-type="date" office:date-value="2020-01-28T19:21:30.69785" calcext:value-type="date">
            <text:p>2020-01-28 19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28:41.327814" calcext:value-type="date">
            <text:p>2020-01-28 17:28:4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39410.70628" calcext:value-type="float">
            <text:p>1580239410.70628</text:p>
          </table:table-cell>
          <table:table-cell table:formula="of:=[.A249]/(3600*24)+25569" office:value-type="date" office:date-value="2020-01-28T19:23:30.70628" calcext:value-type="date">
            <text:p>2020-01-28 19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30:41.33861" calcext:value-type="date">
            <text:p>2020-01-28 17:30: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39530.72758" calcext:value-type="float">
            <text:p>1580239530.72758</text:p>
          </table:table-cell>
          <table:table-cell table:formula="of:=[.A250]/(3600*24)+25569" office:value-type="date" office:date-value="2020-01-28T19:25:30.72758" calcext:value-type="date">
            <text:p>2020-01-28 19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32:41.387752" calcext:value-type="date">
            <text:p>2020-01-28 17:32:4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39650.73807" calcext:value-type="float">
            <text:p>1580239650.73807</text:p>
          </table:table-cell>
          <table:table-cell table:formula="of:=[.A251]/(3600*24)+25569" office:value-type="date" office:date-value="2020-01-28T19:27:30.738072" calcext:value-type="date">
            <text:p>2020-01-28 19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34:41.478014" calcext:value-type="date">
            <text:p>2020-01-28 17:34:4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39770.73768" calcext:value-type="float">
            <text:p>1580239770.73768</text:p>
          </table:table-cell>
          <table:table-cell table:formula="of:=[.A252]/(3600*24)+25569" office:value-type="date" office:date-value="2020-01-28T19:29:30.737683" calcext:value-type="date">
            <text:p>2020-01-28 19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36:41.551899" calcext:value-type="date">
            <text:p>2020-01-28 17:36:42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39890.70726" calcext:value-type="float">
            <text:p>1580239890.70726</text:p>
          </table:table-cell>
          <table:table-cell table:formula="of:=[.A253]/(3600*24)+25569" office:value-type="date" office:date-value="2020-01-28T19:31:30.707259" calcext:value-type="date">
            <text:p>2020-01-28 19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38:41.635091" calcext:value-type="date">
            <text:p>2020-01-28 17:38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0010.74644" calcext:value-type="float">
            <text:p>1580240010.74644</text:p>
          </table:table-cell>
          <table:table-cell table:formula="of:=[.A254]/(3600*24)+25569" office:value-type="date" office:date-value="2020-01-28T19:33:30.746438" calcext:value-type="date">
            <text:p>2020-01-28 19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40:41.713276" calcext:value-type="date">
            <text:p>2020-01-28 17:40:4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0130.74746" calcext:value-type="float">
            <text:p>1580240130.74746</text:p>
          </table:table-cell>
          <table:table-cell table:formula="of:=[.A255]/(3600*24)+25569" office:value-type="date" office:date-value="2020-01-28T19:35:30.74746" calcext:value-type="date">
            <text:p>2020-01-28 19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42:41.745786" calcext:value-type="date">
            <text:p>2020-01-28 17:42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0251.58753" calcext:value-type="float">
            <text:p>1580240251.58753</text:p>
          </table:table-cell>
          <table:table-cell table:formula="of:=[.A256]/(3600*24)+25569" office:value-type="date" office:date-value="2020-01-28T19:37:31.587527" calcext:value-type="date">
            <text:p>2020-01-28 19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44:41.839433" calcext:value-type="date">
            <text:p>2020-01-28 17:44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0371.48977" calcext:value-type="float">
            <text:p>1580240371.48977</text:p>
          </table:table-cell>
          <table:table-cell table:formula="of:=[.A257]/(3600*24)+25569" office:value-type="date" office:date-value="2020-01-28T19:39:31.489773" calcext:value-type="date">
            <text:p>2020-01-28 19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46:41.888966" calcext:value-type="date">
            <text:p>2020-01-28 17:46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0491.6446" calcext:value-type="float">
            <text:p>1580240491.6446</text:p>
          </table:table-cell>
          <table:table-cell table:formula="of:=[.A258]/(3600*24)+25569" office:value-type="date" office:date-value="2020-01-28T19:41:31.6446" calcext:value-type="date">
            <text:p>2020-01-28 19:4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48:41.89926" calcext:value-type="date">
            <text:p>2020-01-28 17:48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0611.5304" calcext:value-type="float">
            <text:p>1580240611.5304</text:p>
          </table:table-cell>
          <table:table-cell table:formula="of:=[.A259]/(3600*24)+25569" office:value-type="date" office:date-value="2020-01-28T19:43:31.530398" calcext:value-type="date">
            <text:p>2020-01-28 19:4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50:41.902645" calcext:value-type="date">
            <text:p>2020-01-28 17:50:4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0731.51977" calcext:value-type="float">
            <text:p>1580240731.51977</text:p>
          </table:table-cell>
          <table:table-cell table:formula="of:=[.A260]/(3600*24)+25569" office:value-type="date" office:date-value="2020-01-28T19:45:31.519766" calcext:value-type="date">
            <text:p>2020-01-28 19:4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52:41.978299" calcext:value-type="date">
            <text:p>2020-01-28 17:52:4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0851.57422" calcext:value-type="float">
            <text:p>1580240851.57422</text:p>
          </table:table-cell>
          <table:table-cell table:formula="of:=[.A261]/(3600*24)+25569" office:value-type="date" office:date-value="2020-01-28T19:47:31.574222" calcext:value-type="date">
            <text:p>2020-01-28 19:4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54:42.051637" calcext:value-type="date">
            <text:p>2020-01-28 17:54:4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0971.51826" calcext:value-type="float">
            <text:p>1580240971.51826</text:p>
          </table:table-cell>
          <table:table-cell table:formula="of:=[.A262]/(3600*24)+25569" office:value-type="date" office:date-value="2020-01-28T19:49:31.51826" calcext:value-type="date">
            <text:p>2020-01-28 19:4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56:42.150541" calcext:value-type="date">
            <text:p>2020-01-28 17:56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1091.56126" calcext:value-type="float">
            <text:p>1580241091.56126</text:p>
          </table:table-cell>
          <table:table-cell table:formula="of:=[.A263]/(3600*24)+25569" office:value-type="date" office:date-value="2020-01-28T19:51:31.561255" calcext:value-type="date">
            <text:p>2020-01-28 19:5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7:58:42.161171" calcext:value-type="date">
            <text:p>2020-01-28 17:58:4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1211.57014" calcext:value-type="float">
            <text:p>1580241211.57014</text:p>
          </table:table-cell>
          <table:table-cell table:formula="of:=[.A264]/(3600*24)+25569" office:value-type="date" office:date-value="2020-01-28T19:53:31.570139" calcext:value-type="date">
            <text:p>2020-01-28 19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00:42.203716" calcext:value-type="date">
            <text:p>2020-01-28 18:00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1331.56937" calcext:value-type="float">
            <text:p>1580241331.56937</text:p>
          </table:table-cell>
          <table:table-cell table:formula="of:=[.A265]/(3600*24)+25569" office:value-type="date" office:date-value="2020-01-28T19:55:31.569373" calcext:value-type="date">
            <text:p>2020-01-28 19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02:42.294778" calcext:value-type="date">
            <text:p>2020-01-28 18:02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1451.32172" calcext:value-type="float">
            <text:p>1580241451.32172</text:p>
          </table:table-cell>
          <table:table-cell table:formula="of:=[.A266]/(3600*24)+25569" office:value-type="date" office:date-value="2020-01-28T19:57:31.321724" calcext:value-type="date">
            <text:p>2020-01-28 19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04:42.341354" calcext:value-type="date">
            <text:p>2020-01-28 18:04:4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1571.3278" calcext:value-type="float">
            <text:p>1580241571.3278</text:p>
          </table:table-cell>
          <table:table-cell table:formula="of:=[.A267]/(3600*24)+25569" office:value-type="date" office:date-value="2020-01-28T19:59:31.327802" calcext:value-type="date">
            <text:p>2020-01-28 19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06:42.379292" calcext:value-type="date">
            <text:p>2020-01-28 18:06:4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1691.14883" calcext:value-type="float">
            <text:p>1580241691.14883</text:p>
          </table:table-cell>
          <table:table-cell table:formula="of:=[.A268]/(3600*24)+25569" office:value-type="date" office:date-value="2020-01-28T20:01:31.148826" calcext:value-type="date">
            <text:p>2020-01-28 20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08:42.470046" calcext:value-type="date">
            <text:p>2020-01-28 18:08:4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1811.17434" calcext:value-type="float">
            <text:p>1580241811.17434</text:p>
          </table:table-cell>
          <table:table-cell table:formula="of:=[.A269]/(3600*24)+25569" office:value-type="date" office:date-value="2020-01-28T20:03:31.174343" calcext:value-type="date">
            <text:p>2020-01-28 20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10:42.536115" calcext:value-type="date">
            <text:p>2020-01-28 18:10:4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1931.16473" calcext:value-type="float">
            <text:p>1580241931.16473</text:p>
          </table:table-cell>
          <table:table-cell table:formula="of:=[.A270]/(3600*24)+25569" office:value-type="date" office:date-value="2020-01-28T20:05:31.164733" calcext:value-type="date">
            <text:p>2020-01-28 20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12:42.62181" calcext:value-type="date">
            <text:p>2020-01-28 18:12:4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2051.21096" calcext:value-type="float">
            <text:p>1580242051.21096</text:p>
          </table:table-cell>
          <table:table-cell table:formula="of:=[.A271]/(3600*24)+25569" office:value-type="date" office:date-value="2020-01-28T20:07:31.210959" calcext:value-type="date">
            <text:p>2020-01-28 20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14:42.812563" calcext:value-type="date">
            <text:p>2020-01-28 18:14:4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2171.22322" calcext:value-type="float">
            <text:p>1580242171.22322</text:p>
          </table:table-cell>
          <table:table-cell table:formula="of:=[.A272]/(3600*24)+25569" office:value-type="date" office:date-value="2020-01-28T20:09:31.223224" calcext:value-type="date">
            <text:p>2020-01-28 20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16:42.860964" calcext:value-type="date">
            <text:p>2020-01-28 18:16:4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2291.18447" calcext:value-type="float">
            <text:p>1580242291.18447</text:p>
          </table:table-cell>
          <table:table-cell table:formula="of:=[.A273]/(3600*24)+25569" office:value-type="date" office:date-value="2020-01-28T20:11:31.184465" calcext:value-type="date">
            <text:p>2020-01-28 20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18:42.951773" calcext:value-type="date">
            <text:p>2020-01-28 18:18:4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2411.18454" calcext:value-type="float">
            <text:p>1580242411.18454</text:p>
          </table:table-cell>
          <table:table-cell table:formula="of:=[.A274]/(3600*24)+25569" office:value-type="date" office:date-value="2020-01-28T20:13:31.184536" calcext:value-type="date">
            <text:p>2020-01-28 20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20:43.026309" calcext:value-type="date">
            <text:p>2020-01-28 18:20:4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2531.20475" calcext:value-type="float">
            <text:p>1580242531.20475</text:p>
          </table:table-cell>
          <table:table-cell table:formula="of:=[.A275]/(3600*24)+25569" office:value-type="date" office:date-value="2020-01-28T20:15:31.204748" calcext:value-type="date">
            <text:p>2020-01-28 20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22:43.080478" calcext:value-type="date">
            <text:p>2020-01-28 18:22:4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2651.22338" calcext:value-type="float">
            <text:p>1580242651.22338</text:p>
          </table:table-cell>
          <table:table-cell table:formula="of:=[.A276]/(3600*24)+25569" office:value-type="date" office:date-value="2020-01-28T20:17:31.223379" calcext:value-type="date">
            <text:p>2020-01-28 20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24:43.103532" calcext:value-type="date">
            <text:p>2020-01-28 18:24:4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2770.90213" calcext:value-type="float">
            <text:p>1580242770.90213</text:p>
          </table:table-cell>
          <table:table-cell table:formula="of:=[.A277]/(3600*24)+25569" office:value-type="date" office:date-value="2020-01-28T20:19:30.902132" calcext:value-type="date">
            <text:p>2020-01-28 20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26:43.172669" calcext:value-type="date">
            <text:p>2020-01-28 18:26:4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2890.89216" calcext:value-type="float">
            <text:p>1580242890.89216</text:p>
          </table:table-cell>
          <table:table-cell table:formula="of:=[.A278]/(3600*24)+25569" office:value-type="date" office:date-value="2020-01-28T20:21:30.89216" calcext:value-type="date">
            <text:p>2020-01-28 20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28:43.266567" calcext:value-type="date">
            <text:p>2020-01-28 18:28:4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3011.05725" calcext:value-type="float">
            <text:p>1580243011.05725</text:p>
          </table:table-cell>
          <table:table-cell table:formula="of:=[.A279]/(3600*24)+25569" office:value-type="date" office:date-value="2020-01-28T20:23:31.057254" calcext:value-type="date">
            <text:p>2020-01-28 20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30:43.342477" calcext:value-type="date">
            <text:p>2020-01-28 18:30:43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3130.92252" calcext:value-type="float">
            <text:p>1580243130.92252</text:p>
          </table:table-cell>
          <table:table-cell table:formula="of:=[.A280]/(3600*24)+25569" office:value-type="date" office:date-value="2020-01-28T20:25:30.922524" calcext:value-type="date">
            <text:p>2020-01-28 20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32:43.405437" calcext:value-type="date">
            <text:p>2020-01-28 18:32:4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3250.93233" calcext:value-type="float">
            <text:p>1580243250.93233</text:p>
          </table:table-cell>
          <table:table-cell table:formula="of:=[.A281]/(3600*24)+25569" office:value-type="date" office:date-value="2020-01-28T20:27:30.932329" calcext:value-type="date">
            <text:p>2020-01-28 20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34:43.496816" calcext:value-type="date">
            <text:p>2020-01-28 18:34:4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3370.961" calcext:value-type="float">
            <text:p>1580243370.961</text:p>
          </table:table-cell>
          <table:table-cell table:formula="of:=[.A282]/(3600*24)+25569" office:value-type="date" office:date-value="2020-01-28T20:29:30.961003" calcext:value-type="date">
            <text:p>2020-01-28 20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36:43.584917" calcext:value-type="date">
            <text:p>2020-01-28 18:36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3490.97107" calcext:value-type="float">
            <text:p>1580243490.97107</text:p>
          </table:table-cell>
          <table:table-cell table:formula="of:=[.A283]/(3600*24)+25569" office:value-type="date" office:date-value="2020-01-28T20:31:30.971071" calcext:value-type="date">
            <text:p>2020-01-28 20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38:43.636758" calcext:value-type="date">
            <text:p>2020-01-28 18:38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3611.46689" calcext:value-type="float">
            <text:p>1580243611.46689</text:p>
          </table:table-cell>
          <table:table-cell table:formula="of:=[.A284]/(3600*24)+25569" office:value-type="date" office:date-value="2020-01-28T20:33:31.466892" calcext:value-type="date">
            <text:p>2020-01-28 20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40:43.704169" calcext:value-type="date">
            <text:p>2020-01-28 18:40:44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3731.46582" calcext:value-type="float">
            <text:p>1580243731.46582</text:p>
          </table:table-cell>
          <table:table-cell table:formula="of:=[.A285]/(3600*24)+25569" office:value-type="date" office:date-value="2020-01-28T20:35:31.465818" calcext:value-type="date">
            <text:p>2020-01-28 20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42:43.708379" calcext:value-type="date">
            <text:p>2020-01-28 18:42:4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3851.52556" calcext:value-type="float">
            <text:p>1580243851.52556</text:p>
          </table:table-cell>
          <table:table-cell table:formula="of:=[.A286]/(3600*24)+25569" office:value-type="date" office:date-value="2020-01-28T20:37:31.525559" calcext:value-type="date">
            <text:p>2020-01-28 20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44:43.710242" calcext:value-type="date">
            <text:p>2020-01-28 18:44:44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3970.78394" calcext:value-type="float">
            <text:p>1580243970.78394</text:p>
          </table:table-cell>
          <table:table-cell table:formula="of:=[.A287]/(3600*24)+25569" office:value-type="date" office:date-value="2020-01-28T20:39:30.783941" calcext:value-type="date">
            <text:p>2020-01-28 20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46:43.80746" calcext:value-type="date">
            <text:p>2020-01-28 18:46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4090.74746" calcext:value-type="float">
            <text:p>1580244090.74746</text:p>
          </table:table-cell>
          <table:table-cell table:formula="of:=[.A288]/(3600*24)+25569" office:value-type="date" office:date-value="2020-01-28T20:41:30.747458" calcext:value-type="date">
            <text:p>2020-01-28 20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48:43.86678" calcext:value-type="date">
            <text:p>2020-01-28 18:48:44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80244210.74438" calcext:value-type="float">
            <text:p>1580244210.74438</text:p>
          </table:table-cell>
          <table:table-cell table:formula="of:=[.A289]/(3600*24)+25569" office:value-type="date" office:date-value="2020-01-28T20:43:30.744381" calcext:value-type="date">
            <text:p>2020-01-28 20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50:43.883761" calcext:value-type="date">
            <text:p>2020-01-28 18:50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4330.76463" calcext:value-type="float">
            <text:p>1580244330.76463</text:p>
          </table:table-cell>
          <table:table-cell table:formula="of:=[.A290]/(3600*24)+25569" office:value-type="date" office:date-value="2020-01-28T20:45:30.764632" calcext:value-type="date">
            <text:p>2020-01-28 20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52:43.981704" calcext:value-type="date">
            <text:p>2020-01-28 18:52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4450.93468" calcext:value-type="float">
            <text:p>1580244450.93468</text:p>
          </table:table-cell>
          <table:table-cell table:formula="of:=[.A291]/(3600*24)+25569" office:value-type="date" office:date-value="2020-01-28T20:47:30.934677" calcext:value-type="date">
            <text:p>2020-01-28 20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54:44.021846" calcext:value-type="date">
            <text:p>2020-01-28 18:54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4570.77419" calcext:value-type="float">
            <text:p>1580244570.77419</text:p>
          </table:table-cell>
          <table:table-cell table:formula="of:=[.A292]/(3600*24)+25569" office:value-type="date" office:date-value="2020-01-28T20:49:30.774188" calcext:value-type="date">
            <text:p>2020-01-28 20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56:44.119642" calcext:value-type="date">
            <text:p>2020-01-28 18:56:4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4690.77403" calcext:value-type="float">
            <text:p>1580244690.77403</text:p>
          </table:table-cell>
          <table:table-cell table:formula="of:=[.A293]/(3600*24)+25569" office:value-type="date" office:date-value="2020-01-28T20:51:30.774031" calcext:value-type="date">
            <text:p>2020-01-28 20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8:58:44.169105" calcext:value-type="date">
            <text:p>2020-01-28 18:58:44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4810.78402" calcext:value-type="float">
            <text:p>1580244810.78402</text:p>
          </table:table-cell>
          <table:table-cell table:formula="of:=[.A294]/(3600*24)+25569" office:value-type="date" office:date-value="2020-01-28T20:53:30.78402" calcext:value-type="date">
            <text:p>2020-01-28 20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00:44.224865" calcext:value-type="date">
            <text:p>2020-01-28 19:00:44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4930.76442" calcext:value-type="float">
            <text:p>1580244930.76442</text:p>
          </table:table-cell>
          <table:table-cell table:formula="of:=[.A295]/(3600*24)+25569" office:value-type="date" office:date-value="2020-01-28T20:55:30.764425" calcext:value-type="date">
            <text:p>2020-01-28 20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02:44.538549" calcext:value-type="date">
            <text:p>2020-01-28 19:02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5051.55401" calcext:value-type="float">
            <text:p>1580245051.55401</text:p>
          </table:table-cell>
          <table:table-cell table:formula="of:=[.A296]/(3600*24)+25569" office:value-type="date" office:date-value="2020-01-28T20:57:31.554014" calcext:value-type="date">
            <text:p>2020-01-28 20:5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04:44.687408" calcext:value-type="date">
            <text:p>2020-01-28 19:04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5171.60946" calcext:value-type="float">
            <text:p>1580245171.60946</text:p>
          </table:table-cell>
          <table:table-cell table:formula="of:=[.A297]/(3600*24)+25569" office:value-type="date" office:date-value="2020-01-28T20:59:31.609464" calcext:value-type="date">
            <text:p>2020-01-28 20:5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06:44.725278" calcext:value-type="date">
            <text:p>2020-01-28 19:06:4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5291.30037" calcext:value-type="float">
            <text:p>1580245291.30037</text:p>
          </table:table-cell>
          <table:table-cell table:formula="of:=[.A298]/(3600*24)+25569" office:value-type="date" office:date-value="2020-01-28T21:01:31.300374" calcext:value-type="date">
            <text:p>2020-01-28 21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08:44.814237" calcext:value-type="date">
            <text:p>2020-01-28 19:08:4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5411.32064" calcext:value-type="float">
            <text:p>1580245411.32064</text:p>
          </table:table-cell>
          <table:table-cell table:formula="of:=[.A299]/(3600*24)+25569" office:value-type="date" office:date-value="2020-01-28T21:03:31.320639" calcext:value-type="date">
            <text:p>2020-01-28 21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10:44.817461" calcext:value-type="date">
            <text:p>2020-01-28 19:10:45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5531.30425" calcext:value-type="float">
            <text:p>1580245531.30425</text:p>
          </table:table-cell>
          <table:table-cell table:formula="of:=[.A300]/(3600*24)+25569" office:value-type="date" office:date-value="2020-01-28T21:05:31.304252" calcext:value-type="date">
            <text:p>2020-01-28 21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12:44.914027" calcext:value-type="date">
            <text:p>2020-01-28 19:12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5651.36026" calcext:value-type="float">
            <text:p>1580245651.36026</text:p>
          </table:table-cell>
          <table:table-cell table:formula="of:=[.A301]/(3600*24)+25569" office:value-type="date" office:date-value="2020-01-28T21:07:31.360255" calcext:value-type="date">
            <text:p>2020-01-28 21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14:44.971779" calcext:value-type="date">
            <text:p>2020-01-28 19:14:4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5771.63769" calcext:value-type="float">
            <text:p>1580245771.63769</text:p>
          </table:table-cell>
          <table:table-cell table:formula="of:=[.A302]/(3600*24)+25569" office:value-type="date" office:date-value="2020-01-28T21:09:31.637694" calcext:value-type="date">
            <text:p>2020-01-28 21:0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16:45.057723" calcext:value-type="date">
            <text:p>2020-01-28 19:16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5891.68644" calcext:value-type="float">
            <text:p>1580245891.68644</text:p>
          </table:table-cell>
          <table:table-cell table:formula="of:=[.A303]/(3600*24)+25569" office:value-type="date" office:date-value="2020-01-28T21:11:31.686436" calcext:value-type="date">
            <text:p>2020-01-28 21:1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18:45.114152" calcext:value-type="date">
            <text:p>2020-01-28 19:18:45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6011.6565" calcext:value-type="float">
            <text:p>1580246011.6565</text:p>
          </table:table-cell>
          <table:table-cell table:formula="of:=[.A304]/(3600*24)+25569" office:value-type="date" office:date-value="2020-01-28T21:13:31.656501" calcext:value-type="date">
            <text:p>2020-01-28 21:1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20:45.135946" calcext:value-type="date">
            <text:p>2020-01-28 19:20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6131.66957" calcext:value-type="float">
            <text:p>1580246131.66957</text:p>
          </table:table-cell>
          <table:table-cell table:formula="of:=[.A305]/(3600*24)+25569" office:value-type="date" office:date-value="2020-01-28T21:15:31.669569" calcext:value-type="date">
            <text:p>2020-01-28 21:1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22:45.190331" calcext:value-type="date">
            <text:p>2020-01-28 19:22:4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6251.6879" calcext:value-type="float">
            <text:p>1580246251.6879</text:p>
          </table:table-cell>
          <table:table-cell table:formula="of:=[.A306]/(3600*24)+25569" office:value-type="date" office:date-value="2020-01-28T21:17:31.687904" calcext:value-type="date">
            <text:p>2020-01-28 21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24:45.280715" calcext:value-type="date">
            <text:p>2020-01-28 19:24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6370.94739" calcext:value-type="float">
            <text:p>1580246370.94739</text:p>
          </table:table-cell>
          <table:table-cell table:formula="of:=[.A307]/(3600*24)+25569" office:value-type="date" office:date-value="2020-01-28T21:19:30.947389" calcext:value-type="date">
            <text:p>2020-01-28 21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26:45.355745" calcext:value-type="date">
            <text:p>2020-01-28 19:26:4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6491.02083" calcext:value-type="float">
            <text:p>1580246491.02083</text:p>
          </table:table-cell>
          <table:table-cell table:formula="of:=[.A308]/(3600*24)+25569" office:value-type="date" office:date-value="2020-01-28T21:21:31.020825" calcext:value-type="date">
            <text:p>2020-01-28 21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28:45.381025" calcext:value-type="date">
            <text:p>2020-01-28 19:28:4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6611.00529" calcext:value-type="float">
            <text:p>1580246611.00529</text:p>
          </table:table-cell>
          <table:table-cell table:formula="of:=[.A309]/(3600*24)+25569" office:value-type="date" office:date-value="2020-01-28T21:23:31.00529" calcext:value-type="date">
            <text:p>2020-01-28 21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30:45.40862" calcext:value-type="date">
            <text:p>2020-01-28 19:30:4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6731.00708" calcext:value-type="float">
            <text:p>1580246731.00708</text:p>
          </table:table-cell>
          <table:table-cell table:formula="of:=[.A310]/(3600*24)+25569" office:value-type="date" office:date-value="2020-01-28T21:25:31.00708" calcext:value-type="date">
            <text:p>2020-01-28 21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32:45.461492" calcext:value-type="date">
            <text:p>2020-01-28 19:32:4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6850.98608" calcext:value-type="float">
            <text:p>1580246850.98608</text:p>
          </table:table-cell>
          <table:table-cell table:formula="of:=[.A311]/(3600*24)+25569" office:value-type="date" office:date-value="2020-01-28T21:27:30.986077" calcext:value-type="date">
            <text:p>2020-01-28 21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34:45.513753" calcext:value-type="date">
            <text:p>2020-01-28 19:34:4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6970.99698" calcext:value-type="float">
            <text:p>1580246970.99698</text:p>
          </table:table-cell>
          <table:table-cell table:formula="of:=[.A312]/(3600*24)+25569" office:value-type="date" office:date-value="2020-01-28T21:29:30.996981" calcext:value-type="date">
            <text:p>2020-01-28 21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36:45.529382" calcext:value-type="date">
            <text:p>2020-01-28 19:36:46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80247091.02761" calcext:value-type="float">
            <text:p>1580247091.02761</text:p>
          </table:table-cell>
          <table:table-cell table:formula="of:=[.A313]/(3600*24)+25569" office:value-type="date" office:date-value="2020-01-28T21:31:31.02761" calcext:value-type="date">
            <text:p>2020-01-28 21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38:45.531363" calcext:value-type="date">
            <text:p>2020-01-28 19:38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7211.18512" calcext:value-type="float">
            <text:p>1580247211.18512</text:p>
          </table:table-cell>
          <table:table-cell table:formula="of:=[.A314]/(3600*24)+25569" office:value-type="date" office:date-value="2020-01-28T21:33:31.185116" calcext:value-type="date">
            <text:p>2020-01-28 21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40:45.549888" calcext:value-type="date">
            <text:p>2020-01-28 19:40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7331.03751" calcext:value-type="float">
            <text:p>1580247331.03751</text:p>
          </table:table-cell>
          <table:table-cell table:formula="of:=[.A315]/(3600*24)+25569" office:value-type="date" office:date-value="2020-01-28T21:35:31.037508" calcext:value-type="date">
            <text:p>2020-01-28 21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42:45.579064" calcext:value-type="date">
            <text:p>2020-01-28 19:42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7451.04745" calcext:value-type="float">
            <text:p>1580247451.04745</text:p>
          </table:table-cell>
          <table:table-cell table:formula="of:=[.A316]/(3600*24)+25569" office:value-type="date" office:date-value="2020-01-28T21:37:31.047452" calcext:value-type="date">
            <text:p>2020-01-28 21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44:45.631765" calcext:value-type="date">
            <text:p>2020-01-28 19:44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7570.79648" calcext:value-type="float">
            <text:p>1580247570.79648</text:p>
          </table:table-cell>
          <table:table-cell table:formula="of:=[.A317]/(3600*24)+25569" office:value-type="date" office:date-value="2020-01-28T21:39:30.796475" calcext:value-type="date">
            <text:p>2020-01-28 21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46:45.664894" calcext:value-type="date">
            <text:p>2020-01-28 19:46:4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7691.82942" calcext:value-type="float">
            <text:p>1580247691.82942</text:p>
          </table:table-cell>
          <table:table-cell table:formula="of:=[.A318]/(3600*24)+25569" office:value-type="date" office:date-value="2020-01-28T21:41:31.829424" calcext:value-type="date">
            <text:p>2020-01-28 21:4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48:45.836805" calcext:value-type="date">
            <text:p>2020-01-28 19:48:4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7811.71224" calcext:value-type="float">
            <text:p>1580247811.71224</text:p>
          </table:table-cell>
          <table:table-cell table:formula="of:=[.A319]/(3600*24)+25569" office:value-type="date" office:date-value="2020-01-28T21:43:31.712237" calcext:value-type="date">
            <text:p>2020-01-28 21:4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50:45.848023" calcext:value-type="date">
            <text:p>2020-01-28 19:50:4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7931.72155" calcext:value-type="float">
            <text:p>1580247931.72155</text:p>
          </table:table-cell>
          <table:table-cell table:formula="of:=[.A320]/(3600*24)+25569" office:value-type="date" office:date-value="2020-01-28T21:45:31.721549" calcext:value-type="date">
            <text:p>2020-01-28 21:4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52:45.871815" calcext:value-type="date">
            <text:p>2020-01-28 19:52:4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8051.74238" calcext:value-type="float">
            <text:p>1580248051.74238</text:p>
          </table:table-cell>
          <table:table-cell table:formula="of:=[.A321]/(3600*24)+25569" office:value-type="date" office:date-value="2020-01-28T21:47:31.742382" calcext:value-type="date">
            <text:p>2020-01-28 21:4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54:45.874531" calcext:value-type="date">
            <text:p>2020-01-28 19:54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8171.76223" calcext:value-type="float">
            <text:p>1580248171.76223</text:p>
          </table:table-cell>
          <table:table-cell table:formula="of:=[.A322]/(3600*24)+25569" office:value-type="date" office:date-value="2020-01-28T21:49:31.762229" calcext:value-type="date">
            <text:p>2020-01-28 21:4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56:45.969259" calcext:value-type="date">
            <text:p>2020-01-28 19:56:4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8291.79219" calcext:value-type="float">
            <text:p>1580248291.79219</text:p>
          </table:table-cell>
          <table:table-cell table:formula="of:=[.A323]/(3600*24)+25569" office:value-type="date" office:date-value="2020-01-28T21:51:31.792185" calcext:value-type="date">
            <text:p>2020-01-28 21:5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19:58:46.050543" calcext:value-type="date">
            <text:p>2020-01-28 19:58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8411.79254" calcext:value-type="float">
            <text:p>1580248411.79254</text:p>
          </table:table-cell>
          <table:table-cell table:formula="of:=[.A324]/(3600*24)+25569" office:value-type="date" office:date-value="2020-01-28T21:53:31.792538" calcext:value-type="date">
            <text:p>2020-01-28 21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00:46.112326" calcext:value-type="date">
            <text:p>2020-01-28 20:00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8531.80312" calcext:value-type="float">
            <text:p>1580248531.80312</text:p>
          </table:table-cell>
          <table:table-cell table:formula="of:=[.A325]/(3600*24)+25569" office:value-type="date" office:date-value="2020-01-28T21:55:31.803122" calcext:value-type="date">
            <text:p>2020-01-28 21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02:46.136845" calcext:value-type="date">
            <text:p>2020-01-28 20:02:4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8651.66471" calcext:value-type="float">
            <text:p>1580248651.66471</text:p>
          </table:table-cell>
          <table:table-cell table:formula="of:=[.A326]/(3600*24)+25569" office:value-type="date" office:date-value="2020-01-28T21:57:31.664709" calcext:value-type="date">
            <text:p>2020-01-28 21:5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04:46.207193" calcext:value-type="date">
            <text:p>2020-01-28 20:04:4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8771.70357" calcext:value-type="float">
            <text:p>1580248771.70357</text:p>
          </table:table-cell>
          <table:table-cell table:formula="of:=[.A327]/(3600*24)+25569" office:value-type="date" office:date-value="2020-01-28T21:59:31.703565" calcext:value-type="date">
            <text:p>2020-01-28 21:5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06:46.215161" calcext:value-type="date">
            <text:p>2020-01-28 20:06:4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8891.71943" calcext:value-type="float">
            <text:p>1580248891.71943</text:p>
          </table:table-cell>
          <table:table-cell table:formula="of:=[.A328]/(3600*24)+25569" office:value-type="date" office:date-value="2020-01-28T22:01:31.719426" calcext:value-type="date">
            <text:p>2020-01-28 22:0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08:46.297995" calcext:value-type="date">
            <text:p>2020-01-28 20:08:4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49011.73971" calcext:value-type="float">
            <text:p>1580249011.73971</text:p>
          </table:table-cell>
          <table:table-cell table:formula="of:=[.A329]/(3600*24)+25569" office:value-type="date" office:date-value="2020-01-28T22:03:31.73971" calcext:value-type="date">
            <text:p>2020-01-28 22:0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10:46.304582" calcext:value-type="date">
            <text:p>2020-01-28 20:10:4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9131.7597" calcext:value-type="float">
            <text:p>1580249131.7597</text:p>
          </table:table-cell>
          <table:table-cell table:formula="of:=[.A330]/(3600*24)+25569" office:value-type="date" office:date-value="2020-01-28T22:05:31.7597" calcext:value-type="date">
            <text:p>2020-01-28 22:0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12:46.380495" calcext:value-type="date">
            <text:p>2020-01-28 20:12:4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9251.74016" calcext:value-type="float">
            <text:p>1580249251.74016</text:p>
          </table:table-cell>
          <table:table-cell table:formula="of:=[.A331]/(3600*24)+25569" office:value-type="date" office:date-value="2020-01-28T22:07:31.740159" calcext:value-type="date">
            <text:p>2020-01-28 22:0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14:46.443565" calcext:value-type="date">
            <text:p>2020-01-28 20:14:4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9371.77927" calcext:value-type="float">
            <text:p>1580249371.77927</text:p>
          </table:table-cell>
          <table:table-cell table:formula="of:=[.A332]/(3600*24)+25569" office:value-type="date" office:date-value="2020-01-28T22:09:31.779271" calcext:value-type="date">
            <text:p>2020-01-28 22:0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16:46.531472" calcext:value-type="date">
            <text:p>2020-01-28 20:16:4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9491.78933" calcext:value-type="float">
            <text:p>1580249491.78933</text:p>
          </table:table-cell>
          <table:table-cell table:formula="of:=[.A333]/(3600*24)+25569" office:value-type="date" office:date-value="2020-01-28T22:11:31.789334" calcext:value-type="date">
            <text:p>2020-01-28 22:1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18:46.624661" calcext:value-type="date">
            <text:p>2020-01-28 20:18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9611.78943" calcext:value-type="float">
            <text:p>1580249611.78943</text:p>
          </table:table-cell>
          <table:table-cell table:formula="of:=[.A334]/(3600*24)+25569" office:value-type="date" office:date-value="2020-01-28T22:13:31.789428" calcext:value-type="date">
            <text:p>2020-01-28 22:1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20:46.637608" calcext:value-type="date">
            <text:p>2020-01-28 20:20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49731.77106" calcext:value-type="float">
            <text:p>1580249731.77106</text:p>
          </table:table-cell>
          <table:table-cell table:formula="of:=[.A335]/(3600*24)+25569" office:value-type="date" office:date-value="2020-01-28T22:15:31.771065" calcext:value-type="date">
            <text:p>2020-01-28 22:1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22:46.701752" calcext:value-type="date">
            <text:p>2020-01-28 20:22:4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9851.78936" calcext:value-type="float">
            <text:p>1580249851.78936</text:p>
          </table:table-cell>
          <table:table-cell table:formula="of:=[.A336]/(3600*24)+25569" office:value-type="date" office:date-value="2020-01-28T22:17:31.789364" calcext:value-type="date">
            <text:p>2020-01-28 22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24:46.720892" calcext:value-type="date">
            <text:p>2020-01-28 20:24:4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49971.03873" calcext:value-type="float">
            <text:p>1580249971.03873</text:p>
          </table:table-cell>
          <table:table-cell table:formula="of:=[.A337]/(3600*24)+25569" office:value-type="date" office:date-value="2020-01-28T22:19:31.038728" calcext:value-type="date">
            <text:p>2020-01-28 22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26:46.794067" calcext:value-type="date">
            <text:p>2020-01-28 20:26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0091.05137" calcext:value-type="float">
            <text:p>1580250091.05137</text:p>
          </table:table-cell>
          <table:table-cell table:formula="of:=[.A338]/(3600*24)+25569" office:value-type="date" office:date-value="2020-01-28T22:21:31.051372" calcext:value-type="date">
            <text:p>2020-01-28 22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28:46.805575" calcext:value-type="date">
            <text:p>2020-01-28 20:28:47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0211.04855" calcext:value-type="float">
            <text:p>1580250211.04855</text:p>
          </table:table-cell>
          <table:table-cell table:formula="of:=[.A339]/(3600*24)+25569" office:value-type="date" office:date-value="2020-01-28T22:23:31.048548" calcext:value-type="date">
            <text:p>2020-01-28 22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30:46.844795" calcext:value-type="date">
            <text:p>2020-01-28 20:30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0331.13262" calcext:value-type="float">
            <text:p>1580250331.13262</text:p>
          </table:table-cell>
          <table:table-cell table:formula="of:=[.A340]/(3600*24)+25569" office:value-type="date" office:date-value="2020-01-28T22:25:31.132618" calcext:value-type="date">
            <text:p>2020-01-28 22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32:46.916822" calcext:value-type="date">
            <text:p>2020-01-28 20:32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0451.09841" calcext:value-type="float">
            <text:p>1580250451.09841</text:p>
          </table:table-cell>
          <table:table-cell table:formula="of:=[.A341]/(3600*24)+25569" office:value-type="date" office:date-value="2020-01-28T22:27:31.098413" calcext:value-type="date">
            <text:p>2020-01-28 22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34:46.949525" calcext:value-type="date">
            <text:p>2020-01-28 20:34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0571.34917" calcext:value-type="float">
            <text:p>1580250571.34917</text:p>
          </table:table-cell>
          <table:table-cell table:formula="of:=[.A342]/(3600*24)+25569" office:value-type="date" office:date-value="2020-01-28T22:29:31.349167" calcext:value-type="date">
            <text:p>2020-01-28 22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36:47.023072" calcext:value-type="date">
            <text:p>2020-01-28 20:36:4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0691.09899" calcext:value-type="float">
            <text:p>1580250691.09899</text:p>
          </table:table-cell>
          <table:table-cell table:formula="of:=[.A343]/(3600*24)+25569" office:value-type="date" office:date-value="2020-01-28T22:31:31.098992" calcext:value-type="date">
            <text:p>2020-01-28 22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38:47.069176" calcext:value-type="date">
            <text:p>2020-01-28 20:38:4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0811.12869" calcext:value-type="float">
            <text:p>1580250811.12869</text:p>
          </table:table-cell>
          <table:table-cell table:formula="of:=[.A344]/(3600*24)+25569" office:value-type="date" office:date-value="2020-01-28T22:33:31.128692" calcext:value-type="date">
            <text:p>2020-01-28 22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40:47.073277" calcext:value-type="date">
            <text:p>2020-01-28 20:40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0931.0989" calcext:value-type="float">
            <text:p>1580250931.0989</text:p>
          </table:table-cell>
          <table:table-cell table:formula="of:=[.A345]/(3600*24)+25569" office:value-type="date" office:date-value="2020-01-28T22:35:31.0989" calcext:value-type="date">
            <text:p>2020-01-28 22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42:47.100596" calcext:value-type="date">
            <text:p>2020-01-28 20:42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1051.15912" calcext:value-type="float">
            <text:p>1580251051.15912</text:p>
          </table:table-cell>
          <table:table-cell table:formula="of:=[.A346]/(3600*24)+25569" office:value-type="date" office:date-value="2020-01-28T22:37:31.159121" calcext:value-type="date">
            <text:p>2020-01-28 22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44:47.156768" calcext:value-type="date">
            <text:p>2020-01-28 20:44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1171.02422" calcext:value-type="float">
            <text:p>1580251171.02422</text:p>
          </table:table-cell>
          <table:table-cell table:formula="of:=[.A347]/(3600*24)+25569" office:value-type="date" office:date-value="2020-01-28T22:39:31.024215" calcext:value-type="date">
            <text:p>2020-01-28 22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46:47.253304" calcext:value-type="date">
            <text:p>2020-01-28 20:46:4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1290.98397" calcext:value-type="float">
            <text:p>1580251290.98397</text:p>
          </table:table-cell>
          <table:table-cell table:formula="of:=[.A348]/(3600*24)+25569" office:value-type="date" office:date-value="2020-01-28T22:41:30.983971" calcext:value-type="date">
            <text:p>2020-01-28 22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48:47.301173" calcext:value-type="date">
            <text:p>2020-01-28 20:48:47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1410.98412" calcext:value-type="float">
            <text:p>1580251410.98412</text:p>
          </table:table-cell>
          <table:table-cell table:formula="of:=[.A349]/(3600*24)+25569" office:value-type="date" office:date-value="2020-01-28T22:43:30.984121" calcext:value-type="date">
            <text:p>2020-01-28 22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50:47.372325" calcext:value-type="date">
            <text:p>2020-01-28 20:50:4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1531.00436" calcext:value-type="float">
            <text:p>1580251531.00436</text:p>
          </table:table-cell>
          <table:table-cell table:formula="of:=[.A350]/(3600*24)+25569" office:value-type="date" office:date-value="2020-01-28T22:45:31.004364" calcext:value-type="date">
            <text:p>2020-01-28 22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52:47.673742" calcext:value-type="date">
            <text:p>2020-01-28 20:52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1651.01378" calcext:value-type="float">
            <text:p>1580251651.01378</text:p>
          </table:table-cell>
          <table:table-cell table:formula="of:=[.A351]/(3600*24)+25569" office:value-type="date" office:date-value="2020-01-28T22:47:31.013781" calcext:value-type="date">
            <text:p>2020-01-28 22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54:47.685711" calcext:value-type="date">
            <text:p>2020-01-28 20:54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1771.03393" calcext:value-type="float">
            <text:p>1580251771.03393</text:p>
          </table:table-cell>
          <table:table-cell table:formula="of:=[.A352]/(3600*24)+25569" office:value-type="date" office:date-value="2020-01-28T22:49:31.033928" calcext:value-type="date">
            <text:p>2020-01-28 22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56:47.744373" calcext:value-type="date">
            <text:p>2020-01-28 20:56:4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1891.04015" calcext:value-type="float">
            <text:p>1580251891.04015</text:p>
          </table:table-cell>
          <table:table-cell table:formula="of:=[.A353]/(3600*24)+25569" office:value-type="date" office:date-value="2020-01-28T22:51:31.040148" calcext:value-type="date">
            <text:p>2020-01-28 22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0:58:47.765846" calcext:value-type="date">
            <text:p>2020-01-28 20:58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2011.0028" calcext:value-type="float">
            <text:p>1580252011.0028</text:p>
          </table:table-cell>
          <table:table-cell table:formula="of:=[.A354]/(3600*24)+25569" office:value-type="date" office:date-value="2020-01-28T22:53:31.002801" calcext:value-type="date">
            <text:p>2020-01-28 22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00:47.769924" calcext:value-type="date">
            <text:p>2020-01-28 21:00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2131.04855" calcext:value-type="float">
            <text:p>1580252131.04855</text:p>
          </table:table-cell>
          <table:table-cell table:formula="of:=[.A355]/(3600*24)+25569" office:value-type="date" office:date-value="2020-01-28T22:55:31.048546" calcext:value-type="date">
            <text:p>2020-01-28 22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02:47.904533" calcext:value-type="date">
            <text:p>2020-01-28 21:02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2250.79182" calcext:value-type="float">
            <text:p>1580252250.79182</text:p>
          </table:table-cell>
          <table:table-cell table:formula="of:=[.A356]/(3600*24)+25569" office:value-type="date" office:date-value="2020-01-28T22:57:30.791821" calcext:value-type="date">
            <text:p>2020-01-28 22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04:47.981817" calcext:value-type="date">
            <text:p>2020-01-28 21:04:48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2370.79003" calcext:value-type="float">
            <text:p>1580252370.79003</text:p>
          </table:table-cell>
          <table:table-cell table:formula="of:=[.A357]/(3600*24)+25569" office:value-type="date" office:date-value="2020-01-28T22:59:30.790025" calcext:value-type="date">
            <text:p>2020-01-28 22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06:48.035047" calcext:value-type="date">
            <text:p>2020-01-28 21:06:4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2491.48881" calcext:value-type="float">
            <text:p>1580252491.48881</text:p>
          </table:table-cell>
          <table:table-cell table:formula="of:=[.A358]/(3600*24)+25569" office:value-type="date" office:date-value="2020-01-28T23:01:31.488815" calcext:value-type="date">
            <text:p>2020-01-28 23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08:48.046949" calcext:value-type="date">
            <text:p>2020-01-28 21:08:48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2611.53742" calcext:value-type="float">
            <text:p>1580252611.53742</text:p>
          </table:table-cell>
          <table:table-cell table:formula="of:=[.A359]/(3600*24)+25569" office:value-type="date" office:date-value="2020-01-28T23:03:31.537423" calcext:value-type="date">
            <text:p>2020-01-28 23:0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10:48.077092" calcext:value-type="date">
            <text:p>2020-01-28 21:10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2731.55799" calcext:value-type="float">
            <text:p>1580252731.55799</text:p>
          </table:table-cell>
          <table:table-cell table:formula="of:=[.A360]/(3600*24)+25569" office:value-type="date" office:date-value="2020-01-28T23:05:31.557993" calcext:value-type="date">
            <text:p>2020-01-28 23:0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12:48.079644" calcext:value-type="date">
            <text:p>2020-01-28 21:12:4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2851.52872" calcext:value-type="float">
            <text:p>1580252851.52872</text:p>
          </table:table-cell>
          <table:table-cell table:formula="of:=[.A361]/(3600*24)+25569" office:value-type="date" office:date-value="2020-01-28T23:07:31.528724" calcext:value-type="date">
            <text:p>2020-01-28 23:0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14:48.158329" calcext:value-type="date">
            <text:p>2020-01-28 21:14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2971.55679" calcext:value-type="float">
            <text:p>1580252971.55679</text:p>
          </table:table-cell>
          <table:table-cell table:formula="of:=[.A362]/(3600*24)+25569" office:value-type="date" office:date-value="2020-01-28T23:09:31.55679" calcext:value-type="date">
            <text:p>2020-01-28 23:0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16:48.185435" calcext:value-type="date">
            <text:p>2020-01-28 21:16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3091.56703" calcext:value-type="float">
            <text:p>1580253091.56703</text:p>
          </table:table-cell>
          <table:table-cell table:formula="of:=[.A363]/(3600*24)+25569" office:value-type="date" office:date-value="2020-01-28T23:11:31.567034" calcext:value-type="date">
            <text:p>2020-01-28 23:1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18:48.196547" calcext:value-type="date">
            <text:p>2020-01-28 21:18:4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3211.58758" calcext:value-type="float">
            <text:p>1580253211.58758</text:p>
          </table:table-cell>
          <table:table-cell table:formula="of:=[.A364]/(3600*24)+25569" office:value-type="date" office:date-value="2020-01-28T23:13:31.587581" calcext:value-type="date">
            <text:p>2020-01-28 23:1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20:48.201804" calcext:value-type="date">
            <text:p>2020-01-28 21:20:48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3331.55735" calcext:value-type="float">
            <text:p>1580253331.55735</text:p>
          </table:table-cell>
          <table:table-cell table:formula="of:=[.A365]/(3600*24)+25569" office:value-type="date" office:date-value="2020-01-28T23:15:31.557351" calcext:value-type="date">
            <text:p>2020-01-28 23:1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22:48.493405" calcext:value-type="date">
            <text:p>2020-01-28 21:22:4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3451.58128" calcext:value-type="float">
            <text:p>1580253451.58128</text:p>
          </table:table-cell>
          <table:table-cell table:formula="of:=[.A366]/(3600*24)+25569" office:value-type="date" office:date-value="2020-01-28T23:17:31.581282" calcext:value-type="date">
            <text:p>2020-01-28 23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24:48.50136" calcext:value-type="date">
            <text:p>2020-01-28 21:24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3571.25813" calcext:value-type="float">
            <text:p>1580253571.25813</text:p>
          </table:table-cell>
          <table:table-cell table:formula="of:=[.A367]/(3600*24)+25569" office:value-type="date" office:date-value="2020-01-28T23:19:31.258126" calcext:value-type="date">
            <text:p>2020-01-28 23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26:48.519205" calcext:value-type="date">
            <text:p>2020-01-28 21:26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3691.55039" calcext:value-type="float">
            <text:p>1580253691.55039</text:p>
          </table:table-cell>
          <table:table-cell table:formula="of:=[.A368]/(3600*24)+25569" office:value-type="date" office:date-value="2020-01-28T23:21:31.550393" calcext:value-type="date">
            <text:p>2020-01-28 23:2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28:48.565468" calcext:value-type="date">
            <text:p>2020-01-28 21:28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3811.5694" calcext:value-type="float">
            <text:p>1580253811.5694</text:p>
          </table:table-cell>
          <table:table-cell table:formula="of:=[.A369]/(3600*24)+25569" office:value-type="date" office:date-value="2020-01-28T23:23:31.569398" calcext:value-type="date">
            <text:p>2020-01-28 23:2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30:48.576405" calcext:value-type="date">
            <text:p>2020-01-28 21:30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3931.53212" calcext:value-type="float">
            <text:p>1580253931.53212</text:p>
          </table:table-cell>
          <table:table-cell table:formula="of:=[.A370]/(3600*24)+25569" office:value-type="date" office:date-value="2020-01-28T23:25:31.532116" calcext:value-type="date">
            <text:p>2020-01-28 23:2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32:48.666902" calcext:value-type="date">
            <text:p>2020-01-28 21:32:49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4051.82724" calcext:value-type="float">
            <text:p>1580254051.82724</text:p>
          </table:table-cell>
          <table:table-cell table:formula="of:=[.A371]/(3600*24)+25569" office:value-type="date" office:date-value="2020-01-28T23:27:31.827241" calcext:value-type="date">
            <text:p>2020-01-28 23:2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34:48.741511" calcext:value-type="date">
            <text:p>2020-01-28 21:34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4171.54114" calcext:value-type="float">
            <text:p>1580254171.54114</text:p>
          </table:table-cell>
          <table:table-cell table:formula="of:=[.A372]/(3600*24)+25569" office:value-type="date" office:date-value="2020-01-28T23:29:31.541141" calcext:value-type="date">
            <text:p>2020-01-28 23:2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36:48.769814" calcext:value-type="date">
            <text:p>2020-01-28 21:36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4291.59075" calcext:value-type="float">
            <text:p>1580254291.59075</text:p>
          </table:table-cell>
          <table:table-cell table:formula="of:=[.A373]/(3600*24)+25569" office:value-type="date" office:date-value="2020-01-28T23:31:31.590755" calcext:value-type="date">
            <text:p>2020-01-28 23:3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38:48.780892" calcext:value-type="date">
            <text:p>2020-01-28 21:38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4411.61074" calcext:value-type="float">
            <text:p>1580254411.61074</text:p>
          </table:table-cell>
          <table:table-cell table:formula="of:=[.A374]/(3600*24)+25569" office:value-type="date" office:date-value="2020-01-28T23:33:31.610737" calcext:value-type="date">
            <text:p>2020-01-28 23:3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40:48.864048" calcext:value-type="date">
            <text:p>2020-01-28 21:40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4531.61205" calcext:value-type="float">
            <text:p>1580254531.61205</text:p>
          </table:table-cell>
          <table:table-cell table:formula="of:=[.A375]/(3600*24)+25569" office:value-type="date" office:date-value="2020-01-28T23:35:31.612048" calcext:value-type="date">
            <text:p>2020-01-28 23:3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42:48.957998" calcext:value-type="date">
            <text:p>2020-01-28 21:42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4651.59054" calcext:value-type="float">
            <text:p>1580254651.59054</text:p>
          </table:table-cell>
          <table:table-cell table:formula="of:=[.A376]/(3600*24)+25569" office:value-type="date" office:date-value="2020-01-28T23:37:31.590539" calcext:value-type="date">
            <text:p>2020-01-28 23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44:48.976523" calcext:value-type="date">
            <text:p>2020-01-28 21:44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4771.04097" calcext:value-type="float">
            <text:p>1580254771.04097</text:p>
          </table:table-cell>
          <table:table-cell table:formula="of:=[.A377]/(3600*24)+25569" office:value-type="date" office:date-value="2020-01-28T23:39:31.040969" calcext:value-type="date">
            <text:p>2020-01-28 23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46:48.996423" calcext:value-type="date">
            <text:p>2020-01-28 21:46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4891.1143" calcext:value-type="float">
            <text:p>1580254891.1143</text:p>
          </table:table-cell>
          <table:table-cell table:formula="of:=[.A378]/(3600*24)+25569" office:value-type="date" office:date-value="2020-01-28T23:41:31.114301" calcext:value-type="date">
            <text:p>2020-01-28 23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48:49.054649" calcext:value-type="date">
            <text:p>2020-01-28 21:48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5011.06238" calcext:value-type="float">
            <text:p>1580255011.06238</text:p>
          </table:table-cell>
          <table:table-cell table:formula="of:=[.A379]/(3600*24)+25569" office:value-type="date" office:date-value="2020-01-28T23:43:31.062377" calcext:value-type="date">
            <text:p>2020-01-28 23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50:49.074172" calcext:value-type="date">
            <text:p>2020-01-28 21:50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5131.13157" calcext:value-type="float">
            <text:p>1580255131.13157</text:p>
          </table:table-cell>
          <table:table-cell table:formula="of:=[.A380]/(3600*24)+25569" office:value-type="date" office:date-value="2020-01-28T23:45:31.131566" calcext:value-type="date">
            <text:p>2020-01-28 23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52:49.077979" calcext:value-type="date">
            <text:p>2020-01-28 21:52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5251.09961" calcext:value-type="float">
            <text:p>1580255251.09961</text:p>
          </table:table-cell>
          <table:table-cell table:formula="of:=[.A381]/(3600*24)+25569" office:value-type="date" office:date-value="2020-01-28T23:47:31.099612" calcext:value-type="date">
            <text:p>2020-01-28 23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54:49.130186" calcext:value-type="date">
            <text:p>2020-01-28 21:54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5371.11219" calcext:value-type="float">
            <text:p>1580255371.11219</text:p>
          </table:table-cell>
          <table:table-cell table:formula="of:=[.A382]/(3600*24)+25569" office:value-type="date" office:date-value="2020-01-28T23:49:31.112187" calcext:value-type="date">
            <text:p>2020-01-28 23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56:49.172593" calcext:value-type="date">
            <text:p>2020-01-28 21:56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5491.12274" calcext:value-type="float">
            <text:p>1580255491.12274</text:p>
          </table:table-cell>
          <table:table-cell table:formula="of:=[.A383]/(3600*24)+25569" office:value-type="date" office:date-value="2020-01-28T23:51:31.122738" calcext:value-type="date">
            <text:p>2020-01-28 23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1:58:49.243038" calcext:value-type="date">
            <text:p>2020-01-28 21:58:4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5611.32004" calcext:value-type="float">
            <text:p>1580255611.32004</text:p>
          </table:table-cell>
          <table:table-cell table:formula="of:=[.A384]/(3600*24)+25569" office:value-type="date" office:date-value="2020-01-28T23:53:31.32004" calcext:value-type="date">
            <text:p>2020-01-28 23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00:49.343044" calcext:value-type="date">
            <text:p>2020-01-28 22:00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5731.33981" calcext:value-type="float">
            <text:p>1580255731.33981</text:p>
          </table:table-cell>
          <table:table-cell table:formula="of:=[.A385]/(3600*24)+25569" office:value-type="date" office:date-value="2020-01-28T23:55:31.339808" calcext:value-type="date">
            <text:p>2020-01-28 23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02:49.409007" calcext:value-type="date">
            <text:p>2020-01-28 22:02:4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5850.92693" calcext:value-type="float">
            <text:p>1580255850.92693</text:p>
          </table:table-cell>
          <table:table-cell table:formula="of:=[.A386]/(3600*24)+25569" office:value-type="date" office:date-value="2020-01-28T23:57:30.926927" calcext:value-type="date">
            <text:p>2020-01-28 23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04:49.539423" calcext:value-type="date">
            <text:p>2020-01-28 22:04:5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5970.98758" calcext:value-type="float">
            <text:p>1580255970.98758</text:p>
          </table:table-cell>
          <table:table-cell table:formula="of:=[.A387]/(3600*24)+25569" office:value-type="date" office:date-value="2020-01-28T23:59:30.987576" calcext:value-type="date">
            <text:p>2020-01-28 23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06:49.601338" calcext:value-type="date">
            <text:p>2020-01-28 22:06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6090.70022" calcext:value-type="float">
            <text:p>1580256090.70022</text:p>
          </table:table-cell>
          <table:table-cell table:formula="of:=[.A388]/(3600*24)+25569" office:value-type="date" office:date-value="2020-01-29T00:01:30.700221" calcext:value-type="date">
            <text:p>2020-01-29 00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08:49.631342" calcext:value-type="date">
            <text:p>2020-01-28 22:08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6210.76007" calcext:value-type="float">
            <text:p>1580256210.76007</text:p>
          </table:table-cell>
          <table:table-cell table:formula="of:=[.A389]/(3600*24)+25569" office:value-type="date" office:date-value="2020-01-29T00:03:30.760072" calcext:value-type="date">
            <text:p>2020-01-29 00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10:49.654149" calcext:value-type="date">
            <text:p>2020-01-28 22:10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6330.79069" calcext:value-type="float">
            <text:p>1580256330.79069</text:p>
          </table:table-cell>
          <table:table-cell table:formula="of:=[.A390]/(3600*24)+25569" office:value-type="date" office:date-value="2020-01-29T00:05:30.79069" calcext:value-type="date">
            <text:p>2020-01-29 00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12:49.749971" calcext:value-type="date">
            <text:p>2020-01-28 22:12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6450.76435" calcext:value-type="float">
            <text:p>1580256450.76435</text:p>
          </table:table-cell>
          <table:table-cell table:formula="of:=[.A391]/(3600*24)+25569" office:value-type="date" office:date-value="2020-01-29T00:07:30.764351" calcext:value-type="date">
            <text:p>2020-01-29 00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14:49.926855" calcext:value-type="date">
            <text:p>2020-01-28 22:14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6570.77044" calcext:value-type="float">
            <text:p>1580256570.77044</text:p>
          </table:table-cell>
          <table:table-cell table:formula="of:=[.A392]/(3600*24)+25569" office:value-type="date" office:date-value="2020-01-29T00:09:30.770437" calcext:value-type="date">
            <text:p>2020-01-29 00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16:50.017708" calcext:value-type="date">
            <text:p>2020-01-28 22:16:5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6690.75005" calcext:value-type="float">
            <text:p>1580256690.75005</text:p>
          </table:table-cell>
          <table:table-cell table:formula="of:=[.A393]/(3600*24)+25569" office:value-type="date" office:date-value="2020-01-29T00:11:30.750053" calcext:value-type="date">
            <text:p>2020-01-29 00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18:50.053615" calcext:value-type="date">
            <text:p>2020-01-28 22:18:50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56810.77028" calcext:value-type="float">
            <text:p>1580256810.77028</text:p>
          </table:table-cell>
          <table:table-cell table:formula="of:=[.A394]/(3600*24)+25569" office:value-type="date" office:date-value="2020-01-29T00:13:30.770285" calcext:value-type="date">
            <text:p>2020-01-29 00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20:50.10034" calcext:value-type="date">
            <text:p>2020-01-28 22:20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6931.23424" calcext:value-type="float">
            <text:p>1580256931.23424</text:p>
          </table:table-cell>
          <table:table-cell table:formula="of:=[.A395]/(3600*24)+25569" office:value-type="date" office:date-value="2020-01-29T00:15:31.234244" calcext:value-type="date">
            <text:p>2020-01-29 00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22:50.110602" calcext:value-type="date">
            <text:p>2020-01-28 22:22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7051.52189" calcext:value-type="float">
            <text:p>1580257051.52189</text:p>
          </table:table-cell>
          <table:table-cell table:formula="of:=[.A396]/(3600*24)+25569" office:value-type="date" office:date-value="2020-01-29T00:17:31.521894" calcext:value-type="date">
            <text:p>2020-01-29 00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24:50.119896" calcext:value-type="date">
            <text:p>2020-01-28 22:24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7171.39096" calcext:value-type="float">
            <text:p>1580257171.39096</text:p>
          </table:table-cell>
          <table:table-cell table:formula="of:=[.A397]/(3600*24)+25569" office:value-type="date" office:date-value="2020-01-29T00:19:31.390956" calcext:value-type="date">
            <text:p>2020-01-29 00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26:50.193058" calcext:value-type="date">
            <text:p>2020-01-28 22:26:5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7291.47102" calcext:value-type="float">
            <text:p>1580257291.47102</text:p>
          </table:table-cell>
          <table:table-cell table:formula="of:=[.A398]/(3600*24)+25569" office:value-type="date" office:date-value="2020-01-29T00:21:31.47102" calcext:value-type="date">
            <text:p>2020-01-29 00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28:50.210752" calcext:value-type="date">
            <text:p>2020-01-28 22:28:5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7411.42189" calcext:value-type="float">
            <text:p>1580257411.42189</text:p>
          </table:table-cell>
          <table:table-cell table:formula="of:=[.A399]/(3600*24)+25569" office:value-type="date" office:date-value="2020-01-29T00:23:31.421892" calcext:value-type="date">
            <text:p>2020-01-29 00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30:50.276868" calcext:value-type="date">
            <text:p>2020-01-28 22:30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7531.43334" calcext:value-type="float">
            <text:p>1580257531.43334</text:p>
          </table:table-cell>
          <table:table-cell table:formula="of:=[.A400]/(3600*24)+25569" office:value-type="date" office:date-value="2020-01-29T00:25:31.43334" calcext:value-type="date">
            <text:p>2020-01-29 00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32:50.288785" calcext:value-type="date">
            <text:p>2020-01-28 22:32:5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7651.43068" calcext:value-type="float">
            <text:p>1580257651.43068</text:p>
          </table:table-cell>
          <table:table-cell table:formula="of:=[.A401]/(3600*24)+25569" office:value-type="date" office:date-value="2020-01-29T00:27:31.430682" calcext:value-type="date">
            <text:p>2020-01-29 00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34:50.354206" calcext:value-type="date">
            <text:p>2020-01-28 22:34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7771.45381" calcext:value-type="float">
            <text:p>1580257771.45381</text:p>
          </table:table-cell>
          <table:table-cell table:formula="of:=[.A402]/(3600*24)+25569" office:value-type="date" office:date-value="2020-01-29T00:29:31.453808" calcext:value-type="date">
            <text:p>2020-01-29 00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36:50.413308" calcext:value-type="date">
            <text:p>2020-01-28 22:36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7891.45462" calcext:value-type="float">
            <text:p>1580257891.45462</text:p>
          </table:table-cell>
          <table:table-cell table:formula="of:=[.A403]/(3600*24)+25569" office:value-type="date" office:date-value="2020-01-29T00:31:31.454616" calcext:value-type="date">
            <text:p>2020-01-29 00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38:50.490753" calcext:value-type="date">
            <text:p>2020-01-28 22:38:5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011.47076" calcext:value-type="float">
            <text:p>1580258011.47076</text:p>
          </table:table-cell>
          <table:table-cell table:formula="of:=[.A404]/(3600*24)+25569" office:value-type="date" office:date-value="2020-01-29T00:33:31.470758" calcext:value-type="date">
            <text:p>2020-01-29 00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40:50.571157" calcext:value-type="date">
            <text:p>2020-01-28 22:40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131.46069" calcext:value-type="float">
            <text:p>1580258131.46069</text:p>
          </table:table-cell>
          <table:table-cell table:formula="of:=[.A405]/(3600*24)+25569" office:value-type="date" office:date-value="2020-01-29T00:35:31.460688" calcext:value-type="date">
            <text:p>2020-01-29 00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42:50.575589" calcext:value-type="date">
            <text:p>2020-01-28 22:42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252.01769" calcext:value-type="float">
            <text:p>1580258252.01769</text:p>
          </table:table-cell>
          <table:table-cell table:formula="of:=[.A406]/(3600*24)+25569" office:value-type="date" office:date-value="2020-01-29T00:37:32.017688" calcext:value-type="date">
            <text:p>2020-01-29 00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44:50.598559" calcext:value-type="date">
            <text:p>2020-01-28 22:44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371.21857" calcext:value-type="float">
            <text:p>1580258371.21857</text:p>
          </table:table-cell>
          <table:table-cell table:formula="of:=[.A407]/(3600*24)+25569" office:value-type="date" office:date-value="2020-01-29T00:39:31.218571" calcext:value-type="date">
            <text:p>2020-01-29 00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46:50.636147" calcext:value-type="date">
            <text:p>2020-01-28 22:46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491.20749" calcext:value-type="float">
            <text:p>1580258491.20749</text:p>
          </table:table-cell>
          <table:table-cell table:formula="of:=[.A408]/(3600*24)+25569" office:value-type="date" office:date-value="2020-01-29T00:41:31.207494" calcext:value-type="date">
            <text:p>2020-01-29 00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48:50.731973" calcext:value-type="date">
            <text:p>2020-01-28 22:48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611.22847" calcext:value-type="float">
            <text:p>1580258611.22847</text:p>
          </table:table-cell>
          <table:table-cell table:formula="of:=[.A409]/(3600*24)+25569" office:value-type="date" office:date-value="2020-01-29T00:43:31.228474" calcext:value-type="date">
            <text:p>2020-01-29 00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50:51.058434" calcext:value-type="date">
            <text:p>2020-01-28 22:50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8731.24888" calcext:value-type="float">
            <text:p>1580258731.24888</text:p>
          </table:table-cell>
          <table:table-cell table:formula="of:=[.A410]/(3600*24)+25569" office:value-type="date" office:date-value="2020-01-29T00:45:31.248882" calcext:value-type="date">
            <text:p>2020-01-29 00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52:51.071917" calcext:value-type="date">
            <text:p>2020-01-28 22:52:5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8851.25876" calcext:value-type="float">
            <text:p>1580258851.25876</text:p>
          </table:table-cell>
          <table:table-cell table:formula="of:=[.A411]/(3600*24)+25569" office:value-type="date" office:date-value="2020-01-29T00:47:31.258761" calcext:value-type="date">
            <text:p>2020-01-29 00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54:51.072756" calcext:value-type="date">
            <text:p>2020-01-28 22:54:5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8971.27857" calcext:value-type="float">
            <text:p>1580258971.27857</text:p>
          </table:table-cell>
          <table:table-cell table:formula="of:=[.A412]/(3600*24)+25569" office:value-type="date" office:date-value="2020-01-29T00:49:31.278568" calcext:value-type="date">
            <text:p>2020-01-29 00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56:51.143557" calcext:value-type="date">
            <text:p>2020-01-28 22:56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9091.28771" calcext:value-type="float">
            <text:p>1580259091.28771</text:p>
          </table:table-cell>
          <table:table-cell table:formula="of:=[.A413]/(3600*24)+25569" office:value-type="date" office:date-value="2020-01-29T00:51:31.287706" calcext:value-type="date">
            <text:p>2020-01-29 00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2:58:51.214865" calcext:value-type="date">
            <text:p>2020-01-28 22:58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9211.30884" calcext:value-type="float">
            <text:p>1580259211.30884</text:p>
          </table:table-cell>
          <table:table-cell table:formula="of:=[.A414]/(3600*24)+25569" office:value-type="date" office:date-value="2020-01-29T00:53:31.308839" calcext:value-type="date">
            <text:p>2020-01-29 00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00:51.235336" calcext:value-type="date">
            <text:p>2020-01-28 23:00:5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9331.37121" calcext:value-type="float">
            <text:p>1580259331.37121</text:p>
          </table:table-cell>
          <table:table-cell table:formula="of:=[.A415]/(3600*24)+25569" office:value-type="date" office:date-value="2020-01-29T00:55:31.371211" calcext:value-type="date">
            <text:p>2020-01-29 00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02:51.384185" calcext:value-type="date">
            <text:p>2020-01-28 23:02:5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9451.07059" calcext:value-type="float">
            <text:p>1580259451.07059</text:p>
          </table:table-cell>
          <table:table-cell table:formula="of:=[.A416]/(3600*24)+25569" office:value-type="date" office:date-value="2020-01-29T00:57:31.070593" calcext:value-type="date">
            <text:p>2020-01-29 00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04:51.393011" calcext:value-type="date">
            <text:p>2020-01-28 23:04:5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59571.0294" calcext:value-type="float">
            <text:p>1580259571.0294</text:p>
          </table:table-cell>
          <table:table-cell table:formula="of:=[.A417]/(3600*24)+25569" office:value-type="date" office:date-value="2020-01-29T00:59:31.029398" calcext:value-type="date">
            <text:p>2020-01-29 00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06:51.45533" calcext:value-type="date">
            <text:p>2020-01-28 23:06:5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9690.83224" calcext:value-type="float">
            <text:p>1580259690.83224</text:p>
          </table:table-cell>
          <table:table-cell table:formula="of:=[.A418]/(3600*24)+25569" office:value-type="date" office:date-value="2020-01-29T01:01:30.832238" calcext:value-type="date">
            <text:p>2020-01-29 01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08:51.502243" calcext:value-type="date">
            <text:p>2020-01-28 23:08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9810.82407" calcext:value-type="float">
            <text:p>1580259810.82407</text:p>
          </table:table-cell>
          <table:table-cell table:formula="of:=[.A419]/(3600*24)+25569" office:value-type="date" office:date-value="2020-01-29T01:03:30.824069" calcext:value-type="date">
            <text:p>2020-01-29 01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10:51.533288" calcext:value-type="date">
            <text:p>2020-01-28 23:10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59930.80213" calcext:value-type="float">
            <text:p>1580259930.80213</text:p>
          </table:table-cell>
          <table:table-cell table:formula="of:=[.A420]/(3600*24)+25569" office:value-type="date" office:date-value="2020-01-29T01:05:30.802131" calcext:value-type="date">
            <text:p>2020-01-29 01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12:51.62533" calcext:value-type="date">
            <text:p>2020-01-28 23:12:5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0050.85221" calcext:value-type="float">
            <text:p>1580260050.85221</text:p>
          </table:table-cell>
          <table:table-cell table:formula="of:=[.A421]/(3600*24)+25569" office:value-type="date" office:date-value="2020-01-29T01:07:30.852214" calcext:value-type="date">
            <text:p>2020-01-29 01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14:51.632024" calcext:value-type="date">
            <text:p>2020-01-28 23:14:5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80260170.8719" calcext:value-type="float">
            <text:p>1580260170.8719</text:p>
          </table:table-cell>
          <table:table-cell table:formula="of:=[.A422]/(3600*24)+25569" office:value-type="date" office:date-value="2020-01-29T01:09:30.871903" calcext:value-type="date">
            <text:p>2020-01-29 01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16:51.699255" calcext:value-type="date">
            <text:p>2020-01-28 23:16:5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0291.17801" calcext:value-type="float">
            <text:p>1580260291.17801</text:p>
          </table:table-cell>
          <table:table-cell table:formula="of:=[.A423]/(3600*24)+25569" office:value-type="date" office:date-value="2020-01-29T01:11:31.178014" calcext:value-type="date">
            <text:p>2020-01-29 01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18:51.729493" calcext:value-type="date">
            <text:p>2020-01-28 23:18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0410.99705" calcext:value-type="float">
            <text:p>1580260410.99705</text:p>
          </table:table-cell>
          <table:table-cell table:formula="of:=[.A424]/(3600*24)+25569" office:value-type="date" office:date-value="2020-01-29T01:13:30.997049" calcext:value-type="date">
            <text:p>2020-01-29 01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20:51.810306" calcext:value-type="date">
            <text:p>2020-01-28 23:20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0531.80341" calcext:value-type="float">
            <text:p>1580260531.80341</text:p>
          </table:table-cell>
          <table:table-cell table:formula="of:=[.A425]/(3600*24)+25569" office:value-type="date" office:date-value="2020-01-29T01:15:31.803407" calcext:value-type="date">
            <text:p>2020-01-29 01:1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22:51.850459" calcext:value-type="date">
            <text:p>2020-01-28 23:22:5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0651.83884" calcext:value-type="float">
            <text:p>1580260651.83884</text:p>
          </table:table-cell>
          <table:table-cell table:formula="of:=[.A426]/(3600*24)+25569" office:value-type="date" office:date-value="2020-01-29T01:17:31.838841" calcext:value-type="date">
            <text:p>2020-01-29 01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24:51.914669" calcext:value-type="date">
            <text:p>2020-01-28 23:24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0771.44731" calcext:value-type="float">
            <text:p>1580260771.44731</text:p>
          </table:table-cell>
          <table:table-cell table:formula="of:=[.A427]/(3600*24)+25569" office:value-type="date" office:date-value="2020-01-29T01:19:31.447308" calcext:value-type="date">
            <text:p>2020-01-29 01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26:52.009577" calcext:value-type="date">
            <text:p>2020-01-28 23:26:5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0891.45724" calcext:value-type="float">
            <text:p>1580260891.45724</text:p>
          </table:table-cell>
          <table:table-cell table:formula="of:=[.A428]/(3600*24)+25569" office:value-type="date" office:date-value="2020-01-29T01:21:31.457242" calcext:value-type="date">
            <text:p>2020-01-29 01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28:52.021144" calcext:value-type="date">
            <text:p>2020-01-28 23:28:5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1011.43746" calcext:value-type="float">
            <text:p>1580261011.43746</text:p>
          </table:table-cell>
          <table:table-cell table:formula="of:=[.A429]/(3600*24)+25569" office:value-type="date" office:date-value="2020-01-29T01:23:31.43746" calcext:value-type="date">
            <text:p>2020-01-29 01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30:52.144123" calcext:value-type="date">
            <text:p>2020-01-28 23:30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1131.45776" calcext:value-type="float">
            <text:p>1580261131.45776</text:p>
          </table:table-cell>
          <table:table-cell table:formula="of:=[.A430]/(3600*24)+25569" office:value-type="date" office:date-value="2020-01-29T01:25:31.457764" calcext:value-type="date">
            <text:p>2020-01-29 01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32:52.290267" calcext:value-type="date">
            <text:p>2020-01-28 23:32:5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1251.47673" calcext:value-type="float">
            <text:p>1580261251.47673</text:p>
          </table:table-cell>
          <table:table-cell table:formula="of:=[.A431]/(3600*24)+25569" office:value-type="date" office:date-value="2020-01-29T01:27:31.476728" calcext:value-type="date">
            <text:p>2020-01-29 01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34:52.327393" calcext:value-type="date">
            <text:p>2020-01-28 23:34:5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1371.50154" calcext:value-type="float">
            <text:p>1580261371.50154</text:p>
          </table:table-cell>
          <table:table-cell table:formula="of:=[.A432]/(3600*24)+25569" office:value-type="date" office:date-value="2020-01-29T01:29:31.501539" calcext:value-type="date">
            <text:p>2020-01-29 01:2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36:52.387097" calcext:value-type="date">
            <text:p>2020-01-28 23:36:5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1491.50537" calcext:value-type="float">
            <text:p>1580261491.50537</text:p>
          </table:table-cell>
          <table:table-cell table:formula="of:=[.A433]/(3600*24)+25569" office:value-type="date" office:date-value="2020-01-29T01:31:31.505373" calcext:value-type="date">
            <text:p>2020-01-29 01:3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38:52.476046" calcext:value-type="date">
            <text:p>2020-01-28 23:38:5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1611.53165" calcext:value-type="float">
            <text:p>1580261611.53165</text:p>
          </table:table-cell>
          <table:table-cell table:formula="of:=[.A434]/(3600*24)+25569" office:value-type="date" office:date-value="2020-01-29T01:33:31.531654" calcext:value-type="date">
            <text:p>2020-01-29 01:3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40:52.558639" calcext:value-type="date">
            <text:p>2020-01-28 23:40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1731.5771" calcext:value-type="float">
            <text:p>1580261731.5771</text:p>
          </table:table-cell>
          <table:table-cell table:formula="of:=[.A435]/(3600*24)+25569" office:value-type="date" office:date-value="2020-01-29T01:35:31.577103" calcext:value-type="date">
            <text:p>2020-01-29 01:3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42:52.642035" calcext:value-type="date">
            <text:p>2020-01-28 23:42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1851.5073" calcext:value-type="float">
            <text:p>1580261851.5073</text:p>
          </table:table-cell>
          <table:table-cell table:formula="of:=[.A436]/(3600*24)+25569" office:value-type="date" office:date-value="2020-01-29T01:37:31.507303" calcext:value-type="date">
            <text:p>2020-01-29 01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44:52.719146" calcext:value-type="date">
            <text:p>2020-01-28 23:44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1971.35068" calcext:value-type="float">
            <text:p>1580261971.35068</text:p>
          </table:table-cell>
          <table:table-cell table:formula="of:=[.A437]/(3600*24)+25569" office:value-type="date" office:date-value="2020-01-29T01:39:31.350683" calcext:value-type="date">
            <text:p>2020-01-29 01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46:52.730118" calcext:value-type="date">
            <text:p>2020-01-28 23:46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2091.32676" calcext:value-type="float">
            <text:p>1580262091.32676</text:p>
          </table:table-cell>
          <table:table-cell table:formula="of:=[.A438]/(3600*24)+25569" office:value-type="date" office:date-value="2020-01-29T01:41:31.32676" calcext:value-type="date">
            <text:p>2020-01-29 01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48:52.762426" calcext:value-type="date">
            <text:p>2020-01-28 23:48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2211.33604" calcext:value-type="float">
            <text:p>1580262211.33604</text:p>
          </table:table-cell>
          <table:table-cell table:formula="of:=[.A439]/(3600*24)+25569" office:value-type="date" office:date-value="2020-01-29T01:43:31.336039" calcext:value-type="date">
            <text:p>2020-01-29 01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50:52.851771" calcext:value-type="date">
            <text:p>2020-01-28 23:50:53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2331.34525" calcext:value-type="float">
            <text:p>1580262331.34525</text:p>
          </table:table-cell>
          <table:table-cell table:formula="of:=[.A440]/(3600*24)+25569" office:value-type="date" office:date-value="2020-01-29T01:45:31.345251" calcext:value-type="date">
            <text:p>2020-01-29 01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52:52.894714" calcext:value-type="date">
            <text:p>2020-01-28 23:52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2451.37601" calcext:value-type="float">
            <text:p>1580262451.37601</text:p>
          </table:table-cell>
          <table:table-cell table:formula="of:=[.A441]/(3600*24)+25569" office:value-type="date" office:date-value="2020-01-29T01:47:31.376006" calcext:value-type="date">
            <text:p>2020-01-29 01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54:52.989783" calcext:value-type="date">
            <text:p>2020-01-28 23:54:53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2571.38593" calcext:value-type="float">
            <text:p>1580262571.38593</text:p>
          </table:table-cell>
          <table:table-cell table:formula="of:=[.A442]/(3600*24)+25569" office:value-type="date" office:date-value="2020-01-29T01:49:31.38593" calcext:value-type="date">
            <text:p>2020-01-29 01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56:53.073457" calcext:value-type="date">
            <text:p>2020-01-28 23:56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2691.40469" calcext:value-type="float">
            <text:p>1580262691.40469</text:p>
          </table:table-cell>
          <table:table-cell table:formula="of:=[.A443]/(3600*24)+25569" office:value-type="date" office:date-value="2020-01-29T01:51:31.404688" calcext:value-type="date">
            <text:p>2020-01-29 01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8T23:58:53.172409" calcext:value-type="date">
            <text:p>2020-01-28 23:58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2811.38603" calcext:value-type="float">
            <text:p>1580262811.38603</text:p>
          </table:table-cell>
          <table:table-cell table:formula="of:=[.A444]/(3600*24)+25569" office:value-type="date" office:date-value="2020-01-29T01:53:31.386026" calcext:value-type="date">
            <text:p>2020-01-29 01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00:53.199415" calcext:value-type="date">
            <text:p>2020-01-29 00:00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2931.4059" calcext:value-type="float">
            <text:p>1580262931.4059</text:p>
          </table:table-cell>
          <table:table-cell table:formula="of:=[.A445]/(3600*24)+25569" office:value-type="date" office:date-value="2020-01-29T01:55:31.405898" calcext:value-type="date">
            <text:p>2020-01-29 01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02:53.237823" calcext:value-type="date">
            <text:p>2020-01-29 00:02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3051.14293" calcext:value-type="float">
            <text:p>1580263051.14293</text:p>
          </table:table-cell>
          <table:table-cell table:formula="of:=[.A446]/(3600*24)+25569" office:value-type="date" office:date-value="2020-01-29T01:57:31.142933" calcext:value-type="date">
            <text:p>2020-01-29 01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04:53.324287" calcext:value-type="date">
            <text:p>2020-01-29 00:04:53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3171.39848" calcext:value-type="float">
            <text:p>1580263171.39848</text:p>
          </table:table-cell>
          <table:table-cell table:formula="of:=[.A447]/(3600*24)+25569" office:value-type="date" office:date-value="2020-01-29T01:59:31.39848" calcext:value-type="date">
            <text:p>2020-01-29 01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06:53.381319" calcext:value-type="date">
            <text:p>2020-01-29 00:06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3290.99043" calcext:value-type="float">
            <text:p>1580263290.99043</text:p>
          </table:table-cell>
          <table:table-cell table:formula="of:=[.A448]/(3600*24)+25569" office:value-type="date" office:date-value="2020-01-29T02:01:30.990428" calcext:value-type="date">
            <text:p>2020-01-29 02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08:53.396445" calcext:value-type="date">
            <text:p>2020-01-29 00:08:5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3410.99037" calcext:value-type="float">
            <text:p>1580263410.99037</text:p>
          </table:table-cell>
          <table:table-cell table:formula="of:=[.A449]/(3600*24)+25569" office:value-type="date" office:date-value="2020-01-29T02:03:30.990367" calcext:value-type="date">
            <text:p>2020-01-29 02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10:53.41201" calcext:value-type="date">
            <text:p>2020-01-29 00:10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3531.00031" calcext:value-type="float">
            <text:p>1580263531.00031</text:p>
          </table:table-cell>
          <table:table-cell table:formula="of:=[.A450]/(3600*24)+25569" office:value-type="date" office:date-value="2020-01-29T02:05:31.000311" calcext:value-type="date">
            <text:p>2020-01-29 02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12:53.414531" calcext:value-type="date">
            <text:p>2020-01-29 00:12:5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3651.00046" calcext:value-type="float">
            <text:p>1580263651.00046</text:p>
          </table:table-cell>
          <table:table-cell table:formula="of:=[.A451]/(3600*24)+25569" office:value-type="date" office:date-value="2020-01-29T02:07:31.000463" calcext:value-type="date">
            <text:p>2020-01-29 02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14:53.465858" calcext:value-type="date">
            <text:p>2020-01-29 00:14:53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3771.35289" calcext:value-type="float">
            <text:p>1580263771.35289</text:p>
          </table:table-cell>
          <table:table-cell table:formula="of:=[.A452]/(3600*24)+25569" office:value-type="date" office:date-value="2020-01-29T02:09:31.352892" calcext:value-type="date">
            <text:p>2020-01-29 02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16:53.550053" calcext:value-type="date">
            <text:p>2020-01-29 00:16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3891.37484" calcext:value-type="float">
            <text:p>1580263891.37484</text:p>
          </table:table-cell>
          <table:table-cell table:formula="of:=[.A453]/(3600*24)+25569" office:value-type="date" office:date-value="2020-01-29T02:11:31.37484" calcext:value-type="date">
            <text:p>2020-01-29 02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18:53.575174" calcext:value-type="date">
            <text:p>2020-01-29 00:18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4011.39456" calcext:value-type="float">
            <text:p>1580264011.39456</text:p>
          </table:table-cell>
          <table:table-cell table:formula="of:=[.A454]/(3600*24)+25569" office:value-type="date" office:date-value="2020-01-29T02:13:31.394557" calcext:value-type="date">
            <text:p>2020-01-29 02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20:53.650632" calcext:value-type="date">
            <text:p>2020-01-29 00:20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4131.43444" calcext:value-type="float">
            <text:p>1580264131.43444</text:p>
          </table:table-cell>
          <table:table-cell table:formula="of:=[.A455]/(3600*24)+25569" office:value-type="date" office:date-value="2020-01-29T02:15:31.434436" calcext:value-type="date">
            <text:p>2020-01-29 02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22:53.688069" calcext:value-type="date">
            <text:p>2020-01-29 00:22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4251.38455" calcext:value-type="float">
            <text:p>1580264251.38455</text:p>
          </table:table-cell>
          <table:table-cell table:formula="of:=[.A456]/(3600*24)+25569" office:value-type="date" office:date-value="2020-01-29T02:17:31.38455" calcext:value-type="date">
            <text:p>2020-01-29 02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24:53.694327" calcext:value-type="date">
            <text:p>2020-01-29 00:24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4371.76625" calcext:value-type="float">
            <text:p>1580264371.76625</text:p>
          </table:table-cell>
          <table:table-cell table:formula="of:=[.A457]/(3600*24)+25569" office:value-type="date" office:date-value="2020-01-29T02:19:31.76625" calcext:value-type="date">
            <text:p>2020-01-29 02:1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26:53.766773" calcext:value-type="date">
            <text:p>2020-01-29 00:26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4491.92917" calcext:value-type="float">
            <text:p>1580264491.92917</text:p>
          </table:table-cell>
          <table:table-cell table:formula="of:=[.A458]/(3600*24)+25569" office:value-type="date" office:date-value="2020-01-29T02:21:31.929172" calcext:value-type="date">
            <text:p>2020-01-29 02:2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28:53.770216" calcext:value-type="date">
            <text:p>2020-01-29 00:28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4611.82126" calcext:value-type="float">
            <text:p>1580264611.82126</text:p>
          </table:table-cell>
          <table:table-cell table:formula="of:=[.A459]/(3600*24)+25569" office:value-type="date" office:date-value="2020-01-29T02:23:31.82126" calcext:value-type="date">
            <text:p>2020-01-29 02:2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30:53.850411" calcext:value-type="date">
            <text:p>2020-01-29 00:30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4731.73506" calcext:value-type="float">
            <text:p>1580264731.73506</text:p>
          </table:table-cell>
          <table:table-cell table:formula="of:=[.A460]/(3600*24)+25569" office:value-type="date" office:date-value="2020-01-29T02:25:31.735063" calcext:value-type="date">
            <text:p>2020-01-29 02:2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32:53.89076" calcext:value-type="date">
            <text:p>2020-01-29 00:32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4851.74421" calcext:value-type="float">
            <text:p>1580264851.74421</text:p>
          </table:table-cell>
          <table:table-cell table:formula="of:=[.A461]/(3600*24)+25569" office:value-type="date" office:date-value="2020-01-29T02:27:31.744208" calcext:value-type="date">
            <text:p>2020-01-29 02:2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34:53.983848" calcext:value-type="date">
            <text:p>2020-01-29 00:34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4972.21481" calcext:value-type="float">
            <text:p>1580264972.21481</text:p>
          </table:table-cell>
          <table:table-cell table:formula="of:=[.A462]/(3600*24)+25569" office:value-type="date" office:date-value="2020-01-29T02:29:32.214809" calcext:value-type="date">
            <text:p>2020-01-29 02:2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36:54.038969" calcext:value-type="date">
            <text:p>2020-01-29 00:36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5092.20517" calcext:value-type="float">
            <text:p>1580265092.20517</text:p>
          </table:table-cell>
          <table:table-cell table:formula="of:=[.A463]/(3600*24)+25569" office:value-type="date" office:date-value="2020-01-29T02:31:32.205174" calcext:value-type="date">
            <text:p>2020-01-29 02:3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38:54.130357" calcext:value-type="date">
            <text:p>2020-01-29 00:38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5212.24601" calcext:value-type="float">
            <text:p>1580265212.24601</text:p>
          </table:table-cell>
          <table:table-cell table:formula="of:=[.A464]/(3600*24)+25569" office:value-type="date" office:date-value="2020-01-29T02:33:32.246006" calcext:value-type="date">
            <text:p>2020-01-29 02:3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40:54.199742" calcext:value-type="date">
            <text:p>2020-01-29 00:40:5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5332.41487" calcext:value-type="float">
            <text:p>1580265332.41487</text:p>
          </table:table-cell>
          <table:table-cell table:formula="of:=[.A465]/(3600*24)+25569" office:value-type="date" office:date-value="2020-01-29T02:35:32.414873" calcext:value-type="date">
            <text:p>2020-01-29 02:3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42:54.269719" calcext:value-type="date">
            <text:p>2020-01-29 00:42:54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5452.25364" calcext:value-type="float">
            <text:p>1580265452.25364</text:p>
          </table:table-cell>
          <table:table-cell table:formula="of:=[.A466]/(3600*24)+25569" office:value-type="date" office:date-value="2020-01-29T02:37:32.253644" calcext:value-type="date">
            <text:p>2020-01-29 02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44:54.345082" calcext:value-type="date">
            <text:p>2020-01-29 00:44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5571.51633" calcext:value-type="float">
            <text:p>1580265571.51633</text:p>
          </table:table-cell>
          <table:table-cell table:formula="of:=[.A467]/(3600*24)+25569" office:value-type="date" office:date-value="2020-01-29T02:39:31.516331" calcext:value-type="date">
            <text:p>2020-01-29 02:3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46:54.377987" calcext:value-type="date">
            <text:p>2020-01-29 00:46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5691.52624" calcext:value-type="float">
            <text:p>1580265691.52624</text:p>
          </table:table-cell>
          <table:table-cell table:formula="of:=[.A468]/(3600*24)+25569" office:value-type="date" office:date-value="2020-01-29T02:41:31.526244" calcext:value-type="date">
            <text:p>2020-01-29 02:4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48:54.427971" calcext:value-type="date">
            <text:p>2020-01-29 00:48:5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5811.54191" calcext:value-type="float">
            <text:p>1580265811.54191</text:p>
          </table:table-cell>
          <table:table-cell table:formula="of:=[.A469]/(3600*24)+25569" office:value-type="date" office:date-value="2020-01-29T02:43:31.54191" calcext:value-type="date">
            <text:p>2020-01-29 02:4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50:54.442328" calcext:value-type="date">
            <text:p>2020-01-29 00:50:54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5931.55576" calcext:value-type="float">
            <text:p>1580265931.55576</text:p>
          </table:table-cell>
          <table:table-cell table:formula="of:=[.A470]/(3600*24)+25569" office:value-type="date" office:date-value="2020-01-29T02:45:31.555758" calcext:value-type="date">
            <text:p>2020-01-29 02:4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52:54.511424" calcext:value-type="date">
            <text:p>2020-01-29 00:52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6051.54516" calcext:value-type="float">
            <text:p>1580266051.54516</text:p>
          </table:table-cell>
          <table:table-cell table:formula="of:=[.A471]/(3600*24)+25569" office:value-type="date" office:date-value="2020-01-29T02:47:31.545158" calcext:value-type="date">
            <text:p>2020-01-29 02:4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54:54.511622" calcext:value-type="date">
            <text:p>2020-01-29 00:54:5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6171.16105" calcext:value-type="float">
            <text:p>1580266171.16105</text:p>
          </table:table-cell>
          <table:table-cell table:formula="of:=[.A472]/(3600*24)+25569" office:value-type="date" office:date-value="2020-01-29T02:49:31.161053" calcext:value-type="date">
            <text:p>2020-01-29 02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56:54.833542" calcext:value-type="date">
            <text:p>2020-01-29 00:56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6291.16095" calcext:value-type="float">
            <text:p>1580266291.16095</text:p>
          </table:table-cell>
          <table:table-cell table:formula="of:=[.A473]/(3600*24)+25569" office:value-type="date" office:date-value="2020-01-29T02:51:31.160945" calcext:value-type="date">
            <text:p>2020-01-29 02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0:58:54.870189" calcext:value-type="date">
            <text:p>2020-01-29 00:58: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6411.17178" calcext:value-type="float">
            <text:p>1580266411.17178</text:p>
          </table:table-cell>
          <table:table-cell table:formula="of:=[.A474]/(3600*24)+25569" office:value-type="date" office:date-value="2020-01-29T02:53:31.171784" calcext:value-type="date">
            <text:p>2020-01-29 02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00:54.910766" calcext:value-type="date">
            <text:p>2020-01-29 01:00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6531.39152" calcext:value-type="float">
            <text:p>1580266531.39152</text:p>
          </table:table-cell>
          <table:table-cell table:formula="of:=[.A475]/(3600*24)+25569" office:value-type="date" office:date-value="2020-01-29T02:55:31.391522" calcext:value-type="date">
            <text:p>2020-01-29 02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02:54.922252" calcext:value-type="date">
            <text:p>2020-01-29 01:02:5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6651.34148" calcext:value-type="float">
            <text:p>1580266651.34148</text:p>
          </table:table-cell>
          <table:table-cell table:formula="of:=[.A476]/(3600*24)+25569" office:value-type="date" office:date-value="2020-01-29T02:57:31.341478" calcext:value-type="date">
            <text:p>2020-01-29 02:5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04:54.949635" calcext:value-type="date">
            <text:p>2020-01-29 01:04: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6771.37908" calcext:value-type="float">
            <text:p>1580266771.37908</text:p>
          </table:table-cell>
          <table:table-cell table:formula="of:=[.A477]/(3600*24)+25569" office:value-type="date" office:date-value="2020-01-29T02:59:31.379077" calcext:value-type="date">
            <text:p>2020-01-29 02:5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06:55.022549" calcext:value-type="date">
            <text:p>2020-01-29 01:06:5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6891.48597" calcext:value-type="float">
            <text:p>1580266891.48597</text:p>
          </table:table-cell>
          <table:table-cell table:formula="of:=[.A478]/(3600*24)+25569" office:value-type="date" office:date-value="2020-01-29T03:01:31.485965" calcext:value-type="date">
            <text:p>2020-01-29 03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08:55.101491" calcext:value-type="date">
            <text:p>2020-01-29 01:08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7011.16103" calcext:value-type="float">
            <text:p>1580267011.16103</text:p>
          </table:table-cell>
          <table:table-cell table:formula="of:=[.A479]/(3600*24)+25569" office:value-type="date" office:date-value="2020-01-29T03:03:31.161032" calcext:value-type="date">
            <text:p>2020-01-29 03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10:55.143957" calcext:value-type="date">
            <text:p>2020-01-29 01:10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7131.3176" calcext:value-type="float">
            <text:p>1580267131.3176</text:p>
          </table:table-cell>
          <table:table-cell table:formula="of:=[.A480]/(3600*24)+25569" office:value-type="date" office:date-value="2020-01-29T03:05:31.317604" calcext:value-type="date">
            <text:p>2020-01-29 03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12:55.169669" calcext:value-type="date">
            <text:p>2020-01-29 01:12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7251.19103" calcext:value-type="float">
            <text:p>1580267251.19103</text:p>
          </table:table-cell>
          <table:table-cell table:formula="of:=[.A481]/(3600*24)+25569" office:value-type="date" office:date-value="2020-01-29T03:07:31.191034" calcext:value-type="date">
            <text:p>2020-01-29 03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14:55.262031" calcext:value-type="date">
            <text:p>2020-01-29 01:14: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7371.20255" calcext:value-type="float">
            <text:p>1580267371.20255</text:p>
          </table:table-cell>
          <table:table-cell table:formula="of:=[.A482]/(3600*24)+25569" office:value-type="date" office:date-value="2020-01-29T03:09:31.202546" calcext:value-type="date">
            <text:p>2020-01-29 03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16:55.276995" calcext:value-type="date">
            <text:p>2020-01-29 01:16: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7491.26239" calcext:value-type="float">
            <text:p>1580267491.26239</text:p>
          </table:table-cell>
          <table:table-cell table:formula="of:=[.A483]/(3600*24)+25569" office:value-type="date" office:date-value="2020-01-29T03:11:31.262392" calcext:value-type="date">
            <text:p>2020-01-29 03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18:55.374414" calcext:value-type="date">
            <text:p>2020-01-29 01:18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7611.24196" calcext:value-type="float">
            <text:p>1580267611.24196</text:p>
          </table:table-cell>
          <table:table-cell table:formula="of:=[.A484]/(3600*24)+25569" office:value-type="date" office:date-value="2020-01-29T03:13:31.241963" calcext:value-type="date">
            <text:p>2020-01-29 03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20:55.427398" calcext:value-type="date">
            <text:p>2020-01-29 01:20:5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7731.27202" calcext:value-type="float">
            <text:p>1580267731.27202</text:p>
          </table:table-cell>
          <table:table-cell table:formula="of:=[.A485]/(3600*24)+25569" office:value-type="date" office:date-value="2020-01-29T03:15:31.272016" calcext:value-type="date">
            <text:p>2020-01-29 03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22:55.493141" calcext:value-type="date">
            <text:p>2020-01-29 01:22: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7851.27072" calcext:value-type="float">
            <text:p>1580267851.27072</text:p>
          </table:table-cell>
          <table:table-cell table:formula="of:=[.A486]/(3600*24)+25569" office:value-type="date" office:date-value="2020-01-29T03:17:31.270716" calcext:value-type="date">
            <text:p>2020-01-29 03:1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24:55.518204" calcext:value-type="date">
            <text:p>2020-01-29 01:24:5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7970.94385" calcext:value-type="float">
            <text:p>1580267970.94385</text:p>
          </table:table-cell>
          <table:table-cell table:formula="of:=[.A487]/(3600*24)+25569" office:value-type="date" office:date-value="2020-01-29T03:19:30.94385" calcext:value-type="date">
            <text:p>2020-01-29 03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26:55.606013" calcext:value-type="date">
            <text:p>2020-01-29 01:26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8090.95348" calcext:value-type="float">
            <text:p>1580268090.95348</text:p>
          </table:table-cell>
          <table:table-cell table:formula="of:=[.A488]/(3600*24)+25569" office:value-type="date" office:date-value="2020-01-29T03:21:30.95348" calcext:value-type="date">
            <text:p>2020-01-29 03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28:55.693192" calcext:value-type="date">
            <text:p>2020-01-29 01:28:5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8210.95188" calcext:value-type="float">
            <text:p>1580268210.95188</text:p>
          </table:table-cell>
          <table:table-cell table:formula="of:=[.A489]/(3600*24)+25569" office:value-type="date" office:date-value="2020-01-29T03:23:30.95188" calcext:value-type="date">
            <text:p>2020-01-29 03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30:55.782628" calcext:value-type="date">
            <text:p>2020-01-29 01:30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8330.93404" calcext:value-type="float">
            <text:p>1580268330.93404</text:p>
          </table:table-cell>
          <table:table-cell table:formula="of:=[.A490]/(3600*24)+25569" office:value-type="date" office:date-value="2020-01-29T03:25:30.93404" calcext:value-type="date">
            <text:p>2020-01-29 03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32:55.796068" calcext:value-type="date">
            <text:p>2020-01-29 01:32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8451.56346" calcext:value-type="float">
            <text:p>1580268451.56346</text:p>
          </table:table-cell>
          <table:table-cell table:formula="of:=[.A491]/(3600*24)+25569" office:value-type="date" office:date-value="2020-01-29T03:27:31.563456" calcext:value-type="date">
            <text:p>2020-01-29 03:2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34:55.822425" calcext:value-type="date">
            <text:p>2020-01-29 01:34:5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8571.5541" calcext:value-type="float">
            <text:p>1580268571.5541</text:p>
          </table:table-cell>
          <table:table-cell table:formula="of:=[.A492]/(3600*24)+25569" office:value-type="date" office:date-value="2020-01-29T03:29:31.554103" calcext:value-type="date">
            <text:p>2020-01-29 03:2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36:55.858518" calcext:value-type="date">
            <text:p>2020-01-29 01:36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8691.60372" calcext:value-type="float">
            <text:p>1580268691.60372</text:p>
          </table:table-cell>
          <table:table-cell table:formula="of:=[.A493]/(3600*24)+25569" office:value-type="date" office:date-value="2020-01-29T03:31:31.603718" calcext:value-type="date">
            <text:p>2020-01-29 03:3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38:55.92563" calcext:value-type="date">
            <text:p>2020-01-29 01:38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8811.64428" calcext:value-type="float">
            <text:p>1580268811.64428</text:p>
          </table:table-cell>
          <table:table-cell table:formula="of:=[.A494]/(3600*24)+25569" office:value-type="date" office:date-value="2020-01-29T03:33:31.644285" calcext:value-type="date">
            <text:p>2020-01-29 03:3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40:56.007658" calcext:value-type="date">
            <text:p>2020-01-29 01:40:5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68931.62367" calcext:value-type="float">
            <text:p>1580268931.62367</text:p>
          </table:table-cell>
          <table:table-cell table:formula="of:=[.A495]/(3600*24)+25569" office:value-type="date" office:date-value="2020-01-29T03:35:31.623669" calcext:value-type="date">
            <text:p>2020-01-29 03:3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42:56.06617" calcext:value-type="date">
            <text:p>2020-01-29 01:42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9051.62252" calcext:value-type="float">
            <text:p>1580269051.62252</text:p>
          </table:table-cell>
          <table:table-cell table:formula="of:=[.A496]/(3600*24)+25569" office:value-type="date" office:date-value="2020-01-29T03:37:31.622517" calcext:value-type="date">
            <text:p>2020-01-29 03:3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44:56.075641" calcext:value-type="date">
            <text:p>2020-01-29 01:44:5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9171.74551" calcext:value-type="float">
            <text:p>1580269171.74551</text:p>
          </table:table-cell>
          <table:table-cell table:formula="of:=[.A497]/(3600*24)+25569" office:value-type="date" office:date-value="2020-01-29T03:39:31.745514" calcext:value-type="date">
            <text:p>2020-01-29 03:3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46:56.160518" calcext:value-type="date">
            <text:p>2020-01-29 01:46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9291.74605" calcext:value-type="float">
            <text:p>1580269291.74605</text:p>
          </table:table-cell>
          <table:table-cell table:formula="of:=[.A498]/(3600*24)+25569" office:value-type="date" office:date-value="2020-01-29T03:41:31.746046" calcext:value-type="date">
            <text:p>2020-01-29 03:4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48:56.200973" calcext:value-type="date">
            <text:p>2020-01-29 01:48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9411.75751" calcext:value-type="float">
            <text:p>1580269411.75751</text:p>
          </table:table-cell>
          <table:table-cell table:formula="of:=[.A499]/(3600*24)+25569" office:value-type="date" office:date-value="2020-01-29T03:43:31.757507" calcext:value-type="date">
            <text:p>2020-01-29 03:4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50:56.231669" calcext:value-type="date">
            <text:p>2020-01-29 01:50:5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9531.75726" calcext:value-type="float">
            <text:p>1580269531.75726</text:p>
          </table:table-cell>
          <table:table-cell table:formula="of:=[.A500]/(3600*24)+25569" office:value-type="date" office:date-value="2020-01-29T03:45:31.75726" calcext:value-type="date">
            <text:p>2020-01-29 03:4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52:56.533406" calcext:value-type="date">
            <text:p>2020-01-29 01:52:5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69652.02754" calcext:value-type="float">
            <text:p>1580269652.02754</text:p>
          </table:table-cell>
          <table:table-cell table:formula="of:=[.A501]/(3600*24)+25569" office:value-type="date" office:date-value="2020-01-29T03:47:32.027537" calcext:value-type="date">
            <text:p>2020-01-29 03:4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54:56.583926" calcext:value-type="date">
            <text:p>2020-01-29 01:54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9772.03766" calcext:value-type="float">
            <text:p>1580269772.03766</text:p>
          </table:table-cell>
          <table:table-cell table:formula="of:=[.A502]/(3600*24)+25569" office:value-type="date" office:date-value="2020-01-29T03:49:32.037659" calcext:value-type="date">
            <text:p>2020-01-29 03:4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56:56.650818" calcext:value-type="date">
            <text:p>2020-01-29 01:56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69892.04758" calcext:value-type="float">
            <text:p>1580269892.04758</text:p>
          </table:table-cell>
          <table:table-cell table:formula="of:=[.A503]/(3600*24)+25569" office:value-type="date" office:date-value="2020-01-29T03:51:32.047583" calcext:value-type="date">
            <text:p>2020-01-29 03:5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1:58:56.744403" calcext:value-type="date">
            <text:p>2020-01-29 01:58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0012.06631" calcext:value-type="float">
            <text:p>1580270012.06631</text:p>
          </table:table-cell>
          <table:table-cell table:formula="of:=[.A504]/(3600*24)+25569" office:value-type="date" office:date-value="2020-01-29T03:53:32.06631" calcext:value-type="date">
            <text:p>2020-01-29 03:5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00:56.795415" calcext:value-type="date">
            <text:p>2020-01-29 02:00:5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0132.07791" calcext:value-type="float">
            <text:p>1580270132.07791</text:p>
          </table:table-cell>
          <table:table-cell table:formula="of:=[.A505]/(3600*24)+25569" office:value-type="date" office:date-value="2020-01-29T03:55:32.07791" calcext:value-type="date">
            <text:p>2020-01-29 03:5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02:56.873794" calcext:value-type="date">
            <text:p>2020-01-29 02:02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0251.58112" calcext:value-type="float">
            <text:p>1580270251.58112</text:p>
          </table:table-cell>
          <table:table-cell table:formula="of:=[.A506]/(3600*24)+25569" office:value-type="date" office:date-value="2020-01-29T03:57:31.581121" calcext:value-type="date">
            <text:p>2020-01-29 03:5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04:56.947586" calcext:value-type="date">
            <text:p>2020-01-29 02:04:5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70371.59106" calcext:value-type="float">
            <text:p>1580270371.59106</text:p>
          </table:table-cell>
          <table:table-cell table:formula="of:=[.A507]/(3600*24)+25569" office:value-type="date" office:date-value="2020-01-29T03:59:31.591058" calcext:value-type="date">
            <text:p>2020-01-29 03:5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06:56.995473" calcext:value-type="date">
            <text:p>2020-01-29 02:06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0491.34498" calcext:value-type="float">
            <text:p>1580270491.34498</text:p>
          </table:table-cell>
          <table:table-cell table:formula="of:=[.A508]/(3600*24)+25569" office:value-type="date" office:date-value="2020-01-29T04:01:31.34498" calcext:value-type="date">
            <text:p>2020-01-29 04:0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08:57.011983" calcext:value-type="date">
            <text:p>2020-01-29 02:08:5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0611.32362" calcext:value-type="float">
            <text:p>1580270611.32362</text:p>
          </table:table-cell>
          <table:table-cell table:formula="of:=[.A509]/(3600*24)+25569" office:value-type="date" office:date-value="2020-01-29T04:03:31.323615" calcext:value-type="date">
            <text:p>2020-01-29 04:0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10:57.094992" calcext:value-type="date">
            <text:p>2020-01-29 02:10:5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0731.35379" calcext:value-type="float">
            <text:p>1580270731.35379</text:p>
          </table:table-cell>
          <table:table-cell table:formula="of:=[.A510]/(3600*24)+25569" office:value-type="date" office:date-value="2020-01-29T04:05:31.353788" calcext:value-type="date">
            <text:p>2020-01-29 04:0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12:57.155644" calcext:value-type="date">
            <text:p>2020-01-29 02:12:5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70851.37371" calcext:value-type="float">
            <text:p>1580270851.37371</text:p>
          </table:table-cell>
          <table:table-cell table:formula="of:=[.A511]/(3600*24)+25569" office:value-type="date" office:date-value="2020-01-29T04:07:31.373709" calcext:value-type="date">
            <text:p>2020-01-29 04:0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14:57.254459" calcext:value-type="date">
            <text:p>2020-01-29 02:14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0971.33236" calcext:value-type="float">
            <text:p>1580270971.33236</text:p>
          </table:table-cell>
          <table:table-cell table:formula="of:=[.A512]/(3600*24)+25569" office:value-type="date" office:date-value="2020-01-29T04:09:31.332361" calcext:value-type="date">
            <text:p>2020-01-29 04:0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16:57.334091" calcext:value-type="date">
            <text:p>2020-01-29 02:16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1091.35402" calcext:value-type="float">
            <text:p>1580271091.35402</text:p>
          </table:table-cell>
          <table:table-cell table:formula="of:=[.A513]/(3600*24)+25569" office:value-type="date" office:date-value="2020-01-29T04:11:31.354024" calcext:value-type="date">
            <text:p>2020-01-29 04:1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18:57.385575" calcext:value-type="date">
            <text:p>2020-01-29 02:18:5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1211.40378" calcext:value-type="float">
            <text:p>1580271211.40378</text:p>
          </table:table-cell>
          <table:table-cell table:formula="of:=[.A514]/(3600*24)+25569" office:value-type="date" office:date-value="2020-01-29T04:13:31.403779" calcext:value-type="date">
            <text:p>2020-01-29 04:1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20:57.452329" calcext:value-type="date">
            <text:p>2020-01-29 02:20:57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1331.38581" calcext:value-type="float">
            <text:p>1580271331.38581</text:p>
          </table:table-cell>
          <table:table-cell table:formula="of:=[.A515]/(3600*24)+25569" office:value-type="date" office:date-value="2020-01-29T04:15:31.385814" calcext:value-type="date">
            <text:p>2020-01-29 04:1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22:57.540579" calcext:value-type="date">
            <text:p>2020-01-29 02:22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1451.61184" calcext:value-type="float">
            <text:p>1580271451.61184</text:p>
          </table:table-cell>
          <table:table-cell table:formula="of:=[.A516]/(3600*24)+25569" office:value-type="date" office:date-value="2020-01-29T04:17:31.611841" calcext:value-type="date">
            <text:p>2020-01-29 04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24:57.572558" calcext:value-type="date">
            <text:p>2020-01-29 02:24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1571.06135" calcext:value-type="float">
            <text:p>1580271571.06135</text:p>
          </table:table-cell>
          <table:table-cell table:formula="of:=[.A517]/(3600*24)+25569" office:value-type="date" office:date-value="2020-01-29T04:19:31.06135" calcext:value-type="date">
            <text:p>2020-01-29 04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26:57.587784" calcext:value-type="date">
            <text:p>2020-01-29 02:26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1690.8434" calcext:value-type="float">
            <text:p>1580271690.8434</text:p>
          </table:table-cell>
          <table:table-cell table:formula="of:=[.A518]/(3600*24)+25569" office:value-type="date" office:date-value="2020-01-29T04:21:30.843405" calcext:value-type="date">
            <text:p>2020-01-29 04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28:57.656901" calcext:value-type="date">
            <text:p>2020-01-29 02:28:58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1810.88157" calcext:value-type="float">
            <text:p>1580271810.88157</text:p>
          </table:table-cell>
          <table:table-cell table:formula="of:=[.A519]/(3600*24)+25569" office:value-type="date" office:date-value="2020-01-29T04:23:30.881574" calcext:value-type="date">
            <text:p>2020-01-29 04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30:57.6795" calcext:value-type="date">
            <text:p>2020-01-29 02:30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1930.89212" calcext:value-type="float">
            <text:p>1580271930.89212</text:p>
          </table:table-cell>
          <table:table-cell table:formula="of:=[.A520]/(3600*24)+25569" office:value-type="date" office:date-value="2020-01-29T04:25:30.892118" calcext:value-type="date">
            <text:p>2020-01-29 04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32:57.738877" calcext:value-type="date">
            <text:p>2020-01-29 02:32: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2050.89304" calcext:value-type="float">
            <text:p>1580272050.89304</text:p>
          </table:table-cell>
          <table:table-cell table:formula="of:=[.A521]/(3600*24)+25569" office:value-type="date" office:date-value="2020-01-29T04:27:30.89304" calcext:value-type="date">
            <text:p>2020-01-29 04:2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34:57.767843" calcext:value-type="date">
            <text:p>2020-01-29 02:34: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2170.92192" calcext:value-type="float">
            <text:p>1580272170.92192</text:p>
          </table:table-cell>
          <table:table-cell table:formula="of:=[.A522]/(3600*24)+25569" office:value-type="date" office:date-value="2020-01-29T04:29:30.921924" calcext:value-type="date">
            <text:p>2020-01-29 04:2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36:57.816757" calcext:value-type="date">
            <text:p>2020-01-29 02:36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2290.90998" calcext:value-type="float">
            <text:p>1580272290.90998</text:p>
          </table:table-cell>
          <table:table-cell table:formula="of:=[.A523]/(3600*24)+25569" office:value-type="date" office:date-value="2020-01-29T04:31:30.909983" calcext:value-type="date">
            <text:p>2020-01-29 04:3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38:57.930534" calcext:value-type="date">
            <text:p>2020-01-29 02:38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2410.86841" calcext:value-type="float">
            <text:p>1580272410.86841</text:p>
          </table:table-cell>
          <table:table-cell table:formula="of:=[.A524]/(3600*24)+25569" office:value-type="date" office:date-value="2020-01-29T04:33:30.868407" calcext:value-type="date">
            <text:p>2020-01-29 04:3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40:57.935997" calcext:value-type="date">
            <text:p>2020-01-29 02:40: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2530.95221" calcext:value-type="float">
            <text:p>1580272530.95221</text:p>
          </table:table-cell>
          <table:table-cell table:formula="of:=[.A525]/(3600*24)+25569" office:value-type="date" office:date-value="2020-01-29T04:35:30.952213" calcext:value-type="date">
            <text:p>2020-01-29 04:3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42:57.951338" calcext:value-type="date">
            <text:p>2020-01-29 02:42: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2650.93156" calcext:value-type="float">
            <text:p>1580272650.93156</text:p>
          </table:table-cell>
          <table:table-cell table:formula="of:=[.A526]/(3600*24)+25569" office:value-type="date" office:date-value="2020-01-29T04:37:30.931559" calcext:value-type="date">
            <text:p>2020-01-29 04:3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44:57.997964" calcext:value-type="date">
            <text:p>2020-01-29 02:44:58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2770.88717" calcext:value-type="float">
            <text:p>1580272770.88717</text:p>
          </table:table-cell>
          <table:table-cell table:formula="of:=[.A527]/(3600*24)+25569" office:value-type="date" office:date-value="2020-01-29T04:39:30.887171" calcext:value-type="date">
            <text:p>2020-01-29 04:3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46:58.028803" calcext:value-type="date">
            <text:p>2020-01-29 02:46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2890.86759" calcext:value-type="float">
            <text:p>1580272890.86759</text:p>
          </table:table-cell>
          <table:table-cell table:formula="of:=[.A528]/(3600*24)+25569" office:value-type="date" office:date-value="2020-01-29T04:41:30.867593" calcext:value-type="date">
            <text:p>2020-01-29 04:4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48:58.115118" calcext:value-type="date">
            <text:p>2020-01-29 02:48:5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73010.8774" calcext:value-type="float">
            <text:p>1580273010.8774</text:p>
          </table:table-cell>
          <table:table-cell table:formula="of:=[.A529]/(3600*24)+25569" office:value-type="date" office:date-value="2020-01-29T04:43:30.877402" calcext:value-type="date">
            <text:p>2020-01-29 04:4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50:58.182144" calcext:value-type="date">
            <text:p>2020-01-29 02:50: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3130.88837" calcext:value-type="float">
            <text:p>1580273130.88837</text:p>
          </table:table-cell>
          <table:table-cell table:formula="of:=[.A530]/(3600*24)+25569" office:value-type="date" office:date-value="2020-01-29T04:45:30.88837" calcext:value-type="date">
            <text:p>2020-01-29 04:4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52:58.221561" calcext:value-type="date">
            <text:p>2020-01-29 02:52:58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3250.8976" calcext:value-type="float">
            <text:p>1580273250.8976</text:p>
          </table:table-cell>
          <table:table-cell table:formula="of:=[.A531]/(3600*24)+25569" office:value-type="date" office:date-value="2020-01-29T04:47:30.897597" calcext:value-type="date">
            <text:p>2020-01-29 04:47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54:58.264474" calcext:value-type="date">
            <text:p>2020-01-29 02:54: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3370.90733" calcext:value-type="float">
            <text:p>1580273370.90733</text:p>
          </table:table-cell>
          <table:table-cell table:formula="of:=[.A532]/(3600*24)+25569" office:value-type="date" office:date-value="2020-01-29T04:49:30.907325" calcext:value-type="date">
            <text:p>2020-01-29 04:4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56:58.340615" calcext:value-type="date">
            <text:p>2020-01-29 02:56:5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73490.93713" calcext:value-type="float">
            <text:p>1580273490.93713</text:p>
          </table:table-cell>
          <table:table-cell table:formula="of:=[.A533]/(3600*24)+25569" office:value-type="date" office:date-value="2020-01-29T04:51:30.937131" calcext:value-type="date">
            <text:p>2020-01-29 04:5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2:58:58.381896" calcext:value-type="date">
            <text:p>2020-01-29 02:58: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3610.92714" calcext:value-type="float">
            <text:p>1580273610.92714</text:p>
          </table:table-cell>
          <table:table-cell table:formula="of:=[.A534]/(3600*24)+25569" office:value-type="date" office:date-value="2020-01-29T04:53:30.927139" calcext:value-type="date">
            <text:p>2020-01-29 04:5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00:58.438315" calcext:value-type="date">
            <text:p>2020-01-29 03:00:5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580273730.95726" calcext:value-type="float">
            <text:p>1580273730.95726</text:p>
          </table:table-cell>
          <table:table-cell table:formula="of:=[.A535]/(3600*24)+25569" office:value-type="date" office:date-value="2020-01-29T04:55:30.957264" calcext:value-type="date">
            <text:p>2020-01-29 04:5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02:58.515335" calcext:value-type="date">
            <text:p>2020-01-29 03:02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3851.84673" calcext:value-type="float">
            <text:p>1580273851.84673</text:p>
          </table:table-cell>
          <table:table-cell table:formula="of:=[.A536]/(3600*24)+25569" office:value-type="date" office:date-value="2020-01-29T04:57:31.846735" calcext:value-type="date">
            <text:p>2020-01-29 04:5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04:58.566083" calcext:value-type="date">
            <text:p>2020-01-29 03:04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3972.78881" calcext:value-type="float">
            <text:p>1580273972.78881</text:p>
          </table:table-cell>
          <table:table-cell table:formula="of:=[.A537]/(3600*24)+25569" office:value-type="date" office:date-value="2020-01-29T04:59:32.788806" calcext:value-type="date">
            <text:p>2020-01-29 04:59:33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06:58.629763" calcext:value-type="date">
            <text:p>2020-01-29 03:06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4091.59317" calcext:value-type="float">
            <text:p>1580274091.59317</text:p>
          </table:table-cell>
          <table:table-cell table:formula="of:=[.A538]/(3600*24)+25569" office:value-type="date" office:date-value="2020-01-29T05:01:31.59317" calcext:value-type="date">
            <text:p>2020-01-29 05:0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08:58.664602" calcext:value-type="date">
            <text:p>2020-01-29 03:08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4211.60018" calcext:value-type="float">
            <text:p>1580274211.60018</text:p>
          </table:table-cell>
          <table:table-cell table:formula="of:=[.A539]/(3600*24)+25569" office:value-type="date" office:date-value="2020-01-29T05:03:31.600178" calcext:value-type="date">
            <text:p>2020-01-29 05:0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10:58.75646" calcext:value-type="date">
            <text:p>2020-01-29 03:10:5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4331.66134" calcext:value-type="float">
            <text:p>1580274331.66134</text:p>
          </table:table-cell>
          <table:table-cell table:formula="of:=[.A540]/(3600*24)+25569" office:value-type="date" office:date-value="2020-01-29T05:05:31.661341" calcext:value-type="date">
            <text:p>2020-01-29 05:0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12:58.825859" calcext:value-type="date">
            <text:p>2020-01-29 03:12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4451.60023" calcext:value-type="float">
            <text:p>1580274451.60023</text:p>
          </table:table-cell>
          <table:table-cell table:formula="of:=[.A541]/(3600*24)+25569" office:value-type="date" office:date-value="2020-01-29T05:07:31.600227" calcext:value-type="date">
            <text:p>2020-01-29 05:0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14:59.005099" calcext:value-type="date">
            <text:p>2020-01-29 03:14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4571.61048" calcext:value-type="float">
            <text:p>1580274571.61048</text:p>
          </table:table-cell>
          <table:table-cell table:formula="of:=[.A542]/(3600*24)+25569" office:value-type="date" office:date-value="2020-01-29T05:09:31.610483" calcext:value-type="date">
            <text:p>2020-01-29 05:09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16:59.103399" calcext:value-type="date">
            <text:p>2020-01-29 03:16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4691.62069" calcext:value-type="float">
            <text:p>1580274691.62069</text:p>
          </table:table-cell>
          <table:table-cell table:formula="of:=[.A543]/(3600*24)+25569" office:value-type="date" office:date-value="2020-01-29T05:11:31.620692" calcext:value-type="date">
            <text:p>2020-01-29 05:11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18:59.139033" calcext:value-type="date">
            <text:p>2020-01-29 03:18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4811.65034" calcext:value-type="float">
            <text:p>1580274811.65034</text:p>
          </table:table-cell>
          <table:table-cell table:formula="of:=[.A544]/(3600*24)+25569" office:value-type="date" office:date-value="2020-01-29T05:13:31.650341" calcext:value-type="date">
            <text:p>2020-01-29 05:13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20:59.19028" calcext:value-type="date">
            <text:p>2020-01-29 03:20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4931.65008" calcext:value-type="float">
            <text:p>1580274931.65008</text:p>
          </table:table-cell>
          <table:table-cell table:formula="of:=[.A545]/(3600*24)+25569" office:value-type="date" office:date-value="2020-01-29T05:15:31.650076" calcext:value-type="date">
            <text:p>2020-01-29 05:15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22:59.244365" calcext:value-type="date">
            <text:p>2020-01-29 03:22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5051.65007" calcext:value-type="float">
            <text:p>1580275051.65007</text:p>
          </table:table-cell>
          <table:table-cell table:formula="of:=[.A546]/(3600*24)+25569" office:value-type="date" office:date-value="2020-01-29T05:17:31.650074" calcext:value-type="date">
            <text:p>2020-01-29 05:17:32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24:59.279309" calcext:value-type="date">
            <text:p>2020-01-29 03:24:5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5171.27016" calcext:value-type="float">
            <text:p>1580275171.27016</text:p>
          </table:table-cell>
          <table:table-cell table:formula="of:=[.A547]/(3600*24)+25569" office:value-type="date" office:date-value="2020-01-29T05:19:31.270162" calcext:value-type="date">
            <text:p>2020-01-29 05:19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26:59.337653" calcext:value-type="date">
            <text:p>2020-01-29 03:26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5291.31993" calcext:value-type="float">
            <text:p>1580275291.31993</text:p>
          </table:table-cell>
          <table:table-cell table:formula="of:=[.A548]/(3600*24)+25569" office:value-type="date" office:date-value="2020-01-29T05:21:31.319925" calcext:value-type="date">
            <text:p>2020-01-29 05:21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28:59.393588" calcext:value-type="date">
            <text:p>2020-01-29 03:28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5411.31018" calcext:value-type="float">
            <text:p>1580275411.31018</text:p>
          </table:table-cell>
          <table:table-cell table:formula="of:=[.A549]/(3600*24)+25569" office:value-type="date" office:date-value="2020-01-29T05:23:31.310183" calcext:value-type="date">
            <text:p>2020-01-29 05:23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30:59.420318" calcext:value-type="date">
            <text:p>2020-01-29 03:30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5531.32001" calcext:value-type="float">
            <text:p>1580275531.32001</text:p>
          </table:table-cell>
          <table:table-cell table:formula="of:=[.A550]/(3600*24)+25569" office:value-type="date" office:date-value="2020-01-29T05:25:31.32001" calcext:value-type="date">
            <text:p>2020-01-29 05:25:31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32:59.519525" calcext:value-type="date">
            <text:p>2020-01-29 03:33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5848.35959" calcext:value-type="float">
            <text:p>1580275848.35959</text:p>
          </table:table-cell>
          <table:table-cell table:formula="of:=[.A551]/(3600*24)+25569" office:value-type="date" office:date-value="2020-01-29T05:30:48.359595" calcext:value-type="date">
            <text:p>2020-01-29 05:3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34:59.680956" calcext:value-type="date">
            <text:p>2020-01-29 03:35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5970.05936" calcext:value-type="float">
            <text:p>1580275970.05936</text:p>
          </table:table-cell>
          <table:table-cell table:formula="of:=[.A552]/(3600*24)+25569" office:value-type="date" office:date-value="2020-01-29T05:32:50.059356" calcext:value-type="date">
            <text:p>2020-01-29 05:32:5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36:59.686504" calcext:value-type="date">
            <text:p>2020-01-29 03:37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6089.89066" calcext:value-type="float">
            <text:p>1580276089.89066</text:p>
          </table:table-cell>
          <table:table-cell table:formula="of:=[.A553]/(3600*24)+25569" office:value-type="date" office:date-value="2020-01-29T05:34:49.890659" calcext:value-type="date">
            <text:p>2020-01-29 05:34:5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38:59.715881" calcext:value-type="date">
            <text:p>2020-01-29 03:39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6209.86052" calcext:value-type="float">
            <text:p>1580276209.86052</text:p>
          </table:table-cell>
          <table:table-cell table:formula="of:=[.A554]/(3600*24)+25569" office:value-type="date" office:date-value="2020-01-29T05:36:49.860518" calcext:value-type="date">
            <text:p>2020-01-29 05:36:5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40:59.743742" calcext:value-type="date">
            <text:p>2020-01-29 03:41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6329.90918" calcext:value-type="float">
            <text:p>1580276329.90918</text:p>
          </table:table-cell>
          <table:table-cell table:formula="of:=[.A555]/(3600*24)+25569" office:value-type="date" office:date-value="2020-01-29T05:38:49.909176" calcext:value-type="date">
            <text:p>2020-01-29 05:38:50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42:59.790834" calcext:value-type="date">
            <text:p>2020-01-29 03:43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6447.76356" calcext:value-type="float">
            <text:p>1580276447.76356</text:p>
          </table:table-cell>
          <table:table-cell table:formula="of:=[.A556]/(3600*24)+25569" office:value-type="date" office:date-value="2020-01-29T05:40:47.763558" calcext:value-type="date">
            <text:p>2020-01-29 05:4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44:59.886199" calcext:value-type="date">
            <text:p>2020-01-29 03:45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6567.75405" calcext:value-type="float">
            <text:p>1580276567.75405</text:p>
          </table:table-cell>
          <table:table-cell table:formula="of:=[.A557]/(3600*24)+25569" office:value-type="date" office:date-value="2020-01-29T05:42:47.754054" calcext:value-type="date">
            <text:p>2020-01-29 05:4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46:59.887845" calcext:value-type="date">
            <text:p>2020-01-29 03:47:0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6687.79388" calcext:value-type="float">
            <text:p>1580276687.79388</text:p>
          </table:table-cell>
          <table:table-cell table:formula="of:=[.A558]/(3600*24)+25569" office:value-type="date" office:date-value="2020-01-29T05:44:47.79388" calcext:value-type="date">
            <text:p>2020-01-29 05:4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48:59.961726" calcext:value-type="date">
            <text:p>2020-01-29 03:49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6808.17858" calcext:value-type="float">
            <text:p>1580276808.17858</text:p>
          </table:table-cell>
          <table:table-cell table:formula="of:=[.A559]/(3600*24)+25569" office:value-type="date" office:date-value="2020-01-29T05:46:48.178576" calcext:value-type="date">
            <text:p>2020-01-29 05:4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51:00.027024" calcext:value-type="date">
            <text:p>2020-01-29 03:51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6927.92754" calcext:value-type="float">
            <text:p>1580276927.92754</text:p>
          </table:table-cell>
          <table:table-cell table:formula="of:=[.A560]/(3600*24)+25569" office:value-type="date" office:date-value="2020-01-29T05:48:47.927543" calcext:value-type="date">
            <text:p>2020-01-29 05:4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53:00.103278" calcext:value-type="date">
            <text:p>2020-01-29 03:53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047.91367" calcext:value-type="float">
            <text:p>1580277047.91367</text:p>
          </table:table-cell>
          <table:table-cell table:formula="of:=[.A561]/(3600*24)+25569" office:value-type="date" office:date-value="2020-01-29T05:50:47.913669" calcext:value-type="date">
            <text:p>2020-01-29 05:5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55:00.151081" calcext:value-type="date">
            <text:p>2020-01-29 03:55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168.12061" calcext:value-type="float">
            <text:p>1580277168.12061</text:p>
          </table:table-cell>
          <table:table-cell table:formula="of:=[.A562]/(3600*24)+25569" office:value-type="date" office:date-value="2020-01-29T05:52:48.120614" calcext:value-type="date">
            <text:p>2020-01-29 05:5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57:00.166909" calcext:value-type="date">
            <text:p>2020-01-29 03:57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287.99246" calcext:value-type="float">
            <text:p>1580277287.99246</text:p>
          </table:table-cell>
          <table:table-cell table:formula="of:=[.A563]/(3600*24)+25569" office:value-type="date" office:date-value="2020-01-29T05:54:47.992456" calcext:value-type="date">
            <text:p>2020-01-29 05:5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3:59:00.25479" calcext:value-type="date">
            <text:p>2020-01-29 03:59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408.01372" calcext:value-type="float">
            <text:p>1580277408.01372</text:p>
          </table:table-cell>
          <table:table-cell table:formula="of:=[.A564]/(3600*24)+25569" office:value-type="date" office:date-value="2020-01-29T05:56:48.013716" calcext:value-type="date">
            <text:p>2020-01-29 05:5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01:00.256051" calcext:value-type="date">
            <text:p>2020-01-29 04:01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7527.71322" calcext:value-type="float">
            <text:p>1580277527.71322</text:p>
          </table:table-cell>
          <table:table-cell table:formula="of:=[.A565]/(3600*24)+25569" office:value-type="date" office:date-value="2020-01-29T05:58:47.713224" calcext:value-type="date">
            <text:p>2020-01-29 05:5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03:00.354249" calcext:value-type="date">
            <text:p>2020-01-29 04:03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647.44858" calcext:value-type="float">
            <text:p>1580277647.44858</text:p>
          </table:table-cell>
          <table:table-cell table:formula="of:=[.A566]/(3600*24)+25569" office:value-type="date" office:date-value="2020-01-29T06:00:47.448583" calcext:value-type="date">
            <text:p>2020-01-29 06:0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05:00.399005" calcext:value-type="date">
            <text:p>2020-01-29 04:05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767.63546" calcext:value-type="float">
            <text:p>1580277767.63546</text:p>
          </table:table-cell>
          <table:table-cell table:formula="of:=[.A567]/(3600*24)+25569" office:value-type="date" office:date-value="2020-01-29T06:02:47.63546" calcext:value-type="date">
            <text:p>2020-01-29 06:0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07:00.464907" calcext:value-type="date">
            <text:p>2020-01-29 04:07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7887.49261" calcext:value-type="float">
            <text:p>1580277887.49261</text:p>
          </table:table-cell>
          <table:table-cell table:formula="of:=[.A568]/(3600*24)+25569" office:value-type="date" office:date-value="2020-01-29T06:04:47.49261" calcext:value-type="date">
            <text:p>2020-01-29 06:04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09:00.556223" calcext:value-type="date">
            <text:p>2020-01-29 04:09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8007.94872" calcext:value-type="float">
            <text:p>1580278007.94872</text:p>
          </table:table-cell>
          <table:table-cell table:formula="of:=[.A569]/(3600*24)+25569" office:value-type="date" office:date-value="2020-01-29T06:06:47.94872" calcext:value-type="date">
            <text:p>2020-01-29 06:0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11:00.60083" calcext:value-type="date">
            <text:p>2020-01-29 04:11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8127.98364" calcext:value-type="float">
            <text:p>1580278127.98364</text:p>
          </table:table-cell>
          <table:table-cell table:formula="of:=[.A570]/(3600*24)+25569" office:value-type="date" office:date-value="2020-01-29T06:08:47.983643" calcext:value-type="date">
            <text:p>2020-01-29 06:0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13:00.604176" calcext:value-type="date">
            <text:p>2020-01-29 04:13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8247.95846" calcext:value-type="float">
            <text:p>1580278247.95846</text:p>
          </table:table-cell>
          <table:table-cell table:formula="of:=[.A571]/(3600*24)+25569" office:value-type="date" office:date-value="2020-01-29T06:10:47.958464" calcext:value-type="date">
            <text:p>2020-01-29 06:1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15:00.62961" calcext:value-type="date">
            <text:p>2020-01-29 04:15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8367.92082" calcext:value-type="float">
            <text:p>1580278367.92082</text:p>
          </table:table-cell>
          <table:table-cell table:formula="of:=[.A572]/(3600*24)+25569" office:value-type="date" office:date-value="2020-01-29T06:12:47.920816" calcext:value-type="date">
            <text:p>2020-01-29 06:1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17:00.6371" calcext:value-type="date">
            <text:p>2020-01-29 04:17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8487.97771" calcext:value-type="float">
            <text:p>1580278487.97771</text:p>
          </table:table-cell>
          <table:table-cell table:formula="of:=[.A573]/(3600*24)+25569" office:value-type="date" office:date-value="2020-01-29T06:14:47.977713" calcext:value-type="date">
            <text:p>2020-01-29 06:1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19:00.702365" calcext:value-type="date">
            <text:p>2020-01-29 04:19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8608.01108" calcext:value-type="float">
            <text:p>1580278608.01108</text:p>
          </table:table-cell>
          <table:table-cell table:formula="of:=[.A574]/(3600*24)+25569" office:value-type="date" office:date-value="2020-01-29T06:16:48.011083" calcext:value-type="date">
            <text:p>2020-01-29 06:1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21:00.795611" calcext:value-type="date">
            <text:p>2020-01-29 04:21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8728.16373" calcext:value-type="float">
            <text:p>1580278728.16373</text:p>
          </table:table-cell>
          <table:table-cell table:formula="of:=[.A575]/(3600*24)+25569" office:value-type="date" office:date-value="2020-01-29T06:18:48.163727" calcext:value-type="date">
            <text:p>2020-01-29 06:1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23:00.851937" calcext:value-type="date">
            <text:p>2020-01-29 04:23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8847.35301" calcext:value-type="float">
            <text:p>1580278847.35301</text:p>
          </table:table-cell>
          <table:table-cell table:formula="of:=[.A576]/(3600*24)+25569" office:value-type="date" office:date-value="2020-01-29T06:20:47.353015" calcext:value-type="date">
            <text:p>2020-01-29 06:2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25:00.935402" calcext:value-type="date">
            <text:p>2020-01-29 04:25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8967.32465" calcext:value-type="float">
            <text:p>1580278967.32465</text:p>
          </table:table-cell>
          <table:table-cell table:formula="of:=[.A577]/(3600*24)+25569" office:value-type="date" office:date-value="2020-01-29T06:22:47.324653" calcext:value-type="date">
            <text:p>2020-01-29 06:22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27:00.944524" calcext:value-type="date">
            <text:p>2020-01-29 04:27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79087.45985" calcext:value-type="float">
            <text:p>1580279087.45985</text:p>
          </table:table-cell>
          <table:table-cell table:formula="of:=[.A578]/(3600*24)+25569" office:value-type="date" office:date-value="2020-01-29T06:24:47.459847" calcext:value-type="date">
            <text:p>2020-01-29 06:24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29:01.030487" calcext:value-type="date">
            <text:p>2020-01-29 04:29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9207.32485" calcext:value-type="float">
            <text:p>1580279207.32485</text:p>
          </table:table-cell>
          <table:table-cell table:formula="of:=[.A579]/(3600*24)+25569" office:value-type="date" office:date-value="2020-01-29T06:26:47.324852" calcext:value-type="date">
            <text:p>2020-01-29 06:26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31:01.098355" calcext:value-type="date">
            <text:p>2020-01-29 04:31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9327.36463" calcext:value-type="float">
            <text:p>1580279327.36463</text:p>
          </table:table-cell>
          <table:table-cell table:formula="of:=[.A580]/(3600*24)+25569" office:value-type="date" office:date-value="2020-01-29T06:28:47.36463" calcext:value-type="date">
            <text:p>2020-01-29 06:28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33:01.144847" calcext:value-type="date">
            <text:p>2020-01-29 04:33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9447.96189" calcext:value-type="float">
            <text:p>1580279447.96189</text:p>
          </table:table-cell>
          <table:table-cell table:formula="of:=[.A581]/(3600*24)+25569" office:value-type="date" office:date-value="2020-01-29T06:30:47.961887" calcext:value-type="date">
            <text:p>2020-01-29 06:3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35:01.194862" calcext:value-type="date">
            <text:p>2020-01-29 04:35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9567.94994" calcext:value-type="float">
            <text:p>1580279567.94994</text:p>
          </table:table-cell>
          <table:table-cell table:formula="of:=[.A582]/(3600*24)+25569" office:value-type="date" office:date-value="2020-01-29T06:32:47.949935" calcext:value-type="date">
            <text:p>2020-01-29 06:3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37:01.286411" calcext:value-type="date">
            <text:p>2020-01-29 04:37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9687.97964" calcext:value-type="float">
            <text:p>1580279687.97964</text:p>
          </table:table-cell>
          <table:table-cell table:formula="of:=[.A583]/(3600*24)+25569" office:value-type="date" office:date-value="2020-01-29T06:34:47.979638" calcext:value-type="date">
            <text:p>2020-01-29 06:3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39:01.370212" calcext:value-type="date">
            <text:p>2020-01-29 04:39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79807.94961" calcext:value-type="float">
            <text:p>1580279807.94961</text:p>
          </table:table-cell>
          <table:table-cell table:formula="of:=[.A584]/(3600*24)+25569" office:value-type="date" office:date-value="2020-01-29T06:36:47.949609" calcext:value-type="date">
            <text:p>2020-01-29 06:3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41:01.469473" calcext:value-type="date">
            <text:p>2020-01-29 04:41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79927.38568" calcext:value-type="float">
            <text:p>1580279927.38568</text:p>
          </table:table-cell>
          <table:table-cell table:formula="of:=[.A585]/(3600*24)+25569" office:value-type="date" office:date-value="2020-01-29T06:38:47.385675" calcext:value-type="date">
            <text:p>2020-01-29 06:38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43:01.498031" calcext:value-type="date">
            <text:p>2020-01-29 04:43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0047.44557" calcext:value-type="float">
            <text:p>1580280047.44557</text:p>
          </table:table-cell>
          <table:table-cell table:formula="of:=[.A586]/(3600*24)+25569" office:value-type="date" office:date-value="2020-01-29T06:40:47.445567" calcext:value-type="date">
            <text:p>2020-01-29 06:4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45:01.528207" calcext:value-type="date">
            <text:p>2020-01-29 04:45:0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0167.4461" calcext:value-type="float">
            <text:p>1580280167.4461</text:p>
          </table:table-cell>
          <table:table-cell table:formula="of:=[.A587]/(3600*24)+25569" office:value-type="date" office:date-value="2020-01-29T06:42:47.446097" calcext:value-type="date">
            <text:p>2020-01-29 06:42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47:01.581282" calcext:value-type="date">
            <text:p>2020-01-29 04:47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0287.97809" calcext:value-type="float">
            <text:p>1580280287.97809</text:p>
          </table:table-cell>
          <table:table-cell table:formula="of:=[.A588]/(3600*24)+25569" office:value-type="date" office:date-value="2020-01-29T06:44:47.978092" calcext:value-type="date">
            <text:p>2020-01-29 06:4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49:01.582359" calcext:value-type="date">
            <text:p>2020-01-29 04:49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0407.9799" calcext:value-type="float">
            <text:p>1580280407.9799</text:p>
          </table:table-cell>
          <table:table-cell table:formula="of:=[.A589]/(3600*24)+25569" office:value-type="date" office:date-value="2020-01-29T06:46:47.979901" calcext:value-type="date">
            <text:p>2020-01-29 06:4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51:01.631592" calcext:value-type="date">
            <text:p>2020-01-29 04:51:0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0527.98729" calcext:value-type="float">
            <text:p>1580280527.98729</text:p>
          </table:table-cell>
          <table:table-cell table:formula="of:=[.A590]/(3600*24)+25569" office:value-type="date" office:date-value="2020-01-29T06:48:47.987291" calcext:value-type="date">
            <text:p>2020-01-29 06:4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53:01.721453" calcext:value-type="date">
            <text:p>2020-01-29 04:53: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0647.96881" calcext:value-type="float">
            <text:p>1580280647.96881</text:p>
          </table:table-cell>
          <table:table-cell table:formula="of:=[.A591]/(3600*24)+25569" office:value-type="date" office:date-value="2020-01-29T06:50:47.968813" calcext:value-type="date">
            <text:p>2020-01-29 06:5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55:01.822614" calcext:value-type="date">
            <text:p>2020-01-29 04:55:0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0767.97857" calcext:value-type="float">
            <text:p>1580280767.97857</text:p>
          </table:table-cell>
          <table:table-cell table:formula="of:=[.A592]/(3600*24)+25569" office:value-type="date" office:date-value="2020-01-29T06:52:47.978567" calcext:value-type="date">
            <text:p>2020-01-29 06:5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57:02.033191" calcext:value-type="date">
            <text:p>2020-01-29 04:57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0887.96856" calcext:value-type="float">
            <text:p>1580280887.96856</text:p>
          </table:table-cell>
          <table:table-cell table:formula="of:=[.A593]/(3600*24)+25569" office:value-type="date" office:date-value="2020-01-29T06:54:47.968556" calcext:value-type="date">
            <text:p>2020-01-29 06:5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4:59:02.111476" calcext:value-type="date">
            <text:p>2020-01-29 04:59:0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1007.96531" calcext:value-type="float">
            <text:p>1580281007.96531</text:p>
          </table:table-cell>
          <table:table-cell table:formula="of:=[.A594]/(3600*24)+25569" office:value-type="date" office:date-value="2020-01-29T06:56:47.965307" calcext:value-type="date">
            <text:p>2020-01-29 06:5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01:02.138278" calcext:value-type="date">
            <text:p>2020-01-29 05:01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1127.27824" calcext:value-type="float">
            <text:p>1580281127.27824</text:p>
          </table:table-cell>
          <table:table-cell table:formula="of:=[.A595]/(3600*24)+25569" office:value-type="date" office:date-value="2020-01-29T06:58:47.27824" calcext:value-type="date">
            <text:p>2020-01-29 06:58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03:02.166207" calcext:value-type="date">
            <text:p>2020-01-29 05:03:0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1247.122" calcext:value-type="float">
            <text:p>1580281247.122</text:p>
          </table:table-cell>
          <table:table-cell table:formula="of:=[.A596]/(3600*24)+25569" office:value-type="date" office:date-value="2020-01-29T07:00:47.122" calcext:value-type="date">
            <text:p>2020-01-29 07:0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05:02.233307" calcext:value-type="date">
            <text:p>2020-01-29 05:05: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1367.92655" calcext:value-type="float">
            <text:p>1580281367.92655</text:p>
          </table:table-cell>
          <table:table-cell table:formula="of:=[.A597]/(3600*24)+25569" office:value-type="date" office:date-value="2020-01-29T07:02:47.926554" calcext:value-type="date">
            <text:p>2020-01-29 07:0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07:02.279577" calcext:value-type="date">
            <text:p>2020-01-29 05:07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1487.94644" calcext:value-type="float">
            <text:p>1580281487.94644</text:p>
          </table:table-cell>
          <table:table-cell table:formula="of:=[.A598]/(3600*24)+25569" office:value-type="date" office:date-value="2020-01-29T07:04:47.946437" calcext:value-type="date">
            <text:p>2020-01-29 07:0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09:02.570011" calcext:value-type="date">
            <text:p>2020-01-29 05:09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1607.92527" calcext:value-type="float">
            <text:p>1580281607.92527</text:p>
          </table:table-cell>
          <table:table-cell table:formula="of:=[.A599]/(3600*24)+25569" office:value-type="date" office:date-value="2020-01-29T07:06:47.92527" calcext:value-type="date">
            <text:p>2020-01-29 07:0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11:02.579224" calcext:value-type="date">
            <text:p>2020-01-29 05:11:03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1727.98665" calcext:value-type="float">
            <text:p>1580281727.98665</text:p>
          </table:table-cell>
          <table:table-cell table:formula="of:=[.A600]/(3600*24)+25569" office:value-type="date" office:date-value="2020-01-29T07:08:47.986648" calcext:value-type="date">
            <text:p>2020-01-29 07:0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13:02.837694" calcext:value-type="date">
            <text:p>2020-01-29 05:13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1847.97524" calcext:value-type="float">
            <text:p>1580281847.97524</text:p>
          </table:table-cell>
          <table:table-cell table:formula="of:=[.A601]/(3600*24)+25569" office:value-type="date" office:date-value="2020-01-29T07:10:47.975238" calcext:value-type="date">
            <text:p>2020-01-29 07:1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15:02.932564" calcext:value-type="date">
            <text:p>2020-01-29 05:15:03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1967.9859" calcext:value-type="float">
            <text:p>1580281967.9859</text:p>
          </table:table-cell>
          <table:table-cell table:formula="of:=[.A602]/(3600*24)+25569" office:value-type="date" office:date-value="2020-01-29T07:12:47.985897" calcext:value-type="date">
            <text:p>2020-01-29 07:1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17:02.957959" calcext:value-type="date">
            <text:p>2020-01-29 05:17:0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2087.99684" calcext:value-type="float">
            <text:p>1580282087.99684</text:p>
          </table:table-cell>
          <table:table-cell table:formula="of:=[.A603]/(3600*24)+25569" office:value-type="date" office:date-value="2020-01-29T07:14:47.996844" calcext:value-type="date">
            <text:p>2020-01-29 07:1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19:02.972085" calcext:value-type="date">
            <text:p>2020-01-29 05:19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2207.99414" calcext:value-type="float">
            <text:p>1580282207.99414</text:p>
          </table:table-cell>
          <table:table-cell table:formula="of:=[.A604]/(3600*24)+25569" office:value-type="date" office:date-value="2020-01-29T07:16:47.994145" calcext:value-type="date">
            <text:p>2020-01-29 07:1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21:03.004521" calcext:value-type="date">
            <text:p>2020-01-29 05:21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2327.99685" calcext:value-type="float">
            <text:p>1580282327.99685</text:p>
          </table:table-cell>
          <table:table-cell table:formula="of:=[.A605]/(3600*24)+25569" office:value-type="date" office:date-value="2020-01-29T07:18:47.996854" calcext:value-type="date">
            <text:p>2020-01-29 07:1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23:03.077672" calcext:value-type="date">
            <text:p>2020-01-29 05:23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2447.86083" calcext:value-type="float">
            <text:p>1580282447.86083</text:p>
          </table:table-cell>
          <table:table-cell table:formula="of:=[.A606]/(3600*24)+25569" office:value-type="date" office:date-value="2020-01-29T07:20:47.860825" calcext:value-type="date">
            <text:p>2020-01-29 07:2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25:03.232311" calcext:value-type="date">
            <text:p>2020-01-29 05:25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2567.87055" calcext:value-type="float">
            <text:p>1580282567.87055</text:p>
          </table:table-cell>
          <table:table-cell table:formula="of:=[.A607]/(3600*24)+25569" office:value-type="date" office:date-value="2020-01-29T07:22:47.870549" calcext:value-type="date">
            <text:p>2020-01-29 07:2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29:58.559146" calcext:value-type="date">
            <text:p>2020-01-29 05:29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2687.91803" calcext:value-type="float">
            <text:p>1580282687.91803</text:p>
          </table:table-cell>
          <table:table-cell table:formula="of:=[.A608]/(3600*24)+25569" office:value-type="date" office:date-value="2020-01-29T07:24:47.918034" calcext:value-type="date">
            <text:p>2020-01-29 07:2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31:58.72015" calcext:value-type="date">
            <text:p>2020-01-29 05:31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2807.89188" calcext:value-type="float">
            <text:p>1580282807.89188</text:p>
          </table:table-cell>
          <table:table-cell table:formula="of:=[.A609]/(3600*24)+25569" office:value-type="date" office:date-value="2020-01-29T07:26:47.891876" calcext:value-type="date">
            <text:p>2020-01-29 07:2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33:58.76151" calcext:value-type="date">
            <text:p>2020-01-29 05:33:5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2927.89182" calcext:value-type="float">
            <text:p>1580282927.89182</text:p>
          </table:table-cell>
          <table:table-cell table:formula="of:=[.A610]/(3600*24)+25569" office:value-type="date" office:date-value="2020-01-29T07:28:47.891823" calcext:value-type="date">
            <text:p>2020-01-29 07:2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35:58.76674" calcext:value-type="date">
            <text:p>2020-01-29 05:35:5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3047.88179" calcext:value-type="float">
            <text:p>1580283047.88179</text:p>
          </table:table-cell>
          <table:table-cell table:formula="of:=[.A611]/(3600*24)+25569" office:value-type="date" office:date-value="2020-01-29T07:30:47.881789" calcext:value-type="date">
            <text:p>2020-01-29 07:3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37:58.847526" calcext:value-type="date">
            <text:p>2020-01-29 05:37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3167.90865" calcext:value-type="float">
            <text:p>1580283167.90865</text:p>
          </table:table-cell>
          <table:table-cell table:formula="of:=[.A612]/(3600*24)+25569" office:value-type="date" office:date-value="2020-01-29T07:32:47.908653" calcext:value-type="date">
            <text:p>2020-01-29 07:3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39:58.915156" calcext:value-type="date">
            <text:p>2020-01-29 05:39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3287.93185" calcext:value-type="float">
            <text:p>1580283287.93185</text:p>
          </table:table-cell>
          <table:table-cell table:formula="of:=[.A613]/(3600*24)+25569" office:value-type="date" office:date-value="2020-01-29T07:34:47.931845" calcext:value-type="date">
            <text:p>2020-01-29 07:3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41:58.993282" calcext:value-type="date">
            <text:p>2020-01-29 05:41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3407.98165" calcext:value-type="float">
            <text:p>1580283407.98165</text:p>
          </table:table-cell>
          <table:table-cell table:formula="of:=[.A614]/(3600*24)+25569" office:value-type="date" office:date-value="2020-01-29T07:36:47.981653" calcext:value-type="date">
            <text:p>2020-01-29 07:3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43:59.0006" calcext:value-type="date">
            <text:p>2020-01-29 05:43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3527.65978" calcext:value-type="float">
            <text:p>1580283527.65978</text:p>
          </table:table-cell>
          <table:table-cell table:formula="of:=[.A615]/(3600*24)+25569" office:value-type="date" office:date-value="2020-01-29T07:38:47.659783" calcext:value-type="date">
            <text:p>2020-01-29 07:3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45:59.053418" calcext:value-type="date">
            <text:p>2020-01-29 05:45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3647.66868" calcext:value-type="float">
            <text:p>1580283647.66868</text:p>
          </table:table-cell>
          <table:table-cell table:formula="of:=[.A616]/(3600*24)+25569" office:value-type="date" office:date-value="2020-01-29T07:40:47.668677" calcext:value-type="date">
            <text:p>2020-01-29 07:4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47:59.066843" calcext:value-type="date">
            <text:p>2020-01-29 05:47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3767.71015" calcext:value-type="float">
            <text:p>1580283767.71015</text:p>
          </table:table-cell>
          <table:table-cell table:formula="of:=[.A617]/(3600*24)+25569" office:value-type="date" office:date-value="2020-01-29T07:42:47.710147" calcext:value-type="date">
            <text:p>2020-01-29 07:4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49:59.147709" calcext:value-type="date">
            <text:p>2020-01-29 05:49:5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3887.75169" calcext:value-type="float">
            <text:p>1580283887.75169</text:p>
          </table:table-cell>
          <table:table-cell table:formula="of:=[.A618]/(3600*24)+25569" office:value-type="date" office:date-value="2020-01-29T07:44:47.751686" calcext:value-type="date">
            <text:p>2020-01-29 07:4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51:59.209624" calcext:value-type="date">
            <text:p>2020-01-29 05:51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4007.73882" calcext:value-type="float">
            <text:p>1580284007.73882</text:p>
          </table:table-cell>
          <table:table-cell table:formula="of:=[.A619]/(3600*24)+25569" office:value-type="date" office:date-value="2020-01-29T07:46:47.738825" calcext:value-type="date">
            <text:p>2020-01-29 07:4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53:59.307359" calcext:value-type="date">
            <text:p>2020-01-29 05:53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4127.75006" calcext:value-type="float">
            <text:p>1580284127.75006</text:p>
          </table:table-cell>
          <table:table-cell table:formula="of:=[.A620]/(3600*24)+25569" office:value-type="date" office:date-value="2020-01-29T07:48:47.750065" calcext:value-type="date">
            <text:p>2020-01-29 07:4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55:59.389395" calcext:value-type="date">
            <text:p>2020-01-29 05:55: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4247.76966" calcext:value-type="float">
            <text:p>1580284247.76966</text:p>
          </table:table-cell>
          <table:table-cell table:formula="of:=[.A621]/(3600*24)+25569" office:value-type="date" office:date-value="2020-01-29T07:50:47.769659" calcext:value-type="date">
            <text:p>2020-01-29 07:5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57:59.410491" calcext:value-type="date">
            <text:p>2020-01-29 05:57:59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4367.77858" calcext:value-type="float">
            <text:p>1580284367.77858</text:p>
          </table:table-cell>
          <table:table-cell table:formula="of:=[.A622]/(3600*24)+25569" office:value-type="date" office:date-value="2020-01-29T07:52:47.778585" calcext:value-type="date">
            <text:p>2020-01-29 07:5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5:59:59.694061" calcext:value-type="date">
            <text:p>2020-01-29 06:00:0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4487.78851" calcext:value-type="float">
            <text:p>1580284487.78851</text:p>
          </table:table-cell>
          <table:table-cell table:formula="of:=[.A623]/(3600*24)+25569" office:value-type="date" office:date-value="2020-01-29T07:54:47.788505" calcext:value-type="date">
            <text:p>2020-01-29 07:5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01:59.786398" calcext:value-type="date">
            <text:p>2020-01-29 06:02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4608.03912" calcext:value-type="float">
            <text:p>1580284608.03912</text:p>
          </table:table-cell>
          <table:table-cell table:formula="of:=[.A624]/(3600*24)+25569" office:value-type="date" office:date-value="2020-01-29T07:56:48.039123" calcext:value-type="date">
            <text:p>2020-01-29 07:5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03:59.843649" calcext:value-type="date">
            <text:p>2020-01-29 06:04:0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4727.5435" calcext:value-type="float">
            <text:p>1580284727.5435</text:p>
          </table:table-cell>
          <table:table-cell table:formula="of:=[.A625]/(3600*24)+25569" office:value-type="date" office:date-value="2020-01-29T07:58:47.543496" calcext:value-type="date">
            <text:p>2020-01-29 07:5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05:59.925854" calcext:value-type="date">
            <text:p>2020-01-29 06:06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4847.56278" calcext:value-type="float">
            <text:p>1580284847.56278</text:p>
          </table:table-cell>
          <table:table-cell table:formula="of:=[.A626]/(3600*24)+25569" office:value-type="date" office:date-value="2020-01-29T08:00:47.562776" calcext:value-type="date">
            <text:p>2020-01-29 08:0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07:59.957414" calcext:value-type="date">
            <text:p>2020-01-29 06:08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4967.60204" calcext:value-type="float">
            <text:p>1580284967.60204</text:p>
          </table:table-cell>
          <table:table-cell table:formula="of:=[.A627]/(3600*24)+25569" office:value-type="date" office:date-value="2020-01-29T08:02:47.602036" calcext:value-type="date">
            <text:p>2020-01-29 08:0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10:00.002517" calcext:value-type="date">
            <text:p>2020-01-29 06:10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5087.62544" calcext:value-type="float">
            <text:p>1580285087.62544</text:p>
          </table:table-cell>
          <table:table-cell table:formula="of:=[.A628]/(3600*24)+25569" office:value-type="date" office:date-value="2020-01-29T08:04:47.62544" calcext:value-type="date">
            <text:p>2020-01-29 08:0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12:00.082238" calcext:value-type="date">
            <text:p>2020-01-29 06:12: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5208.02076" calcext:value-type="float">
            <text:p>1580285208.02076</text:p>
          </table:table-cell>
          <table:table-cell table:formula="of:=[.A629]/(3600*24)+25569" office:value-type="date" office:date-value="2020-01-29T08:06:48.020755" calcext:value-type="date">
            <text:p>2020-01-29 08:0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14:00.162996" calcext:value-type="date">
            <text:p>2020-01-29 06:14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5328.00859" calcext:value-type="float">
            <text:p>1580285328.00859</text:p>
          </table:table-cell>
          <table:table-cell table:formula="of:=[.A630]/(3600*24)+25569" office:value-type="date" office:date-value="2020-01-29T08:08:48.008586" calcext:value-type="date">
            <text:p>2020-01-29 08:08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16:00.42317" calcext:value-type="date">
            <text:p>2020-01-29 06:16: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5448.02708" calcext:value-type="float">
            <text:p>1580285448.02708</text:p>
          </table:table-cell>
          <table:table-cell table:formula="of:=[.A631]/(3600*24)+25569" office:value-type="date" office:date-value="2020-01-29T08:10:48.027079" calcext:value-type="date">
            <text:p>2020-01-29 08:10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18:00.515619" calcext:value-type="date">
            <text:p>2020-01-29 06:18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5568.02741" calcext:value-type="float">
            <text:p>1580285568.02741</text:p>
          </table:table-cell>
          <table:table-cell table:formula="of:=[.A632]/(3600*24)+25569" office:value-type="date" office:date-value="2020-01-29T08:12:48.027406" calcext:value-type="date">
            <text:p>2020-01-29 08:1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20:00.61253" calcext:value-type="date">
            <text:p>2020-01-29 06:20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5643.96069" calcext:value-type="float">
            <text:p>1580285643.96069</text:p>
          </table:table-cell>
          <table:table-cell table:formula="of:=[.A633]/(3600*24)+25569" office:value-type="date" office:date-value="2020-01-29T08:14:03.960689" calcext:value-type="date">
            <text:p>2020-01-29 08:14:04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22:00.622367" calcext:value-type="date">
            <text:p>2020-01-29 06:22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5958.19626" calcext:value-type="float">
            <text:p>1580285958.19626</text:p>
          </table:table-cell>
          <table:table-cell table:formula="of:=[.A634]/(3600*24)+25569" office:value-type="date" office:date-value="2020-01-29T08:19:18.196256" calcext:value-type="date">
            <text:p>2020-01-29 08:19:1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24:00.699483" calcext:value-type="date">
            <text:p>2020-01-29 06:24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6047.25994" calcext:value-type="float">
            <text:p>1580286047.25994</text:p>
          </table:table-cell>
          <table:table-cell table:formula="of:=[.A635]/(3600*24)+25569" office:value-type="date" office:date-value="2020-01-29T08:20:47.259936" calcext:value-type="date">
            <text:p>2020-01-29 08:2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26:00.701856" calcext:value-type="date">
            <text:p>2020-01-29 06:26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6167.28005" calcext:value-type="float">
            <text:p>1580286167.28005</text:p>
          </table:table-cell>
          <table:table-cell table:formula="of:=[.A636]/(3600*24)+25569" office:value-type="date" office:date-value="2020-01-29T08:22:47.280053" calcext:value-type="date">
            <text:p>2020-01-29 08:22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28:00.705531" calcext:value-type="date">
            <text:p>2020-01-29 06:28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6287.29899" calcext:value-type="float">
            <text:p>1580286287.29899</text:p>
          </table:table-cell>
          <table:table-cell table:formula="of:=[.A637]/(3600*24)+25569" office:value-type="date" office:date-value="2020-01-29T08:24:47.298986" calcext:value-type="date">
            <text:p>2020-01-29 08:24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30:00.759824" calcext:value-type="date">
            <text:p>2020-01-29 06:30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6407.27979" calcext:value-type="float">
            <text:p>1580286407.27979</text:p>
          </table:table-cell>
          <table:table-cell table:formula="of:=[.A638]/(3600*24)+25569" office:value-type="date" office:date-value="2020-01-29T08:26:47.27979" calcext:value-type="date">
            <text:p>2020-01-29 08:26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32:00.789037" calcext:value-type="date">
            <text:p>2020-01-29 06:32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6527.32997" calcext:value-type="float">
            <text:p>1580286527.32997</text:p>
          </table:table-cell>
          <table:table-cell table:formula="of:=[.A639]/(3600*24)+25569" office:value-type="date" office:date-value="2020-01-29T08:28:47.329965" calcext:value-type="date">
            <text:p>2020-01-29 08:28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34:00.801356" calcext:value-type="date">
            <text:p>2020-01-29 06:34:01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6647.29031" calcext:value-type="float">
            <text:p>1580286647.29031</text:p>
          </table:table-cell>
          <table:table-cell table:formula="of:=[.A640]/(3600*24)+25569" office:value-type="date" office:date-value="2020-01-29T08:30:47.290314" calcext:value-type="date">
            <text:p>2020-01-29 08:3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36:01.111412" calcext:value-type="date">
            <text:p>2020-01-29 06:36:0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80286767.30928" calcext:value-type="float">
            <text:p>1580286767.30928</text:p>
          </table:table-cell>
          <table:table-cell table:formula="of:=[.A641]/(3600*24)+25569" office:value-type="date" office:date-value="2020-01-29T08:32:47.309282" calcext:value-type="date">
            <text:p>2020-01-29 08:32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38:01.142727" calcext:value-type="date">
            <text:p>2020-01-29 06:38:01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6887.29916" calcext:value-type="float">
            <text:p>1580286887.29916</text:p>
          </table:table-cell>
          <table:table-cell table:formula="of:=[.A642]/(3600*24)+25569" office:value-type="date" office:date-value="2020-01-29T08:34:47.299156" calcext:value-type="date">
            <text:p>2020-01-29 08:34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40:01.273247" calcext:value-type="date">
            <text:p>2020-01-29 06:40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7007.30088" calcext:value-type="float">
            <text:p>1580287007.30088</text:p>
          </table:table-cell>
          <table:table-cell table:formula="of:=[.A643]/(3600*24)+25569" office:value-type="date" office:date-value="2020-01-29T08:36:47.300877" calcext:value-type="date">
            <text:p>2020-01-29 08:36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42:01.326557" calcext:value-type="date">
            <text:p>2020-01-29 06:42:01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7127.0808" calcext:value-type="float">
            <text:p>1580287127.0808</text:p>
          </table:table-cell>
          <table:table-cell table:formula="of:=[.A644]/(3600*24)+25569" office:value-type="date" office:date-value="2020-01-29T08:38:47.080804" calcext:value-type="date">
            <text:p>2020-01-29 08:38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44:01.395279" calcext:value-type="date">
            <text:p>2020-01-29 06:44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7247.08261" calcext:value-type="float">
            <text:p>1580287247.08261</text:p>
          </table:table-cell>
          <table:table-cell table:formula="of:=[.A645]/(3600*24)+25569" office:value-type="date" office:date-value="2020-01-29T08:40:47.082613" calcext:value-type="date">
            <text:p>2020-01-29 08:40:47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46:01.463808" calcext:value-type="date">
            <text:p>2020-01-29 06:46: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87367.83128" calcext:value-type="float">
            <text:p>1580287367.83128</text:p>
          </table:table-cell>
          <table:table-cell table:formula="of:=[.A646]/(3600*24)+25569" office:value-type="date" office:date-value="2020-01-29T08:42:47.831285" calcext:value-type="date">
            <text:p>2020-01-29 08:42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48:01.564877" calcext:value-type="date">
            <text:p>2020-01-29 06:48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87487.82365" calcext:value-type="float">
            <text:p>1580287487.82365</text:p>
          </table:table-cell>
          <table:table-cell table:formula="of:=[.A647]/(3600*24)+25569" office:value-type="date" office:date-value="2020-01-29T08:44:47.823648" calcext:value-type="date">
            <text:p>2020-01-29 08:44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50:01.589334" calcext:value-type="date">
            <text:p>2020-01-29 06:50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7607.83322" calcext:value-type="float">
            <text:p>1580287607.83322</text:p>
          </table:table-cell>
          <table:table-cell table:formula="of:=[.A648]/(3600*24)+25569" office:value-type="date" office:date-value="2020-01-29T08:46:47.83322" calcext:value-type="date">
            <text:p>2020-01-29 08:46:48</text:p>
          </table:table-cell>
          <table:table-cell office:value-type="string" calcext:value-type="string">
            <text:p>BREW_STATUS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52:01.657454" calcext:value-type="date">
            <text:p>2020-01-29 06:52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09802.72267" calcext:value-type="float">
            <text:p>1580209802.72267</text:p>
          </table:table-cell>
          <table:table-cell table:formula="of:=[.A649]/(3600*24)+25569" office:value-type="date" office:date-value="2020-01-28T11:10:02.72267" calcext:value-type="date">
            <text:p>2020-01-28 11:10:03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54:01.723229" calcext:value-type="date">
            <text:p>2020-01-29 06:54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09890.75641" calcext:value-type="float">
            <text:p>1580209890.75641</text:p>
          </table:table-cell>
          <table:table-cell table:formula="of:=[.A650]/(3600*24)+25569" office:value-type="date" office:date-value="2020-01-28T11:11:30.756411" calcext:value-type="date">
            <text:p>2020-01-28 11:11:31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56:01.771959" calcext:value-type="date">
            <text:p>2020-01-29 06:56:0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10010.78897" calcext:value-type="float">
            <text:p>1580210010.78897</text:p>
          </table:table-cell>
          <table:table-cell table:formula="of:=[.A651]/(3600*24)+25569" office:value-type="date" office:date-value="2020-01-28T11:13:30.788973" calcext:value-type="date">
            <text:p>2020-01-28 11:13:31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6:58:01.850539" calcext:value-type="date">
            <text:p>2020-01-29 06:58:0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10074.72777" calcext:value-type="float">
            <text:p>1580210074.72777</text:p>
          </table:table-cell>
          <table:table-cell table:formula="of:=[.A652]/(3600*24)+25569" office:value-type="date" office:date-value="2020-01-28T11:14:34.727769" calcext:value-type="date">
            <text:p>2020-01-28 11:14:35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00:01.884842" calcext:value-type="date">
            <text:p>2020-01-29 07:00: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20228.16285" calcext:value-type="float">
            <text:p>1580220228.16285</text:p>
          </table:table-cell>
          <table:table-cell table:formula="of:=[.A653]/(3600*24)+25569" office:value-type="date" office:date-value="2020-01-28T14:03:48.162851" calcext:value-type="date">
            <text:p>2020-01-28 14:03:48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02:01.966134" calcext:value-type="date">
            <text:p>2020-01-29 07:02:0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331.1659" calcext:value-type="float">
            <text:p>1580220331.1659</text:p>
          </table:table-cell>
          <table:table-cell table:formula="of:=[.A654]/(3600*24)+25569" office:value-type="date" office:date-value="2020-01-28T14:05:31.165897" calcext:value-type="date">
            <text:p>2020-01-28 14:05:31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04:01.994407" calcext:value-type="date">
            <text:p>2020-01-29 07:04:0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451.18686" calcext:value-type="float">
            <text:p>1580220451.18686</text:p>
          </table:table-cell>
          <table:table-cell table:formula="of:=[.A655]/(3600*24)+25569" office:value-type="date" office:date-value="2020-01-28T14:07:31.186859" calcext:value-type="date">
            <text:p>2020-01-28 14:07:31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06:02.005603" calcext:value-type="date">
            <text:p>2020-01-29 07:06:0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533.1412" calcext:value-type="float">
            <text:p>1580220533.1412</text:p>
          </table:table-cell>
          <table:table-cell table:formula="of:=[.A656]/(3600*24)+25569" office:value-type="date" office:date-value="2020-01-28T14:08:53.141205" calcext:value-type="date">
            <text:p>2020-01-28 14:08:53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08:02.086495" calcext:value-type="date">
            <text:p>2020-01-29 07:08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5688.03732" calcext:value-type="float">
            <text:p>1580285688.03732</text:p>
          </table:table-cell>
          <table:table-cell table:formula="of:=[.A657]/(3600*24)+25569" office:value-type="date" office:date-value="2020-01-29T08:14:48.037322" calcext:value-type="date">
            <text:p>2020-01-29 08:14:48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10:02.18418" calcext:value-type="date">
            <text:p>2020-01-29 07:10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5808.0187" calcext:value-type="float">
            <text:p>1580285808.0187</text:p>
          </table:table-cell>
          <table:table-cell table:formula="of:=[.A658]/(3600*24)+25569" office:value-type="date" office:date-value="2020-01-29T08:16:48.018703" calcext:value-type="date">
            <text:p>2020-01-29 08:16:48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12:02.222457" calcext:value-type="date">
            <text:p>2020-01-29 07:12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5928.03674" calcext:value-type="float">
            <text:p>1580285928.03674</text:p>
          </table:table-cell>
          <table:table-cell table:formula="of:=[.A659]/(3600*24)+25569" office:value-type="date" office:date-value="2020-01-29T08:18:48.036736" calcext:value-type="date">
            <text:p>2020-01-29 08:18:48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14:02.235129" calcext:value-type="date">
            <text:p>2020-01-29 07:14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5952.22751" calcext:value-type="float">
            <text:p>1580285952.22751</text:p>
          </table:table-cell>
          <table:table-cell table:formula="of:=[.A660]/(3600*24)+25569" office:value-type="date" office:date-value="2020-01-29T08:19:12.227512" calcext:value-type="date">
            <text:p>2020-01-29 08:19:12</text:p>
          </table:table-cell>
          <table:table-cell office:value-type="string" calcext:value-type="string">
            <text:p>COFFEE_BREW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16:02.288661" calcext:value-type="date">
            <text:p>2020-01-29 07:16: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09790.18521" calcext:value-type="float">
            <text:p>1580209790.18521</text:p>
          </table:table-cell>
          <table:table-cell table:formula="of:=[.A661]/(3600*24)+25569" office:value-type="date" office:date-value="2020-01-28T11:09:50.185209" calcext:value-type="date">
            <text:p>2020-01-28 11:09:50</text:p>
          </table:table-cell>
          <table:table-cell office:value-type="string" calcext:value-type="string">
            <text:p>COFFEE_EMPTY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7:18:02.303482" calcext:value-type="date">
            <text:p>2020-01-29 07:18: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09734.48909" calcext:value-type="float">
            <text:p>1580209734.48909</text:p>
          </table:table-cell>
          <table:table-cell table:formula="of:=[.A662]/(3600*24)+25569" office:value-type="date" office:date-value="2020-01-28T11:08:54.489092" calcext:value-type="date">
            <text:p>2020-01-28 11:08:54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20:02.324141" calcext:value-type="date">
            <text:p>2020-01-29 07:20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09735.49106" calcext:value-type="float">
            <text:p>1580209735.49106</text:p>
          </table:table-cell>
          <table:table-cell table:formula="of:=[.A663]/(3600*24)+25569" office:value-type="date" office:date-value="2020-01-28T11:08:55.491064" calcext:value-type="date">
            <text:p>2020-01-28 11:08:55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22:02.365552" calcext:value-type="date">
            <text:p>2020-01-29 07:22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09736.49281" calcext:value-type="float">
            <text:p>1580209736.49281</text:p>
          </table:table-cell>
          <table:table-cell table:formula="of:=[.A664]/(3600*24)+25569" office:value-type="date" office:date-value="2020-01-28T11:08:56.492814" calcext:value-type="date">
            <text:p>2020-01-28 11:08:56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24:02.44473" calcext:value-type="date">
            <text:p>2020-01-29 07:24:0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09737.49722" calcext:value-type="float">
            <text:p>1580209737.49722</text:p>
          </table:table-cell>
          <table:table-cell table:formula="of:=[.A665]/(3600*24)+25569" office:value-type="date" office:date-value="2020-01-28T11:08:57.49722" calcext:value-type="date">
            <text:p>2020-01-28 11:08:57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26:02.491812" calcext:value-type="date">
            <text:p>2020-01-29 07:26:0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09738.4973" calcext:value-type="float">
            <text:p>1580209738.4973</text:p>
          </table:table-cell>
          <table:table-cell table:formula="of:=[.A666]/(3600*24)+25569" office:value-type="date" office:date-value="2020-01-28T11:08:58.497296" calcext:value-type="date">
            <text:p>2020-01-28 11:08:58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28:02.571336" calcext:value-type="date">
            <text:p>2020-01-29 07:28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09739.50096" calcext:value-type="float">
            <text:p>1580209739.50096</text:p>
          </table:table-cell>
          <table:table-cell table:formula="of:=[.A667]/(3600*24)+25569" office:value-type="date" office:date-value="2020-01-28T11:08:59.500957" calcext:value-type="date">
            <text:p>2020-01-28 11:09:00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30:02.652181" calcext:value-type="date">
            <text:p>2020-01-29 07:30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09740.50121" calcext:value-type="float">
            <text:p>1580209740.50121</text:p>
          </table:table-cell>
          <table:table-cell table:formula="of:=[.A668]/(3600*24)+25569" office:value-type="date" office:date-value="2020-01-28T11:09:00.501207" calcext:value-type="date">
            <text:p>2020-01-28 11:09:01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32:02.712637" calcext:value-type="date">
            <text:p>2020-01-29 07:32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09741.50394" calcext:value-type="float">
            <text:p>1580209741.50394</text:p>
          </table:table-cell>
          <table:table-cell table:formula="of:=[.A669]/(3600*24)+25569" office:value-type="date" office:date-value="2020-01-28T11:09:01.503942" calcext:value-type="date">
            <text:p>2020-01-28 11:09:02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34:02.79499" calcext:value-type="date">
            <text:p>2020-01-29 07:34:0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580209742.54826" calcext:value-type="float">
            <text:p>1580209742.54826</text:p>
          </table:table-cell>
          <table:table-cell table:formula="of:=[.A670]/(3600*24)+25569" office:value-type="date" office:date-value="2020-01-28T11:09:02.548259" calcext:value-type="date">
            <text:p>2020-01-28 11:09:03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36:02.879976" calcext:value-type="date">
            <text:p>2020-01-29 07:36:03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201.98206" calcext:value-type="float">
            <text:p>1580220201.98206</text:p>
          </table:table-cell>
          <table:table-cell table:formula="of:=[.A671]/(3600*24)+25569" office:value-type="date" office:date-value="2020-01-28T14:03:21.982064" calcext:value-type="date">
            <text:p>2020-01-28 14:03:22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38:02.972827" calcext:value-type="date">
            <text:p>2020-01-29 07:38:03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580220202.84517" calcext:value-type="float">
            <text:p>1580220202.84517</text:p>
          </table:table-cell>
          <table:table-cell table:formula="of:=[.A672]/(3600*24)+25569" office:value-type="date" office:date-value="2020-01-28T14:03:22.845165" calcext:value-type="date">
            <text:p>2020-01-28 14:03:23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40:03.051455" calcext:value-type="date">
            <text:p>2020-01-29 07:40:03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203.84526" calcext:value-type="float">
            <text:p>1580220203.84526</text:p>
          </table:table-cell>
          <table:table-cell table:formula="of:=[.A673]/(3600*24)+25569" office:value-type="date" office:date-value="2020-01-28T14:03:23.845259" calcext:value-type="date">
            <text:p>2020-01-28 14:03:24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42:03.058922" calcext:value-type="date">
            <text:p>2020-01-29 07:42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20204.86917" calcext:value-type="float">
            <text:p>1580220204.86917</text:p>
          </table:table-cell>
          <table:table-cell table:formula="of:=[.A674]/(3600*24)+25569" office:value-type="date" office:date-value="2020-01-28T14:03:24.869166" calcext:value-type="date">
            <text:p>2020-01-28 14:03:25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44:03.117418" calcext:value-type="date">
            <text:p>2020-01-29 07:44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20205.85797" calcext:value-type="float">
            <text:p>1580220205.85797</text:p>
          </table:table-cell>
          <table:table-cell table:formula="of:=[.A675]/(3600*24)+25569" office:value-type="date" office:date-value="2020-01-28T14:03:25.857967" calcext:value-type="date">
            <text:p>2020-01-28 14:03:26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46:03.157183" calcext:value-type="date">
            <text:p>2020-01-29 07:46:03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206.8566" calcext:value-type="float">
            <text:p>1580220206.8566</text:p>
          </table:table-cell>
          <table:table-cell table:formula="of:=[.A676]/(3600*24)+25569" office:value-type="date" office:date-value="2020-01-28T14:03:26.856601" calcext:value-type="date">
            <text:p>2020-01-28 14:03:27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48:03.169015" calcext:value-type="date">
            <text:p>2020-01-29 07:48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20207.86085" calcext:value-type="float">
            <text:p>1580220207.86085</text:p>
          </table:table-cell>
          <table:table-cell table:formula="of:=[.A677]/(3600*24)+25569" office:value-type="date" office:date-value="2020-01-28T14:03:27.86085" calcext:value-type="date">
            <text:p>2020-01-28 14:03:28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50:03.259974" calcext:value-type="date">
            <text:p>2020-01-29 07:50:03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0208.86746" calcext:value-type="float">
            <text:p>1580220208.86746</text:p>
          </table:table-cell>
          <table:table-cell table:formula="of:=[.A678]/(3600*24)+25569" office:value-type="date" office:date-value="2020-01-28T14:03:28.867464" calcext:value-type="date">
            <text:p>2020-01-28 14:03:29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52:03.339365" calcext:value-type="date">
            <text:p>2020-01-29 07:52:0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5571.77747" calcext:value-type="float">
            <text:p>1580285571.77747</text:p>
          </table:table-cell>
          <table:table-cell table:formula="of:=[.A679]/(3600*24)+25569" office:value-type="date" office:date-value="2020-01-29T08:12:51.777473" calcext:value-type="date">
            <text:p>2020-01-29 08:12:52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54:03.635742" calcext:value-type="date">
            <text:p>2020-01-29 07:54:04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85573.78009" calcext:value-type="float">
            <text:p>1580285573.78009</text:p>
          </table:table-cell>
          <table:table-cell table:formula="of:=[.A680]/(3600*24)+25569" office:value-type="date" office:date-value="2020-01-29T08:12:53.780087" calcext:value-type="date">
            <text:p>2020-01-29 08:12:54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56:03.673444" calcext:value-type="date">
            <text:p>2020-01-29 07:56:0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580285574.78373" calcext:value-type="float">
            <text:p>1580285574.78373</text:p>
          </table:table-cell>
          <table:table-cell table:formula="of:=[.A681]/(3600*24)+25569" office:value-type="date" office:date-value="2020-01-29T08:12:54.78373" calcext:value-type="date">
            <text:p>2020-01-29 08:12:55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7:58:03.699963" calcext:value-type="date">
            <text:p>2020-01-29 07:58:0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85575.78689" calcext:value-type="float">
            <text:p>1580285575.78689</text:p>
          </table:table-cell>
          <table:table-cell table:formula="of:=[.A682]/(3600*24)+25569" office:value-type="date" office:date-value="2020-01-29T08:12:55.786894" calcext:value-type="date">
            <text:p>2020-01-29 08:12:56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8:00:03.721123" calcext:value-type="date">
            <text:p>2020-01-29 08:00:0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85576.79784" calcext:value-type="float">
            <text:p>1580285576.79784</text:p>
          </table:table-cell>
          <table:table-cell table:formula="of:=[.A683]/(3600*24)+25569" office:value-type="date" office:date-value="2020-01-29T08:12:56.797841" calcext:value-type="date">
            <text:p>2020-01-29 08:12:57</text:p>
          </table:table-cell>
          <table:table-cell office:value-type="string" calcext:value-type="string">
            <text:p>COFFEE_GRINDING</text:p>
          </table:table-cell>
          <table:table-cell table:number-columns-repeated="2"/>
          <table:table-cell office:value-type="string" calcext:value-type="string">
            <text:p>COFFEE_STATUS</text:p>
          </table:table-cell>
          <table:table-cell office:value-type="date" office:date-value="2020-01-29T08:02:03.76097" calcext:value-type="date">
            <text:p>2020-01-29 08:02:04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580210686.82085" calcext:value-type="float">
            <text:p>1580210686.82085</text:p>
          </table:table-cell>
          <table:table-cell table:formula="of:=[.A684]/(3600*24)+25569" office:value-type="date" office:date-value="2020-01-28T11:24:46.820846" calcext:value-type="date">
            <text:p>2020-01-28 11:24:47</text:p>
          </table:table-cell>
          <table:table-cell office:value-type="string" calcext:value-type="string">
            <text:p>COFFEE_NEW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04:03.844705" calcext:value-type="date">
            <text:p>2020-01-29 08:04:0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580215098.8846" calcext:value-type="float">
            <text:p>1580215098.8846</text:p>
          </table:table-cell>
          <table:table-cell table:formula="of:=[.A685]/(3600*24)+25569" office:value-type="date" office:date-value="2020-01-28T12:38:18.884599" calcext:value-type="date">
            <text:p>2020-01-28 12:38:19</text:p>
          </table:table-cell>
          <table:table-cell office:value-type="string" calcext:value-type="string">
            <text:p>COFFEE_NEW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06:03.901148" calcext:value-type="date">
            <text:p>2020-01-29 08:06:0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1151.62541" calcext:value-type="float">
            <text:p>1580221151.62541</text:p>
          </table:table-cell>
          <table:table-cell table:formula="of:=[.A686]/(3600*24)+25569" office:value-type="date" office:date-value="2020-01-28T14:19:11.625414" calcext:value-type="date">
            <text:p>2020-01-28 14:19:12</text:p>
          </table:table-cell>
          <table:table-cell office:value-type="string" calcext:value-type="string">
            <text:p>COFFEE_NEW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08:03.998087" calcext:value-type="date">
            <text:p>2020-01-29 08:08:0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21675.28752" calcext:value-type="float">
            <text:p>1580221675.28752</text:p>
          </table:table-cell>
          <table:table-cell table:formula="of:=[.A687]/(3600*24)+25569" office:value-type="date" office:date-value="2020-01-28T14:27:55.287522" calcext:value-type="date">
            <text:p>2020-01-28 14:27:55</text:p>
          </table:table-cell>
          <table:table-cell office:value-type="string" calcext:value-type="string">
            <text:p>COFFEE_NEW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10:04.096925" calcext:value-type="date">
            <text:p>2020-01-29 08:10:0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580286452.42933" calcext:value-type="float">
            <text:p>1580286452.42933</text:p>
          </table:table-cell>
          <table:table-cell table:formula="of:=[.A688]/(3600*24)+25569" office:value-type="date" office:date-value="2020-01-29T08:27:32.429326" calcext:value-type="date">
            <text:p>2020-01-29 08:27:32</text:p>
          </table:table-cell>
          <table:table-cell office:value-type="string" calcext:value-type="string">
            <text:p>COFFEE_NEW</text:p>
          </table:table-cell>
          <table:table-cell office:value-type="float" office:value="3495" calcext:value-type="float">
            <text:p>3495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12:04.099192" calcext:value-type="date">
            <text:p>2020-01-29 08:12:0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580209569.74908" calcext:value-type="float">
            <text:p>1580209569.74908</text:p>
          </table:table-cell>
          <table:table-cell table:formula="of:=[.A689]/(3600*24)+25569" office:value-type="date" office:date-value="2020-01-28T11:06:09.749078" calcext:value-type="date">
            <text:p>2020-01-28 11:06:10</text:p>
          </table:table-cell>
          <table:table-cell office:value-type="string" calcext:value-type="string">
            <text:p>COFFEE_POURED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14:04.152457" calcext:value-type="date">
            <text:p>2020-01-29 08:14: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0216078.72422" calcext:value-type="float">
            <text:p>1580216078.72422</text:p>
          </table:table-cell>
          <table:table-cell table:formula="of:=[.A690]/(3600*24)+25569" office:value-type="date" office:date-value="2020-01-28T12:54:38.724216" calcext:value-type="date">
            <text:p>2020-01-28 12:54:39</text:p>
          </table:table-cell>
          <table:table-cell office:value-type="string" calcext:value-type="string">
            <text:p>COFFEE_POURED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16:04.21641" calcext:value-type="date">
            <text:p>2020-01-29 08:16: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0216669.22286" calcext:value-type="float">
            <text:p>1580216669.22286</text:p>
          </table:table-cell>
          <table:table-cell table:formula="of:=[.A691]/(3600*24)+25569" office:value-type="date" office:date-value="2020-01-28T13:04:29.222862" calcext:value-type="date">
            <text:p>2020-01-28 13:04:29</text:p>
          </table:table-cell>
          <table:table-cell office:value-type="string" calcext:value-type="string">
            <text:p>COFFEE_POURED</text:p>
          </table:table-cell>
          <table:table-cell office:value-type="float" office:value="2743" calcext:value-type="float">
            <text:p>2743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18:04.308585" calcext:value-type="date">
            <text:p>2020-01-29 08:18: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0216689.31589" calcext:value-type="float">
            <text:p>1580216689.31589</text:p>
          </table:table-cell>
          <table:table-cell table:formula="of:=[.A692]/(3600*24)+25569" office:value-type="date" office:date-value="2020-01-28T13:04:49.315893" calcext:value-type="date">
            <text:p>2020-01-28 13:04:49</text:p>
          </table:table-cell>
          <table:table-cell office:value-type="string" calcext:value-type="string">
            <text:p>COFFEE_POURED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20:04.322491" calcext:value-type="date">
            <text:p>2020-01-29 08:20: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0218415.67709" calcext:value-type="float">
            <text:p>1580218415.67709</text:p>
          </table:table-cell>
          <table:table-cell table:formula="of:=[.A693]/(3600*24)+25569" office:value-type="date" office:date-value="2020-01-28T13:33:35.677093" calcext:value-type="date">
            <text:p>2020-01-28 13:33:36</text:p>
          </table:table-cell>
          <table:table-cell office:value-type="string" calcext:value-type="string">
            <text:p>COFFEE_POURED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22:04.354712" calcext:value-type="date">
            <text:p>2020-01-29 08:22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0218442.75013" calcext:value-type="float">
            <text:p>1580218442.75013</text:p>
          </table:table-cell>
          <table:table-cell table:formula="of:=[.A694]/(3600*24)+25569" office:value-type="date" office:date-value="2020-01-28T13:34:02.750133" calcext:value-type="date">
            <text:p>2020-01-28 13:34:03</text:p>
          </table:table-cell>
          <table:table-cell office:value-type="string" calcext:value-type="string">
            <text:p>COFFEE_POURED</text:p>
          </table:table-cell>
          <table:table-cell office:value-type="float" office:value="2171" calcext:value-type="float">
            <text:p>2171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24:04.366406" calcext:value-type="date">
            <text:p>2020-01-29 08:24: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0218486.73823" calcext:value-type="float">
            <text:p>1580218486.73823</text:p>
          </table:table-cell>
          <table:table-cell table:formula="of:=[.A695]/(3600*24)+25569" office:value-type="date" office:date-value="2020-01-28T13:34:46.738233" calcext:value-type="date">
            <text:p>2020-01-28 13:34:47</text:p>
          </table:table-cell>
          <table:table-cell office:value-type="string" calcext:value-type="string">
            <text:p>COFFEE_POURED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26:04.46301" calcext:value-type="date">
            <text:p>2020-01-29 08:26: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0218884.27268" calcext:value-type="float">
            <text:p>1580218884.27268</text:p>
          </table:table-cell>
          <table:table-cell table:formula="of:=[.A696]/(3600*24)+25569" office:value-type="date" office:date-value="2020-01-28T13:41:24.272683" calcext:value-type="date">
            <text:p>2020-01-28 13:41:24</text:p>
          </table:table-cell>
          <table:table-cell office:value-type="string" calcext:value-type="string">
            <text:p>COFFEE_POURED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28:04.483343" calcext:value-type="date">
            <text:p>2020-01-29 08:28:04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80222312.46576" calcext:value-type="float">
            <text:p>1580222312.46576</text:p>
          </table:table-cell>
          <table:table-cell table:formula="of:=[.A697]/(3600*24)+25569" office:value-type="date" office:date-value="2020-01-28T14:38:32.465763" calcext:value-type="date">
            <text:p>2020-01-28 14:38:32</text:p>
          </table:table-cell>
          <table:table-cell office:value-type="string" calcext:value-type="string">
            <text:p>COFFEE_POURED</text:p>
          </table:table-cell>
          <table:table-cell office:value-type="float" office:value="3028" calcext:value-type="float">
            <text:p>3028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30:04.500001" calcext:value-type="date">
            <text:p>2020-01-29 08:30: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580222446.38867" calcext:value-type="float">
            <text:p>1580222446.38867</text:p>
          </table:table-cell>
          <table:table-cell table:formula="of:=[.A698]/(3600*24)+25569" office:value-type="date" office:date-value="2020-01-28T14:40:46.388665" calcext:value-type="date">
            <text:p>2020-01-28 14:40:46</text:p>
          </table:table-cell>
          <table:table-cell office:value-type="string" calcext:value-type="string">
            <text:p>COFFEE_POURED</text:p>
          </table:table-cell>
          <table:table-cell office:value-type="float" office:value="2834" calcext:value-type="float">
            <text:p>2834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32:04.524322" calcext:value-type="date">
            <text:p>2020-01-29 08:32:05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580222699.97548" calcext:value-type="float">
            <text:p>1580222699.97548</text:p>
          </table:table-cell>
          <table:table-cell table:formula="of:=[.A699]/(3600*24)+25569" office:value-type="date" office:date-value="2020-01-28T14:44:59.975483" calcext:value-type="date">
            <text:p>2020-01-28 14:45:00</text:p>
          </table:table-cell>
          <table:table-cell office:value-type="string" calcext:value-type="string">
            <text:p>COFFEE_POURED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34:04.618688" calcext:value-type="date">
            <text:p>2020-01-29 08:34:0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80222999.8141" calcext:value-type="float">
            <text:p>1580222999.8141</text:p>
          </table:table-cell>
          <table:table-cell table:formula="of:=[.A700]/(3600*24)+25569" office:value-type="date" office:date-value="2020-01-28T14:49:59.814105" calcext:value-type="date">
            <text:p>2020-01-28 14:50:00</text:p>
          </table:table-cell>
          <table:table-cell office:value-type="string" calcext:value-type="string">
            <text:p>COFFEE_POURED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36:04.619994" calcext:value-type="date">
            <text:p>2020-01-29 08:36:0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80227304.88728" calcext:value-type="float">
            <text:p>1580227304.88728</text:p>
          </table:table-cell>
          <table:table-cell table:formula="of:=[.A701]/(3600*24)+25569" office:value-type="date" office:date-value="2020-01-28T16:01:44.887284" calcext:value-type="date">
            <text:p>2020-01-28 16:01:45</text:p>
          </table:table-cell>
          <table:table-cell office:value-type="string" calcext:value-type="string">
            <text:p>COFFEE_POURED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38:04.676202" calcext:value-type="date">
            <text:p>2020-01-29 08:38:0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80286468.58915" calcext:value-type="float">
            <text:p>1580286468.58915</text:p>
          </table:table-cell>
          <table:table-cell table:formula="of:=[.A702]/(3600*24)+25569" office:value-type="date" office:date-value="2020-01-29T08:27:48.589154" calcext:value-type="date">
            <text:p>2020-01-29 08:27:49</text:p>
          </table:table-cell>
          <table:table-cell office:value-type="string" calcext:value-type="string">
            <text:p>COFFEE_POURED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40:04.771262" calcext:value-type="date">
            <text:p>2020-01-29 08:40:0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80287503.47694" calcext:value-type="float">
            <text:p>1580287503.47694</text:p>
          </table:table-cell>
          <table:table-cell table:formula="of:=[.A703]/(3600*24)+25569" office:value-type="date" office:date-value="2020-01-29T08:45:03.476942" calcext:value-type="date">
            <text:p>2020-01-29 08:45:03</text:p>
          </table:table-cell>
          <table:table-cell office:value-type="string" calcext:value-type="string">
            <text:p>COFFEE_POURED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42:04.797479" calcext:value-type="date">
            <text:p>2020-01-29 08:42: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580209698.25619" calcext:value-type="float">
            <text:p>1580209698.25619</text:p>
          </table:table-cell>
          <table:table-cell table:formula="of:=[.A704]/(3600*24)+25569" office:value-type="date" office:date-value="2020-01-28T11:08:18.256191" calcext:value-type="date">
            <text:p>2020-01-28 11:08:18</text:p>
          </table:table-cell>
          <table:table-cell office:value-type="string" calcext:value-type="string">
            <text:p>COFFEE_REMOVE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44:04.939819" calcext:value-type="date">
            <text:p>2020-01-29 08:44:0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80209796.5469" calcext:value-type="float">
            <text:p>1580209796.5469</text:p>
          </table:table-cell>
          <table:table-cell table:formula="of:=[.A705]/(3600*24)+25569" office:value-type="date" office:date-value="2020-01-28T11:09:56.546902" calcext:value-type="date">
            <text:p>2020-01-28 11:09:57</text:p>
          </table:table-cell>
          <table:table-cell office:value-type="string" calcext:value-type="string">
            <text:p>COFFEE_REMOVED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46:04.976016" calcext:value-type="date">
            <text:p>2020-01-29 08:46:05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580215095.43862" calcext:value-type="float">
            <text:p>1580215095.43862</text:p>
          </table:table-cell>
          <table:table-cell table:formula="of:=[.A706]/(3600*24)+25569" office:value-type="date" office:date-value="2020-01-28T12:38:15.438618" calcext:value-type="date">
            <text:p>2020-01-28 12:38:15</text:p>
          </table:table-cell>
          <table:table-cell office:value-type="string" calcext:value-type="string">
            <text:p>COFFEE_REMOVE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FFEE_STATUS</text:p>
          </table:table-cell>
          <table:table-cell office:value-type="date" office:date-value="2020-01-29T08:48:05.03302" calcext:value-type="date">
            <text:p>2020-01-29 08:48:05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580220004.16295" calcext:value-type="float">
            <text:p>1580220004.16295</text:p>
          </table:table-cell>
          <table:table-cell table:formula="of:=[.A707]/(3600*24)+25569" office:value-type="date" office:date-value="2020-01-28T14:00:04.162947" calcext:value-type="date">
            <text:p>2020-01-28 14:00:04</text:p>
          </table:table-cell>
          <table:table-cell office:value-type="string" calcext:value-type="string">
            <text:p>COFFEE_REMOVED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1:10:02.72267" calcext:value-type="date">
            <text:p>2020-01-28 11:10:0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21636.46531" calcext:value-type="float">
            <text:p>1580221636.46531</text:p>
          </table:table-cell>
          <table:table-cell table:formula="of:=[.A708]/(3600*24)+25569" office:value-type="date" office:date-value="2020-01-28T14:27:16.465305" calcext:value-type="date">
            <text:p>2020-01-28 14:27:16</text:p>
          </table:table-cell>
          <table:table-cell office:value-type="string" calcext:value-type="string">
            <text:p>COFFEE_REMOVED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1:11:30.756411" calcext:value-type="date">
            <text:p>2020-01-28 11:11:3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85609.95759" calcext:value-type="float">
            <text:p>1580285609.95759</text:p>
          </table:table-cell>
          <table:table-cell table:formula="of:=[.A709]/(3600*24)+25569" office:value-type="date" office:date-value="2020-01-29T08:13:29.957588" calcext:value-type="date">
            <text:p>2020-01-29 08:13:30</text:p>
          </table:table-cell>
          <table:table-cell office:value-type="string" calcext:value-type="string">
            <text:p>COFFEE_REMOVED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1:13:30.788973" calcext:value-type="date">
            <text:p>2020-01-28 11:13:3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09790.18521" calcext:value-type="float">
            <text:p>1580209790.18521</text:p>
          </table:table-cell>
          <table:table-cell table:formula="of:=[.A710]/(3600*24)+25569" office:value-type="date" office:date-value="2020-01-28T11:09:50.185209" calcext:value-type="date">
            <text:p>2020-01-28 11:09:50</text:p>
          </table:table-cell>
          <table:table-cell office:value-type="string" calcext:value-type="string">
            <text:p>COFFEE_REPLACED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1:14:34.727769" calcext:value-type="date">
            <text:p>2020-01-28 11:14:3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10686.82085" calcext:value-type="float">
            <text:p>1580210686.82085</text:p>
          </table:table-cell>
          <table:table-cell table:formula="of:=[.A711]/(3600*24)+25569" office:value-type="date" office:date-value="2020-01-28T11:24:46.820846" calcext:value-type="date">
            <text:p>2020-01-28 11:24:47</text:p>
          </table:table-cell>
          <table:table-cell office:value-type="string" calcext:value-type="string">
            <text:p>COFFEE_REPLACED</text:p>
          </table:table-cell>
          <table:table-cell office:value-type="float" office:value="3212" calcext:value-type="float">
            <text:p>3212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4:03:48.162851" calcext:value-type="date">
            <text:p>2020-01-28 14:03:4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15098.8846" calcext:value-type="float">
            <text:p>1580215098.8846</text:p>
          </table:table-cell>
          <table:table-cell table:formula="of:=[.A712]/(3600*24)+25569" office:value-type="date" office:date-value="2020-01-28T12:38:18.884599" calcext:value-type="date">
            <text:p>2020-01-28 12:38:19</text:p>
          </table:table-cell>
          <table:table-cell office:value-type="string" calcext:value-type="string">
            <text:p>COFFEE_REPLACED</text:p>
          </table:table-cell>
          <table:table-cell office:value-type="float" office:value="3216" calcext:value-type="float">
            <text:p>3216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4:05:31.165897" calcext:value-type="date">
            <text:p>2020-01-28 14:05:3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21675.28752" calcext:value-type="float">
            <text:p>1580221675.28752</text:p>
          </table:table-cell>
          <table:table-cell table:formula="of:=[.A713]/(3600*24)+25569" office:value-type="date" office:date-value="2020-01-28T14:27:55.287522" calcext:value-type="date">
            <text:p>2020-01-28 14:27:55</text:p>
          </table:table-cell>
          <table:table-cell office:value-type="string" calcext:value-type="string">
            <text:p>COFFEE_REPLACED</text:p>
          </table:table-cell>
          <table:table-cell office:value-type="float" office:value="3239" calcext:value-type="float">
            <text:p>3239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4:07:31.186859" calcext:value-type="date">
            <text:p>2020-01-28 14:07:3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86452.42933" calcext:value-type="float">
            <text:p>1580286452.42933</text:p>
          </table:table-cell>
          <table:table-cell table:formula="of:=[.A714]/(3600*24)+25569" office:value-type="date" office:date-value="2020-01-29T08:27:32.429326" calcext:value-type="date">
            <text:p>2020-01-29 08:27:32</text:p>
          </table:table-cell>
          <table:table-cell office:value-type="string" calcext:value-type="string">
            <text:p>COFFEE_REPLACED</text:p>
          </table:table-cell>
          <table:table-cell office:value-type="float" office:value="3495" calcext:value-type="float">
            <text:p>3495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8T14:08:53.141205" calcext:value-type="date">
            <text:p>2020-01-28 14:08:5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75668.50772" calcext:value-type="float">
            <text:p>1580275668.50772</text:p>
          </table:table-cell>
          <table:table-cell table:formula="of:=[.A715]/(3600*24)+25569" office:value-type="date" office:date-value="2020-01-29T05:27:48.507724" calcext:value-type="date">
            <text:p>2020-01-29 05:27:49</text:p>
          </table:table-cell>
          <table:table-cell office:value-type="string" calcext:value-type="string">
            <text:p>COFFEE_STARTUP</text:p>
          </table:table-cell>
          <table:table-cell table:number-columns-repeated="2"/>
          <table:table-cell table:style-name="ce1" office:value-type="string" calcext:value-type="string">
            <text:p>COFFEE_BREWING</text:p>
          </table:table-cell>
          <table:table-cell office:value-type="date" office:date-value="2020-01-29T08:14:48.037322" calcext:value-type="date">
            <text:p>2020-01-29 08:14:4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09589.90682" calcext:value-type="float">
            <text:p>1580209589.90682</text:p>
          </table:table-cell>
          <table:table-cell table:formula="of:=[.A716]/(3600*24)+25569" office:value-type="date" office:date-value="2020-01-28T11:06:29.906816" calcext:value-type="date">
            <text:p>2020-01-28 11:06:30</text:p>
          </table:table-cell>
          <table:table-cell office:value-type="string" calcext:value-type="string">
            <text:p>COFFEE_STATUS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9T08:16:48.018703" calcext:value-type="date">
            <text:p>2020-01-29 08:16:4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09709.9522" calcext:value-type="float">
            <text:p>1580209709.9522</text:p>
          </table:table-cell>
          <table:table-cell table:formula="of:=[.A717]/(3600*24)+25569" office:value-type="date" office:date-value="2020-01-28T11:08:29.952202" calcext:value-type="date">
            <text:p>2020-01-28 11:08:30</text:p>
          </table:table-cell>
          <table:table-cell office:value-type="string" calcext:value-type="string">
            <text:p>COFFEE_STATU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9T08:18:48.036736" calcext:value-type="date">
            <text:p>2020-01-29 08:18:4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09830.04576" calcext:value-type="float">
            <text:p>1580209830.04576</text:p>
          </table:table-cell>
          <table:table-cell table:formula="of:=[.A718]/(3600*24)+25569" office:value-type="date" office:date-value="2020-01-28T11:10:30.04576" calcext:value-type="date">
            <text:p>2020-01-28 11:10:30</text:p>
          </table:table-cell>
          <table:table-cell office:value-type="string" calcext:value-type="string">
            <text:p>COFFEE_STATU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COFFEE_BREWING</text:p>
          </table:table-cell>
          <table:table-cell office:value-type="date" office:date-value="2020-01-29T08:19:12.227512" calcext:value-type="date">
            <text:p>2020-01-29 08:19:1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80209950.13333" calcext:value-type="float">
            <text:p>1580209950.13333</text:p>
          </table:table-cell>
          <table:table-cell table:formula="of:=[.A719]/(3600*24)+25569" office:value-type="date" office:date-value="2020-01-28T11:12:30.133333" calcext:value-type="date">
            <text:p>2020-01-28 11:12:30</text:p>
          </table:table-cell>
          <table:table-cell office:value-type="string" calcext:value-type="string">
            <text:p>COFFEE_STATUS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070.13996" calcext:value-type="float">
            <text:p>1580210070.13996</text:p>
          </table:table-cell>
          <table:table-cell table:formula="of:=[.A720]/(3600*24)+25569" office:value-type="date" office:date-value="2020-01-28T11:14:30.139962" calcext:value-type="date">
            <text:p>2020-01-28 11:14:30</text:p>
          </table:table-cell>
          <table:table-cell office:value-type="string" calcext:value-type="string">
            <text:p>COFFEE_STATU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190.21478" calcext:value-type="float">
            <text:p>1580210190.21478</text:p>
          </table:table-cell>
          <table:table-cell table:formula="of:=[.A721]/(3600*24)+25569" office:value-type="date" office:date-value="2020-01-28T11:16:30.214777" calcext:value-type="date">
            <text:p>2020-01-28 11:16:30</text:p>
          </table:table-cell>
          <table:table-cell office:value-type="string" calcext:value-type="string">
            <text:p>COFFEE_STATU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310.27778" calcext:value-type="float">
            <text:p>1580210310.27778</text:p>
          </table:table-cell>
          <table:table-cell table:formula="of:=[.A722]/(3600*24)+25569" office:value-type="date" office:date-value="2020-01-28T11:18:30.277781" calcext:value-type="date">
            <text:p>2020-01-28 11:18:30</text:p>
          </table:table-cell>
          <table:table-cell office:value-type="string" calcext:value-type="string">
            <text:p>COFFEE_STATU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430.30299" calcext:value-type="float">
            <text:p>1580210430.30299</text:p>
          </table:table-cell>
          <table:table-cell table:formula="of:=[.A723]/(3600*24)+25569" office:value-type="date" office:date-value="2020-01-28T11:20:30.302986" calcext:value-type="date">
            <text:p>2020-01-28 11:20:30</text:p>
          </table:table-cell>
          <table:table-cell office:value-type="string" calcext:value-type="string">
            <text:p>COFFEE_STATU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550.35307" calcext:value-type="float">
            <text:p>1580210550.35307</text:p>
          </table:table-cell>
          <table:table-cell table:formula="of:=[.A724]/(3600*24)+25569" office:value-type="date" office:date-value="2020-01-28T11:22:30.35307" calcext:value-type="date">
            <text:p>2020-01-28 11:22:30</text:p>
          </table:table-cell>
          <table:table-cell office:value-type="string" calcext:value-type="string">
            <text:p>COFFEE_STATU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670.49293" calcext:value-type="float">
            <text:p>1580210670.49293</text:p>
          </table:table-cell>
          <table:table-cell table:formula="of:=[.A725]/(3600*24)+25569" office:value-type="date" office:date-value="2020-01-28T11:24:30.492926" calcext:value-type="date">
            <text:p>2020-01-28 11:24:30</text:p>
          </table:table-cell>
          <table:table-cell office:value-type="string" calcext:value-type="string">
            <text:p>COFFEE_STATU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790.55274" calcext:value-type="float">
            <text:p>1580210790.55274</text:p>
          </table:table-cell>
          <table:table-cell table:formula="of:=[.A726]/(3600*24)+25569" office:value-type="date" office:date-value="2020-01-28T11:26:30.552737" calcext:value-type="date">
            <text:p>2020-01-28 11:26:31</text:p>
          </table:table-cell>
          <table:table-cell office:value-type="string" calcext:value-type="string">
            <text:p>COFFEE_STATUS</text:p>
          </table:table-cell>
          <table:table-cell office:value-type="float" office:value="3220" calcext:value-type="float">
            <text:p>322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0910.58142" calcext:value-type="float">
            <text:p>1580210910.58142</text:p>
          </table:table-cell>
          <table:table-cell table:formula="of:=[.A727]/(3600*24)+25569" office:value-type="date" office:date-value="2020-01-28T11:28:30.581418" calcext:value-type="date">
            <text:p>2020-01-28 11:28:31</text:p>
          </table:table-cell>
          <table:table-cell office:value-type="string" calcext:value-type="string">
            <text:p>COFFEE_STATUS</text:p>
          </table:table-cell>
          <table:table-cell office:value-type="float" office:value="3220" calcext:value-type="float">
            <text:p>322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1030.6364" calcext:value-type="float">
            <text:p>1580211030.6364</text:p>
          </table:table-cell>
          <table:table-cell table:formula="of:=[.A728]/(3600*24)+25569" office:value-type="date" office:date-value="2020-01-28T11:30:30.636398" calcext:value-type="date">
            <text:p>2020-01-28 11:30:31</text:p>
          </table:table-cell>
          <table:table-cell office:value-type="string" calcext:value-type="string">
            <text:p>COFFEE_STATUS</text:p>
          </table:table-cell>
          <table:table-cell office:value-type="float" office:value="3215" calcext:value-type="float">
            <text:p>321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1150.67094" calcext:value-type="float">
            <text:p>1580211150.67094</text:p>
          </table:table-cell>
          <table:table-cell table:formula="of:=[.A729]/(3600*24)+25569" office:value-type="date" office:date-value="2020-01-28T11:32:30.670942" calcext:value-type="date">
            <text:p>2020-01-28 11:32:31</text:p>
          </table:table-cell>
          <table:table-cell office:value-type="string" calcext:value-type="string">
            <text:p>COFFEE_STATUS</text:p>
          </table:table-cell>
          <table:table-cell office:value-type="float" office:value="3220" calcext:value-type="float">
            <text:p>322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1270.67651" calcext:value-type="float">
            <text:p>1580211270.67651</text:p>
          </table:table-cell>
          <table:table-cell table:formula="of:=[.A730]/(3600*24)+25569" office:value-type="date" office:date-value="2020-01-28T11:34:30.676513" calcext:value-type="date">
            <text:p>2020-01-28 11:34:31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80211390.73054" calcext:value-type="float">
            <text:p>1580211390.73054</text:p>
          </table:table-cell>
          <table:table-cell table:formula="of:=[.A731]/(3600*24)+25569" office:value-type="date" office:date-value="2020-01-28T11:36:30.730543" calcext:value-type="date">
            <text:p>2020-01-28 11:36:31</text:p>
          </table:table-cell>
          <table:table-cell office:value-type="string" calcext:value-type="string">
            <text:p>COFFEE_STATUS</text:p>
          </table:table-cell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1580211510.75998" calcext:value-type="float">
            <text:p>1580211510.75998</text:p>
          </table:table-cell>
          <table:table-cell table:formula="of:=[.A732]/(3600*24)+25569" office:value-type="date" office:date-value="2020-01-28T11:38:30.759975" calcext:value-type="date">
            <text:p>2020-01-28 11:38:31</text:p>
          </table:table-cell>
          <table:table-cell office:value-type="string" calcext:value-type="string">
            <text:p>COFFEE_STATUS</text:p>
          </table:table-cell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1580211630.79678" calcext:value-type="float">
            <text:p>1580211630.79678</text:p>
          </table:table-cell>
          <table:table-cell table:formula="of:=[.A733]/(3600*24)+25569" office:value-type="date" office:date-value="2020-01-28T11:40:30.796782" calcext:value-type="date">
            <text:p>2020-01-28 11:40:31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1750.8822" calcext:value-type="float">
            <text:p>1580211750.8822</text:p>
          </table:table-cell>
          <table:table-cell table:formula="of:=[.A734]/(3600*24)+25569" office:value-type="date" office:date-value="2020-01-28T11:42:30.882197" calcext:value-type="date">
            <text:p>2020-01-28 11:42:31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1580211870.94301" calcext:value-type="float">
            <text:p>1580211870.94301</text:p>
          </table:table-cell>
          <table:table-cell table:formula="of:=[.A735]/(3600*24)+25569" office:value-type="date" office:date-value="2020-01-28T11:44:30.943013" calcext:value-type="date">
            <text:p>2020-01-28 11:44:31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1991.04343" calcext:value-type="float">
            <text:p>1580211991.04343</text:p>
          </table:table-cell>
          <table:table-cell table:formula="of:=[.A736]/(3600*24)+25569" office:value-type="date" office:date-value="2020-01-28T11:46:31.043433" calcext:value-type="date">
            <text:p>2020-01-28 11:46:31</text:p>
          </table:table-cell>
          <table:table-cell office:value-type="string" calcext:value-type="string">
            <text:p>COFFEE_STATUS</text:p>
          </table:table-cell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1580212111.09576" calcext:value-type="float">
            <text:p>1580212111.09576</text:p>
          </table:table-cell>
          <table:table-cell table:formula="of:=[.A737]/(3600*24)+25569" office:value-type="date" office:date-value="2020-01-28T11:48:31.095763" calcext:value-type="date">
            <text:p>2020-01-28 11:48:31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2231.17133" calcext:value-type="float">
            <text:p>1580212231.17133</text:p>
          </table:table-cell>
          <table:table-cell table:formula="of:=[.A738]/(3600*24)+25569" office:value-type="date" office:date-value="2020-01-28T11:50:31.171326" calcext:value-type="date">
            <text:p>2020-01-28 11:50:31</text:p>
          </table:table-cell>
          <table:table-cell office:value-type="string" calcext:value-type="string">
            <text:p>COFFEE_STATUS</text:p>
          </table:table-cell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1580212351.18612" calcext:value-type="float">
            <text:p>1580212351.18612</text:p>
          </table:table-cell>
          <table:table-cell table:formula="of:=[.A739]/(3600*24)+25569" office:value-type="date" office:date-value="2020-01-28T11:52:31.186125" calcext:value-type="date">
            <text:p>2020-01-28 11:52:31</text:p>
          </table:table-cell>
          <table:table-cell office:value-type="string" calcext:value-type="string">
            <text:p>COFFEE_STATUS</text:p>
          </table:table-cell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1580212471.25903" calcext:value-type="float">
            <text:p>1580212471.25903</text:p>
          </table:table-cell>
          <table:table-cell table:formula="of:=[.A740]/(3600*24)+25569" office:value-type="date" office:date-value="2020-01-28T11:54:31.259034" calcext:value-type="date">
            <text:p>2020-01-28 11:54:31</text:p>
          </table:table-cell>
          <table:table-cell office:value-type="string" calcext:value-type="string">
            <text:p>COFFEE_STATUS</text:p>
          </table:table-cell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1580212591.35197" calcext:value-type="float">
            <text:p>1580212591.35197</text:p>
          </table:table-cell>
          <table:table-cell table:formula="of:=[.A741]/(3600*24)+25569" office:value-type="date" office:date-value="2020-01-28T11:56:31.351973" calcext:value-type="date">
            <text:p>2020-01-28 11:56:31</text:p>
          </table:table-cell>
          <table:table-cell office:value-type="string" calcext:value-type="string">
            <text:p>COFFEE_STATUS</text:p>
          </table:table-cell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1580212711.41672" calcext:value-type="float">
            <text:p>1580212711.41672</text:p>
          </table:table-cell>
          <table:table-cell table:formula="of:=[.A742]/(3600*24)+25569" office:value-type="date" office:date-value="2020-01-28T11:58:31.416721" calcext:value-type="date">
            <text:p>2020-01-28 11:58:31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1580212831.50869" calcext:value-type="float">
            <text:p>1580212831.50869</text:p>
          </table:table-cell>
          <table:table-cell table:formula="of:=[.A743]/(3600*24)+25569" office:value-type="date" office:date-value="2020-01-28T12:00:31.508687" calcext:value-type="date">
            <text:p>2020-01-28 12:00:32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1580212951.52465" calcext:value-type="float">
            <text:p>1580212951.52465</text:p>
          </table:table-cell>
          <table:table-cell table:formula="of:=[.A744]/(3600*24)+25569" office:value-type="date" office:date-value="2020-01-28T12:02:31.524653" calcext:value-type="date">
            <text:p>2020-01-28 12:02:32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3071.6212" calcext:value-type="float">
            <text:p>1580213071.6212</text:p>
          </table:table-cell>
          <table:table-cell table:formula="of:=[.A745]/(3600*24)+25569" office:value-type="date" office:date-value="2020-01-28T12:04:31.621204" calcext:value-type="date">
            <text:p>2020-01-28 12:04:32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3191.68529" calcext:value-type="float">
            <text:p>1580213191.68529</text:p>
          </table:table-cell>
          <table:table-cell table:formula="of:=[.A746]/(3600*24)+25569" office:value-type="date" office:date-value="2020-01-28T12:06:31.685291" calcext:value-type="date">
            <text:p>2020-01-28 12:06:32</text:p>
          </table:table-cell>
          <table:table-cell office:value-type="string" calcext:value-type="string">
            <text:p>COFFEE_STATUS</text:p>
          </table:table-cell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1580213311.76908" calcext:value-type="float">
            <text:p>1580213311.76908</text:p>
          </table:table-cell>
          <table:table-cell table:formula="of:=[.A747]/(3600*24)+25569" office:value-type="date" office:date-value="2020-01-28T12:08:31.769078" calcext:value-type="date">
            <text:p>2020-01-28 12:08:32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1580213431.86681" calcext:value-type="float">
            <text:p>1580213431.86681</text:p>
          </table:table-cell>
          <table:table-cell table:formula="of:=[.A748]/(3600*24)+25569" office:value-type="date" office:date-value="2020-01-28T12:10:31.86681" calcext:value-type="date">
            <text:p>2020-01-28 12:10:32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3551.93487" calcext:value-type="float">
            <text:p>1580213551.93487</text:p>
          </table:table-cell>
          <table:table-cell table:formula="of:=[.A749]/(3600*24)+25569" office:value-type="date" office:date-value="2020-01-28T12:12:31.934873" calcext:value-type="date">
            <text:p>2020-01-28 12:12:32</text:p>
          </table:table-cell>
          <table:table-cell office:value-type="string" calcext:value-type="string">
            <text:p>COFFEE_STATUS</text:p>
          </table:table-cell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1580213671.96537" calcext:value-type="float">
            <text:p>1580213671.96537</text:p>
          </table:table-cell>
          <table:table-cell table:formula="of:=[.A750]/(3600*24)+25569" office:value-type="date" office:date-value="2020-01-28T12:14:31.965367" calcext:value-type="date">
            <text:p>2020-01-28 12:14:32</text:p>
          </table:table-cell>
          <table:table-cell office:value-type="string" calcext:value-type="string">
            <text:p>COFFEE_STATUS</text:p>
          </table:table-cell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1580213792.0391" calcext:value-type="float">
            <text:p>1580213792.0391</text:p>
          </table:table-cell>
          <table:table-cell table:formula="of:=[.A751]/(3600*24)+25569" office:value-type="date" office:date-value="2020-01-28T12:16:32.039097" calcext:value-type="date">
            <text:p>2020-01-28 12:16:32</text:p>
          </table:table-cell>
          <table:table-cell office:value-type="string" calcext:value-type="string">
            <text:p>COFFEE_STATUS</text:p>
          </table:table-cell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1580213912.11243" calcext:value-type="float">
            <text:p>1580213912.11243</text:p>
          </table:table-cell>
          <table:table-cell table:formula="of:=[.A752]/(3600*24)+25569" office:value-type="date" office:date-value="2020-01-28T12:18:32.112428" calcext:value-type="date">
            <text:p>2020-01-28 12:18:32</text:p>
          </table:table-cell>
          <table:table-cell office:value-type="string" calcext:value-type="string">
            <text:p>COFFEE_STATUS</text:p>
          </table:table-cell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1580214032.21199" calcext:value-type="float">
            <text:p>1580214032.21199</text:p>
          </table:table-cell>
          <table:table-cell table:formula="of:=[.A753]/(3600*24)+25569" office:value-type="date" office:date-value="2020-01-28T12:20:32.211987" calcext:value-type="date">
            <text:p>2020-01-28 12:20:32</text:p>
          </table:table-cell>
          <table:table-cell office:value-type="string" calcext:value-type="string">
            <text:p>COFFEE_STATUS</text:p>
          </table:table-cell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1580214152.25328" calcext:value-type="float">
            <text:p>1580214152.25328</text:p>
          </table:table-cell>
          <table:table-cell table:formula="of:=[.A754]/(3600*24)+25569" office:value-type="date" office:date-value="2020-01-28T12:22:32.253278" calcext:value-type="date">
            <text:p>2020-01-28 12:22:32</text:p>
          </table:table-cell>
          <table:table-cell office:value-type="string" calcext:value-type="string">
            <text:p>COFFEE_STATUS</text:p>
          </table:table-cell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1580214272.31982" calcext:value-type="float">
            <text:p>1580214272.31982</text:p>
          </table:table-cell>
          <table:table-cell table:formula="of:=[.A755]/(3600*24)+25569" office:value-type="date" office:date-value="2020-01-28T12:24:32.31982" calcext:value-type="date">
            <text:p>2020-01-28 12:24:32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1580214392.3698" calcext:value-type="float">
            <text:p>1580214392.3698</text:p>
          </table:table-cell>
          <table:table-cell table:formula="of:=[.A756]/(3600*24)+25569" office:value-type="date" office:date-value="2020-01-28T12:26:32.369797" calcext:value-type="date">
            <text:p>2020-01-28 12:26:32</text:p>
          </table:table-cell>
          <table:table-cell office:value-type="string" calcext:value-type="string">
            <text:p>COFFEE_STATUS</text:p>
          </table:table-cell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1580214512.45926" calcext:value-type="float">
            <text:p>1580214512.45926</text:p>
          </table:table-cell>
          <table:table-cell table:formula="of:=[.A757]/(3600*24)+25569" office:value-type="date" office:date-value="2020-01-28T12:28:32.459257" calcext:value-type="date">
            <text:p>2020-01-28 12:28:32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1580214632.5212" calcext:value-type="float">
            <text:p>1580214632.5212</text:p>
          </table:table-cell>
          <table:table-cell table:formula="of:=[.A758]/(3600*24)+25569" office:value-type="date" office:date-value="2020-01-28T12:30:32.521197" calcext:value-type="date">
            <text:p>2020-01-28 12:30:33</text:p>
          </table:table-cell>
          <table:table-cell office:value-type="string" calcext:value-type="string">
            <text:p>COFFEE_STATUS</text:p>
          </table:table-cell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1580214752.53355" calcext:value-type="float">
            <text:p>1580214752.53355</text:p>
          </table:table-cell>
          <table:table-cell table:formula="of:=[.A759]/(3600*24)+25569" office:value-type="date" office:date-value="2020-01-28T12:32:32.533545" calcext:value-type="date">
            <text:p>2020-01-28 12:32:33</text:p>
          </table:table-cell>
          <table:table-cell office:value-type="string" calcext:value-type="string">
            <text:p>COFFEE_STATUS</text:p>
          </table:table-cell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1580214872.54294" calcext:value-type="float">
            <text:p>1580214872.54294</text:p>
          </table:table-cell>
          <table:table-cell table:formula="of:=[.A760]/(3600*24)+25569" office:value-type="date" office:date-value="2020-01-28T12:34:32.542944" calcext:value-type="date">
            <text:p>2020-01-28 12:34:33</text:p>
          </table:table-cell>
          <table:table-cell office:value-type="string" calcext:value-type="string">
            <text:p>COFFEE_STATUS</text:p>
          </table:table-cell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1580214992.64313" calcext:value-type="float">
            <text:p>1580214992.64313</text:p>
          </table:table-cell>
          <table:table-cell table:formula="of:=[.A761]/(3600*24)+25569" office:value-type="date" office:date-value="2020-01-28T12:36:32.643126" calcext:value-type="date">
            <text:p>2020-01-28 12:36:33</text:p>
          </table:table-cell>
          <table:table-cell office:value-type="string" calcext:value-type="string">
            <text:p>COFFEE_STATUS</text:p>
          </table:table-cell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1580215112.73316" calcext:value-type="float">
            <text:p>1580215112.73316</text:p>
          </table:table-cell>
          <table:table-cell table:formula="of:=[.A762]/(3600*24)+25569" office:value-type="date" office:date-value="2020-01-28T12:38:32.733156" calcext:value-type="date">
            <text:p>2020-01-28 12:38:33</text:p>
          </table:table-cell>
          <table:table-cell office:value-type="string" calcext:value-type="string">
            <text:p>COFFEE_STATUS</text:p>
          </table:table-cell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1580215232.76937" calcext:value-type="float">
            <text:p>1580215232.76937</text:p>
          </table:table-cell>
          <table:table-cell table:formula="of:=[.A763]/(3600*24)+25569" office:value-type="date" office:date-value="2020-01-28T12:40:32.769367" calcext:value-type="date">
            <text:p>2020-01-28 12:40:33</text:p>
          </table:table-cell>
          <table:table-cell office:value-type="string" calcext:value-type="string">
            <text:p>COFFEE_STATUS</text:p>
          </table:table-cell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1580215352.84909" calcext:value-type="float">
            <text:p>1580215352.84909</text:p>
          </table:table-cell>
          <table:table-cell table:formula="of:=[.A764]/(3600*24)+25569" office:value-type="date" office:date-value="2020-01-28T12:42:32.849085" calcext:value-type="date">
            <text:p>2020-01-28 12:42:33</text:p>
          </table:table-cell>
          <table:table-cell office:value-type="string" calcext:value-type="string">
            <text:p>COFFEE_STATUS</text:p>
          </table:table-cell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1580215472.94007" calcext:value-type="float">
            <text:p>1580215472.94007</text:p>
          </table:table-cell>
          <table:table-cell table:formula="of:=[.A765]/(3600*24)+25569" office:value-type="date" office:date-value="2020-01-28T12:44:32.94007" calcext:value-type="date">
            <text:p>2020-01-28 12:44:33</text:p>
          </table:table-cell>
          <table:table-cell office:value-type="string" calcext:value-type="string">
            <text:p>COFFEE_STATUS</text:p>
          </table:table-cell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1580215593.00337" calcext:value-type="float">
            <text:p>1580215593.00337</text:p>
          </table:table-cell>
          <table:table-cell table:formula="of:=[.A766]/(3600*24)+25569" office:value-type="date" office:date-value="2020-01-28T12:46:33.003372" calcext:value-type="date">
            <text:p>2020-01-28 12:46:33</text:p>
          </table:table-cell>
          <table:table-cell office:value-type="string" calcext:value-type="string">
            <text:p>COFFEE_STATUS</text:p>
          </table:table-cell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1580215713.0073" calcext:value-type="float">
            <text:p>1580215713.0073</text:p>
          </table:table-cell>
          <table:table-cell table:formula="of:=[.A767]/(3600*24)+25569" office:value-type="date" office:date-value="2020-01-28T12:48:33.0073" calcext:value-type="date">
            <text:p>2020-01-28 12:48:33</text:p>
          </table:table-cell>
          <table:table-cell office:value-type="string" calcext:value-type="string">
            <text:p>COFFEE_STATUS</text:p>
          </table:table-cell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1580215833.097" calcext:value-type="float">
            <text:p>1580215833.097</text:p>
          </table:table-cell>
          <table:table-cell table:formula="of:=[.A768]/(3600*24)+25569" office:value-type="date" office:date-value="2020-01-28T12:50:33.097005" calcext:value-type="date">
            <text:p>2020-01-28 12:50:33</text:p>
          </table:table-cell>
          <table:table-cell office:value-type="string" calcext:value-type="string">
            <text:p>COFFEE_STATUS</text:p>
          </table:table-cell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1580215953.10364" calcext:value-type="float">
            <text:p>1580215953.10364</text:p>
          </table:table-cell>
          <table:table-cell table:formula="of:=[.A769]/(3600*24)+25569" office:value-type="date" office:date-value="2020-01-28T12:52:33.103635" calcext:value-type="date">
            <text:p>2020-01-28 12:52:33</text:p>
          </table:table-cell>
          <table:table-cell office:value-type="string" calcext:value-type="string">
            <text:p>COFFEE_STATUS</text:p>
          </table:table-cell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1580216073.14483" calcext:value-type="float">
            <text:p>1580216073.14483</text:p>
          </table:table-cell>
          <table:table-cell table:formula="of:=[.A770]/(3600*24)+25569" office:value-type="date" office:date-value="2020-01-28T12:54:33.144831" calcext:value-type="date">
            <text:p>2020-01-28 12:54:33</text:p>
          </table:table-cell>
          <table:table-cell office:value-type="string" calcext:value-type="string">
            <text:p>COFFEE_STATUS</text:p>
          </table:table-cell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1580216193.19518" calcext:value-type="float">
            <text:p>1580216193.19518</text:p>
          </table:table-cell>
          <table:table-cell table:formula="of:=[.A771]/(3600*24)+25569" office:value-type="date" office:date-value="2020-01-28T12:56:33.195176" calcext:value-type="date">
            <text:p>2020-01-28 12:56:33</text:p>
          </table:table-cell>
          <table:table-cell office:value-type="string" calcext:value-type="string">
            <text:p>COFFEE_STATUS</text:p>
          </table:table-cell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1580216313.2331" calcext:value-type="float">
            <text:p>1580216313.2331</text:p>
          </table:table-cell>
          <table:table-cell table:formula="of:=[.A772]/(3600*24)+25569" office:value-type="date" office:date-value="2020-01-28T12:58:33.233099" calcext:value-type="date">
            <text:p>2020-01-28 12:58:33</text:p>
          </table:table-cell>
          <table:table-cell office:value-type="string" calcext:value-type="string">
            <text:p>COFFEE_STATUS</text:p>
          </table:table-cell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1580216433.29744" calcext:value-type="float">
            <text:p>1580216433.29744</text:p>
          </table:table-cell>
          <table:table-cell table:formula="of:=[.A773]/(3600*24)+25569" office:value-type="date" office:date-value="2020-01-28T13:00:33.297436" calcext:value-type="date">
            <text:p>2020-01-28 13:00:33</text:p>
          </table:table-cell>
          <table:table-cell office:value-type="string" calcext:value-type="string">
            <text:p>COFFEE_STATUS</text:p>
          </table:table-cell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1580216553.34143" calcext:value-type="float">
            <text:p>1580216553.34143</text:p>
          </table:table-cell>
          <table:table-cell table:formula="of:=[.A774]/(3600*24)+25569" office:value-type="date" office:date-value="2020-01-28T13:02:33.34143" calcext:value-type="date">
            <text:p>2020-01-28 13:02:33</text:p>
          </table:table-cell>
          <table:table-cell office:value-type="string" calcext:value-type="string">
            <text:p>COFFEE_STATUS</text:p>
          </table:table-cell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1580216673.39353" calcext:value-type="float">
            <text:p>1580216673.39353</text:p>
          </table:table-cell>
          <table:table-cell table:formula="of:=[.A775]/(3600*24)+25569" office:value-type="date" office:date-value="2020-01-28T13:04:33.393532" calcext:value-type="date">
            <text:p>2020-01-28 13:04:33</text:p>
          </table:table-cell>
          <table:table-cell office:value-type="string" calcext:value-type="string">
            <text:p>COFFEE_STATUS</text:p>
          </table:table-cell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1580216793.47069" calcext:value-type="float">
            <text:p>1580216793.47069</text:p>
          </table:table-cell>
          <table:table-cell table:formula="of:=[.A776]/(3600*24)+25569" office:value-type="date" office:date-value="2020-01-28T13:06:33.47069" calcext:value-type="date">
            <text:p>2020-01-28 13:06:33</text:p>
          </table:table-cell>
          <table:table-cell office:value-type="string" calcext:value-type="string">
            <text:p>COFFEE_STATUS</text:p>
          </table:table-cell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1580216913.55908" calcext:value-type="float">
            <text:p>1580216913.55908</text:p>
          </table:table-cell>
          <table:table-cell table:formula="of:=[.A777]/(3600*24)+25569" office:value-type="date" office:date-value="2020-01-28T13:08:33.559075" calcext:value-type="date">
            <text:p>2020-01-28 13:08:34</text:p>
          </table:table-cell>
          <table:table-cell office:value-type="string" calcext:value-type="string">
            <text:p>COFFEE_STATUS</text:p>
          </table:table-cell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1580217033.61475" calcext:value-type="float">
            <text:p>1580217033.61475</text:p>
          </table:table-cell>
          <table:table-cell table:formula="of:=[.A778]/(3600*24)+25569" office:value-type="date" office:date-value="2020-01-28T13:10:33.614752" calcext:value-type="date">
            <text:p>2020-01-28 13:10:34</text:p>
          </table:table-cell>
          <table:table-cell office:value-type="string" calcext:value-type="string">
            <text:p>COFFEE_STATUS</text:p>
          </table:table-cell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1580217153.63451" calcext:value-type="float">
            <text:p>1580217153.63451</text:p>
          </table:table-cell>
          <table:table-cell table:formula="of:=[.A779]/(3600*24)+25569" office:value-type="date" office:date-value="2020-01-28T13:12:33.634508" calcext:value-type="date">
            <text:p>2020-01-28 13:12:34</text:p>
          </table:table-cell>
          <table:table-cell office:value-type="string" calcext:value-type="string">
            <text:p>COFFEE_STATUS</text:p>
          </table:table-cell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1580217273.65547" calcext:value-type="float">
            <text:p>1580217273.65547</text:p>
          </table:table-cell>
          <table:table-cell table:formula="of:=[.A780]/(3600*24)+25569" office:value-type="date" office:date-value="2020-01-28T13:14:33.655471" calcext:value-type="date">
            <text:p>2020-01-28 13:14:34</text:p>
          </table:table-cell>
          <table:table-cell office:value-type="string" calcext:value-type="string">
            <text:p>COFFEE_STATUS</text:p>
          </table:table-cell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1580217393.75029" calcext:value-type="float">
            <text:p>1580217393.75029</text:p>
          </table:table-cell>
          <table:table-cell table:formula="of:=[.A781]/(3600*24)+25569" office:value-type="date" office:date-value="2020-01-28T13:16:33.750289" calcext:value-type="date">
            <text:p>2020-01-28 13:16:34</text:p>
          </table:table-cell>
          <table:table-cell office:value-type="string" calcext:value-type="string">
            <text:p>COFFEE_STATUS</text:p>
          </table:table-cell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1580217513.80472" calcext:value-type="float">
            <text:p>1580217513.80472</text:p>
          </table:table-cell>
          <table:table-cell table:formula="of:=[.A782]/(3600*24)+25569" office:value-type="date" office:date-value="2020-01-28T13:18:33.804716" calcext:value-type="date">
            <text:p>2020-01-28 13:18:34</text:p>
          </table:table-cell>
          <table:table-cell office:value-type="string" calcext:value-type="string">
            <text:p>COFFEE_STATUS</text:p>
          </table:table-cell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1580217633.84693" calcext:value-type="float">
            <text:p>1580217633.84693</text:p>
          </table:table-cell>
          <table:table-cell table:formula="of:=[.A783]/(3600*24)+25569" office:value-type="date" office:date-value="2020-01-28T13:20:33.846928" calcext:value-type="date">
            <text:p>2020-01-28 13:20:34</text:p>
          </table:table-cell>
          <table:table-cell office:value-type="string" calcext:value-type="string">
            <text:p>COFFEE_STATUS</text:p>
          </table:table-cell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1580217753.88277" calcext:value-type="float">
            <text:p>1580217753.88277</text:p>
          </table:table-cell>
          <table:table-cell table:formula="of:=[.A784]/(3600*24)+25569" office:value-type="date" office:date-value="2020-01-28T13:22:33.882773" calcext:value-type="date">
            <text:p>2020-01-28 13:22:34</text:p>
          </table:table-cell>
          <table:table-cell office:value-type="string" calcext:value-type="string">
            <text:p>COFFEE_STATUS</text:p>
          </table:table-cell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1580217873.94741" calcext:value-type="float">
            <text:p>1580217873.94741</text:p>
          </table:table-cell>
          <table:table-cell table:formula="of:=[.A785]/(3600*24)+25569" office:value-type="date" office:date-value="2020-01-28T13:24:33.947406" calcext:value-type="date">
            <text:p>2020-01-28 13:24:34</text:p>
          </table:table-cell>
          <table:table-cell office:value-type="string" calcext:value-type="string">
            <text:p>COFFEE_STATUS</text:p>
          </table:table-cell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1580217993.98738" calcext:value-type="float">
            <text:p>1580217993.98738</text:p>
          </table:table-cell>
          <table:table-cell table:formula="of:=[.A786]/(3600*24)+25569" office:value-type="date" office:date-value="2020-01-28T13:26:33.987375" calcext:value-type="date">
            <text:p>2020-01-28 13:26:34</text:p>
          </table:table-cell>
          <table:table-cell office:value-type="string" calcext:value-type="string">
            <text:p>COFFEE_STATUS</text:p>
          </table:table-cell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1580218114.04555" calcext:value-type="float">
            <text:p>1580218114.04555</text:p>
          </table:table-cell>
          <table:table-cell table:formula="of:=[.A787]/(3600*24)+25569" office:value-type="date" office:date-value="2020-01-28T13:28:34.045551" calcext:value-type="date">
            <text:p>2020-01-28 13:28:34</text:p>
          </table:table-cell>
          <table:table-cell office:value-type="string" calcext:value-type="string">
            <text:p>COFFEE_STATUS</text:p>
          </table:table-cell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1580218234.1061" calcext:value-type="float">
            <text:p>1580218234.1061</text:p>
          </table:table-cell>
          <table:table-cell table:formula="of:=[.A788]/(3600*24)+25569" office:value-type="date" office:date-value="2020-01-28T13:30:34.106095" calcext:value-type="date">
            <text:p>2020-01-28 13:30:34</text:p>
          </table:table-cell>
          <table:table-cell office:value-type="string" calcext:value-type="string">
            <text:p>COFFEE_STATUS</text:p>
          </table:table-cell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1580218354.201" calcext:value-type="float">
            <text:p>1580218354.201</text:p>
          </table:table-cell>
          <table:table-cell table:formula="of:=[.A789]/(3600*24)+25569" office:value-type="date" office:date-value="2020-01-28T13:32:34.200997" calcext:value-type="date">
            <text:p>2020-01-28 13:32:34</text:p>
          </table:table-cell>
          <table:table-cell office:value-type="string" calcext:value-type="string">
            <text:p>COFFEE_STATUS</text:p>
          </table:table-cell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1580218474.29751" calcext:value-type="float">
            <text:p>1580218474.29751</text:p>
          </table:table-cell>
          <table:table-cell table:formula="of:=[.A790]/(3600*24)+25569" office:value-type="date" office:date-value="2020-01-28T13:34:34.297513" calcext:value-type="date">
            <text:p>2020-01-28 13:34:34</text:p>
          </table:table-cell>
          <table:table-cell office:value-type="string" calcext:value-type="string">
            <text:p>COFFEE_STATUS</text:p>
          </table:table-cell>
          <table:table-cell office:value-type="float" office:value="11618" calcext:value-type="float">
            <text:p>11618</text:p>
          </table:table-cell>
          <table:table-cell table:number-columns-repeated="4"/>
        </table:table-row>
        <table:table-row table:style-name="ro1">
          <table:table-cell office:value-type="float" office:value="1580218594.3131" calcext:value-type="float">
            <text:p>1580218594.3131</text:p>
          </table:table-cell>
          <table:table-cell table:formula="of:=[.A791]/(3600*24)+25569" office:value-type="date" office:date-value="2020-01-28T13:36:34.313101" calcext:value-type="date">
            <text:p>2020-01-28 13:36:34</text:p>
          </table:table-cell>
          <table:table-cell office:value-type="string" calcext:value-type="string">
            <text:p>COFFEE_STATUS</text:p>
          </table:table-cell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580218714.34979" calcext:value-type="float">
            <text:p>1580218714.34979</text:p>
          </table:table-cell>
          <table:table-cell table:formula="of:=[.A792]/(3600*24)+25569" office:value-type="date" office:date-value="2020-01-28T13:38:34.349795" calcext:value-type="date">
            <text:p>2020-01-28 13:38:34</text:p>
          </table:table-cell>
          <table:table-cell office:value-type="string" calcext:value-type="string">
            <text:p>COFFEE_STATUS</text:p>
          </table:table-cell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580218834.365" calcext:value-type="float">
            <text:p>1580218834.365</text:p>
          </table:table-cell>
          <table:table-cell table:formula="of:=[.A793]/(3600*24)+25569" office:value-type="date" office:date-value="2020-01-28T13:40:34.365002" calcext:value-type="date">
            <text:p>2020-01-28 13:40:34</text:p>
          </table:table-cell>
          <table:table-cell office:value-type="string" calcext:value-type="string">
            <text:p>COFFEE_STATUS</text:p>
          </table:table-cell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580218954.40834" calcext:value-type="float">
            <text:p>1580218954.40834</text:p>
          </table:table-cell>
          <table:table-cell table:formula="of:=[.A794]/(3600*24)+25569" office:value-type="date" office:date-value="2020-01-28T13:42:34.408339" calcext:value-type="date">
            <text:p>2020-01-28 13:42:34</text:p>
          </table:table-cell>
          <table:table-cell office:value-type="string" calcext:value-type="string">
            <text:p>COFFEE_STATUS</text:p>
          </table:table-cell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580219074.50455" calcext:value-type="float">
            <text:p>1580219074.50455</text:p>
          </table:table-cell>
          <table:table-cell table:formula="of:=[.A795]/(3600*24)+25569" office:value-type="date" office:date-value="2020-01-28T13:44:34.504546" calcext:value-type="date">
            <text:p>2020-01-28 13:44:35</text:p>
          </table:table-cell>
          <table:table-cell office:value-type="string" calcext:value-type="string">
            <text:p>COFFEE_STATUS</text:p>
          </table:table-cell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580219194.52126" calcext:value-type="float">
            <text:p>1580219194.52126</text:p>
          </table:table-cell>
          <table:table-cell table:formula="of:=[.A796]/(3600*24)+25569" office:value-type="date" office:date-value="2020-01-28T13:46:34.521256" calcext:value-type="date">
            <text:p>2020-01-28 13:46:35</text:p>
          </table:table-cell>
          <table:table-cell office:value-type="string" calcext:value-type="string">
            <text:p>COFFEE_STATUS</text:p>
          </table:table-cell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580219314.53472" calcext:value-type="float">
            <text:p>1580219314.53472</text:p>
          </table:table-cell>
          <table:table-cell table:formula="of:=[.A797]/(3600*24)+25569" office:value-type="date" office:date-value="2020-01-28T13:48:34.534717" calcext:value-type="date">
            <text:p>2020-01-28 13:48:35</text:p>
          </table:table-cell>
          <table:table-cell office:value-type="string" calcext:value-type="string">
            <text:p>COFFEE_STATUS</text:p>
          </table:table-cell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580219434.62663" calcext:value-type="float">
            <text:p>1580219434.62663</text:p>
          </table:table-cell>
          <table:table-cell table:formula="of:=[.A798]/(3600*24)+25569" office:value-type="date" office:date-value="2020-01-28T13:50:34.626627" calcext:value-type="date">
            <text:p>2020-01-28 13:50:35</text:p>
          </table:table-cell>
          <table:table-cell office:value-type="string" calcext:value-type="string">
            <text:p>COFFEE_STATUS</text:p>
          </table:table-cell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580219554.68195" calcext:value-type="float">
            <text:p>1580219554.68195</text:p>
          </table:table-cell>
          <table:table-cell table:formula="of:=[.A799]/(3600*24)+25569" office:value-type="date" office:date-value="2020-01-28T13:52:34.68195" calcext:value-type="date">
            <text:p>2020-01-28 13:52:35</text:p>
          </table:table-cell>
          <table:table-cell office:value-type="string" calcext:value-type="string">
            <text:p>COFFEE_STATUS</text:p>
          </table:table-cell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580219674.70248" calcext:value-type="float">
            <text:p>1580219674.70248</text:p>
          </table:table-cell>
          <table:table-cell table:formula="of:=[.A800]/(3600*24)+25569" office:value-type="date" office:date-value="2020-01-28T13:54:34.702478" calcext:value-type="date">
            <text:p>2020-01-28 13:54:35</text:p>
          </table:table-cell>
          <table:table-cell office:value-type="string" calcext:value-type="string">
            <text:p>COFFEE_STATUS</text:p>
          </table:table-cell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580219794.71272" calcext:value-type="float">
            <text:p>1580219794.71272</text:p>
          </table:table-cell>
          <table:table-cell table:formula="of:=[.A801]/(3600*24)+25569" office:value-type="date" office:date-value="2020-01-28T13:56:34.712719" calcext:value-type="date">
            <text:p>2020-01-28 13:56:35</text:p>
          </table:table-cell>
          <table:table-cell office:value-type="string" calcext:value-type="string">
            <text:p>COFFEE_STATUS</text:p>
          </table:table-cell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580219914.75361" calcext:value-type="float">
            <text:p>1580219914.75361</text:p>
          </table:table-cell>
          <table:table-cell table:formula="of:=[.A802]/(3600*24)+25569" office:value-type="date" office:date-value="2020-01-28T13:58:34.75361" calcext:value-type="date">
            <text:p>2020-01-28 13:58:35</text:p>
          </table:table-cell>
          <table:table-cell office:value-type="string" calcext:value-type="string">
            <text:p>COFFEE_STATUS</text:p>
          </table:table-cell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580220034.85394" calcext:value-type="float">
            <text:p>1580220034.85394</text:p>
          </table:table-cell>
          <table:table-cell table:formula="of:=[.A803]/(3600*24)+25569" office:value-type="date" office:date-value="2020-01-28T14:00:34.853943" calcext:value-type="date">
            <text:p>2020-01-28 14:00:35</text:p>
          </table:table-cell>
          <table:table-cell office:value-type="string" calcext:value-type="string">
            <text:p>COFFEE_STATUS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580220154.94088" calcext:value-type="float">
            <text:p>1580220154.94088</text:p>
          </table:table-cell>
          <table:table-cell table:formula="of:=[.A804]/(3600*24)+25569" office:value-type="date" office:date-value="2020-01-28T14:02:34.94088" calcext:value-type="date">
            <text:p>2020-01-28 14:02:35</text:p>
          </table:table-cell>
          <table:table-cell office:value-type="string" calcext:value-type="string">
            <text:p>COFFEE_STATU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80220275.16451" calcext:value-type="float">
            <text:p>1580220275.16451</text:p>
          </table:table-cell>
          <table:table-cell table:formula="of:=[.A805]/(3600*24)+25569" office:value-type="date" office:date-value="2020-01-28T14:04:35.164509" calcext:value-type="date">
            <text:p>2020-01-28 14:04:35</text:p>
          </table:table-cell>
          <table:table-cell office:value-type="string" calcext:value-type="string">
            <text:p>COFFEE_STATU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80220395.33449" calcext:value-type="float">
            <text:p>1580220395.33449</text:p>
          </table:table-cell>
          <table:table-cell table:formula="of:=[.A806]/(3600*24)+25569" office:value-type="date" office:date-value="2020-01-28T14:06:35.334488" calcext:value-type="date">
            <text:p>2020-01-28 14:06:35</text:p>
          </table:table-cell>
          <table:table-cell office:value-type="string" calcext:value-type="string">
            <text:p>COFFEE_STATUS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580220515.41196" calcext:value-type="float">
            <text:p>1580220515.41196</text:p>
          </table:table-cell>
          <table:table-cell table:formula="of:=[.A807]/(3600*24)+25569" office:value-type="date" office:date-value="2020-01-28T14:08:35.411957" calcext:value-type="date">
            <text:p>2020-01-28 14:08:35</text:p>
          </table:table-cell>
          <table:table-cell office:value-type="string" calcext:value-type="string">
            <text:p>COFFEE_STATU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80220635.68326" calcext:value-type="float">
            <text:p>1580220635.68326</text:p>
          </table:table-cell>
          <table:table-cell table:formula="of:=[.A808]/(3600*24)+25569" office:value-type="date" office:date-value="2020-01-28T14:10:35.68326" calcext:value-type="date">
            <text:p>2020-01-28 14:10:36</text:p>
          </table:table-cell>
          <table:table-cell office:value-type="string" calcext:value-type="string">
            <text:p>COFFEE_STATU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80220755.72143" calcext:value-type="float">
            <text:p>1580220755.72143</text:p>
          </table:table-cell>
          <table:table-cell table:formula="of:=[.A809]/(3600*24)+25569" office:value-type="date" office:date-value="2020-01-28T14:12:35.72143" calcext:value-type="date">
            <text:p>2020-01-28 14:12:36</text:p>
          </table:table-cell>
          <table:table-cell office:value-type="string" calcext:value-type="string">
            <text:p>COFFEE_STATU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80220875.7611" calcext:value-type="float">
            <text:p>1580220875.7611</text:p>
          </table:table-cell>
          <table:table-cell table:formula="of:=[.A810]/(3600*24)+25569" office:value-type="date" office:date-value="2020-01-28T14:14:35.7611" calcext:value-type="date">
            <text:p>2020-01-28 14:14:36</text:p>
          </table:table-cell>
          <table:table-cell office:value-type="string" calcext:value-type="string">
            <text:p>COFFEE_STATU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80220995.80262" calcext:value-type="float">
            <text:p>1580220995.80262</text:p>
          </table:table-cell>
          <table:table-cell table:formula="of:=[.A811]/(3600*24)+25569" office:value-type="date" office:date-value="2020-01-28T14:16:35.802623" calcext:value-type="date">
            <text:p>2020-01-28 14:16:36</text:p>
          </table:table-cell>
          <table:table-cell office:value-type="string" calcext:value-type="string">
            <text:p>COFFEE_STATUS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580221115.83482" calcext:value-type="float">
            <text:p>1580221115.83482</text:p>
          </table:table-cell>
          <table:table-cell table:formula="of:=[.A812]/(3600*24)+25569" office:value-type="date" office:date-value="2020-01-28T14:18:35.834824" calcext:value-type="date">
            <text:p>2020-01-28 14:18:36</text:p>
          </table:table-cell>
          <table:table-cell office:value-type="string" calcext:value-type="string">
            <text:p>COFFEE_STATUS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580221235.91744" calcext:value-type="float">
            <text:p>1580221235.91744</text:p>
          </table:table-cell>
          <table:table-cell table:formula="of:=[.A813]/(3600*24)+25569" office:value-type="date" office:date-value="2020-01-28T14:20:35.917435" calcext:value-type="date">
            <text:p>2020-01-28 14:20:36</text:p>
          </table:table-cell>
          <table:table-cell office:value-type="string" calcext:value-type="string">
            <text:p>COFFEE_STATUS</text:p>
          </table:table-cell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1580221355.97755" calcext:value-type="float">
            <text:p>1580221355.97755</text:p>
          </table:table-cell>
          <table:table-cell table:formula="of:=[.A814]/(3600*24)+25569" office:value-type="date" office:date-value="2020-01-28T14:22:35.977553" calcext:value-type="date">
            <text:p>2020-01-28 14:22:36</text:p>
          </table:table-cell>
          <table:table-cell office:value-type="string" calcext:value-type="string">
            <text:p>COFFEE_STATUS</text:p>
          </table:table-cell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1580221476.05018" calcext:value-type="float">
            <text:p>1580221476.05018</text:p>
          </table:table-cell>
          <table:table-cell table:formula="of:=[.A815]/(3600*24)+25569" office:value-type="date" office:date-value="2020-01-28T14:24:36.050184" calcext:value-type="date">
            <text:p>2020-01-28 14:24:36</text:p>
          </table:table-cell>
          <table:table-cell office:value-type="string" calcext:value-type="string">
            <text:p>COFFEE_STATUS</text:p>
          </table:table-cell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1580221596.08828" calcext:value-type="float">
            <text:p>1580221596.08828</text:p>
          </table:table-cell>
          <table:table-cell table:formula="of:=[.A816]/(3600*24)+25569" office:value-type="date" office:date-value="2020-01-28T14:26:36.088278" calcext:value-type="date">
            <text:p>2020-01-28 14:26:36</text:p>
          </table:table-cell>
          <table:table-cell office:value-type="string" calcext:value-type="string">
            <text:p>COFFEE_STATUS</text:p>
          </table:table-cell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1580221716.1427" calcext:value-type="float">
            <text:p>1580221716.1427</text:p>
          </table:table-cell>
          <table:table-cell table:formula="of:=[.A817]/(3600*24)+25569" office:value-type="date" office:date-value="2020-01-28T14:28:36.142697" calcext:value-type="date">
            <text:p>2020-01-28 14:28:36</text:p>
          </table:table-cell>
          <table:table-cell office:value-type="string" calcext:value-type="string">
            <text:p>COFFEE_STATUS</text:p>
          </table:table-cell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1580221836.24012" calcext:value-type="float">
            <text:p>1580221836.24012</text:p>
          </table:table-cell>
          <table:table-cell table:formula="of:=[.A818]/(3600*24)+25569" office:value-type="date" office:date-value="2020-01-28T14:30:36.240124" calcext:value-type="date">
            <text:p>2020-01-28 14:30:36</text:p>
          </table:table-cell>
          <table:table-cell office:value-type="string" calcext:value-type="string">
            <text:p>COFFEE_STATUS</text:p>
          </table:table-cell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1580221956.2712" calcext:value-type="float">
            <text:p>1580221956.2712</text:p>
          </table:table-cell>
          <table:table-cell table:formula="of:=[.A819]/(3600*24)+25569" office:value-type="date" office:date-value="2020-01-28T14:32:36.271204" calcext:value-type="date">
            <text:p>2020-01-28 14:32:36</text:p>
          </table:table-cell>
          <table:table-cell office:value-type="string" calcext:value-type="string">
            <text:p>COFFEE_STATUS</text:p>
          </table:table-cell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1580222076.35387" calcext:value-type="float">
            <text:p>1580222076.35387</text:p>
          </table:table-cell>
          <table:table-cell table:formula="of:=[.A820]/(3600*24)+25569" office:value-type="date" office:date-value="2020-01-28T14:34:36.35387" calcext:value-type="date">
            <text:p>2020-01-28 14:34:36</text:p>
          </table:table-cell>
          <table:table-cell office:value-type="string" calcext:value-type="string">
            <text:p>COFFEE_STATUS</text:p>
          </table:table-cell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1580222196.43633" calcext:value-type="float">
            <text:p>1580222196.43633</text:p>
          </table:table-cell>
          <table:table-cell table:formula="of:=[.A821]/(3600*24)+25569" office:value-type="date" office:date-value="2020-01-28T14:36:36.436328" calcext:value-type="date">
            <text:p>2020-01-28 14:36:36</text:p>
          </table:table-cell>
          <table:table-cell office:value-type="string" calcext:value-type="string">
            <text:p>COFFEE_STATUS</text:p>
          </table:table-cell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1580222316.50132" calcext:value-type="float">
            <text:p>1580222316.50132</text:p>
          </table:table-cell>
          <table:table-cell table:formula="of:=[.A822]/(3600*24)+25569" office:value-type="date" office:date-value="2020-01-28T14:38:36.501322" calcext:value-type="date">
            <text:p>2020-01-28 14:38:37</text:p>
          </table:table-cell>
          <table:table-cell office:value-type="string" calcext:value-type="string">
            <text:p>COFFEE_STATUS</text:p>
          </table:table-cell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1580222436.51574" calcext:value-type="float">
            <text:p>1580222436.51574</text:p>
          </table:table-cell>
          <table:table-cell table:formula="of:=[.A823]/(3600*24)+25569" office:value-type="date" office:date-value="2020-01-28T14:40:36.515739" calcext:value-type="date">
            <text:p>2020-01-28 14:40:37</text:p>
          </table:table-cell>
          <table:table-cell office:value-type="string" calcext:value-type="string">
            <text:p>COFFEE_STATUS</text:p>
          </table:table-cell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1580222556.53175" calcext:value-type="float">
            <text:p>1580222556.53175</text:p>
          </table:table-cell>
          <table:table-cell table:formula="of:=[.A824]/(3600*24)+25569" office:value-type="date" office:date-value="2020-01-28T14:42:36.531745" calcext:value-type="date">
            <text:p>2020-01-28 14:42:37</text:p>
          </table:table-cell>
          <table:table-cell office:value-type="string" calcext:value-type="string">
            <text:p>COFFEE_STATUS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1580222676.59193" calcext:value-type="float">
            <text:p>1580222676.59193</text:p>
          </table:table-cell>
          <table:table-cell table:formula="of:=[.A825]/(3600*24)+25569" office:value-type="date" office:date-value="2020-01-28T14:44:36.591928" calcext:value-type="date">
            <text:p>2020-01-28 14:44:37</text:p>
          </table:table-cell>
          <table:table-cell office:value-type="string" calcext:value-type="string">
            <text:p>COFFEE_STATUS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580222796.6457" calcext:value-type="float">
            <text:p>1580222796.6457</text:p>
          </table:table-cell>
          <table:table-cell table:formula="of:=[.A826]/(3600*24)+25569" office:value-type="date" office:date-value="2020-01-28T14:46:36.645703" calcext:value-type="date">
            <text:p>2020-01-28 14:46:37</text:p>
          </table:table-cell>
          <table:table-cell office:value-type="string" calcext:value-type="string">
            <text:p>COFFEE_STATUS</text:p>
          </table:table-cell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1580222916.73487" calcext:value-type="float">
            <text:p>1580222916.73487</text:p>
          </table:table-cell>
          <table:table-cell table:formula="of:=[.A827]/(3600*24)+25569" office:value-type="date" office:date-value="2020-01-28T14:48:36.734874" calcext:value-type="date">
            <text:p>2020-01-28 14:48:37</text:p>
          </table:table-cell>
          <table:table-cell office:value-type="string" calcext:value-type="string">
            <text:p>COFFEE_STATUS</text:p>
          </table:table-cell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1580223036.79427" calcext:value-type="float">
            <text:p>1580223036.79427</text:p>
          </table:table-cell>
          <table:table-cell table:formula="of:=[.A828]/(3600*24)+25569" office:value-type="date" office:date-value="2020-01-28T14:50:36.79427" calcext:value-type="date">
            <text:p>2020-01-28 14:50:37</text:p>
          </table:table-cell>
          <table:table-cell office:value-type="string" calcext:value-type="string">
            <text:p>COFFEE_STATUS</text:p>
          </table:table-cell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1580223156.83505" calcext:value-type="float">
            <text:p>1580223156.83505</text:p>
          </table:table-cell>
          <table:table-cell table:formula="of:=[.A829]/(3600*24)+25569" office:value-type="date" office:date-value="2020-01-28T14:52:36.835049" calcext:value-type="date">
            <text:p>2020-01-28 14:52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3276.93267" calcext:value-type="float">
            <text:p>1580223276.93267</text:p>
          </table:table-cell>
          <table:table-cell table:formula="of:=[.A830]/(3600*24)+25569" office:value-type="date" office:date-value="2020-01-28T14:54:36.932672" calcext:value-type="date">
            <text:p>2020-01-28 14:54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3397.00258" calcext:value-type="float">
            <text:p>1580223397.00258</text:p>
          </table:table-cell>
          <table:table-cell table:formula="of:=[.A831]/(3600*24)+25569" office:value-type="date" office:date-value="2020-01-28T14:56:37.00258" calcext:value-type="date">
            <text:p>2020-01-28 14:56:37</text:p>
          </table:table-cell>
          <table:table-cell office:value-type="string" calcext:value-type="string">
            <text:p>COFFEE_STATUS</text:p>
          </table:table-cell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1580223517.03969" calcext:value-type="float">
            <text:p>1580223517.03969</text:p>
          </table:table-cell>
          <table:table-cell table:formula="of:=[.A832]/(3600*24)+25569" office:value-type="date" office:date-value="2020-01-28T14:58:37.039691" calcext:value-type="date">
            <text:p>2020-01-28 14:58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3637.12878" calcext:value-type="float">
            <text:p>1580223637.12878</text:p>
          </table:table-cell>
          <table:table-cell table:formula="of:=[.A833]/(3600*24)+25569" office:value-type="date" office:date-value="2020-01-28T15:00:37.128775" calcext:value-type="date">
            <text:p>2020-01-28 15:00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3757.15472" calcext:value-type="float">
            <text:p>1580223757.15472</text:p>
          </table:table-cell>
          <table:table-cell table:formula="of:=[.A834]/(3600*24)+25569" office:value-type="date" office:date-value="2020-01-28T15:02:37.154724" calcext:value-type="date">
            <text:p>2020-01-28 15:02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3877.19487" calcext:value-type="float">
            <text:p>1580223877.19487</text:p>
          </table:table-cell>
          <table:table-cell table:formula="of:=[.A835]/(3600*24)+25569" office:value-type="date" office:date-value="2020-01-28T15:04:37.194869" calcext:value-type="date">
            <text:p>2020-01-28 15:04:37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3997.25005" calcext:value-type="float">
            <text:p>1580223997.25005</text:p>
          </table:table-cell>
          <table:table-cell table:formula="of:=[.A836]/(3600*24)+25569" office:value-type="date" office:date-value="2020-01-28T15:06:37.250052" calcext:value-type="date">
            <text:p>2020-01-28 15:06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4117.33312" calcext:value-type="float">
            <text:p>1580224117.33312</text:p>
          </table:table-cell>
          <table:table-cell table:formula="of:=[.A837]/(3600*24)+25569" office:value-type="date" office:date-value="2020-01-28T15:08:37.333118" calcext:value-type="date">
            <text:p>2020-01-28 15:08:37</text:p>
          </table:table-cell>
          <table:table-cell office:value-type="string" calcext:value-type="string">
            <text:p>COFFEE_STATUS</text:p>
          </table:table-cell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1580224237.42323" calcext:value-type="float">
            <text:p>1580224237.42323</text:p>
          </table:table-cell>
          <table:table-cell table:formula="of:=[.A838]/(3600*24)+25569" office:value-type="date" office:date-value="2020-01-28T15:10:37.423232" calcext:value-type="date">
            <text:p>2020-01-28 15:10:37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4357.49542" calcext:value-type="float">
            <text:p>1580224357.49542</text:p>
          </table:table-cell>
          <table:table-cell table:formula="of:=[.A839]/(3600*24)+25569" office:value-type="date" office:date-value="2020-01-28T15:12:37.495419" calcext:value-type="date">
            <text:p>2020-01-28 15:12:37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4477.5483" calcext:value-type="float">
            <text:p>1580224477.5483</text:p>
          </table:table-cell>
          <table:table-cell table:formula="of:=[.A840]/(3600*24)+25569" office:value-type="date" office:date-value="2020-01-28T15:14:37.548304" calcext:value-type="date">
            <text:p>2020-01-28 15:14:38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4597.5807" calcext:value-type="float">
            <text:p>1580224597.5807</text:p>
          </table:table-cell>
          <table:table-cell table:formula="of:=[.A841]/(3600*24)+25569" office:value-type="date" office:date-value="2020-01-28T15:16:37.580705" calcext:value-type="date">
            <text:p>2020-01-28 15:16:38</text:p>
          </table:table-cell>
          <table:table-cell office:value-type="string" calcext:value-type="string">
            <text:p>COFFEE_STATUS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1580224717.58549" calcext:value-type="float">
            <text:p>1580224717.58549</text:p>
          </table:table-cell>
          <table:table-cell table:formula="of:=[.A842]/(3600*24)+25569" office:value-type="date" office:date-value="2020-01-28T15:18:37.585486" calcext:value-type="date">
            <text:p>2020-01-28 15:18:38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4837.58791" calcext:value-type="float">
            <text:p>1580224837.58791</text:p>
          </table:table-cell>
          <table:table-cell table:formula="of:=[.A843]/(3600*24)+25569" office:value-type="date" office:date-value="2020-01-28T15:20:37.587908" calcext:value-type="date">
            <text:p>2020-01-28 15:20:38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4957.59447" calcext:value-type="float">
            <text:p>1580224957.59447</text:p>
          </table:table-cell>
          <table:table-cell table:formula="of:=[.A844]/(3600*24)+25569" office:value-type="date" office:date-value="2020-01-28T15:22:37.594466" calcext:value-type="date">
            <text:p>2020-01-28 15:22:38</text:p>
          </table:table-cell>
          <table:table-cell office:value-type="string" calcext:value-type="string">
            <text:p>COFFEE_STATUS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1580225077.66105" calcext:value-type="float">
            <text:p>1580225077.66105</text:p>
          </table:table-cell>
          <table:table-cell table:formula="of:=[.A845]/(3600*24)+25569" office:value-type="date" office:date-value="2020-01-28T15:24:37.661045" calcext:value-type="date">
            <text:p>2020-01-28 15:24:38</text:p>
          </table:table-cell>
          <table:table-cell office:value-type="string" calcext:value-type="string">
            <text:p>COFFEE_STATUS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580225197.68279" calcext:value-type="float">
            <text:p>1580225197.68279</text:p>
          </table:table-cell>
          <table:table-cell table:formula="of:=[.A846]/(3600*24)+25569" office:value-type="date" office:date-value="2020-01-28T15:26:37.682788" calcext:value-type="date">
            <text:p>2020-01-28 15:26:38</text:p>
          </table:table-cell>
          <table:table-cell office:value-type="string" calcext:value-type="string">
            <text:p>COFFEE_STATUS</text:p>
          </table:table-cell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1580225317.77176" calcext:value-type="float">
            <text:p>1580225317.77176</text:p>
          </table:table-cell>
          <table:table-cell table:formula="of:=[.A847]/(3600*24)+25569" office:value-type="date" office:date-value="2020-01-28T15:28:37.771762" calcext:value-type="date">
            <text:p>2020-01-28 15:28:38</text:p>
          </table:table-cell>
          <table:table-cell office:value-type="string" calcext:value-type="string">
            <text:p>COFFEE_STATUS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1580225437.78826" calcext:value-type="float">
            <text:p>1580225437.78826</text:p>
          </table:table-cell>
          <table:table-cell table:formula="of:=[.A848]/(3600*24)+25569" office:value-type="date" office:date-value="2020-01-28T15:30:37.788256" calcext:value-type="date">
            <text:p>2020-01-28 15:30:38</text:p>
          </table:table-cell>
          <table:table-cell office:value-type="string" calcext:value-type="string">
            <text:p>COFFEE_STATUS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1580225557.88751" calcext:value-type="float">
            <text:p>1580225557.88751</text:p>
          </table:table-cell>
          <table:table-cell table:formula="of:=[.A849]/(3600*24)+25569" office:value-type="date" office:date-value="2020-01-28T15:32:37.887507" calcext:value-type="date">
            <text:p>2020-01-28 15:32:38</text:p>
          </table:table-cell>
          <table:table-cell office:value-type="string" calcext:value-type="string">
            <text:p>COFFEE_STATUS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1580225677.98201" calcext:value-type="float">
            <text:p>1580225677.98201</text:p>
          </table:table-cell>
          <table:table-cell table:formula="of:=[.A850]/(3600*24)+25569" office:value-type="date" office:date-value="2020-01-28T15:34:37.982014" calcext:value-type="date">
            <text:p>2020-01-28 15:34:38</text:p>
          </table:table-cell>
          <table:table-cell office:value-type="string" calcext:value-type="string">
            <text:p>COFFEE_STATUS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1580225798.07091" calcext:value-type="float">
            <text:p>1580225798.07091</text:p>
          </table:table-cell>
          <table:table-cell table:formula="of:=[.A851]/(3600*24)+25569" office:value-type="date" office:date-value="2020-01-28T15:36:38.070908" calcext:value-type="date">
            <text:p>2020-01-28 15:36:38</text:p>
          </table:table-cell>
          <table:table-cell office:value-type="string" calcext:value-type="string">
            <text:p>COFFEE_STATUS</text:p>
          </table:table-cell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1580225918.13977" calcext:value-type="float">
            <text:p>1580225918.13977</text:p>
          </table:table-cell>
          <table:table-cell table:formula="of:=[.A852]/(3600*24)+25569" office:value-type="date" office:date-value="2020-01-28T15:38:38.13977" calcext:value-type="date">
            <text:p>2020-01-28 15:38:38</text:p>
          </table:table-cell>
          <table:table-cell office:value-type="string" calcext:value-type="string">
            <text:p>COFFEE_STATUS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1580226038.15463" calcext:value-type="float">
            <text:p>1580226038.15463</text:p>
          </table:table-cell>
          <table:table-cell table:formula="of:=[.A853]/(3600*24)+25569" office:value-type="date" office:date-value="2020-01-28T15:40:38.154634" calcext:value-type="date">
            <text:p>2020-01-28 15:40:38</text:p>
          </table:table-cell>
          <table:table-cell office:value-type="string" calcext:value-type="string">
            <text:p>COFFEE_STATUS</text:p>
          </table:table-cell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1580226158.49923" calcext:value-type="float">
            <text:p>1580226158.49923</text:p>
          </table:table-cell>
          <table:table-cell table:formula="of:=[.A854]/(3600*24)+25569" office:value-type="date" office:date-value="2020-01-28T15:42:38.49923" calcext:value-type="date">
            <text:p>2020-01-28 15:42:38</text:p>
          </table:table-cell>
          <table:table-cell office:value-type="string" calcext:value-type="string">
            <text:p>COFFEE_STATUS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1580226278.52129" calcext:value-type="float">
            <text:p>1580226278.52129</text:p>
          </table:table-cell>
          <table:table-cell table:formula="of:=[.A855]/(3600*24)+25569" office:value-type="date" office:date-value="2020-01-28T15:44:38.521291" calcext:value-type="date">
            <text:p>2020-01-28 15:44:39</text:p>
          </table:table-cell>
          <table:table-cell office:value-type="string" calcext:value-type="string">
            <text:p>COFFEE_STATUS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1580226398.53237" calcext:value-type="float">
            <text:p>1580226398.53237</text:p>
          </table:table-cell>
          <table:table-cell table:formula="of:=[.A856]/(3600*24)+25569" office:value-type="date" office:date-value="2020-01-28T15:46:38.532371" calcext:value-type="date">
            <text:p>2020-01-28 15:46:39</text:p>
          </table:table-cell>
          <table:table-cell office:value-type="string" calcext:value-type="string">
            <text:p>COFFEE_STATUS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1580226518.54043" calcext:value-type="float">
            <text:p>1580226518.54043</text:p>
          </table:table-cell>
          <table:table-cell table:formula="of:=[.A857]/(3600*24)+25569" office:value-type="date" office:date-value="2020-01-28T15:48:38.540432" calcext:value-type="date">
            <text:p>2020-01-28 15:48:39</text:p>
          </table:table-cell>
          <table:table-cell office:value-type="string" calcext:value-type="string">
            <text:p>COFFEE_STATUS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1580226638.54856" calcext:value-type="float">
            <text:p>1580226638.54856</text:p>
          </table:table-cell>
          <table:table-cell table:formula="of:=[.A858]/(3600*24)+25569" office:value-type="date" office:date-value="2020-01-28T15:50:38.548558" calcext:value-type="date">
            <text:p>2020-01-28 15:50:39</text:p>
          </table:table-cell>
          <table:table-cell office:value-type="string" calcext:value-type="string">
            <text:p>COFFEE_STATUS</text:p>
          </table:table-cell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1580226758.6464" calcext:value-type="float">
            <text:p>1580226758.6464</text:p>
          </table:table-cell>
          <table:table-cell table:formula="of:=[.A859]/(3600*24)+25569" office:value-type="date" office:date-value="2020-01-28T15:52:38.646396" calcext:value-type="date">
            <text:p>2020-01-28 15:52:39</text:p>
          </table:table-cell>
          <table:table-cell office:value-type="string" calcext:value-type="string">
            <text:p>COFFEE_STATUS</text:p>
          </table:table-cell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1580226878.73124" calcext:value-type="float">
            <text:p>1580226878.73124</text:p>
          </table:table-cell>
          <table:table-cell table:formula="of:=[.A860]/(3600*24)+25569" office:value-type="date" office:date-value="2020-01-28T15:54:38.731235" calcext:value-type="date">
            <text:p>2020-01-28 15:54:39</text:p>
          </table:table-cell>
          <table:table-cell office:value-type="string" calcext:value-type="string">
            <text:p>COFFEE_STATUS</text:p>
          </table:table-cell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1580226998.7331" calcext:value-type="float">
            <text:p>1580226998.7331</text:p>
          </table:table-cell>
          <table:table-cell table:formula="of:=[.A861]/(3600*24)+25569" office:value-type="date" office:date-value="2020-01-28T15:56:38.733104" calcext:value-type="date">
            <text:p>2020-01-28 15:56:39</text:p>
          </table:table-cell>
          <table:table-cell office:value-type="string" calcext:value-type="string">
            <text:p>COFFEE_STATUS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1580227118.82485" calcext:value-type="float">
            <text:p>1580227118.82485</text:p>
          </table:table-cell>
          <table:table-cell table:formula="of:=[.A862]/(3600*24)+25569" office:value-type="date" office:date-value="2020-01-28T15:58:38.824846" calcext:value-type="date">
            <text:p>2020-01-28 15:58:39</text:p>
          </table:table-cell>
          <table:table-cell office:value-type="string" calcext:value-type="string">
            <text:p>COFFEE_STATUS</text:p>
          </table:table-cell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1580227238.90637" calcext:value-type="float">
            <text:p>1580227238.90637</text:p>
          </table:table-cell>
          <table:table-cell table:formula="of:=[.A863]/(3600*24)+25569" office:value-type="date" office:date-value="2020-01-28T16:00:38.906366" calcext:value-type="date">
            <text:p>2020-01-28 16:00:39</text:p>
          </table:table-cell>
          <table:table-cell office:value-type="string" calcext:value-type="string">
            <text:p>COFFEE_STATUS</text:p>
          </table:table-cell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1580227358.95775" calcext:value-type="float">
            <text:p>1580227358.95775</text:p>
          </table:table-cell>
          <table:table-cell table:formula="of:=[.A864]/(3600*24)+25569" office:value-type="date" office:date-value="2020-01-28T16:02:38.957753" calcext:value-type="date">
            <text:p>2020-01-28 16:02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7479.01241" calcext:value-type="float">
            <text:p>1580227479.01241</text:p>
          </table:table-cell>
          <table:table-cell table:formula="of:=[.A865]/(3600*24)+25569" office:value-type="date" office:date-value="2020-01-28T16:04:39.012412" calcext:value-type="date">
            <text:p>2020-01-28 16:04:39</text:p>
          </table:table-cell>
          <table:table-cell office:value-type="string" calcext:value-type="string">
            <text:p>COFFEE_STATUS</text:p>
          </table:table-cell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1580227599.07993" calcext:value-type="float">
            <text:p>1580227599.07993</text:p>
          </table:table-cell>
          <table:table-cell table:formula="of:=[.A866]/(3600*24)+25569" office:value-type="date" office:date-value="2020-01-28T16:06:39.079928" calcext:value-type="date">
            <text:p>2020-01-28 16:06:39</text:p>
          </table:table-cell>
          <table:table-cell office:value-type="string" calcext:value-type="string">
            <text:p>COFFEE_STATUS</text:p>
          </table:table-cell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1580227719.13852" calcext:value-type="float">
            <text:p>1580227719.13852</text:p>
          </table:table-cell>
          <table:table-cell table:formula="of:=[.A867]/(3600*24)+25569" office:value-type="date" office:date-value="2020-01-28T16:08:39.138524" calcext:value-type="date">
            <text:p>2020-01-28 16:08:39</text:p>
          </table:table-cell>
          <table:table-cell office:value-type="string" calcext:value-type="string">
            <text:p>COFFEE_STATUS</text:p>
          </table:table-cell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1580227839.15372" calcext:value-type="float">
            <text:p>1580227839.15372</text:p>
          </table:table-cell>
          <table:table-cell table:formula="of:=[.A868]/(3600*24)+25569" office:value-type="date" office:date-value="2020-01-28T16:10:39.153716" calcext:value-type="date">
            <text:p>2020-01-28 16:10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7959.16157" calcext:value-type="float">
            <text:p>1580227959.16157</text:p>
          </table:table-cell>
          <table:table-cell table:formula="of:=[.A869]/(3600*24)+25569" office:value-type="date" office:date-value="2020-01-28T16:12:39.161573" calcext:value-type="date">
            <text:p>2020-01-28 16:12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079.19628" calcext:value-type="float">
            <text:p>1580228079.19628</text:p>
          </table:table-cell>
          <table:table-cell table:formula="of:=[.A870]/(3600*24)+25569" office:value-type="date" office:date-value="2020-01-28T16:14:39.19628" calcext:value-type="date">
            <text:p>2020-01-28 16:14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199.27108" calcext:value-type="float">
            <text:p>1580228199.27108</text:p>
          </table:table-cell>
          <table:table-cell table:formula="of:=[.A871]/(3600*24)+25569" office:value-type="date" office:date-value="2020-01-28T16:16:39.271079" calcext:value-type="date">
            <text:p>2020-01-28 16:16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319.31783" calcext:value-type="float">
            <text:p>1580228319.31783</text:p>
          </table:table-cell>
          <table:table-cell table:formula="of:=[.A872]/(3600*24)+25569" office:value-type="date" office:date-value="2020-01-28T16:18:39.317827" calcext:value-type="date">
            <text:p>2020-01-28 16:18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439.38115" calcext:value-type="float">
            <text:p>1580228439.38115</text:p>
          </table:table-cell>
          <table:table-cell table:formula="of:=[.A873]/(3600*24)+25569" office:value-type="date" office:date-value="2020-01-28T16:20:39.38115" calcext:value-type="date">
            <text:p>2020-01-28 16:20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559.44108" calcext:value-type="float">
            <text:p>1580228559.44108</text:p>
          </table:table-cell>
          <table:table-cell table:formula="of:=[.A874]/(3600*24)+25569" office:value-type="date" office:date-value="2020-01-28T16:22:39.441077" calcext:value-type="date">
            <text:p>2020-01-28 16:22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679.45663" calcext:value-type="float">
            <text:p>1580228679.45663</text:p>
          </table:table-cell>
          <table:table-cell table:formula="of:=[.A875]/(3600*24)+25569" office:value-type="date" office:date-value="2020-01-28T16:24:39.456627" calcext:value-type="date">
            <text:p>2020-01-28 16:24:39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8799.46979" calcext:value-type="float">
            <text:p>1580228799.46979</text:p>
          </table:table-cell>
          <table:table-cell table:formula="of:=[.A876]/(3600*24)+25569" office:value-type="date" office:date-value="2020-01-28T16:26:39.469786" calcext:value-type="date">
            <text:p>2020-01-28 16:26:39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8919.51481" calcext:value-type="float">
            <text:p>1580228919.51481</text:p>
          </table:table-cell>
          <table:table-cell table:formula="of:=[.A877]/(3600*24)+25569" office:value-type="date" office:date-value="2020-01-28T16:28:39.514811" calcext:value-type="date">
            <text:p>2020-01-28 16:28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9039.58674" calcext:value-type="float">
            <text:p>1580229039.58674</text:p>
          </table:table-cell>
          <table:table-cell table:formula="of:=[.A878]/(3600*24)+25569" office:value-type="date" office:date-value="2020-01-28T16:30:39.586742" calcext:value-type="date">
            <text:p>2020-01-28 16:30:40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9159.6037" calcext:value-type="float">
            <text:p>1580229159.6037</text:p>
          </table:table-cell>
          <table:table-cell table:formula="of:=[.A879]/(3600*24)+25569" office:value-type="date" office:date-value="2020-01-28T16:32:39.603702" calcext:value-type="date">
            <text:p>2020-01-28 16:32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9279.61279" calcext:value-type="float">
            <text:p>1580229279.61279</text:p>
          </table:table-cell>
          <table:table-cell table:formula="of:=[.A880]/(3600*24)+25569" office:value-type="date" office:date-value="2020-01-28T16:34:39.612793" calcext:value-type="date">
            <text:p>2020-01-28 16:34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9399.61329" calcext:value-type="float">
            <text:p>1580229399.61329</text:p>
          </table:table-cell>
          <table:table-cell table:formula="of:=[.A881]/(3600*24)+25569" office:value-type="date" office:date-value="2020-01-28T16:36:39.61329" calcext:value-type="date">
            <text:p>2020-01-28 16:36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9519.70495" calcext:value-type="float">
            <text:p>1580229519.70495</text:p>
          </table:table-cell>
          <table:table-cell table:formula="of:=[.A882]/(3600*24)+25569" office:value-type="date" office:date-value="2020-01-28T16:38:39.704947" calcext:value-type="date">
            <text:p>2020-01-28 16:38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9639.74105" calcext:value-type="float">
            <text:p>1580229639.74105</text:p>
          </table:table-cell>
          <table:table-cell table:formula="of:=[.A883]/(3600*24)+25569" office:value-type="date" office:date-value="2020-01-28T16:40:39.741048" calcext:value-type="date">
            <text:p>2020-01-28 16:40:40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29759.7972" calcext:value-type="float">
            <text:p>1580229759.7972</text:p>
          </table:table-cell>
          <table:table-cell table:formula="of:=[.A884]/(3600*24)+25569" office:value-type="date" office:date-value="2020-01-28T16:42:39.797204" calcext:value-type="date">
            <text:p>2020-01-28 16:42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29879.80434" calcext:value-type="float">
            <text:p>1580229879.80434</text:p>
          </table:table-cell>
          <table:table-cell table:formula="of:=[.A885]/(3600*24)+25569" office:value-type="date" office:date-value="2020-01-28T16:44:39.804339" calcext:value-type="date">
            <text:p>2020-01-28 16:44:40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29999.81179" calcext:value-type="float">
            <text:p>1580229999.81179</text:p>
          </table:table-cell>
          <table:table-cell table:formula="of:=[.A886]/(3600*24)+25569" office:value-type="date" office:date-value="2020-01-28T16:46:39.811786" calcext:value-type="date">
            <text:p>2020-01-28 16:46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0119.90137" calcext:value-type="float">
            <text:p>1580230119.90137</text:p>
          </table:table-cell>
          <table:table-cell table:formula="of:=[.A887]/(3600*24)+25569" office:value-type="date" office:date-value="2020-01-28T16:48:39.901366" calcext:value-type="date">
            <text:p>2020-01-28 16:48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0240.23635" calcext:value-type="float">
            <text:p>1580230240.23635</text:p>
          </table:table-cell>
          <table:table-cell table:formula="of:=[.A888]/(3600*24)+25569" office:value-type="date" office:date-value="2020-01-28T16:50:40.236346" calcext:value-type="date">
            <text:p>2020-01-28 16:50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0360.3006" calcext:value-type="float">
            <text:p>1580230360.3006</text:p>
          </table:table-cell>
          <table:table-cell table:formula="of:=[.A889]/(3600*24)+25569" office:value-type="date" office:date-value="2020-01-28T16:52:40.3006" calcext:value-type="date">
            <text:p>2020-01-28 16:52:40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0480.33343" calcext:value-type="float">
            <text:p>1580230480.33343</text:p>
          </table:table-cell>
          <table:table-cell table:formula="of:=[.A890]/(3600*24)+25569" office:value-type="date" office:date-value="2020-01-28T16:54:40.333425" calcext:value-type="date">
            <text:p>2020-01-28 16:54:40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0600.38945" calcext:value-type="float">
            <text:p>1580230600.38945</text:p>
          </table:table-cell>
          <table:table-cell table:formula="of:=[.A891]/(3600*24)+25569" office:value-type="date" office:date-value="2020-01-28T16:56:40.389445" calcext:value-type="date">
            <text:p>2020-01-28 16:56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0720.48372" calcext:value-type="float">
            <text:p>1580230720.48372</text:p>
          </table:table-cell>
          <table:table-cell table:formula="of:=[.A892]/(3600*24)+25569" office:value-type="date" office:date-value="2020-01-28T16:58:40.483724" calcext:value-type="date">
            <text:p>2020-01-28 16:58:40</text:p>
          </table:table-cell>
          <table:table-cell office:value-type="string" calcext:value-type="string">
            <text:p>COFFEE_STATUS</text:p>
          </table:table-cell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1580230840.49475" calcext:value-type="float">
            <text:p>1580230840.49475</text:p>
          </table:table-cell>
          <table:table-cell table:formula="of:=[.A893]/(3600*24)+25569" office:value-type="date" office:date-value="2020-01-28T17:00:40.494753" calcext:value-type="date">
            <text:p>2020-01-28 17:00:40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0960.53394" calcext:value-type="float">
            <text:p>1580230960.53394</text:p>
          </table:table-cell>
          <table:table-cell table:formula="of:=[.A894]/(3600*24)+25569" office:value-type="date" office:date-value="2020-01-28T17:02:40.533941" calcext:value-type="date">
            <text:p>2020-01-28 17:02:41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1080.58354" calcext:value-type="float">
            <text:p>1580231080.58354</text:p>
          </table:table-cell>
          <table:table-cell table:formula="of:=[.A895]/(3600*24)+25569" office:value-type="date" office:date-value="2020-01-28T17:04:40.583545" calcext:value-type="date">
            <text:p>2020-01-28 17:04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1200.67887" calcext:value-type="float">
            <text:p>1580231200.67887</text:p>
          </table:table-cell>
          <table:table-cell table:formula="of:=[.A896]/(3600*24)+25569" office:value-type="date" office:date-value="2020-01-28T17:06:40.678865" calcext:value-type="date">
            <text:p>2020-01-28 17:06:41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1320.70266" calcext:value-type="float">
            <text:p>1580231320.70266</text:p>
          </table:table-cell>
          <table:table-cell table:formula="of:=[.A897]/(3600*24)+25569" office:value-type="date" office:date-value="2020-01-28T17:08:40.702661" calcext:value-type="date">
            <text:p>2020-01-28 17:08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1440.78927" calcext:value-type="float">
            <text:p>1580231440.78927</text:p>
          </table:table-cell>
          <table:table-cell table:formula="of:=[.A898]/(3600*24)+25569" office:value-type="date" office:date-value="2020-01-28T17:10:40.789269" calcext:value-type="date">
            <text:p>2020-01-28 17:10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1560.83905" calcext:value-type="float">
            <text:p>1580231560.83905</text:p>
          </table:table-cell>
          <table:table-cell table:formula="of:=[.A899]/(3600*24)+25569" office:value-type="date" office:date-value="2020-01-28T17:12:40.839049" calcext:value-type="date">
            <text:p>2020-01-28 17:12:41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1680.93587" calcext:value-type="float">
            <text:p>1580231680.93587</text:p>
          </table:table-cell>
          <table:table-cell table:formula="of:=[.A900]/(3600*24)+25569" office:value-type="date" office:date-value="2020-01-28T17:14:40.935873" calcext:value-type="date">
            <text:p>2020-01-28 17:14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1801.00643" calcext:value-type="float">
            <text:p>1580231801.00643</text:p>
          </table:table-cell>
          <table:table-cell table:formula="of:=[.A901]/(3600*24)+25569" office:value-type="date" office:date-value="2020-01-28T17:16:41.00643" calcext:value-type="date">
            <text:p>2020-01-28 17:16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1921.04494" calcext:value-type="float">
            <text:p>1580231921.04494</text:p>
          </table:table-cell>
          <table:table-cell table:formula="of:=[.A902]/(3600*24)+25569" office:value-type="date" office:date-value="2020-01-28T17:18:41.044939" calcext:value-type="date">
            <text:p>2020-01-28 17:18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2041.06975" calcext:value-type="float">
            <text:p>1580232041.06975</text:p>
          </table:table-cell>
          <table:table-cell table:formula="of:=[.A903]/(3600*24)+25569" office:value-type="date" office:date-value="2020-01-28T17:20:41.069747" calcext:value-type="date">
            <text:p>2020-01-28 17:20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2161.15144" calcext:value-type="float">
            <text:p>1580232161.15144</text:p>
          </table:table-cell>
          <table:table-cell table:formula="of:=[.A904]/(3600*24)+25569" office:value-type="date" office:date-value="2020-01-28T17:22:41.151439" calcext:value-type="date">
            <text:p>2020-01-28 17:22:41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2281.15877" calcext:value-type="float">
            <text:p>1580232281.15877</text:p>
          </table:table-cell>
          <table:table-cell table:formula="of:=[.A905]/(3600*24)+25569" office:value-type="date" office:date-value="2020-01-28T17:24:41.158766" calcext:value-type="date">
            <text:p>2020-01-28 17:24:41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2401.228" calcext:value-type="float">
            <text:p>1580232401.228</text:p>
          </table:table-cell>
          <table:table-cell table:formula="of:=[.A906]/(3600*24)+25569" office:value-type="date" office:date-value="2020-01-28T17:26:41.228001" calcext:value-type="date">
            <text:p>2020-01-28 17:26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2521.32781" calcext:value-type="float">
            <text:p>1580232521.32781</text:p>
          </table:table-cell>
          <table:table-cell table:formula="of:=[.A907]/(3600*24)+25569" office:value-type="date" office:date-value="2020-01-28T17:28:41.327814" calcext:value-type="date">
            <text:p>2020-01-28 17:28:41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2641.33861" calcext:value-type="float">
            <text:p>1580232641.33861</text:p>
          </table:table-cell>
          <table:table-cell table:formula="of:=[.A908]/(3600*24)+25569" office:value-type="date" office:date-value="2020-01-28T17:30:41.33861" calcext:value-type="date">
            <text:p>2020-01-28 17:30:41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2761.38775" calcext:value-type="float">
            <text:p>1580232761.38775</text:p>
          </table:table-cell>
          <table:table-cell table:formula="of:=[.A909]/(3600*24)+25569" office:value-type="date" office:date-value="2020-01-28T17:32:41.387752" calcext:value-type="date">
            <text:p>2020-01-28 17:32:41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2881.47801" calcext:value-type="float">
            <text:p>1580232881.47801</text:p>
          </table:table-cell>
          <table:table-cell table:formula="of:=[.A910]/(3600*24)+25569" office:value-type="date" office:date-value="2020-01-28T17:34:41.478014" calcext:value-type="date">
            <text:p>2020-01-28 17:34:41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3001.5519" calcext:value-type="float">
            <text:p>1580233001.5519</text:p>
          </table:table-cell>
          <table:table-cell table:formula="of:=[.A911]/(3600*24)+25569" office:value-type="date" office:date-value="2020-01-28T17:36:41.551899" calcext:value-type="date">
            <text:p>2020-01-28 17:36:42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3121.63509" calcext:value-type="float">
            <text:p>1580233121.63509</text:p>
          </table:table-cell>
          <table:table-cell table:formula="of:=[.A912]/(3600*24)+25569" office:value-type="date" office:date-value="2020-01-28T17:38:41.635091" calcext:value-type="date">
            <text:p>2020-01-28 17:38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3241.71328" calcext:value-type="float">
            <text:p>1580233241.71328</text:p>
          </table:table-cell>
          <table:table-cell table:formula="of:=[.A913]/(3600*24)+25569" office:value-type="date" office:date-value="2020-01-28T17:40:41.713276" calcext:value-type="date">
            <text:p>2020-01-28 17:40:42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3361.74579" calcext:value-type="float">
            <text:p>1580233361.74579</text:p>
          </table:table-cell>
          <table:table-cell table:formula="of:=[.A914]/(3600*24)+25569" office:value-type="date" office:date-value="2020-01-28T17:42:41.745786" calcext:value-type="date">
            <text:p>2020-01-28 17:42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3481.83943" calcext:value-type="float">
            <text:p>1580233481.83943</text:p>
          </table:table-cell>
          <table:table-cell table:formula="of:=[.A915]/(3600*24)+25569" office:value-type="date" office:date-value="2020-01-28T17:44:41.839433" calcext:value-type="date">
            <text:p>2020-01-28 17:44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3601.88897" calcext:value-type="float">
            <text:p>1580233601.88897</text:p>
          </table:table-cell>
          <table:table-cell table:formula="of:=[.A916]/(3600*24)+25569" office:value-type="date" office:date-value="2020-01-28T17:46:41.888966" calcext:value-type="date">
            <text:p>2020-01-28 17:46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3721.89926" calcext:value-type="float">
            <text:p>1580233721.89926</text:p>
          </table:table-cell>
          <table:table-cell table:formula="of:=[.A917]/(3600*24)+25569" office:value-type="date" office:date-value="2020-01-28T17:48:41.89926" calcext:value-type="date">
            <text:p>2020-01-28 17:48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3841.90264" calcext:value-type="float">
            <text:p>1580233841.90264</text:p>
          </table:table-cell>
          <table:table-cell table:formula="of:=[.A918]/(3600*24)+25569" office:value-type="date" office:date-value="2020-01-28T17:50:41.902645" calcext:value-type="date">
            <text:p>2020-01-28 17:50:42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3961.9783" calcext:value-type="float">
            <text:p>1580233961.9783</text:p>
          </table:table-cell>
          <table:table-cell table:formula="of:=[.A919]/(3600*24)+25569" office:value-type="date" office:date-value="2020-01-28T17:52:41.978299" calcext:value-type="date">
            <text:p>2020-01-28 17:52:42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4082.05164" calcext:value-type="float">
            <text:p>1580234082.05164</text:p>
          </table:table-cell>
          <table:table-cell table:formula="of:=[.A920]/(3600*24)+25569" office:value-type="date" office:date-value="2020-01-28T17:54:42.051637" calcext:value-type="date">
            <text:p>2020-01-28 17:54:4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4202.15054" calcext:value-type="float">
            <text:p>1580234202.15054</text:p>
          </table:table-cell>
          <table:table-cell table:formula="of:=[.A921]/(3600*24)+25569" office:value-type="date" office:date-value="2020-01-28T17:56:42.150541" calcext:value-type="date">
            <text:p>2020-01-28 17:56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4322.16117" calcext:value-type="float">
            <text:p>1580234322.16117</text:p>
          </table:table-cell>
          <table:table-cell table:formula="of:=[.A922]/(3600*24)+25569" office:value-type="date" office:date-value="2020-01-28T17:58:42.161171" calcext:value-type="date">
            <text:p>2020-01-28 17:58:42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4442.20372" calcext:value-type="float">
            <text:p>1580234442.20372</text:p>
          </table:table-cell>
          <table:table-cell table:formula="of:=[.A923]/(3600*24)+25569" office:value-type="date" office:date-value="2020-01-28T18:00:42.203716" calcext:value-type="date">
            <text:p>2020-01-28 18:00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4562.29478" calcext:value-type="float">
            <text:p>1580234562.29478</text:p>
          </table:table-cell>
          <table:table-cell table:formula="of:=[.A924]/(3600*24)+25569" office:value-type="date" office:date-value="2020-01-28T18:02:42.294778" calcext:value-type="date">
            <text:p>2020-01-28 18:02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4682.34135" calcext:value-type="float">
            <text:p>1580234682.34135</text:p>
          </table:table-cell>
          <table:table-cell table:formula="of:=[.A925]/(3600*24)+25569" office:value-type="date" office:date-value="2020-01-28T18:04:42.341354" calcext:value-type="date">
            <text:p>2020-01-28 18:04:4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4802.37929" calcext:value-type="float">
            <text:p>1580234802.37929</text:p>
          </table:table-cell>
          <table:table-cell table:formula="of:=[.A926]/(3600*24)+25569" office:value-type="date" office:date-value="2020-01-28T18:06:42.379292" calcext:value-type="date">
            <text:p>2020-01-28 18:06:4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4922.47005" calcext:value-type="float">
            <text:p>1580234922.47005</text:p>
          </table:table-cell>
          <table:table-cell table:formula="of:=[.A927]/(3600*24)+25569" office:value-type="date" office:date-value="2020-01-28T18:08:42.470046" calcext:value-type="date">
            <text:p>2020-01-28 18:08:4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5042.53612" calcext:value-type="float">
            <text:p>1580235042.53612</text:p>
          </table:table-cell>
          <table:table-cell table:formula="of:=[.A928]/(3600*24)+25569" office:value-type="date" office:date-value="2020-01-28T18:10:42.536115" calcext:value-type="date">
            <text:p>2020-01-28 18:10:43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5162.62181" calcext:value-type="float">
            <text:p>1580235162.62181</text:p>
          </table:table-cell>
          <table:table-cell table:formula="of:=[.A929]/(3600*24)+25569" office:value-type="date" office:date-value="2020-01-28T18:12:42.62181" calcext:value-type="date">
            <text:p>2020-01-28 18:12:43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5282.81256" calcext:value-type="float">
            <text:p>1580235282.81256</text:p>
          </table:table-cell>
          <table:table-cell table:formula="of:=[.A930]/(3600*24)+25569" office:value-type="date" office:date-value="2020-01-28T18:14:42.812563" calcext:value-type="date">
            <text:p>2020-01-28 18:14:43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5402.86096" calcext:value-type="float">
            <text:p>1580235402.86096</text:p>
          </table:table-cell>
          <table:table-cell table:formula="of:=[.A931]/(3600*24)+25569" office:value-type="date" office:date-value="2020-01-28T18:16:42.860964" calcext:value-type="date">
            <text:p>2020-01-28 18:16:43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5522.95177" calcext:value-type="float">
            <text:p>1580235522.95177</text:p>
          </table:table-cell>
          <table:table-cell table:formula="of:=[.A932]/(3600*24)+25569" office:value-type="date" office:date-value="2020-01-28T18:18:42.951773" calcext:value-type="date">
            <text:p>2020-01-28 18:18:43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5643.02631" calcext:value-type="float">
            <text:p>1580235643.02631</text:p>
          </table:table-cell>
          <table:table-cell table:formula="of:=[.A933]/(3600*24)+25569" office:value-type="date" office:date-value="2020-01-28T18:20:43.026309" calcext:value-type="date">
            <text:p>2020-01-28 18:20:43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5763.08048" calcext:value-type="float">
            <text:p>1580235763.08048</text:p>
          </table:table-cell>
          <table:table-cell table:formula="of:=[.A934]/(3600*24)+25569" office:value-type="date" office:date-value="2020-01-28T18:22:43.080478" calcext:value-type="date">
            <text:p>2020-01-28 18:22:43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5883.10353" calcext:value-type="float">
            <text:p>1580235883.10353</text:p>
          </table:table-cell>
          <table:table-cell table:formula="of:=[.A935]/(3600*24)+25569" office:value-type="date" office:date-value="2020-01-28T18:24:43.103532" calcext:value-type="date">
            <text:p>2020-01-28 18:24:43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6003.17267" calcext:value-type="float">
            <text:p>1580236003.17267</text:p>
          </table:table-cell>
          <table:table-cell table:formula="of:=[.A936]/(3600*24)+25569" office:value-type="date" office:date-value="2020-01-28T18:26:43.172669" calcext:value-type="date">
            <text:p>2020-01-28 18:26:43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6123.26657" calcext:value-type="float">
            <text:p>1580236123.26657</text:p>
          </table:table-cell>
          <table:table-cell table:formula="of:=[.A937]/(3600*24)+25569" office:value-type="date" office:date-value="2020-01-28T18:28:43.266567" calcext:value-type="date">
            <text:p>2020-01-28 18:28:43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6243.34248" calcext:value-type="float">
            <text:p>1580236243.34248</text:p>
          </table:table-cell>
          <table:table-cell table:formula="of:=[.A938]/(3600*24)+25569" office:value-type="date" office:date-value="2020-01-28T18:30:43.342477" calcext:value-type="date">
            <text:p>2020-01-28 18:30:43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6363.40544" calcext:value-type="float">
            <text:p>1580236363.40544</text:p>
          </table:table-cell>
          <table:table-cell table:formula="of:=[.A939]/(3600*24)+25569" office:value-type="date" office:date-value="2020-01-28T18:32:43.405437" calcext:value-type="date">
            <text:p>2020-01-28 18:32:43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6483.49682" calcext:value-type="float">
            <text:p>1580236483.49682</text:p>
          </table:table-cell>
          <table:table-cell table:formula="of:=[.A940]/(3600*24)+25569" office:value-type="date" office:date-value="2020-01-28T18:34:43.496816" calcext:value-type="date">
            <text:p>2020-01-28 18:34:43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6603.58492" calcext:value-type="float">
            <text:p>1580236603.58492</text:p>
          </table:table-cell>
          <table:table-cell table:formula="of:=[.A941]/(3600*24)+25569" office:value-type="date" office:date-value="2020-01-28T18:36:43.584917" calcext:value-type="date">
            <text:p>2020-01-28 18:36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6723.63676" calcext:value-type="float">
            <text:p>1580236723.63676</text:p>
          </table:table-cell>
          <table:table-cell table:formula="of:=[.A942]/(3600*24)+25569" office:value-type="date" office:date-value="2020-01-28T18:38:43.636758" calcext:value-type="date">
            <text:p>2020-01-28 18:38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6843.70417" calcext:value-type="float">
            <text:p>1580236843.70417</text:p>
          </table:table-cell>
          <table:table-cell table:formula="of:=[.A943]/(3600*24)+25569" office:value-type="date" office:date-value="2020-01-28T18:40:43.704169" calcext:value-type="date">
            <text:p>2020-01-28 18:40:44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6963.70838" calcext:value-type="float">
            <text:p>1580236963.70838</text:p>
          </table:table-cell>
          <table:table-cell table:formula="of:=[.A944]/(3600*24)+25569" office:value-type="date" office:date-value="2020-01-28T18:42:43.708379" calcext:value-type="date">
            <text:p>2020-01-28 18:42:44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7083.71024" calcext:value-type="float">
            <text:p>1580237083.71024</text:p>
          </table:table-cell>
          <table:table-cell table:formula="of:=[.A945]/(3600*24)+25569" office:value-type="date" office:date-value="2020-01-28T18:44:43.710242" calcext:value-type="date">
            <text:p>2020-01-28 18:44:44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7203.80746" calcext:value-type="float">
            <text:p>1580237203.80746</text:p>
          </table:table-cell>
          <table:table-cell table:formula="of:=[.A946]/(3600*24)+25569" office:value-type="date" office:date-value="2020-01-28T18:46:43.80746" calcext:value-type="date">
            <text:p>2020-01-28 18:46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7323.86678" calcext:value-type="float">
            <text:p>1580237323.86678</text:p>
          </table:table-cell>
          <table:table-cell table:formula="of:=[.A947]/(3600*24)+25569" office:value-type="date" office:date-value="2020-01-28T18:48:43.86678" calcext:value-type="date">
            <text:p>2020-01-28 18:48:44</text:p>
          </table:table-cell>
          <table:table-cell office:value-type="string" calcext:value-type="string">
            <text:p>COFFEE_STATUS</text:p>
          </table:table-cell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1580237443.88376" calcext:value-type="float">
            <text:p>1580237443.88376</text:p>
          </table:table-cell>
          <table:table-cell table:formula="of:=[.A948]/(3600*24)+25569" office:value-type="date" office:date-value="2020-01-28T18:50:43.883761" calcext:value-type="date">
            <text:p>2020-01-28 18:50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7563.9817" calcext:value-type="float">
            <text:p>1580237563.9817</text:p>
          </table:table-cell>
          <table:table-cell table:formula="of:=[.A949]/(3600*24)+25569" office:value-type="date" office:date-value="2020-01-28T18:52:43.981704" calcext:value-type="date">
            <text:p>2020-01-28 18:52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7684.02185" calcext:value-type="float">
            <text:p>1580237684.02185</text:p>
          </table:table-cell>
          <table:table-cell table:formula="of:=[.A950]/(3600*24)+25569" office:value-type="date" office:date-value="2020-01-28T18:54:44.021846" calcext:value-type="date">
            <text:p>2020-01-28 18:54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7804.11964" calcext:value-type="float">
            <text:p>1580237804.11964</text:p>
          </table:table-cell>
          <table:table-cell table:formula="of:=[.A951]/(3600*24)+25569" office:value-type="date" office:date-value="2020-01-28T18:56:44.119642" calcext:value-type="date">
            <text:p>2020-01-28 18:56:4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7924.16911" calcext:value-type="float">
            <text:p>1580237924.16911</text:p>
          </table:table-cell>
          <table:table-cell table:formula="of:=[.A952]/(3600*24)+25569" office:value-type="date" office:date-value="2020-01-28T18:58:44.169105" calcext:value-type="date">
            <text:p>2020-01-28 18:58:44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8044.22487" calcext:value-type="float">
            <text:p>1580238044.22487</text:p>
          </table:table-cell>
          <table:table-cell table:formula="of:=[.A953]/(3600*24)+25569" office:value-type="date" office:date-value="2020-01-28T19:00:44.224865" calcext:value-type="date">
            <text:p>2020-01-28 19:00:44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8164.53855" calcext:value-type="float">
            <text:p>1580238164.53855</text:p>
          </table:table-cell>
          <table:table-cell table:formula="of:=[.A954]/(3600*24)+25569" office:value-type="date" office:date-value="2020-01-28T19:02:44.538549" calcext:value-type="date">
            <text:p>2020-01-28 19:02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8284.68741" calcext:value-type="float">
            <text:p>1580238284.68741</text:p>
          </table:table-cell>
          <table:table-cell table:formula="of:=[.A955]/(3600*24)+25569" office:value-type="date" office:date-value="2020-01-28T19:04:44.687408" calcext:value-type="date">
            <text:p>2020-01-28 19:04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8404.72528" calcext:value-type="float">
            <text:p>1580238404.72528</text:p>
          </table:table-cell>
          <table:table-cell table:formula="of:=[.A956]/(3600*24)+25569" office:value-type="date" office:date-value="2020-01-28T19:06:44.725278" calcext:value-type="date">
            <text:p>2020-01-28 19:06:45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8524.81424" calcext:value-type="float">
            <text:p>1580238524.81424</text:p>
          </table:table-cell>
          <table:table-cell table:formula="of:=[.A957]/(3600*24)+25569" office:value-type="date" office:date-value="2020-01-28T19:08:44.814237" calcext:value-type="date">
            <text:p>2020-01-28 19:08:45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8644.81746" calcext:value-type="float">
            <text:p>1580238644.81746</text:p>
          </table:table-cell>
          <table:table-cell table:formula="of:=[.A958]/(3600*24)+25569" office:value-type="date" office:date-value="2020-01-28T19:10:44.817461" calcext:value-type="date">
            <text:p>2020-01-28 19:10:45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8764.91403" calcext:value-type="float">
            <text:p>1580238764.91403</text:p>
          </table:table-cell>
          <table:table-cell table:formula="of:=[.A959]/(3600*24)+25569" office:value-type="date" office:date-value="2020-01-28T19:12:44.914027" calcext:value-type="date">
            <text:p>2020-01-28 19:12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8884.97178" calcext:value-type="float">
            <text:p>1580238884.97178</text:p>
          </table:table-cell>
          <table:table-cell table:formula="of:=[.A960]/(3600*24)+25569" office:value-type="date" office:date-value="2020-01-28T19:14:44.971779" calcext:value-type="date">
            <text:p>2020-01-28 19:14:45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39005.05772" calcext:value-type="float">
            <text:p>1580239005.05772</text:p>
          </table:table-cell>
          <table:table-cell table:formula="of:=[.A961]/(3600*24)+25569" office:value-type="date" office:date-value="2020-01-28T19:16:45.057723" calcext:value-type="date">
            <text:p>2020-01-28 19:16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9125.11415" calcext:value-type="float">
            <text:p>1580239125.11415</text:p>
          </table:table-cell>
          <table:table-cell table:formula="of:=[.A962]/(3600*24)+25569" office:value-type="date" office:date-value="2020-01-28T19:18:45.114152" calcext:value-type="date">
            <text:p>2020-01-28 19:18:45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39245.13595" calcext:value-type="float">
            <text:p>1580239245.13595</text:p>
          </table:table-cell>
          <table:table-cell table:formula="of:=[.A963]/(3600*24)+25569" office:value-type="date" office:date-value="2020-01-28T19:20:45.135946" calcext:value-type="date">
            <text:p>2020-01-28 19:20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9365.19033" calcext:value-type="float">
            <text:p>1580239365.19033</text:p>
          </table:table-cell>
          <table:table-cell table:formula="of:=[.A964]/(3600*24)+25569" office:value-type="date" office:date-value="2020-01-28T19:22:45.190331" calcext:value-type="date">
            <text:p>2020-01-28 19:22:45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9485.28071" calcext:value-type="float">
            <text:p>1580239485.28071</text:p>
          </table:table-cell>
          <table:table-cell table:formula="of:=[.A965]/(3600*24)+25569" office:value-type="date" office:date-value="2020-01-28T19:24:45.280715" calcext:value-type="date">
            <text:p>2020-01-28 19:24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9605.35575" calcext:value-type="float">
            <text:p>1580239605.35575</text:p>
          </table:table-cell>
          <table:table-cell table:formula="of:=[.A966]/(3600*24)+25569" office:value-type="date" office:date-value="2020-01-28T19:26:45.355745" calcext:value-type="date">
            <text:p>2020-01-28 19:26:4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39725.38103" calcext:value-type="float">
            <text:p>1580239725.38103</text:p>
          </table:table-cell>
          <table:table-cell table:formula="of:=[.A967]/(3600*24)+25569" office:value-type="date" office:date-value="2020-01-28T19:28:45.381025" calcext:value-type="date">
            <text:p>2020-01-28 19:28:45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9845.40862" calcext:value-type="float">
            <text:p>1580239845.40862</text:p>
          </table:table-cell>
          <table:table-cell table:formula="of:=[.A968]/(3600*24)+25569" office:value-type="date" office:date-value="2020-01-28T19:30:45.40862" calcext:value-type="date">
            <text:p>2020-01-28 19:30:45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39965.46149" calcext:value-type="float">
            <text:p>1580239965.46149</text:p>
          </table:table-cell>
          <table:table-cell table:formula="of:=[.A969]/(3600*24)+25569" office:value-type="date" office:date-value="2020-01-28T19:32:45.461492" calcext:value-type="date">
            <text:p>2020-01-28 19:32:45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0085.51375" calcext:value-type="float">
            <text:p>1580240085.51375</text:p>
          </table:table-cell>
          <table:table-cell table:formula="of:=[.A970]/(3600*24)+25569" office:value-type="date" office:date-value="2020-01-28T19:34:45.513753" calcext:value-type="date">
            <text:p>2020-01-28 19:34:4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0205.52938" calcext:value-type="float">
            <text:p>1580240205.52938</text:p>
          </table:table-cell>
          <table:table-cell table:formula="of:=[.A971]/(3600*24)+25569" office:value-type="date" office:date-value="2020-01-28T19:36:45.529382" calcext:value-type="date">
            <text:p>2020-01-28 19:36:46</text:p>
          </table:table-cell>
          <table:table-cell office:value-type="string" calcext:value-type="string">
            <text:p>COFFEE_STATUS</text:p>
          </table:table-cell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1580240325.53136" calcext:value-type="float">
            <text:p>1580240325.53136</text:p>
          </table:table-cell>
          <table:table-cell table:formula="of:=[.A972]/(3600*24)+25569" office:value-type="date" office:date-value="2020-01-28T19:38:45.531363" calcext:value-type="date">
            <text:p>2020-01-28 19:38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0445.54989" calcext:value-type="float">
            <text:p>1580240445.54989</text:p>
          </table:table-cell>
          <table:table-cell table:formula="of:=[.A973]/(3600*24)+25569" office:value-type="date" office:date-value="2020-01-28T19:40:45.549888" calcext:value-type="date">
            <text:p>2020-01-28 19:40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0565.57906" calcext:value-type="float">
            <text:p>1580240565.57906</text:p>
          </table:table-cell>
          <table:table-cell table:formula="of:=[.A974]/(3600*24)+25569" office:value-type="date" office:date-value="2020-01-28T19:42:45.579064" calcext:value-type="date">
            <text:p>2020-01-28 19:42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0685.63176" calcext:value-type="float">
            <text:p>1580240685.63176</text:p>
          </table:table-cell>
          <table:table-cell table:formula="of:=[.A975]/(3600*24)+25569" office:value-type="date" office:date-value="2020-01-28T19:44:45.631765" calcext:value-type="date">
            <text:p>2020-01-28 19:44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0805.66489" calcext:value-type="float">
            <text:p>1580240805.66489</text:p>
          </table:table-cell>
          <table:table-cell table:formula="of:=[.A976]/(3600*24)+25569" office:value-type="date" office:date-value="2020-01-28T19:46:45.664894" calcext:value-type="date">
            <text:p>2020-01-28 19:46:4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0925.83681" calcext:value-type="float">
            <text:p>1580240925.83681</text:p>
          </table:table-cell>
          <table:table-cell table:formula="of:=[.A977]/(3600*24)+25569" office:value-type="date" office:date-value="2020-01-28T19:48:45.836805" calcext:value-type="date">
            <text:p>2020-01-28 19:48:4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1045.84802" calcext:value-type="float">
            <text:p>1580241045.84802</text:p>
          </table:table-cell>
          <table:table-cell table:formula="of:=[.A978]/(3600*24)+25569" office:value-type="date" office:date-value="2020-01-28T19:50:45.848023" calcext:value-type="date">
            <text:p>2020-01-28 19:50:4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1165.87182" calcext:value-type="float">
            <text:p>1580241165.87182</text:p>
          </table:table-cell>
          <table:table-cell table:formula="of:=[.A979]/(3600*24)+25569" office:value-type="date" office:date-value="2020-01-28T19:52:45.871815" calcext:value-type="date">
            <text:p>2020-01-28 19:52:4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1285.87453" calcext:value-type="float">
            <text:p>1580241285.87453</text:p>
          </table:table-cell>
          <table:table-cell table:formula="of:=[.A980]/(3600*24)+25569" office:value-type="date" office:date-value="2020-01-28T19:54:45.874531" calcext:value-type="date">
            <text:p>2020-01-28 19:54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1405.96926" calcext:value-type="float">
            <text:p>1580241405.96926</text:p>
          </table:table-cell>
          <table:table-cell table:formula="of:=[.A981]/(3600*24)+25569" office:value-type="date" office:date-value="2020-01-28T19:56:45.969259" calcext:value-type="date">
            <text:p>2020-01-28 19:56:4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1526.05054" calcext:value-type="float">
            <text:p>1580241526.05054</text:p>
          </table:table-cell>
          <table:table-cell table:formula="of:=[.A982]/(3600*24)+25569" office:value-type="date" office:date-value="2020-01-28T19:58:46.050543" calcext:value-type="date">
            <text:p>2020-01-28 19:58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1646.11233" calcext:value-type="float">
            <text:p>1580241646.11233</text:p>
          </table:table-cell>
          <table:table-cell table:formula="of:=[.A983]/(3600*24)+25569" office:value-type="date" office:date-value="2020-01-28T20:00:46.112326" calcext:value-type="date">
            <text:p>2020-01-28 20:00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1766.13684" calcext:value-type="float">
            <text:p>1580241766.13684</text:p>
          </table:table-cell>
          <table:table-cell table:formula="of:=[.A984]/(3600*24)+25569" office:value-type="date" office:date-value="2020-01-28T20:02:46.136845" calcext:value-type="date">
            <text:p>2020-01-28 20:02:4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1886.20719" calcext:value-type="float">
            <text:p>1580241886.20719</text:p>
          </table:table-cell>
          <table:table-cell table:formula="of:=[.A985]/(3600*24)+25569" office:value-type="date" office:date-value="2020-01-28T20:04:46.207193" calcext:value-type="date">
            <text:p>2020-01-28 20:04:4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2006.21516" calcext:value-type="float">
            <text:p>1580242006.21516</text:p>
          </table:table-cell>
          <table:table-cell table:formula="of:=[.A986]/(3600*24)+25569" office:value-type="date" office:date-value="2020-01-28T20:06:46.215161" calcext:value-type="date">
            <text:p>2020-01-28 20:06:4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2126.298" calcext:value-type="float">
            <text:p>1580242126.298</text:p>
          </table:table-cell>
          <table:table-cell table:formula="of:=[.A987]/(3600*24)+25569" office:value-type="date" office:date-value="2020-01-28T20:08:46.297995" calcext:value-type="date">
            <text:p>2020-01-28 20:08:46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2246.30458" calcext:value-type="float">
            <text:p>1580242246.30458</text:p>
          </table:table-cell>
          <table:table-cell table:formula="of:=[.A988]/(3600*24)+25569" office:value-type="date" office:date-value="2020-01-28T20:10:46.304582" calcext:value-type="date">
            <text:p>2020-01-28 20:10:4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2366.3805" calcext:value-type="float">
            <text:p>1580242366.3805</text:p>
          </table:table-cell>
          <table:table-cell table:formula="of:=[.A989]/(3600*24)+25569" office:value-type="date" office:date-value="2020-01-28T20:12:46.380495" calcext:value-type="date">
            <text:p>2020-01-28 20:12:4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2486.44356" calcext:value-type="float">
            <text:p>1580242486.44356</text:p>
          </table:table-cell>
          <table:table-cell table:formula="of:=[.A990]/(3600*24)+25569" office:value-type="date" office:date-value="2020-01-28T20:14:46.443565" calcext:value-type="date">
            <text:p>2020-01-28 20:14:4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2606.53147" calcext:value-type="float">
            <text:p>1580242606.53147</text:p>
          </table:table-cell>
          <table:table-cell table:formula="of:=[.A991]/(3600*24)+25569" office:value-type="date" office:date-value="2020-01-28T20:16:46.531472" calcext:value-type="date">
            <text:p>2020-01-28 20:16:4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2726.62466" calcext:value-type="float">
            <text:p>1580242726.62466</text:p>
          </table:table-cell>
          <table:table-cell table:formula="of:=[.A992]/(3600*24)+25569" office:value-type="date" office:date-value="2020-01-28T20:18:46.624661" calcext:value-type="date">
            <text:p>2020-01-28 20:18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2846.63761" calcext:value-type="float">
            <text:p>1580242846.63761</text:p>
          </table:table-cell>
          <table:table-cell table:formula="of:=[.A993]/(3600*24)+25569" office:value-type="date" office:date-value="2020-01-28T20:20:46.637608" calcext:value-type="date">
            <text:p>2020-01-28 20:20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2966.70175" calcext:value-type="float">
            <text:p>1580242966.70175</text:p>
          </table:table-cell>
          <table:table-cell table:formula="of:=[.A994]/(3600*24)+25569" office:value-type="date" office:date-value="2020-01-28T20:22:46.701752" calcext:value-type="date">
            <text:p>2020-01-28 20:22:4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3086.72089" calcext:value-type="float">
            <text:p>1580243086.72089</text:p>
          </table:table-cell>
          <table:table-cell table:formula="of:=[.A995]/(3600*24)+25569" office:value-type="date" office:date-value="2020-01-28T20:24:46.720892" calcext:value-type="date">
            <text:p>2020-01-28 20:24:4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3206.79407" calcext:value-type="float">
            <text:p>1580243206.79407</text:p>
          </table:table-cell>
          <table:table-cell table:formula="of:=[.A996]/(3600*24)+25569" office:value-type="date" office:date-value="2020-01-28T20:26:46.794067" calcext:value-type="date">
            <text:p>2020-01-28 20:26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3326.80558" calcext:value-type="float">
            <text:p>1580243326.80558</text:p>
          </table:table-cell>
          <table:table-cell table:formula="of:=[.A997]/(3600*24)+25569" office:value-type="date" office:date-value="2020-01-28T20:28:46.805575" calcext:value-type="date">
            <text:p>2020-01-28 20:28:47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3446.8448" calcext:value-type="float">
            <text:p>1580243446.8448</text:p>
          </table:table-cell>
          <table:table-cell table:formula="of:=[.A998]/(3600*24)+25569" office:value-type="date" office:date-value="2020-01-28T20:30:46.844795" calcext:value-type="date">
            <text:p>2020-01-28 20:30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3566.91682" calcext:value-type="float">
            <text:p>1580243566.91682</text:p>
          </table:table-cell>
          <table:table-cell table:formula="of:=[.A999]/(3600*24)+25569" office:value-type="date" office:date-value="2020-01-28T20:32:46.916822" calcext:value-type="date">
            <text:p>2020-01-28 20:32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3686.94953" calcext:value-type="float">
            <text:p>1580243686.94953</text:p>
          </table:table-cell>
          <table:table-cell table:formula="of:=[.A1000]/(3600*24)+25569" office:value-type="date" office:date-value="2020-01-28T20:34:46.949525" calcext:value-type="date">
            <text:p>2020-01-28 20:34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3807.02307" calcext:value-type="float">
            <text:p>1580243807.02307</text:p>
          </table:table-cell>
          <table:table-cell table:formula="of:=[.A1001]/(3600*24)+25569" office:value-type="date" office:date-value="2020-01-28T20:36:47.023072" calcext:value-type="date">
            <text:p>2020-01-28 20:36:4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3927.06918" calcext:value-type="float">
            <text:p>1580243927.06918</text:p>
          </table:table-cell>
          <table:table-cell table:formula="of:=[.A1002]/(3600*24)+25569" office:value-type="date" office:date-value="2020-01-28T20:38:47.069176" calcext:value-type="date">
            <text:p>2020-01-28 20:38:4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4047.07328" calcext:value-type="float">
            <text:p>1580244047.07328</text:p>
          </table:table-cell>
          <table:table-cell table:formula="of:=[.A1003]/(3600*24)+25569" office:value-type="date" office:date-value="2020-01-28T20:40:47.073277" calcext:value-type="date">
            <text:p>2020-01-28 20:40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4167.1006" calcext:value-type="float">
            <text:p>1580244167.1006</text:p>
          </table:table-cell>
          <table:table-cell table:formula="of:=[.A1004]/(3600*24)+25569" office:value-type="date" office:date-value="2020-01-28T20:42:47.100596" calcext:value-type="date">
            <text:p>2020-01-28 20:42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4287.15677" calcext:value-type="float">
            <text:p>1580244287.15677</text:p>
          </table:table-cell>
          <table:table-cell table:formula="of:=[.A1005]/(3600*24)+25569" office:value-type="date" office:date-value="2020-01-28T20:44:47.156768" calcext:value-type="date">
            <text:p>2020-01-28 20:44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4407.2533" calcext:value-type="float">
            <text:p>1580244407.2533</text:p>
          </table:table-cell>
          <table:table-cell table:formula="of:=[.A1006]/(3600*24)+25569" office:value-type="date" office:date-value="2020-01-28T20:46:47.253304" calcext:value-type="date">
            <text:p>2020-01-28 20:46:4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4527.30117" calcext:value-type="float">
            <text:p>1580244527.30117</text:p>
          </table:table-cell>
          <table:table-cell table:formula="of:=[.A1007]/(3600*24)+25569" office:value-type="date" office:date-value="2020-01-28T20:48:47.301173" calcext:value-type="date">
            <text:p>2020-01-28 20:48:47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4647.37232" calcext:value-type="float">
            <text:p>1580244647.37232</text:p>
          </table:table-cell>
          <table:table-cell table:formula="of:=[.A1008]/(3600*24)+25569" office:value-type="date" office:date-value="2020-01-28T20:50:47.372325" calcext:value-type="date">
            <text:p>2020-01-28 20:50:4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4767.67374" calcext:value-type="float">
            <text:p>1580244767.67374</text:p>
          </table:table-cell>
          <table:table-cell table:formula="of:=[.A1009]/(3600*24)+25569" office:value-type="date" office:date-value="2020-01-28T20:52:47.673742" calcext:value-type="date">
            <text:p>2020-01-28 20:52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4887.68571" calcext:value-type="float">
            <text:p>1580244887.68571</text:p>
          </table:table-cell>
          <table:table-cell table:formula="of:=[.A1010]/(3600*24)+25569" office:value-type="date" office:date-value="2020-01-28T20:54:47.685711" calcext:value-type="date">
            <text:p>2020-01-28 20:54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5007.74437" calcext:value-type="float">
            <text:p>1580245007.74437</text:p>
          </table:table-cell>
          <table:table-cell table:formula="of:=[.A1011]/(3600*24)+25569" office:value-type="date" office:date-value="2020-01-28T20:56:47.744373" calcext:value-type="date">
            <text:p>2020-01-28 20:56:4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5127.76585" calcext:value-type="float">
            <text:p>1580245127.76585</text:p>
          </table:table-cell>
          <table:table-cell table:formula="of:=[.A1012]/(3600*24)+25569" office:value-type="date" office:date-value="2020-01-28T20:58:47.765846" calcext:value-type="date">
            <text:p>2020-01-28 20:58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5247.76992" calcext:value-type="float">
            <text:p>1580245247.76992</text:p>
          </table:table-cell>
          <table:table-cell table:formula="of:=[.A1013]/(3600*24)+25569" office:value-type="date" office:date-value="2020-01-28T21:00:47.769924" calcext:value-type="date">
            <text:p>2020-01-28 21:00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5367.90453" calcext:value-type="float">
            <text:p>1580245367.90453</text:p>
          </table:table-cell>
          <table:table-cell table:formula="of:=[.A1014]/(3600*24)+25569" office:value-type="date" office:date-value="2020-01-28T21:02:47.904533" calcext:value-type="date">
            <text:p>2020-01-28 21:02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5487.98182" calcext:value-type="float">
            <text:p>1580245487.98182</text:p>
          </table:table-cell>
          <table:table-cell table:formula="of:=[.A1015]/(3600*24)+25569" office:value-type="date" office:date-value="2020-01-28T21:04:47.981817" calcext:value-type="date">
            <text:p>2020-01-28 21:04:48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5608.03505" calcext:value-type="float">
            <text:p>1580245608.03505</text:p>
          </table:table-cell>
          <table:table-cell table:formula="of:=[.A1016]/(3600*24)+25569" office:value-type="date" office:date-value="2020-01-28T21:06:48.035047" calcext:value-type="date">
            <text:p>2020-01-28 21:06:4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5728.04695" calcext:value-type="float">
            <text:p>1580245728.04695</text:p>
          </table:table-cell>
          <table:table-cell table:formula="of:=[.A1017]/(3600*24)+25569" office:value-type="date" office:date-value="2020-01-28T21:08:48.046949" calcext:value-type="date">
            <text:p>2020-01-28 21:08:48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5848.07709" calcext:value-type="float">
            <text:p>1580245848.07709</text:p>
          </table:table-cell>
          <table:table-cell table:formula="of:=[.A1018]/(3600*24)+25569" office:value-type="date" office:date-value="2020-01-28T21:10:48.077092" calcext:value-type="date">
            <text:p>2020-01-28 21:10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5968.07964" calcext:value-type="float">
            <text:p>1580245968.07964</text:p>
          </table:table-cell>
          <table:table-cell table:formula="of:=[.A1019]/(3600*24)+25569" office:value-type="date" office:date-value="2020-01-28T21:12:48.079644" calcext:value-type="date">
            <text:p>2020-01-28 21:12:4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6088.15833" calcext:value-type="float">
            <text:p>1580246088.15833</text:p>
          </table:table-cell>
          <table:table-cell table:formula="of:=[.A1020]/(3600*24)+25569" office:value-type="date" office:date-value="2020-01-28T21:14:48.158329" calcext:value-type="date">
            <text:p>2020-01-28 21:14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6208.18544" calcext:value-type="float">
            <text:p>1580246208.18544</text:p>
          </table:table-cell>
          <table:table-cell table:formula="of:=[.A1021]/(3600*24)+25569" office:value-type="date" office:date-value="2020-01-28T21:16:48.185435" calcext:value-type="date">
            <text:p>2020-01-28 21:16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6328.19655" calcext:value-type="float">
            <text:p>1580246328.19655</text:p>
          </table:table-cell>
          <table:table-cell table:formula="of:=[.A1022]/(3600*24)+25569" office:value-type="date" office:date-value="2020-01-28T21:18:48.196547" calcext:value-type="date">
            <text:p>2020-01-28 21:18:4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6448.2018" calcext:value-type="float">
            <text:p>1580246448.2018</text:p>
          </table:table-cell>
          <table:table-cell table:formula="of:=[.A1023]/(3600*24)+25569" office:value-type="date" office:date-value="2020-01-28T21:20:48.201804" calcext:value-type="date">
            <text:p>2020-01-28 21:20:48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6568.4934" calcext:value-type="float">
            <text:p>1580246568.4934</text:p>
          </table:table-cell>
          <table:table-cell table:formula="of:=[.A1024]/(3600*24)+25569" office:value-type="date" office:date-value="2020-01-28T21:22:48.493405" calcext:value-type="date">
            <text:p>2020-01-28 21:22:4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6688.50136" calcext:value-type="float">
            <text:p>1580246688.50136</text:p>
          </table:table-cell>
          <table:table-cell table:formula="of:=[.A1025]/(3600*24)+25569" office:value-type="date" office:date-value="2020-01-28T21:24:48.50136" calcext:value-type="date">
            <text:p>2020-01-28 21:24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6808.5192" calcext:value-type="float">
            <text:p>1580246808.5192</text:p>
          </table:table-cell>
          <table:table-cell table:formula="of:=[.A1026]/(3600*24)+25569" office:value-type="date" office:date-value="2020-01-28T21:26:48.519205" calcext:value-type="date">
            <text:p>2020-01-28 21:26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6928.56547" calcext:value-type="float">
            <text:p>1580246928.56547</text:p>
          </table:table-cell>
          <table:table-cell table:formula="of:=[.A1027]/(3600*24)+25569" office:value-type="date" office:date-value="2020-01-28T21:28:48.565468" calcext:value-type="date">
            <text:p>2020-01-28 21:28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7048.57641" calcext:value-type="float">
            <text:p>1580247048.57641</text:p>
          </table:table-cell>
          <table:table-cell table:formula="of:=[.A1028]/(3600*24)+25569" office:value-type="date" office:date-value="2020-01-28T21:30:48.576405" calcext:value-type="date">
            <text:p>2020-01-28 21:30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7168.6669" calcext:value-type="float">
            <text:p>1580247168.6669</text:p>
          </table:table-cell>
          <table:table-cell table:formula="of:=[.A1029]/(3600*24)+25569" office:value-type="date" office:date-value="2020-01-28T21:32:48.666902" calcext:value-type="date">
            <text:p>2020-01-28 21:32:49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47288.74151" calcext:value-type="float">
            <text:p>1580247288.74151</text:p>
          </table:table-cell>
          <table:table-cell table:formula="of:=[.A1030]/(3600*24)+25569" office:value-type="date" office:date-value="2020-01-28T21:34:48.741511" calcext:value-type="date">
            <text:p>2020-01-28 21:34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7408.76981" calcext:value-type="float">
            <text:p>1580247408.76981</text:p>
          </table:table-cell>
          <table:table-cell table:formula="of:=[.A1031]/(3600*24)+25569" office:value-type="date" office:date-value="2020-01-28T21:36:48.769814" calcext:value-type="date">
            <text:p>2020-01-28 21:36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7528.78089" calcext:value-type="float">
            <text:p>1580247528.78089</text:p>
          </table:table-cell>
          <table:table-cell table:formula="of:=[.A1032]/(3600*24)+25569" office:value-type="date" office:date-value="2020-01-28T21:38:48.780892" calcext:value-type="date">
            <text:p>2020-01-28 21:38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7648.86405" calcext:value-type="float">
            <text:p>1580247648.86405</text:p>
          </table:table-cell>
          <table:table-cell table:formula="of:=[.A1033]/(3600*24)+25569" office:value-type="date" office:date-value="2020-01-28T21:40:48.864048" calcext:value-type="date">
            <text:p>2020-01-28 21:40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7768.958" calcext:value-type="float">
            <text:p>1580247768.958</text:p>
          </table:table-cell>
          <table:table-cell table:formula="of:=[.A1034]/(3600*24)+25569" office:value-type="date" office:date-value="2020-01-28T21:42:48.957998" calcext:value-type="date">
            <text:p>2020-01-28 21:42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7888.97652" calcext:value-type="float">
            <text:p>1580247888.97652</text:p>
          </table:table-cell>
          <table:table-cell table:formula="of:=[.A1035]/(3600*24)+25569" office:value-type="date" office:date-value="2020-01-28T21:44:48.976523" calcext:value-type="date">
            <text:p>2020-01-28 21:44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8008.99642" calcext:value-type="float">
            <text:p>1580248008.99642</text:p>
          </table:table-cell>
          <table:table-cell table:formula="of:=[.A1036]/(3600*24)+25569" office:value-type="date" office:date-value="2020-01-28T21:46:48.996423" calcext:value-type="date">
            <text:p>2020-01-28 21:46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8129.05465" calcext:value-type="float">
            <text:p>1580248129.05465</text:p>
          </table:table-cell>
          <table:table-cell table:formula="of:=[.A1037]/(3600*24)+25569" office:value-type="date" office:date-value="2020-01-28T21:48:49.054649" calcext:value-type="date">
            <text:p>2020-01-28 21:48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8249.07417" calcext:value-type="float">
            <text:p>1580248249.07417</text:p>
          </table:table-cell>
          <table:table-cell table:formula="of:=[.A1038]/(3600*24)+25569" office:value-type="date" office:date-value="2020-01-28T21:50:49.074172" calcext:value-type="date">
            <text:p>2020-01-28 21:50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8369.07798" calcext:value-type="float">
            <text:p>1580248369.07798</text:p>
          </table:table-cell>
          <table:table-cell table:formula="of:=[.A1039]/(3600*24)+25569" office:value-type="date" office:date-value="2020-01-28T21:52:49.077979" calcext:value-type="date">
            <text:p>2020-01-28 21:52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8489.13019" calcext:value-type="float">
            <text:p>1580248489.13019</text:p>
          </table:table-cell>
          <table:table-cell table:formula="of:=[.A1040]/(3600*24)+25569" office:value-type="date" office:date-value="2020-01-28T21:54:49.130186" calcext:value-type="date">
            <text:p>2020-01-28 21:54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8609.17259" calcext:value-type="float">
            <text:p>1580248609.17259</text:p>
          </table:table-cell>
          <table:table-cell table:formula="of:=[.A1041]/(3600*24)+25569" office:value-type="date" office:date-value="2020-01-28T21:56:49.172593" calcext:value-type="date">
            <text:p>2020-01-28 21:56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8729.24304" calcext:value-type="float">
            <text:p>1580248729.24304</text:p>
          </table:table-cell>
          <table:table-cell table:formula="of:=[.A1042]/(3600*24)+25569" office:value-type="date" office:date-value="2020-01-28T21:58:49.243038" calcext:value-type="date">
            <text:p>2020-01-28 21:58:49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8849.34304" calcext:value-type="float">
            <text:p>1580248849.34304</text:p>
          </table:table-cell>
          <table:table-cell table:formula="of:=[.A1043]/(3600*24)+25569" office:value-type="date" office:date-value="2020-01-28T22:00:49.343044" calcext:value-type="date">
            <text:p>2020-01-28 22:00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8969.40901" calcext:value-type="float">
            <text:p>1580248969.40901</text:p>
          </table:table-cell>
          <table:table-cell table:formula="of:=[.A1044]/(3600*24)+25569" office:value-type="date" office:date-value="2020-01-28T22:02:49.409007" calcext:value-type="date">
            <text:p>2020-01-28 22:02:4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9089.53942" calcext:value-type="float">
            <text:p>1580249089.53942</text:p>
          </table:table-cell>
          <table:table-cell table:formula="of:=[.A1045]/(3600*24)+25569" office:value-type="date" office:date-value="2020-01-28T22:04:49.539423" calcext:value-type="date">
            <text:p>2020-01-28 22:04:50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9209.60134" calcext:value-type="float">
            <text:p>1580249209.60134</text:p>
          </table:table-cell>
          <table:table-cell table:formula="of:=[.A1046]/(3600*24)+25569" office:value-type="date" office:date-value="2020-01-28T22:06:49.601338" calcext:value-type="date">
            <text:p>2020-01-28 22:06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9329.63134" calcext:value-type="float">
            <text:p>1580249329.63134</text:p>
          </table:table-cell>
          <table:table-cell table:formula="of:=[.A1047]/(3600*24)+25569" office:value-type="date" office:date-value="2020-01-28T22:08:49.631342" calcext:value-type="date">
            <text:p>2020-01-28 22:08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9449.65415" calcext:value-type="float">
            <text:p>1580249449.65415</text:p>
          </table:table-cell>
          <table:table-cell table:formula="of:=[.A1048]/(3600*24)+25569" office:value-type="date" office:date-value="2020-01-28T22:10:49.654149" calcext:value-type="date">
            <text:p>2020-01-28 22:10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9569.74997" calcext:value-type="float">
            <text:p>1580249569.74997</text:p>
          </table:table-cell>
          <table:table-cell table:formula="of:=[.A1049]/(3600*24)+25569" office:value-type="date" office:date-value="2020-01-28T22:12:49.749971" calcext:value-type="date">
            <text:p>2020-01-28 22:12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9689.92685" calcext:value-type="float">
            <text:p>1580249689.92685</text:p>
          </table:table-cell>
          <table:table-cell table:formula="of:=[.A1050]/(3600*24)+25569" office:value-type="date" office:date-value="2020-01-28T22:14:49.926855" calcext:value-type="date">
            <text:p>2020-01-28 22:14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49810.01771" calcext:value-type="float">
            <text:p>1580249810.01771</text:p>
          </table:table-cell>
          <table:table-cell table:formula="of:=[.A1051]/(3600*24)+25569" office:value-type="date" office:date-value="2020-01-28T22:16:50.017708" calcext:value-type="date">
            <text:p>2020-01-28 22:16:50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49930.05362" calcext:value-type="float">
            <text:p>1580249930.05362</text:p>
          </table:table-cell>
          <table:table-cell table:formula="of:=[.A1052]/(3600*24)+25569" office:value-type="date" office:date-value="2020-01-28T22:18:50.053615" calcext:value-type="date">
            <text:p>2020-01-28 22:18:50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50050.10034" calcext:value-type="float">
            <text:p>1580250050.10034</text:p>
          </table:table-cell>
          <table:table-cell table:formula="of:=[.A1053]/(3600*24)+25569" office:value-type="date" office:date-value="2020-01-28T22:20:50.10034" calcext:value-type="date">
            <text:p>2020-01-28 22:20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0170.1106" calcext:value-type="float">
            <text:p>1580250170.1106</text:p>
          </table:table-cell>
          <table:table-cell table:formula="of:=[.A1054]/(3600*24)+25569" office:value-type="date" office:date-value="2020-01-28T22:22:50.110602" calcext:value-type="date">
            <text:p>2020-01-28 22:22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0290.1199" calcext:value-type="float">
            <text:p>1580250290.1199</text:p>
          </table:table-cell>
          <table:table-cell table:formula="of:=[.A1055]/(3600*24)+25569" office:value-type="date" office:date-value="2020-01-28T22:24:50.119896" calcext:value-type="date">
            <text:p>2020-01-28 22:24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0410.19306" calcext:value-type="float">
            <text:p>1580250410.19306</text:p>
          </table:table-cell>
          <table:table-cell table:formula="of:=[.A1056]/(3600*24)+25569" office:value-type="date" office:date-value="2020-01-28T22:26:50.193058" calcext:value-type="date">
            <text:p>2020-01-28 22:26:50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0530.21075" calcext:value-type="float">
            <text:p>1580250530.21075</text:p>
          </table:table-cell>
          <table:table-cell table:formula="of:=[.A1057]/(3600*24)+25569" office:value-type="date" office:date-value="2020-01-28T22:28:50.210752" calcext:value-type="date">
            <text:p>2020-01-28 22:28:50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0650.27687" calcext:value-type="float">
            <text:p>1580250650.27687</text:p>
          </table:table-cell>
          <table:table-cell table:formula="of:=[.A1058]/(3600*24)+25569" office:value-type="date" office:date-value="2020-01-28T22:30:50.276868" calcext:value-type="date">
            <text:p>2020-01-28 22:30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0770.28879" calcext:value-type="float">
            <text:p>1580250770.28879</text:p>
          </table:table-cell>
          <table:table-cell table:formula="of:=[.A1059]/(3600*24)+25569" office:value-type="date" office:date-value="2020-01-28T22:32:50.288785" calcext:value-type="date">
            <text:p>2020-01-28 22:32:50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0890.35421" calcext:value-type="float">
            <text:p>1580250890.35421</text:p>
          </table:table-cell>
          <table:table-cell table:formula="of:=[.A1060]/(3600*24)+25569" office:value-type="date" office:date-value="2020-01-28T22:34:50.354206" calcext:value-type="date">
            <text:p>2020-01-28 22:34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010.41331" calcext:value-type="float">
            <text:p>1580251010.41331</text:p>
          </table:table-cell>
          <table:table-cell table:formula="of:=[.A1061]/(3600*24)+25569" office:value-type="date" office:date-value="2020-01-28T22:36:50.413308" calcext:value-type="date">
            <text:p>2020-01-28 22:36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130.49075" calcext:value-type="float">
            <text:p>1580251130.49075</text:p>
          </table:table-cell>
          <table:table-cell table:formula="of:=[.A1062]/(3600*24)+25569" office:value-type="date" office:date-value="2020-01-28T22:38:50.490753" calcext:value-type="date">
            <text:p>2020-01-28 22:38:5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250.57116" calcext:value-type="float">
            <text:p>1580251250.57116</text:p>
          </table:table-cell>
          <table:table-cell table:formula="of:=[.A1063]/(3600*24)+25569" office:value-type="date" office:date-value="2020-01-28T22:40:50.571157" calcext:value-type="date">
            <text:p>2020-01-28 22:40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370.57559" calcext:value-type="float">
            <text:p>1580251370.57559</text:p>
          </table:table-cell>
          <table:table-cell table:formula="of:=[.A1064]/(3600*24)+25569" office:value-type="date" office:date-value="2020-01-28T22:42:50.575589" calcext:value-type="date">
            <text:p>2020-01-28 22:42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490.59856" calcext:value-type="float">
            <text:p>1580251490.59856</text:p>
          </table:table-cell>
          <table:table-cell table:formula="of:=[.A1065]/(3600*24)+25569" office:value-type="date" office:date-value="2020-01-28T22:44:50.598559" calcext:value-type="date">
            <text:p>2020-01-28 22:44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610.63615" calcext:value-type="float">
            <text:p>1580251610.63615</text:p>
          </table:table-cell>
          <table:table-cell table:formula="of:=[.A1066]/(3600*24)+25569" office:value-type="date" office:date-value="2020-01-28T22:46:50.636147" calcext:value-type="date">
            <text:p>2020-01-28 22:46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730.73197" calcext:value-type="float">
            <text:p>1580251730.73197</text:p>
          </table:table-cell>
          <table:table-cell table:formula="of:=[.A1067]/(3600*24)+25569" office:value-type="date" office:date-value="2020-01-28T22:48:50.731973" calcext:value-type="date">
            <text:p>2020-01-28 22:48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851.05843" calcext:value-type="float">
            <text:p>1580251851.05843</text:p>
          </table:table-cell>
          <table:table-cell table:formula="of:=[.A1068]/(3600*24)+25569" office:value-type="date" office:date-value="2020-01-28T22:50:51.058434" calcext:value-type="date">
            <text:p>2020-01-28 22:50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1971.07192" calcext:value-type="float">
            <text:p>1580251971.07192</text:p>
          </table:table-cell>
          <table:table-cell table:formula="of:=[.A1069]/(3600*24)+25569" office:value-type="date" office:date-value="2020-01-28T22:52:51.071917" calcext:value-type="date">
            <text:p>2020-01-28 22:52:51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2091.07276" calcext:value-type="float">
            <text:p>1580252091.07276</text:p>
          </table:table-cell>
          <table:table-cell table:formula="of:=[.A1070]/(3600*24)+25569" office:value-type="date" office:date-value="2020-01-28T22:54:51.072756" calcext:value-type="date">
            <text:p>2020-01-28 22:54:51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2211.14356" calcext:value-type="float">
            <text:p>1580252211.14356</text:p>
          </table:table-cell>
          <table:table-cell table:formula="of:=[.A1071]/(3600*24)+25569" office:value-type="date" office:date-value="2020-01-28T22:56:51.143557" calcext:value-type="date">
            <text:p>2020-01-28 22:56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2331.21487" calcext:value-type="float">
            <text:p>1580252331.21487</text:p>
          </table:table-cell>
          <table:table-cell table:formula="of:=[.A1072]/(3600*24)+25569" office:value-type="date" office:date-value="2020-01-28T22:58:51.214865" calcext:value-type="date">
            <text:p>2020-01-28 22:58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2451.23534" calcext:value-type="float">
            <text:p>1580252451.23534</text:p>
          </table:table-cell>
          <table:table-cell table:formula="of:=[.A1073]/(3600*24)+25569" office:value-type="date" office:date-value="2020-01-28T23:00:51.235336" calcext:value-type="date">
            <text:p>2020-01-28 23:00:51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2571.38419" calcext:value-type="float">
            <text:p>1580252571.38419</text:p>
          </table:table-cell>
          <table:table-cell table:formula="of:=[.A1074]/(3600*24)+25569" office:value-type="date" office:date-value="2020-01-28T23:02:51.384185" calcext:value-type="date">
            <text:p>2020-01-28 23:02:51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2691.39301" calcext:value-type="float">
            <text:p>1580252691.39301</text:p>
          </table:table-cell>
          <table:table-cell table:formula="of:=[.A1075]/(3600*24)+25569" office:value-type="date" office:date-value="2020-01-28T23:04:51.393011" calcext:value-type="date">
            <text:p>2020-01-28 23:04:51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2811.45533" calcext:value-type="float">
            <text:p>1580252811.45533</text:p>
          </table:table-cell>
          <table:table-cell table:formula="of:=[.A1076]/(3600*24)+25569" office:value-type="date" office:date-value="2020-01-28T23:06:51.45533" calcext:value-type="date">
            <text:p>2020-01-28 23:06:5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2931.50224" calcext:value-type="float">
            <text:p>1580252931.50224</text:p>
          </table:table-cell>
          <table:table-cell table:formula="of:=[.A1077]/(3600*24)+25569" office:value-type="date" office:date-value="2020-01-28T23:08:51.502243" calcext:value-type="date">
            <text:p>2020-01-28 23:08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3051.53329" calcext:value-type="float">
            <text:p>1580253051.53329</text:p>
          </table:table-cell>
          <table:table-cell table:formula="of:=[.A1078]/(3600*24)+25569" office:value-type="date" office:date-value="2020-01-28T23:10:51.533288" calcext:value-type="date">
            <text:p>2020-01-28 23:10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3171.62533" calcext:value-type="float">
            <text:p>1580253171.62533</text:p>
          </table:table-cell>
          <table:table-cell table:formula="of:=[.A1079]/(3600*24)+25569" office:value-type="date" office:date-value="2020-01-28T23:12:51.62533" calcext:value-type="date">
            <text:p>2020-01-28 23:12:5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3291.63202" calcext:value-type="float">
            <text:p>1580253291.63202</text:p>
          </table:table-cell>
          <table:table-cell table:formula="of:=[.A1080]/(3600*24)+25569" office:value-type="date" office:date-value="2020-01-28T23:14:51.632024" calcext:value-type="date">
            <text:p>2020-01-28 23:14:52</text:p>
          </table:table-cell>
          <table:table-cell office:value-type="string" calcext:value-type="string">
            <text:p>COFFEE_STATUS</text:p>
          </table:table-cell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1580253411.69925" calcext:value-type="float">
            <text:p>1580253411.69925</text:p>
          </table:table-cell>
          <table:table-cell table:formula="of:=[.A1081]/(3600*24)+25569" office:value-type="date" office:date-value="2020-01-28T23:16:51.699255" calcext:value-type="date">
            <text:p>2020-01-28 23:16:5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3531.72949" calcext:value-type="float">
            <text:p>1580253531.72949</text:p>
          </table:table-cell>
          <table:table-cell table:formula="of:=[.A1082]/(3600*24)+25569" office:value-type="date" office:date-value="2020-01-28T23:18:51.729493" calcext:value-type="date">
            <text:p>2020-01-28 23:18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3651.81031" calcext:value-type="float">
            <text:p>1580253651.81031</text:p>
          </table:table-cell>
          <table:table-cell table:formula="of:=[.A1083]/(3600*24)+25569" office:value-type="date" office:date-value="2020-01-28T23:20:51.810306" calcext:value-type="date">
            <text:p>2020-01-28 23:20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3771.85046" calcext:value-type="float">
            <text:p>1580253771.85046</text:p>
          </table:table-cell>
          <table:table-cell table:formula="of:=[.A1084]/(3600*24)+25569" office:value-type="date" office:date-value="2020-01-28T23:22:51.850459" calcext:value-type="date">
            <text:p>2020-01-28 23:22:5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3891.91467" calcext:value-type="float">
            <text:p>1580253891.91467</text:p>
          </table:table-cell>
          <table:table-cell table:formula="of:=[.A1085]/(3600*24)+25569" office:value-type="date" office:date-value="2020-01-28T23:24:51.914669" calcext:value-type="date">
            <text:p>2020-01-28 23:24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4012.00958" calcext:value-type="float">
            <text:p>1580254012.00958</text:p>
          </table:table-cell>
          <table:table-cell table:formula="of:=[.A1086]/(3600*24)+25569" office:value-type="date" office:date-value="2020-01-28T23:26:52.009577" calcext:value-type="date">
            <text:p>2020-01-28 23:26:5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4132.02114" calcext:value-type="float">
            <text:p>1580254132.02114</text:p>
          </table:table-cell>
          <table:table-cell table:formula="of:=[.A1087]/(3600*24)+25569" office:value-type="date" office:date-value="2020-01-28T23:28:52.021144" calcext:value-type="date">
            <text:p>2020-01-28 23:28:5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4252.14412" calcext:value-type="float">
            <text:p>1580254252.14412</text:p>
          </table:table-cell>
          <table:table-cell table:formula="of:=[.A1088]/(3600*24)+25569" office:value-type="date" office:date-value="2020-01-28T23:30:52.144123" calcext:value-type="date">
            <text:p>2020-01-28 23:30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4372.29027" calcext:value-type="float">
            <text:p>1580254372.29027</text:p>
          </table:table-cell>
          <table:table-cell table:formula="of:=[.A1089]/(3600*24)+25569" office:value-type="date" office:date-value="2020-01-28T23:32:52.290267" calcext:value-type="date">
            <text:p>2020-01-28 23:32:5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4492.32739" calcext:value-type="float">
            <text:p>1580254492.32739</text:p>
          </table:table-cell>
          <table:table-cell table:formula="of:=[.A1090]/(3600*24)+25569" office:value-type="date" office:date-value="2020-01-28T23:34:52.327393" calcext:value-type="date">
            <text:p>2020-01-28 23:34:5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4612.3871" calcext:value-type="float">
            <text:p>1580254612.3871</text:p>
          </table:table-cell>
          <table:table-cell table:formula="of:=[.A1091]/(3600*24)+25569" office:value-type="date" office:date-value="2020-01-28T23:36:52.387097" calcext:value-type="date">
            <text:p>2020-01-28 23:36:52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4732.47605" calcext:value-type="float">
            <text:p>1580254732.47605</text:p>
          </table:table-cell>
          <table:table-cell table:formula="of:=[.A1092]/(3600*24)+25569" office:value-type="date" office:date-value="2020-01-28T23:38:52.476046" calcext:value-type="date">
            <text:p>2020-01-28 23:38:5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4852.55864" calcext:value-type="float">
            <text:p>1580254852.55864</text:p>
          </table:table-cell>
          <table:table-cell table:formula="of:=[.A1093]/(3600*24)+25569" office:value-type="date" office:date-value="2020-01-28T23:40:52.558639" calcext:value-type="date">
            <text:p>2020-01-28 23:40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4972.64204" calcext:value-type="float">
            <text:p>1580254972.64204</text:p>
          </table:table-cell>
          <table:table-cell table:formula="of:=[.A1094]/(3600*24)+25569" office:value-type="date" office:date-value="2020-01-28T23:42:52.642035" calcext:value-type="date">
            <text:p>2020-01-28 23:42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5092.71915" calcext:value-type="float">
            <text:p>1580255092.71915</text:p>
          </table:table-cell>
          <table:table-cell table:formula="of:=[.A1095]/(3600*24)+25569" office:value-type="date" office:date-value="2020-01-28T23:44:52.719146" calcext:value-type="date">
            <text:p>2020-01-28 23:44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5212.73012" calcext:value-type="float">
            <text:p>1580255212.73012</text:p>
          </table:table-cell>
          <table:table-cell table:formula="of:=[.A1096]/(3600*24)+25569" office:value-type="date" office:date-value="2020-01-28T23:46:52.730118" calcext:value-type="date">
            <text:p>2020-01-28 23:46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5332.76243" calcext:value-type="float">
            <text:p>1580255332.76243</text:p>
          </table:table-cell>
          <table:table-cell table:formula="of:=[.A1097]/(3600*24)+25569" office:value-type="date" office:date-value="2020-01-28T23:48:52.762426" calcext:value-type="date">
            <text:p>2020-01-28 23:48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5452.85177" calcext:value-type="float">
            <text:p>1580255452.85177</text:p>
          </table:table-cell>
          <table:table-cell table:formula="of:=[.A1098]/(3600*24)+25569" office:value-type="date" office:date-value="2020-01-28T23:50:52.851771" calcext:value-type="date">
            <text:p>2020-01-28 23:50:53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5572.89471" calcext:value-type="float">
            <text:p>1580255572.89471</text:p>
          </table:table-cell>
          <table:table-cell table:formula="of:=[.A1099]/(3600*24)+25569" office:value-type="date" office:date-value="2020-01-28T23:52:52.894714" calcext:value-type="date">
            <text:p>2020-01-28 23:52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5692.98978" calcext:value-type="float">
            <text:p>1580255692.98978</text:p>
          </table:table-cell>
          <table:table-cell table:formula="of:=[.A1100]/(3600*24)+25569" office:value-type="date" office:date-value="2020-01-28T23:54:52.989783" calcext:value-type="date">
            <text:p>2020-01-28 23:54:53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5813.07346" calcext:value-type="float">
            <text:p>1580255813.07346</text:p>
          </table:table-cell>
          <table:table-cell table:formula="of:=[.A1101]/(3600*24)+25569" office:value-type="date" office:date-value="2020-01-28T23:56:53.073457" calcext:value-type="date">
            <text:p>2020-01-28 23:56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5933.17241" calcext:value-type="float">
            <text:p>1580255933.17241</text:p>
          </table:table-cell>
          <table:table-cell table:formula="of:=[.A1102]/(3600*24)+25569" office:value-type="date" office:date-value="2020-01-28T23:58:53.172409" calcext:value-type="date">
            <text:p>2020-01-28 23:58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6053.19942" calcext:value-type="float">
            <text:p>1580256053.19942</text:p>
          </table:table-cell>
          <table:table-cell table:formula="of:=[.A1103]/(3600*24)+25569" office:value-type="date" office:date-value="2020-01-29T00:00:53.199415" calcext:value-type="date">
            <text:p>2020-01-29 00:00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6173.23782" calcext:value-type="float">
            <text:p>1580256173.23782</text:p>
          </table:table-cell>
          <table:table-cell table:formula="of:=[.A1104]/(3600*24)+25569" office:value-type="date" office:date-value="2020-01-29T00:02:53.237823" calcext:value-type="date">
            <text:p>2020-01-29 00:02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6293.32429" calcext:value-type="float">
            <text:p>1580256293.32429</text:p>
          </table:table-cell>
          <table:table-cell table:formula="of:=[.A1105]/(3600*24)+25569" office:value-type="date" office:date-value="2020-01-29T00:04:53.324287" calcext:value-type="date">
            <text:p>2020-01-29 00:04:53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6413.38132" calcext:value-type="float">
            <text:p>1580256413.38132</text:p>
          </table:table-cell>
          <table:table-cell table:formula="of:=[.A1106]/(3600*24)+25569" office:value-type="date" office:date-value="2020-01-29T00:06:53.381319" calcext:value-type="date">
            <text:p>2020-01-29 00:06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6533.39645" calcext:value-type="float">
            <text:p>1580256533.39645</text:p>
          </table:table-cell>
          <table:table-cell table:formula="of:=[.A1107]/(3600*24)+25569" office:value-type="date" office:date-value="2020-01-29T00:08:53.396445" calcext:value-type="date">
            <text:p>2020-01-29 00:08:5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6653.41201" calcext:value-type="float">
            <text:p>1580256653.41201</text:p>
          </table:table-cell>
          <table:table-cell table:formula="of:=[.A1108]/(3600*24)+25569" office:value-type="date" office:date-value="2020-01-29T00:10:53.41201" calcext:value-type="date">
            <text:p>2020-01-29 00:10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6773.41453" calcext:value-type="float">
            <text:p>1580256773.41453</text:p>
          </table:table-cell>
          <table:table-cell table:formula="of:=[.A1109]/(3600*24)+25569" office:value-type="date" office:date-value="2020-01-29T00:12:53.414531" calcext:value-type="date">
            <text:p>2020-01-29 00:12:5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6893.46586" calcext:value-type="float">
            <text:p>1580256893.46586</text:p>
          </table:table-cell>
          <table:table-cell table:formula="of:=[.A1110]/(3600*24)+25569" office:value-type="date" office:date-value="2020-01-29T00:14:53.465858" calcext:value-type="date">
            <text:p>2020-01-29 00:14:53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7013.55005" calcext:value-type="float">
            <text:p>1580257013.55005</text:p>
          </table:table-cell>
          <table:table-cell table:formula="of:=[.A1111]/(3600*24)+25569" office:value-type="date" office:date-value="2020-01-29T00:16:53.550053" calcext:value-type="date">
            <text:p>2020-01-29 00:16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7133.57517" calcext:value-type="float">
            <text:p>1580257133.57517</text:p>
          </table:table-cell>
          <table:table-cell table:formula="of:=[.A1112]/(3600*24)+25569" office:value-type="date" office:date-value="2020-01-29T00:18:53.575174" calcext:value-type="date">
            <text:p>2020-01-29 00:18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7253.65063" calcext:value-type="float">
            <text:p>1580257253.65063</text:p>
          </table:table-cell>
          <table:table-cell table:formula="of:=[.A1113]/(3600*24)+25569" office:value-type="date" office:date-value="2020-01-29T00:20:53.650632" calcext:value-type="date">
            <text:p>2020-01-29 00:20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7373.68807" calcext:value-type="float">
            <text:p>1580257373.68807</text:p>
          </table:table-cell>
          <table:table-cell table:formula="of:=[.A1114]/(3600*24)+25569" office:value-type="date" office:date-value="2020-01-29T00:22:53.688069" calcext:value-type="date">
            <text:p>2020-01-29 00:22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7493.69433" calcext:value-type="float">
            <text:p>1580257493.69433</text:p>
          </table:table-cell>
          <table:table-cell table:formula="of:=[.A1115]/(3600*24)+25569" office:value-type="date" office:date-value="2020-01-29T00:24:53.694327" calcext:value-type="date">
            <text:p>2020-01-29 00:24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7613.76677" calcext:value-type="float">
            <text:p>1580257613.76677</text:p>
          </table:table-cell>
          <table:table-cell table:formula="of:=[.A1116]/(3600*24)+25569" office:value-type="date" office:date-value="2020-01-29T00:26:53.766773" calcext:value-type="date">
            <text:p>2020-01-29 00:26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7733.77022" calcext:value-type="float">
            <text:p>1580257733.77022</text:p>
          </table:table-cell>
          <table:table-cell table:formula="of:=[.A1117]/(3600*24)+25569" office:value-type="date" office:date-value="2020-01-29T00:28:53.770216" calcext:value-type="date">
            <text:p>2020-01-29 00:28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7853.85041" calcext:value-type="float">
            <text:p>1580257853.85041</text:p>
          </table:table-cell>
          <table:table-cell table:formula="of:=[.A1118]/(3600*24)+25569" office:value-type="date" office:date-value="2020-01-29T00:30:53.850411" calcext:value-type="date">
            <text:p>2020-01-29 00:30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7973.89076" calcext:value-type="float">
            <text:p>1580257973.89076</text:p>
          </table:table-cell>
          <table:table-cell table:formula="of:=[.A1119]/(3600*24)+25569" office:value-type="date" office:date-value="2020-01-29T00:32:53.89076" calcext:value-type="date">
            <text:p>2020-01-29 00:32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8093.98385" calcext:value-type="float">
            <text:p>1580258093.98385</text:p>
          </table:table-cell>
          <table:table-cell table:formula="of:=[.A1120]/(3600*24)+25569" office:value-type="date" office:date-value="2020-01-29T00:34:53.983848" calcext:value-type="date">
            <text:p>2020-01-29 00:34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8214.03897" calcext:value-type="float">
            <text:p>1580258214.03897</text:p>
          </table:table-cell>
          <table:table-cell table:formula="of:=[.A1121]/(3600*24)+25569" office:value-type="date" office:date-value="2020-01-29T00:36:54.038969" calcext:value-type="date">
            <text:p>2020-01-29 00:36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8334.13036" calcext:value-type="float">
            <text:p>1580258334.13036</text:p>
          </table:table-cell>
          <table:table-cell table:formula="of:=[.A1122]/(3600*24)+25569" office:value-type="date" office:date-value="2020-01-29T00:38:54.130357" calcext:value-type="date">
            <text:p>2020-01-29 00:38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8454.19974" calcext:value-type="float">
            <text:p>1580258454.19974</text:p>
          </table:table-cell>
          <table:table-cell table:formula="of:=[.A1123]/(3600*24)+25569" office:value-type="date" office:date-value="2020-01-29T00:40:54.199742" calcext:value-type="date">
            <text:p>2020-01-29 00:40:54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8574.26972" calcext:value-type="float">
            <text:p>1580258574.26972</text:p>
          </table:table-cell>
          <table:table-cell table:formula="of:=[.A1124]/(3600*24)+25569" office:value-type="date" office:date-value="2020-01-29T00:42:54.269719" calcext:value-type="date">
            <text:p>2020-01-29 00:42:54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8694.34508" calcext:value-type="float">
            <text:p>1580258694.34508</text:p>
          </table:table-cell>
          <table:table-cell table:formula="of:=[.A1125]/(3600*24)+25569" office:value-type="date" office:date-value="2020-01-29T00:44:54.345082" calcext:value-type="date">
            <text:p>2020-01-29 00:44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8814.37799" calcext:value-type="float">
            <text:p>1580258814.37799</text:p>
          </table:table-cell>
          <table:table-cell table:formula="of:=[.A1126]/(3600*24)+25569" office:value-type="date" office:date-value="2020-01-29T00:46:54.377987" calcext:value-type="date">
            <text:p>2020-01-29 00:46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8934.42797" calcext:value-type="float">
            <text:p>1580258934.42797</text:p>
          </table:table-cell>
          <table:table-cell table:formula="of:=[.A1127]/(3600*24)+25569" office:value-type="date" office:date-value="2020-01-29T00:48:54.427971" calcext:value-type="date">
            <text:p>2020-01-29 00:48:54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9054.44233" calcext:value-type="float">
            <text:p>1580259054.44233</text:p>
          </table:table-cell>
          <table:table-cell table:formula="of:=[.A1128]/(3600*24)+25569" office:value-type="date" office:date-value="2020-01-29T00:50:54.442328" calcext:value-type="date">
            <text:p>2020-01-29 00:50:54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9174.51142" calcext:value-type="float">
            <text:p>1580259174.51142</text:p>
          </table:table-cell>
          <table:table-cell table:formula="of:=[.A1129]/(3600*24)+25569" office:value-type="date" office:date-value="2020-01-29T00:52:54.511424" calcext:value-type="date">
            <text:p>2020-01-29 00:52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9294.51162" calcext:value-type="float">
            <text:p>1580259294.51162</text:p>
          </table:table-cell>
          <table:table-cell table:formula="of:=[.A1130]/(3600*24)+25569" office:value-type="date" office:date-value="2020-01-29T00:54:54.511622" calcext:value-type="date">
            <text:p>2020-01-29 00:54:5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9414.83354" calcext:value-type="float">
            <text:p>1580259414.83354</text:p>
          </table:table-cell>
          <table:table-cell table:formula="of:=[.A1131]/(3600*24)+25569" office:value-type="date" office:date-value="2020-01-29T00:56:54.833542" calcext:value-type="date">
            <text:p>2020-01-29 00:56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9534.87019" calcext:value-type="float">
            <text:p>1580259534.87019</text:p>
          </table:table-cell>
          <table:table-cell table:formula="of:=[.A1132]/(3600*24)+25569" office:value-type="date" office:date-value="2020-01-29T00:58:54.870189" calcext:value-type="date">
            <text:p>2020-01-29 00:58:55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59654.91077" calcext:value-type="float">
            <text:p>1580259654.91077</text:p>
          </table:table-cell>
          <table:table-cell table:formula="of:=[.A1133]/(3600*24)+25569" office:value-type="date" office:date-value="2020-01-29T01:00:54.910766" calcext:value-type="date">
            <text:p>2020-01-29 01:00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59774.92225" calcext:value-type="float">
            <text:p>1580259774.92225</text:p>
          </table:table-cell>
          <table:table-cell table:formula="of:=[.A1134]/(3600*24)+25569" office:value-type="date" office:date-value="2020-01-29T01:02:54.922252" calcext:value-type="date">
            <text:p>2020-01-29 01:02:5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59894.94964" calcext:value-type="float">
            <text:p>1580259894.94964</text:p>
          </table:table-cell>
          <table:table-cell table:formula="of:=[.A1135]/(3600*24)+25569" office:value-type="date" office:date-value="2020-01-29T01:04:54.949635" calcext:value-type="date">
            <text:p>2020-01-29 01:04:55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0015.02255" calcext:value-type="float">
            <text:p>1580260015.02255</text:p>
          </table:table-cell>
          <table:table-cell table:formula="of:=[.A1136]/(3600*24)+25569" office:value-type="date" office:date-value="2020-01-29T01:06:55.022549" calcext:value-type="date">
            <text:p>2020-01-29 01:06:55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0135.10149" calcext:value-type="float">
            <text:p>1580260135.10149</text:p>
          </table:table-cell>
          <table:table-cell table:formula="of:=[.A1137]/(3600*24)+25569" office:value-type="date" office:date-value="2020-01-29T01:08:55.101491" calcext:value-type="date">
            <text:p>2020-01-29 01:08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0255.14396" calcext:value-type="float">
            <text:p>1580260255.14396</text:p>
          </table:table-cell>
          <table:table-cell table:formula="of:=[.A1138]/(3600*24)+25569" office:value-type="date" office:date-value="2020-01-29T01:10:55.143957" calcext:value-type="date">
            <text:p>2020-01-29 01:10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0375.16967" calcext:value-type="float">
            <text:p>1580260375.16967</text:p>
          </table:table-cell>
          <table:table-cell table:formula="of:=[.A1139]/(3600*24)+25569" office:value-type="date" office:date-value="2020-01-29T01:12:55.169669" calcext:value-type="date">
            <text:p>2020-01-29 01:12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0495.26203" calcext:value-type="float">
            <text:p>1580260495.26203</text:p>
          </table:table-cell>
          <table:table-cell table:formula="of:=[.A1140]/(3600*24)+25569" office:value-type="date" office:date-value="2020-01-29T01:14:55.262031" calcext:value-type="date">
            <text:p>2020-01-29 01:14:55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0615.27699" calcext:value-type="float">
            <text:p>1580260615.27699</text:p>
          </table:table-cell>
          <table:table-cell table:formula="of:=[.A1141]/(3600*24)+25569" office:value-type="date" office:date-value="2020-01-29T01:16:55.276995" calcext:value-type="date">
            <text:p>2020-01-29 01:16:55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0735.37441" calcext:value-type="float">
            <text:p>1580260735.37441</text:p>
          </table:table-cell>
          <table:table-cell table:formula="of:=[.A1142]/(3600*24)+25569" office:value-type="date" office:date-value="2020-01-29T01:18:55.374414" calcext:value-type="date">
            <text:p>2020-01-29 01:18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0855.4274" calcext:value-type="float">
            <text:p>1580260855.4274</text:p>
          </table:table-cell>
          <table:table-cell table:formula="of:=[.A1143]/(3600*24)+25569" office:value-type="date" office:date-value="2020-01-29T01:20:55.427398" calcext:value-type="date">
            <text:p>2020-01-29 01:20:55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0975.49314" calcext:value-type="float">
            <text:p>1580260975.49314</text:p>
          </table:table-cell>
          <table:table-cell table:formula="of:=[.A1144]/(3600*24)+25569" office:value-type="date" office:date-value="2020-01-29T01:22:55.493141" calcext:value-type="date">
            <text:p>2020-01-29 01:22:55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1095.5182" calcext:value-type="float">
            <text:p>1580261095.5182</text:p>
          </table:table-cell>
          <table:table-cell table:formula="of:=[.A1145]/(3600*24)+25569" office:value-type="date" office:date-value="2020-01-29T01:24:55.518204" calcext:value-type="date">
            <text:p>2020-01-29 01:24:5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1215.60601" calcext:value-type="float">
            <text:p>1580261215.60601</text:p>
          </table:table-cell>
          <table:table-cell table:formula="of:=[.A1146]/(3600*24)+25569" office:value-type="date" office:date-value="2020-01-29T01:26:55.606013" calcext:value-type="date">
            <text:p>2020-01-29 01:26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1335.69319" calcext:value-type="float">
            <text:p>1580261335.69319</text:p>
          </table:table-cell>
          <table:table-cell table:formula="of:=[.A1147]/(3600*24)+25569" office:value-type="date" office:date-value="2020-01-29T01:28:55.693192" calcext:value-type="date">
            <text:p>2020-01-29 01:28:5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1455.78263" calcext:value-type="float">
            <text:p>1580261455.78263</text:p>
          </table:table-cell>
          <table:table-cell table:formula="of:=[.A1148]/(3600*24)+25569" office:value-type="date" office:date-value="2020-01-29T01:30:55.782628" calcext:value-type="date">
            <text:p>2020-01-29 01:30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1575.79607" calcext:value-type="float">
            <text:p>1580261575.79607</text:p>
          </table:table-cell>
          <table:table-cell table:formula="of:=[.A1149]/(3600*24)+25569" office:value-type="date" office:date-value="2020-01-29T01:32:55.796068" calcext:value-type="date">
            <text:p>2020-01-29 01:32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1695.82242" calcext:value-type="float">
            <text:p>1580261695.82242</text:p>
          </table:table-cell>
          <table:table-cell table:formula="of:=[.A1150]/(3600*24)+25569" office:value-type="date" office:date-value="2020-01-29T01:34:55.822425" calcext:value-type="date">
            <text:p>2020-01-29 01:34:5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1815.85852" calcext:value-type="float">
            <text:p>1580261815.85852</text:p>
          </table:table-cell>
          <table:table-cell table:formula="of:=[.A1151]/(3600*24)+25569" office:value-type="date" office:date-value="2020-01-29T01:36:55.858518" calcext:value-type="date">
            <text:p>2020-01-29 01:36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1935.92563" calcext:value-type="float">
            <text:p>1580261935.92563</text:p>
          </table:table-cell>
          <table:table-cell table:formula="of:=[.A1152]/(3600*24)+25569" office:value-type="date" office:date-value="2020-01-29T01:38:55.92563" calcext:value-type="date">
            <text:p>2020-01-29 01:38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2056.00766" calcext:value-type="float">
            <text:p>1580262056.00766</text:p>
          </table:table-cell>
          <table:table-cell table:formula="of:=[.A1153]/(3600*24)+25569" office:value-type="date" office:date-value="2020-01-29T01:40:56.007658" calcext:value-type="date">
            <text:p>2020-01-29 01:40:56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2176.06617" calcext:value-type="float">
            <text:p>1580262176.06617</text:p>
          </table:table-cell>
          <table:table-cell table:formula="of:=[.A1154]/(3600*24)+25569" office:value-type="date" office:date-value="2020-01-29T01:42:56.06617" calcext:value-type="date">
            <text:p>2020-01-29 01:42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2296.07564" calcext:value-type="float">
            <text:p>1580262296.07564</text:p>
          </table:table-cell>
          <table:table-cell table:formula="of:=[.A1155]/(3600*24)+25569" office:value-type="date" office:date-value="2020-01-29T01:44:56.075641" calcext:value-type="date">
            <text:p>2020-01-29 01:44:56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2416.16052" calcext:value-type="float">
            <text:p>1580262416.16052</text:p>
          </table:table-cell>
          <table:table-cell table:formula="of:=[.A1156]/(3600*24)+25569" office:value-type="date" office:date-value="2020-01-29T01:46:56.160518" calcext:value-type="date">
            <text:p>2020-01-29 01:46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2536.20097" calcext:value-type="float">
            <text:p>1580262536.20097</text:p>
          </table:table-cell>
          <table:table-cell table:formula="of:=[.A1157]/(3600*24)+25569" office:value-type="date" office:date-value="2020-01-29T01:48:56.200973" calcext:value-type="date">
            <text:p>2020-01-29 01:48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2656.23167" calcext:value-type="float">
            <text:p>1580262656.23167</text:p>
          </table:table-cell>
          <table:table-cell table:formula="of:=[.A1158]/(3600*24)+25569" office:value-type="date" office:date-value="2020-01-29T01:50:56.231669" calcext:value-type="date">
            <text:p>2020-01-29 01:50:56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2776.53341" calcext:value-type="float">
            <text:p>1580262776.53341</text:p>
          </table:table-cell>
          <table:table-cell table:formula="of:=[.A1159]/(3600*24)+25569" office:value-type="date" office:date-value="2020-01-29T01:52:56.533406" calcext:value-type="date">
            <text:p>2020-01-29 01:52:5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2896.58393" calcext:value-type="float">
            <text:p>1580262896.58393</text:p>
          </table:table-cell>
          <table:table-cell table:formula="of:=[.A1160]/(3600*24)+25569" office:value-type="date" office:date-value="2020-01-29T01:54:56.583926" calcext:value-type="date">
            <text:p>2020-01-29 01:54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3016.65082" calcext:value-type="float">
            <text:p>1580263016.65082</text:p>
          </table:table-cell>
          <table:table-cell table:formula="of:=[.A1161]/(3600*24)+25569" office:value-type="date" office:date-value="2020-01-29T01:56:56.650818" calcext:value-type="date">
            <text:p>2020-01-29 01:56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3136.7444" calcext:value-type="float">
            <text:p>1580263136.7444</text:p>
          </table:table-cell>
          <table:table-cell table:formula="of:=[.A1162]/(3600*24)+25569" office:value-type="date" office:date-value="2020-01-29T01:58:56.744403" calcext:value-type="date">
            <text:p>2020-01-29 01:58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3256.79542" calcext:value-type="float">
            <text:p>1580263256.79542</text:p>
          </table:table-cell>
          <table:table-cell table:formula="of:=[.A1163]/(3600*24)+25569" office:value-type="date" office:date-value="2020-01-29T02:00:56.795415" calcext:value-type="date">
            <text:p>2020-01-29 02:00:5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3376.87379" calcext:value-type="float">
            <text:p>1580263376.87379</text:p>
          </table:table-cell>
          <table:table-cell table:formula="of:=[.A1164]/(3600*24)+25569" office:value-type="date" office:date-value="2020-01-29T02:02:56.873794" calcext:value-type="date">
            <text:p>2020-01-29 02:02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3496.94759" calcext:value-type="float">
            <text:p>1580263496.94759</text:p>
          </table:table-cell>
          <table:table-cell table:formula="of:=[.A1165]/(3600*24)+25569" office:value-type="date" office:date-value="2020-01-29T02:04:56.947586" calcext:value-type="date">
            <text:p>2020-01-29 02:04:5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3616.99547" calcext:value-type="float">
            <text:p>1580263616.99547</text:p>
          </table:table-cell>
          <table:table-cell table:formula="of:=[.A1166]/(3600*24)+25569" office:value-type="date" office:date-value="2020-01-29T02:06:56.995473" calcext:value-type="date">
            <text:p>2020-01-29 02:06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3737.01198" calcext:value-type="float">
            <text:p>1580263737.01198</text:p>
          </table:table-cell>
          <table:table-cell table:formula="of:=[.A1167]/(3600*24)+25569" office:value-type="date" office:date-value="2020-01-29T02:08:57.011983" calcext:value-type="date">
            <text:p>2020-01-29 02:08:5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3857.09499" calcext:value-type="float">
            <text:p>1580263857.09499</text:p>
          </table:table-cell>
          <table:table-cell table:formula="of:=[.A1168]/(3600*24)+25569" office:value-type="date" office:date-value="2020-01-29T02:10:57.094992" calcext:value-type="date">
            <text:p>2020-01-29 02:10:5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3977.15564" calcext:value-type="float">
            <text:p>1580263977.15564</text:p>
          </table:table-cell>
          <table:table-cell table:formula="of:=[.A1169]/(3600*24)+25569" office:value-type="date" office:date-value="2020-01-29T02:12:57.155644" calcext:value-type="date">
            <text:p>2020-01-29 02:12:57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4097.25446" calcext:value-type="float">
            <text:p>1580264097.25446</text:p>
          </table:table-cell>
          <table:table-cell table:formula="of:=[.A1170]/(3600*24)+25569" office:value-type="date" office:date-value="2020-01-29T02:14:57.254459" calcext:value-type="date">
            <text:p>2020-01-29 02:14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4217.33409" calcext:value-type="float">
            <text:p>1580264217.33409</text:p>
          </table:table-cell>
          <table:table-cell table:formula="of:=[.A1171]/(3600*24)+25569" office:value-type="date" office:date-value="2020-01-29T02:16:57.334091" calcext:value-type="date">
            <text:p>2020-01-29 02:16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4337.38558" calcext:value-type="float">
            <text:p>1580264337.38558</text:p>
          </table:table-cell>
          <table:table-cell table:formula="of:=[.A1172]/(3600*24)+25569" office:value-type="date" office:date-value="2020-01-29T02:18:57.385575" calcext:value-type="date">
            <text:p>2020-01-29 02:18:57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4457.45233" calcext:value-type="float">
            <text:p>1580264457.45233</text:p>
          </table:table-cell>
          <table:table-cell table:formula="of:=[.A1173]/(3600*24)+25569" office:value-type="date" office:date-value="2020-01-29T02:20:57.452329" calcext:value-type="date">
            <text:p>2020-01-29 02:20:57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4577.54058" calcext:value-type="float">
            <text:p>1580264577.54058</text:p>
          </table:table-cell>
          <table:table-cell table:formula="of:=[.A1174]/(3600*24)+25569" office:value-type="date" office:date-value="2020-01-29T02:22:57.540579" calcext:value-type="date">
            <text:p>2020-01-29 02:22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4697.57256" calcext:value-type="float">
            <text:p>1580264697.57256</text:p>
          </table:table-cell>
          <table:table-cell table:formula="of:=[.A1175]/(3600*24)+25569" office:value-type="date" office:date-value="2020-01-29T02:24:57.572558" calcext:value-type="date">
            <text:p>2020-01-29 02:24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4817.58778" calcext:value-type="float">
            <text:p>1580264817.58778</text:p>
          </table:table-cell>
          <table:table-cell table:formula="of:=[.A1176]/(3600*24)+25569" office:value-type="date" office:date-value="2020-01-29T02:26:57.587784" calcext:value-type="date">
            <text:p>2020-01-29 02:26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4937.6569" calcext:value-type="float">
            <text:p>1580264937.6569</text:p>
          </table:table-cell>
          <table:table-cell table:formula="of:=[.A1177]/(3600*24)+25569" office:value-type="date" office:date-value="2020-01-29T02:28:57.656901" calcext:value-type="date">
            <text:p>2020-01-29 02:28:58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5057.6795" calcext:value-type="float">
            <text:p>1580265057.6795</text:p>
          </table:table-cell>
          <table:table-cell table:formula="of:=[.A1178]/(3600*24)+25569" office:value-type="date" office:date-value="2020-01-29T02:30:57.6795" calcext:value-type="date">
            <text:p>2020-01-29 02:30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5177.73888" calcext:value-type="float">
            <text:p>1580265177.73888</text:p>
          </table:table-cell>
          <table:table-cell table:formula="of:=[.A1179]/(3600*24)+25569" office:value-type="date" office:date-value="2020-01-29T02:32:57.738877" calcext:value-type="date">
            <text:p>2020-01-29 02:32:5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5297.76784" calcext:value-type="float">
            <text:p>1580265297.76784</text:p>
          </table:table-cell>
          <table:table-cell table:formula="of:=[.A1180]/(3600*24)+25569" office:value-type="date" office:date-value="2020-01-29T02:34:57.767843" calcext:value-type="date">
            <text:p>2020-01-29 02:34:5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5417.81676" calcext:value-type="float">
            <text:p>1580265417.81676</text:p>
          </table:table-cell>
          <table:table-cell table:formula="of:=[.A1181]/(3600*24)+25569" office:value-type="date" office:date-value="2020-01-29T02:36:57.816757" calcext:value-type="date">
            <text:p>2020-01-29 02:36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5537.93053" calcext:value-type="float">
            <text:p>1580265537.93053</text:p>
          </table:table-cell>
          <table:table-cell table:formula="of:=[.A1182]/(3600*24)+25569" office:value-type="date" office:date-value="2020-01-29T02:38:57.930534" calcext:value-type="date">
            <text:p>2020-01-29 02:38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5657.936" calcext:value-type="float">
            <text:p>1580265657.936</text:p>
          </table:table-cell>
          <table:table-cell table:formula="of:=[.A1183]/(3600*24)+25569" office:value-type="date" office:date-value="2020-01-29T02:40:57.935997" calcext:value-type="date">
            <text:p>2020-01-29 02:40:5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5777.95134" calcext:value-type="float">
            <text:p>1580265777.95134</text:p>
          </table:table-cell>
          <table:table-cell table:formula="of:=[.A1184]/(3600*24)+25569" office:value-type="date" office:date-value="2020-01-29T02:42:57.951338" calcext:value-type="date">
            <text:p>2020-01-29 02:42:5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5897.99796" calcext:value-type="float">
            <text:p>1580265897.99796</text:p>
          </table:table-cell>
          <table:table-cell table:formula="of:=[.A1185]/(3600*24)+25569" office:value-type="date" office:date-value="2020-01-29T02:44:57.997964" calcext:value-type="date">
            <text:p>2020-01-29 02:44:58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6018.0288" calcext:value-type="float">
            <text:p>1580266018.0288</text:p>
          </table:table-cell>
          <table:table-cell table:formula="of:=[.A1186]/(3600*24)+25569" office:value-type="date" office:date-value="2020-01-29T02:46:58.028803" calcext:value-type="date">
            <text:p>2020-01-29 02:46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6138.11512" calcext:value-type="float">
            <text:p>1580266138.11512</text:p>
          </table:table-cell>
          <table:table-cell table:formula="of:=[.A1187]/(3600*24)+25569" office:value-type="date" office:date-value="2020-01-29T02:48:58.115118" calcext:value-type="date">
            <text:p>2020-01-29 02:48:5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6258.18214" calcext:value-type="float">
            <text:p>1580266258.18214</text:p>
          </table:table-cell>
          <table:table-cell table:formula="of:=[.A1188]/(3600*24)+25569" office:value-type="date" office:date-value="2020-01-29T02:50:58.182144" calcext:value-type="date">
            <text:p>2020-01-29 02:50:5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6378.22156" calcext:value-type="float">
            <text:p>1580266378.22156</text:p>
          </table:table-cell>
          <table:table-cell table:formula="of:=[.A1189]/(3600*24)+25569" office:value-type="date" office:date-value="2020-01-29T02:52:58.221561" calcext:value-type="date">
            <text:p>2020-01-29 02:52:58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6498.26447" calcext:value-type="float">
            <text:p>1580266498.26447</text:p>
          </table:table-cell>
          <table:table-cell table:formula="of:=[.A1190]/(3600*24)+25569" office:value-type="date" office:date-value="2020-01-29T02:54:58.264474" calcext:value-type="date">
            <text:p>2020-01-29 02:54:58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6618.34061" calcext:value-type="float">
            <text:p>1580266618.34061</text:p>
          </table:table-cell>
          <table:table-cell table:formula="of:=[.A1191]/(3600*24)+25569" office:value-type="date" office:date-value="2020-01-29T02:56:58.340615" calcext:value-type="date">
            <text:p>2020-01-29 02:56:5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6738.3819" calcext:value-type="float">
            <text:p>1580266738.3819</text:p>
          </table:table-cell>
          <table:table-cell table:formula="of:=[.A1192]/(3600*24)+25569" office:value-type="date" office:date-value="2020-01-29T02:58:58.381896" calcext:value-type="date">
            <text:p>2020-01-29 02:58:58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6858.43832" calcext:value-type="float">
            <text:p>1580266858.43832</text:p>
          </table:table-cell>
          <table:table-cell table:formula="of:=[.A1193]/(3600*24)+25569" office:value-type="date" office:date-value="2020-01-29T03:00:58.438315" calcext:value-type="date">
            <text:p>2020-01-29 03:00:58</text:p>
          </table:table-cell>
          <table:table-cell office:value-type="string" calcext:value-type="string">
            <text:p>COFFEE_STATUS</text:p>
          </table:table-cell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1580266978.51534" calcext:value-type="float">
            <text:p>1580266978.51534</text:p>
          </table:table-cell>
          <table:table-cell table:formula="of:=[.A1194]/(3600*24)+25569" office:value-type="date" office:date-value="2020-01-29T03:02:58.515335" calcext:value-type="date">
            <text:p>2020-01-29 03:02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098.56608" calcext:value-type="float">
            <text:p>1580267098.56608</text:p>
          </table:table-cell>
          <table:table-cell table:formula="of:=[.A1195]/(3600*24)+25569" office:value-type="date" office:date-value="2020-01-29T03:04:58.566083" calcext:value-type="date">
            <text:p>2020-01-29 03:04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218.62976" calcext:value-type="float">
            <text:p>1580267218.62976</text:p>
          </table:table-cell>
          <table:table-cell table:formula="of:=[.A1196]/(3600*24)+25569" office:value-type="date" office:date-value="2020-01-29T03:06:58.629763" calcext:value-type="date">
            <text:p>2020-01-29 03:06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338.6646" calcext:value-type="float">
            <text:p>1580267338.6646</text:p>
          </table:table-cell>
          <table:table-cell table:formula="of:=[.A1197]/(3600*24)+25569" office:value-type="date" office:date-value="2020-01-29T03:08:58.664602" calcext:value-type="date">
            <text:p>2020-01-29 03:08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458.75646" calcext:value-type="float">
            <text:p>1580267458.75646</text:p>
          </table:table-cell>
          <table:table-cell table:formula="of:=[.A1198]/(3600*24)+25569" office:value-type="date" office:date-value="2020-01-29T03:10:58.75646" calcext:value-type="date">
            <text:p>2020-01-29 03:10:5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7578.82586" calcext:value-type="float">
            <text:p>1580267578.82586</text:p>
          </table:table-cell>
          <table:table-cell table:formula="of:=[.A1199]/(3600*24)+25569" office:value-type="date" office:date-value="2020-01-29T03:12:58.825859" calcext:value-type="date">
            <text:p>2020-01-29 03:12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699.0051" calcext:value-type="float">
            <text:p>1580267699.0051</text:p>
          </table:table-cell>
          <table:table-cell table:formula="of:=[.A1200]/(3600*24)+25569" office:value-type="date" office:date-value="2020-01-29T03:14:59.005099" calcext:value-type="date">
            <text:p>2020-01-29 03:14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819.1034" calcext:value-type="float">
            <text:p>1580267819.1034</text:p>
          </table:table-cell>
          <table:table-cell table:formula="of:=[.A1201]/(3600*24)+25569" office:value-type="date" office:date-value="2020-01-29T03:16:59.103399" calcext:value-type="date">
            <text:p>2020-01-29 03:16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7939.13903" calcext:value-type="float">
            <text:p>1580267939.13903</text:p>
          </table:table-cell>
          <table:table-cell table:formula="of:=[.A1202]/(3600*24)+25569" office:value-type="date" office:date-value="2020-01-29T03:18:59.139033" calcext:value-type="date">
            <text:p>2020-01-29 03:18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8059.19028" calcext:value-type="float">
            <text:p>1580268059.19028</text:p>
          </table:table-cell>
          <table:table-cell table:formula="of:=[.A1203]/(3600*24)+25569" office:value-type="date" office:date-value="2020-01-29T03:20:59.19028" calcext:value-type="date">
            <text:p>2020-01-29 03:20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8179.24437" calcext:value-type="float">
            <text:p>1580268179.24437</text:p>
          </table:table-cell>
          <table:table-cell table:formula="of:=[.A1204]/(3600*24)+25569" office:value-type="date" office:date-value="2020-01-29T03:22:59.244365" calcext:value-type="date">
            <text:p>2020-01-29 03:22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8299.27931" calcext:value-type="float">
            <text:p>1580268299.27931</text:p>
          </table:table-cell>
          <table:table-cell table:formula="of:=[.A1205]/(3600*24)+25569" office:value-type="date" office:date-value="2020-01-29T03:24:59.279309" calcext:value-type="date">
            <text:p>2020-01-29 03:24:5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8419.33765" calcext:value-type="float">
            <text:p>1580268419.33765</text:p>
          </table:table-cell>
          <table:table-cell table:formula="of:=[.A1206]/(3600*24)+25569" office:value-type="date" office:date-value="2020-01-29T03:26:59.337653" calcext:value-type="date">
            <text:p>2020-01-29 03:26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8539.39359" calcext:value-type="float">
            <text:p>1580268539.39359</text:p>
          </table:table-cell>
          <table:table-cell table:formula="of:=[.A1207]/(3600*24)+25569" office:value-type="date" office:date-value="2020-01-29T03:28:59.393588" calcext:value-type="date">
            <text:p>2020-01-29 03:28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8659.42032" calcext:value-type="float">
            <text:p>1580268659.42032</text:p>
          </table:table-cell>
          <table:table-cell table:formula="of:=[.A1208]/(3600*24)+25569" office:value-type="date" office:date-value="2020-01-29T03:30:59.420318" calcext:value-type="date">
            <text:p>2020-01-29 03:30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8779.51952" calcext:value-type="float">
            <text:p>1580268779.51952</text:p>
          </table:table-cell>
          <table:table-cell table:formula="of:=[.A1209]/(3600*24)+25569" office:value-type="date" office:date-value="2020-01-29T03:32:59.519525" calcext:value-type="date">
            <text:p>2020-01-29 03:33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8899.68096" calcext:value-type="float">
            <text:p>1580268899.68096</text:p>
          </table:table-cell>
          <table:table-cell table:formula="of:=[.A1210]/(3600*24)+25569" office:value-type="date" office:date-value="2020-01-29T03:34:59.680956" calcext:value-type="date">
            <text:p>2020-01-29 03:35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9019.6865" calcext:value-type="float">
            <text:p>1580269019.6865</text:p>
          </table:table-cell>
          <table:table-cell table:formula="of:=[.A1211]/(3600*24)+25569" office:value-type="date" office:date-value="2020-01-29T03:36:59.686504" calcext:value-type="date">
            <text:p>2020-01-29 03:37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9139.71588" calcext:value-type="float">
            <text:p>1580269139.71588</text:p>
          </table:table-cell>
          <table:table-cell table:formula="of:=[.A1212]/(3600*24)+25569" office:value-type="date" office:date-value="2020-01-29T03:38:59.715881" calcext:value-type="date">
            <text:p>2020-01-29 03:39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9259.74374" calcext:value-type="float">
            <text:p>1580269259.74374</text:p>
          </table:table-cell>
          <table:table-cell table:formula="of:=[.A1213]/(3600*24)+25569" office:value-type="date" office:date-value="2020-01-29T03:40:59.743742" calcext:value-type="date">
            <text:p>2020-01-29 03:41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69379.79083" calcext:value-type="float">
            <text:p>1580269379.79083</text:p>
          </table:table-cell>
          <table:table-cell table:formula="of:=[.A1214]/(3600*24)+25569" office:value-type="date" office:date-value="2020-01-29T03:42:59.790834" calcext:value-type="date">
            <text:p>2020-01-29 03:43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9499.8862" calcext:value-type="float">
            <text:p>1580269499.8862</text:p>
          </table:table-cell>
          <table:table-cell table:formula="of:=[.A1215]/(3600*24)+25569" office:value-type="date" office:date-value="2020-01-29T03:44:59.886199" calcext:value-type="date">
            <text:p>2020-01-29 03:45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9619.88785" calcext:value-type="float">
            <text:p>1580269619.88785</text:p>
          </table:table-cell>
          <table:table-cell table:formula="of:=[.A1216]/(3600*24)+25569" office:value-type="date" office:date-value="2020-01-29T03:46:59.887845" calcext:value-type="date">
            <text:p>2020-01-29 03:47:00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69739.96173" calcext:value-type="float">
            <text:p>1580269739.96173</text:p>
          </table:table-cell>
          <table:table-cell table:formula="of:=[.A1217]/(3600*24)+25569" office:value-type="date" office:date-value="2020-01-29T03:48:59.961726" calcext:value-type="date">
            <text:p>2020-01-29 03:49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9860.02702" calcext:value-type="float">
            <text:p>1580269860.02702</text:p>
          </table:table-cell>
          <table:table-cell table:formula="of:=[.A1218]/(3600*24)+25569" office:value-type="date" office:date-value="2020-01-29T03:51:00.027024" calcext:value-type="date">
            <text:p>2020-01-29 03:51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69980.10328" calcext:value-type="float">
            <text:p>1580269980.10328</text:p>
          </table:table-cell>
          <table:table-cell table:formula="of:=[.A1219]/(3600*24)+25569" office:value-type="date" office:date-value="2020-01-29T03:53:00.103278" calcext:value-type="date">
            <text:p>2020-01-29 03:53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100.15108" calcext:value-type="float">
            <text:p>1580270100.15108</text:p>
          </table:table-cell>
          <table:table-cell table:formula="of:=[.A1220]/(3600*24)+25569" office:value-type="date" office:date-value="2020-01-29T03:55:00.151081" calcext:value-type="date">
            <text:p>2020-01-29 03:55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220.16691" calcext:value-type="float">
            <text:p>1580270220.16691</text:p>
          </table:table-cell>
          <table:table-cell table:formula="of:=[.A1221]/(3600*24)+25569" office:value-type="date" office:date-value="2020-01-29T03:57:00.166909" calcext:value-type="date">
            <text:p>2020-01-29 03:57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340.25479" calcext:value-type="float">
            <text:p>1580270340.25479</text:p>
          </table:table-cell>
          <table:table-cell table:formula="of:=[.A1222]/(3600*24)+25569" office:value-type="date" office:date-value="2020-01-29T03:59:00.25479" calcext:value-type="date">
            <text:p>2020-01-29 03:59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460.25605" calcext:value-type="float">
            <text:p>1580270460.25605</text:p>
          </table:table-cell>
          <table:table-cell table:formula="of:=[.A1223]/(3600*24)+25569" office:value-type="date" office:date-value="2020-01-29T04:01:00.256051" calcext:value-type="date">
            <text:p>2020-01-29 04:01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0580.35425" calcext:value-type="float">
            <text:p>1580270580.35425</text:p>
          </table:table-cell>
          <table:table-cell table:formula="of:=[.A1224]/(3600*24)+25569" office:value-type="date" office:date-value="2020-01-29T04:03:00.354249" calcext:value-type="date">
            <text:p>2020-01-29 04:03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700.399" calcext:value-type="float">
            <text:p>1580270700.399</text:p>
          </table:table-cell>
          <table:table-cell table:formula="of:=[.A1225]/(3600*24)+25569" office:value-type="date" office:date-value="2020-01-29T04:05:00.399005" calcext:value-type="date">
            <text:p>2020-01-29 04:05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820.46491" calcext:value-type="float">
            <text:p>1580270820.46491</text:p>
          </table:table-cell>
          <table:table-cell table:formula="of:=[.A1226]/(3600*24)+25569" office:value-type="date" office:date-value="2020-01-29T04:07:00.464907" calcext:value-type="date">
            <text:p>2020-01-29 04:07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0940.55622" calcext:value-type="float">
            <text:p>1580270940.55622</text:p>
          </table:table-cell>
          <table:table-cell table:formula="of:=[.A1227]/(3600*24)+25569" office:value-type="date" office:date-value="2020-01-29T04:09:00.556223" calcext:value-type="date">
            <text:p>2020-01-29 04:09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1060.60083" calcext:value-type="float">
            <text:p>1580271060.60083</text:p>
          </table:table-cell>
          <table:table-cell table:formula="of:=[.A1228]/(3600*24)+25569" office:value-type="date" office:date-value="2020-01-29T04:11:00.60083" calcext:value-type="date">
            <text:p>2020-01-29 04:11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1180.60418" calcext:value-type="float">
            <text:p>1580271180.60418</text:p>
          </table:table-cell>
          <table:table-cell table:formula="of:=[.A1229]/(3600*24)+25569" office:value-type="date" office:date-value="2020-01-29T04:13:00.604176" calcext:value-type="date">
            <text:p>2020-01-29 04:13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1300.62961" calcext:value-type="float">
            <text:p>1580271300.62961</text:p>
          </table:table-cell>
          <table:table-cell table:formula="of:=[.A1230]/(3600*24)+25569" office:value-type="date" office:date-value="2020-01-29T04:15:00.62961" calcext:value-type="date">
            <text:p>2020-01-29 04:15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1420.6371" calcext:value-type="float">
            <text:p>1580271420.6371</text:p>
          </table:table-cell>
          <table:table-cell table:formula="of:=[.A1231]/(3600*24)+25569" office:value-type="date" office:date-value="2020-01-29T04:17:00.6371" calcext:value-type="date">
            <text:p>2020-01-29 04:17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1540.70237" calcext:value-type="float">
            <text:p>1580271540.70237</text:p>
          </table:table-cell>
          <table:table-cell table:formula="of:=[.A1232]/(3600*24)+25569" office:value-type="date" office:date-value="2020-01-29T04:19:00.702365" calcext:value-type="date">
            <text:p>2020-01-29 04:19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1660.79561" calcext:value-type="float">
            <text:p>1580271660.79561</text:p>
          </table:table-cell>
          <table:table-cell table:formula="of:=[.A1233]/(3600*24)+25569" office:value-type="date" office:date-value="2020-01-29T04:21:00.795611" calcext:value-type="date">
            <text:p>2020-01-29 04:21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1780.85194" calcext:value-type="float">
            <text:p>1580271780.85194</text:p>
          </table:table-cell>
          <table:table-cell table:formula="of:=[.A1234]/(3600*24)+25569" office:value-type="date" office:date-value="2020-01-29T04:23:00.851937" calcext:value-type="date">
            <text:p>2020-01-29 04:23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1900.9354" calcext:value-type="float">
            <text:p>1580271900.9354</text:p>
          </table:table-cell>
          <table:table-cell table:formula="of:=[.A1235]/(3600*24)+25569" office:value-type="date" office:date-value="2020-01-29T04:25:00.935402" calcext:value-type="date">
            <text:p>2020-01-29 04:25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2020.94452" calcext:value-type="float">
            <text:p>1580272020.94452</text:p>
          </table:table-cell>
          <table:table-cell table:formula="of:=[.A1236]/(3600*24)+25569" office:value-type="date" office:date-value="2020-01-29T04:27:00.944524" calcext:value-type="date">
            <text:p>2020-01-29 04:27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2141.03049" calcext:value-type="float">
            <text:p>1580272141.03049</text:p>
          </table:table-cell>
          <table:table-cell table:formula="of:=[.A1237]/(3600*24)+25569" office:value-type="date" office:date-value="2020-01-29T04:29:01.030487" calcext:value-type="date">
            <text:p>2020-01-29 04:29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2261.09836" calcext:value-type="float">
            <text:p>1580272261.09836</text:p>
          </table:table-cell>
          <table:table-cell table:formula="of:=[.A1238]/(3600*24)+25569" office:value-type="date" office:date-value="2020-01-29T04:31:01.098355" calcext:value-type="date">
            <text:p>2020-01-29 04:31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2381.14485" calcext:value-type="float">
            <text:p>1580272381.14485</text:p>
          </table:table-cell>
          <table:table-cell table:formula="of:=[.A1239]/(3600*24)+25569" office:value-type="date" office:date-value="2020-01-29T04:33:01.144847" calcext:value-type="date">
            <text:p>2020-01-29 04:33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2501.19486" calcext:value-type="float">
            <text:p>1580272501.19486</text:p>
          </table:table-cell>
          <table:table-cell table:formula="of:=[.A1240]/(3600*24)+25569" office:value-type="date" office:date-value="2020-01-29T04:35:01.194862" calcext:value-type="date">
            <text:p>2020-01-29 04:35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2621.28641" calcext:value-type="float">
            <text:p>1580272621.28641</text:p>
          </table:table-cell>
          <table:table-cell table:formula="of:=[.A1241]/(3600*24)+25569" office:value-type="date" office:date-value="2020-01-29T04:37:01.286411" calcext:value-type="date">
            <text:p>2020-01-29 04:37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2741.37021" calcext:value-type="float">
            <text:p>1580272741.37021</text:p>
          </table:table-cell>
          <table:table-cell table:formula="of:=[.A1242]/(3600*24)+25569" office:value-type="date" office:date-value="2020-01-29T04:39:01.370212" calcext:value-type="date">
            <text:p>2020-01-29 04:39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2861.46947" calcext:value-type="float">
            <text:p>1580272861.46947</text:p>
          </table:table-cell>
          <table:table-cell table:formula="of:=[.A1243]/(3600*24)+25569" office:value-type="date" office:date-value="2020-01-29T04:41:01.469473" calcext:value-type="date">
            <text:p>2020-01-29 04:41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2981.49803" calcext:value-type="float">
            <text:p>1580272981.49803</text:p>
          </table:table-cell>
          <table:table-cell table:formula="of:=[.A1244]/(3600*24)+25569" office:value-type="date" office:date-value="2020-01-29T04:43:01.498031" calcext:value-type="date">
            <text:p>2020-01-29 04:43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3101.52821" calcext:value-type="float">
            <text:p>1580273101.52821</text:p>
          </table:table-cell>
          <table:table-cell table:formula="of:=[.A1245]/(3600*24)+25569" office:value-type="date" office:date-value="2020-01-29T04:45:01.528207" calcext:value-type="date">
            <text:p>2020-01-29 04:45:0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3221.58128" calcext:value-type="float">
            <text:p>1580273221.58128</text:p>
          </table:table-cell>
          <table:table-cell table:formula="of:=[.A1246]/(3600*24)+25569" office:value-type="date" office:date-value="2020-01-29T04:47:01.581282" calcext:value-type="date">
            <text:p>2020-01-29 04:47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3341.58236" calcext:value-type="float">
            <text:p>1580273341.58236</text:p>
          </table:table-cell>
          <table:table-cell table:formula="of:=[.A1247]/(3600*24)+25569" office:value-type="date" office:date-value="2020-01-29T04:49:01.582359" calcext:value-type="date">
            <text:p>2020-01-29 04:49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3461.63159" calcext:value-type="float">
            <text:p>1580273461.63159</text:p>
          </table:table-cell>
          <table:table-cell table:formula="of:=[.A1248]/(3600*24)+25569" office:value-type="date" office:date-value="2020-01-29T04:51:01.631592" calcext:value-type="date">
            <text:p>2020-01-29 04:51:0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3581.72145" calcext:value-type="float">
            <text:p>1580273581.72145</text:p>
          </table:table-cell>
          <table:table-cell table:formula="of:=[.A1249]/(3600*24)+25569" office:value-type="date" office:date-value="2020-01-29T04:53:01.721453" calcext:value-type="date">
            <text:p>2020-01-29 04:53:02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3701.82261" calcext:value-type="float">
            <text:p>1580273701.82261</text:p>
          </table:table-cell>
          <table:table-cell table:formula="of:=[.A1250]/(3600*24)+25569" office:value-type="date" office:date-value="2020-01-29T04:55:01.822614" calcext:value-type="date">
            <text:p>2020-01-29 04:55:0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3822.03319" calcext:value-type="float">
            <text:p>1580273822.03319</text:p>
          </table:table-cell>
          <table:table-cell table:formula="of:=[.A1251]/(3600*24)+25569" office:value-type="date" office:date-value="2020-01-29T04:57:02.033191" calcext:value-type="date">
            <text:p>2020-01-29 04:57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3942.11148" calcext:value-type="float">
            <text:p>1580273942.11148</text:p>
          </table:table-cell>
          <table:table-cell table:formula="of:=[.A1252]/(3600*24)+25569" office:value-type="date" office:date-value="2020-01-29T04:59:02.111476" calcext:value-type="date">
            <text:p>2020-01-29 04:59:0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4062.13828" calcext:value-type="float">
            <text:p>1580274062.13828</text:p>
          </table:table-cell>
          <table:table-cell table:formula="of:=[.A1253]/(3600*24)+25569" office:value-type="date" office:date-value="2020-01-29T05:01:02.138278" calcext:value-type="date">
            <text:p>2020-01-29 05:01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4182.16621" calcext:value-type="float">
            <text:p>1580274182.16621</text:p>
          </table:table-cell>
          <table:table-cell table:formula="of:=[.A1254]/(3600*24)+25569" office:value-type="date" office:date-value="2020-01-29T05:03:02.166207" calcext:value-type="date">
            <text:p>2020-01-29 05:03:02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4302.23331" calcext:value-type="float">
            <text:p>1580274302.23331</text:p>
          </table:table-cell>
          <table:table-cell table:formula="of:=[.A1255]/(3600*24)+25569" office:value-type="date" office:date-value="2020-01-29T05:05:02.233307" calcext:value-type="date">
            <text:p>2020-01-29 05:05:02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4422.27958" calcext:value-type="float">
            <text:p>1580274422.27958</text:p>
          </table:table-cell>
          <table:table-cell table:formula="of:=[.A1256]/(3600*24)+25569" office:value-type="date" office:date-value="2020-01-29T05:07:02.279577" calcext:value-type="date">
            <text:p>2020-01-29 05:07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4542.57001" calcext:value-type="float">
            <text:p>1580274542.57001</text:p>
          </table:table-cell>
          <table:table-cell table:formula="of:=[.A1257]/(3600*24)+25569" office:value-type="date" office:date-value="2020-01-29T05:09:02.570011" calcext:value-type="date">
            <text:p>2020-01-29 05:09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4662.57922" calcext:value-type="float">
            <text:p>1580274662.57922</text:p>
          </table:table-cell>
          <table:table-cell table:formula="of:=[.A1258]/(3600*24)+25569" office:value-type="date" office:date-value="2020-01-29T05:11:02.579224" calcext:value-type="date">
            <text:p>2020-01-29 05:11:03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4782.83769" calcext:value-type="float">
            <text:p>1580274782.83769</text:p>
          </table:table-cell>
          <table:table-cell table:formula="of:=[.A1259]/(3600*24)+25569" office:value-type="date" office:date-value="2020-01-29T05:13:02.837694" calcext:value-type="date">
            <text:p>2020-01-29 05:13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4902.93256" calcext:value-type="float">
            <text:p>1580274902.93256</text:p>
          </table:table-cell>
          <table:table-cell table:formula="of:=[.A1260]/(3600*24)+25569" office:value-type="date" office:date-value="2020-01-29T05:15:02.932564" calcext:value-type="date">
            <text:p>2020-01-29 05:15:03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5022.95796" calcext:value-type="float">
            <text:p>1580275022.95796</text:p>
          </table:table-cell>
          <table:table-cell table:formula="of:=[.A1261]/(3600*24)+25569" office:value-type="date" office:date-value="2020-01-29T05:17:02.957959" calcext:value-type="date">
            <text:p>2020-01-29 05:17:03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5142.97208" calcext:value-type="float">
            <text:p>1580275142.97208</text:p>
          </table:table-cell>
          <table:table-cell table:formula="of:=[.A1262]/(3600*24)+25569" office:value-type="date" office:date-value="2020-01-29T05:19:02.972085" calcext:value-type="date">
            <text:p>2020-01-29 05:19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5263.00452" calcext:value-type="float">
            <text:p>1580275263.00452</text:p>
          </table:table-cell>
          <table:table-cell table:formula="of:=[.A1263]/(3600*24)+25569" office:value-type="date" office:date-value="2020-01-29T05:21:03.004521" calcext:value-type="date">
            <text:p>2020-01-29 05:21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5383.07767" calcext:value-type="float">
            <text:p>1580275383.07767</text:p>
          </table:table-cell>
          <table:table-cell table:formula="of:=[.A1264]/(3600*24)+25569" office:value-type="date" office:date-value="2020-01-29T05:23:03.077672" calcext:value-type="date">
            <text:p>2020-01-29 05:23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5503.23231" calcext:value-type="float">
            <text:p>1580275503.23231</text:p>
          </table:table-cell>
          <table:table-cell table:formula="of:=[.A1265]/(3600*24)+25569" office:value-type="date" office:date-value="2020-01-29T05:25:03.232311" calcext:value-type="date">
            <text:p>2020-01-29 05:25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5798.55915" calcext:value-type="float">
            <text:p>1580275798.55915</text:p>
          </table:table-cell>
          <table:table-cell table:formula="of:=[.A1266]/(3600*24)+25569" office:value-type="date" office:date-value="2020-01-29T05:29:58.559146" calcext:value-type="date">
            <text:p>2020-01-29 05:29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5918.72015" calcext:value-type="float">
            <text:p>1580275918.72015</text:p>
          </table:table-cell>
          <table:table-cell table:formula="of:=[.A1267]/(3600*24)+25569" office:value-type="date" office:date-value="2020-01-29T05:31:58.72015" calcext:value-type="date">
            <text:p>2020-01-29 05:31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6038.76151" calcext:value-type="float">
            <text:p>1580276038.76151</text:p>
          </table:table-cell>
          <table:table-cell table:formula="of:=[.A1268]/(3600*24)+25569" office:value-type="date" office:date-value="2020-01-29T05:33:58.76151" calcext:value-type="date">
            <text:p>2020-01-29 05:33:5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6158.76674" calcext:value-type="float">
            <text:p>1580276158.76674</text:p>
          </table:table-cell>
          <table:table-cell table:formula="of:=[.A1269]/(3600*24)+25569" office:value-type="date" office:date-value="2020-01-29T05:35:58.76674" calcext:value-type="date">
            <text:p>2020-01-29 05:35:5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6278.84753" calcext:value-type="float">
            <text:p>1580276278.84753</text:p>
          </table:table-cell>
          <table:table-cell table:formula="of:=[.A1270]/(3600*24)+25569" office:value-type="date" office:date-value="2020-01-29T05:37:58.847526" calcext:value-type="date">
            <text:p>2020-01-29 05:37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6398.91516" calcext:value-type="float">
            <text:p>1580276398.91516</text:p>
          </table:table-cell>
          <table:table-cell table:formula="of:=[.A1271]/(3600*24)+25569" office:value-type="date" office:date-value="2020-01-29T05:39:58.915156" calcext:value-type="date">
            <text:p>2020-01-29 05:39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6518.99328" calcext:value-type="float">
            <text:p>1580276518.99328</text:p>
          </table:table-cell>
          <table:table-cell table:formula="of:=[.A1272]/(3600*24)+25569" office:value-type="date" office:date-value="2020-01-29T05:41:58.993282" calcext:value-type="date">
            <text:p>2020-01-29 05:41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6639.0006" calcext:value-type="float">
            <text:p>1580276639.0006</text:p>
          </table:table-cell>
          <table:table-cell table:formula="of:=[.A1273]/(3600*24)+25569" office:value-type="date" office:date-value="2020-01-29T05:43:59.0006" calcext:value-type="date">
            <text:p>2020-01-29 05:43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6759.05342" calcext:value-type="float">
            <text:p>1580276759.05342</text:p>
          </table:table-cell>
          <table:table-cell table:formula="of:=[.A1274]/(3600*24)+25569" office:value-type="date" office:date-value="2020-01-29T05:45:59.053418" calcext:value-type="date">
            <text:p>2020-01-29 05:45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6879.06684" calcext:value-type="float">
            <text:p>1580276879.06684</text:p>
          </table:table-cell>
          <table:table-cell table:formula="of:=[.A1275]/(3600*24)+25569" office:value-type="date" office:date-value="2020-01-29T05:47:59.066843" calcext:value-type="date">
            <text:p>2020-01-29 05:47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6999.14771" calcext:value-type="float">
            <text:p>1580276999.14771</text:p>
          </table:table-cell>
          <table:table-cell table:formula="of:=[.A1276]/(3600*24)+25569" office:value-type="date" office:date-value="2020-01-29T05:49:59.147709" calcext:value-type="date">
            <text:p>2020-01-29 05:49:59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7119.20962" calcext:value-type="float">
            <text:p>1580277119.20962</text:p>
          </table:table-cell>
          <table:table-cell table:formula="of:=[.A1277]/(3600*24)+25569" office:value-type="date" office:date-value="2020-01-29T05:51:59.209624" calcext:value-type="date">
            <text:p>2020-01-29 05:51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7239.30736" calcext:value-type="float">
            <text:p>1580277239.30736</text:p>
          </table:table-cell>
          <table:table-cell table:formula="of:=[.A1278]/(3600*24)+25569" office:value-type="date" office:date-value="2020-01-29T05:53:59.307359" calcext:value-type="date">
            <text:p>2020-01-29 05:53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7359.38939" calcext:value-type="float">
            <text:p>1580277359.38939</text:p>
          </table:table-cell>
          <table:table-cell table:formula="of:=[.A1279]/(3600*24)+25569" office:value-type="date" office:date-value="2020-01-29T05:55:59.389395" calcext:value-type="date">
            <text:p>2020-01-29 05:55:59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7479.41049" calcext:value-type="float">
            <text:p>1580277479.41049</text:p>
          </table:table-cell>
          <table:table-cell table:formula="of:=[.A1280]/(3600*24)+25569" office:value-type="date" office:date-value="2020-01-29T05:57:59.410491" calcext:value-type="date">
            <text:p>2020-01-29 05:57:59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7599.69406" calcext:value-type="float">
            <text:p>1580277599.69406</text:p>
          </table:table-cell>
          <table:table-cell table:formula="of:=[.A1281]/(3600*24)+25569" office:value-type="date" office:date-value="2020-01-29T05:59:59.694061" calcext:value-type="date">
            <text:p>2020-01-29 06:00:00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7719.7864" calcext:value-type="float">
            <text:p>1580277719.7864</text:p>
          </table:table-cell>
          <table:table-cell table:formula="of:=[.A1282]/(3600*24)+25569" office:value-type="date" office:date-value="2020-01-29T06:01:59.786398" calcext:value-type="date">
            <text:p>2020-01-29 06:02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7839.84365" calcext:value-type="float">
            <text:p>1580277839.84365</text:p>
          </table:table-cell>
          <table:table-cell table:formula="of:=[.A1283]/(3600*24)+25569" office:value-type="date" office:date-value="2020-01-29T06:03:59.843649" calcext:value-type="date">
            <text:p>2020-01-29 06:04:00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7959.92585" calcext:value-type="float">
            <text:p>1580277959.92585</text:p>
          </table:table-cell>
          <table:table-cell table:formula="of:=[.A1284]/(3600*24)+25569" office:value-type="date" office:date-value="2020-01-29T06:05:59.925854" calcext:value-type="date">
            <text:p>2020-01-29 06:06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8079.95741" calcext:value-type="float">
            <text:p>1580278079.95741</text:p>
          </table:table-cell>
          <table:table-cell table:formula="of:=[.A1285]/(3600*24)+25569" office:value-type="date" office:date-value="2020-01-29T06:07:59.957414" calcext:value-type="date">
            <text:p>2020-01-29 06:08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8200.00252" calcext:value-type="float">
            <text:p>1580278200.00252</text:p>
          </table:table-cell>
          <table:table-cell table:formula="of:=[.A1286]/(3600*24)+25569" office:value-type="date" office:date-value="2020-01-29T06:10:00.002517" calcext:value-type="date">
            <text:p>2020-01-29 06:10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8320.08224" calcext:value-type="float">
            <text:p>1580278320.08224</text:p>
          </table:table-cell>
          <table:table-cell table:formula="of:=[.A1287]/(3600*24)+25569" office:value-type="date" office:date-value="2020-01-29T06:12:00.082238" calcext:value-type="date">
            <text:p>2020-01-29 06:12:00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8440.163" calcext:value-type="float">
            <text:p>1580278440.163</text:p>
          </table:table-cell>
          <table:table-cell table:formula="of:=[.A1288]/(3600*24)+25569" office:value-type="date" office:date-value="2020-01-29T06:14:00.162996" calcext:value-type="date">
            <text:p>2020-01-29 06:14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8560.42317" calcext:value-type="float">
            <text:p>1580278560.42317</text:p>
          </table:table-cell>
          <table:table-cell table:formula="of:=[.A1289]/(3600*24)+25569" office:value-type="date" office:date-value="2020-01-29T06:16:00.42317" calcext:value-type="date">
            <text:p>2020-01-29 06:16:00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8680.51562" calcext:value-type="float">
            <text:p>1580278680.51562</text:p>
          </table:table-cell>
          <table:table-cell table:formula="of:=[.A1290]/(3600*24)+25569" office:value-type="date" office:date-value="2020-01-29T06:18:00.515619" calcext:value-type="date">
            <text:p>2020-01-29 06:18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8800.61253" calcext:value-type="float">
            <text:p>1580278800.61253</text:p>
          </table:table-cell>
          <table:table-cell table:formula="of:=[.A1291]/(3600*24)+25569" office:value-type="date" office:date-value="2020-01-29T06:20:00.61253" calcext:value-type="date">
            <text:p>2020-01-29 06:20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8920.62237" calcext:value-type="float">
            <text:p>1580278920.62237</text:p>
          </table:table-cell>
          <table:table-cell table:formula="of:=[.A1292]/(3600*24)+25569" office:value-type="date" office:date-value="2020-01-29T06:22:00.622367" calcext:value-type="date">
            <text:p>2020-01-29 06:22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9040.69948" calcext:value-type="float">
            <text:p>1580279040.69948</text:p>
          </table:table-cell>
          <table:table-cell table:formula="of:=[.A1293]/(3600*24)+25569" office:value-type="date" office:date-value="2020-01-29T06:24:00.699483" calcext:value-type="date">
            <text:p>2020-01-29 06:24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9160.70186" calcext:value-type="float">
            <text:p>1580279160.70186</text:p>
          </table:table-cell>
          <table:table-cell table:formula="of:=[.A1294]/(3600*24)+25569" office:value-type="date" office:date-value="2020-01-29T06:26:00.701856" calcext:value-type="date">
            <text:p>2020-01-29 06:26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9280.70553" calcext:value-type="float">
            <text:p>1580279280.70553</text:p>
          </table:table-cell>
          <table:table-cell table:formula="of:=[.A1295]/(3600*24)+25569" office:value-type="date" office:date-value="2020-01-29T06:28:00.705531" calcext:value-type="date">
            <text:p>2020-01-29 06:28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9400.75982" calcext:value-type="float">
            <text:p>1580279400.75982</text:p>
          </table:table-cell>
          <table:table-cell table:formula="of:=[.A1296]/(3600*24)+25569" office:value-type="date" office:date-value="2020-01-29T06:30:00.759824" calcext:value-type="date">
            <text:p>2020-01-29 06:30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9520.78904" calcext:value-type="float">
            <text:p>1580279520.78904</text:p>
          </table:table-cell>
          <table:table-cell table:formula="of:=[.A1297]/(3600*24)+25569" office:value-type="date" office:date-value="2020-01-29T06:32:00.789037" calcext:value-type="date">
            <text:p>2020-01-29 06:32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79640.80136" calcext:value-type="float">
            <text:p>1580279640.80136</text:p>
          </table:table-cell>
          <table:table-cell table:formula="of:=[.A1298]/(3600*24)+25569" office:value-type="date" office:date-value="2020-01-29T06:34:00.801356" calcext:value-type="date">
            <text:p>2020-01-29 06:34:01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79761.11141" calcext:value-type="float">
            <text:p>1580279761.11141</text:p>
          </table:table-cell>
          <table:table-cell table:formula="of:=[.A1299]/(3600*24)+25569" office:value-type="date" office:date-value="2020-01-29T06:36:01.111412" calcext:value-type="date">
            <text:p>2020-01-29 06:36:01</text:p>
          </table:table-cell>
          <table:table-cell office:value-type="string" calcext:value-type="string">
            <text:p>COFFEE_STATUS</text:p>
          </table:table-cell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1580279881.14273" calcext:value-type="float">
            <text:p>1580279881.14273</text:p>
          </table:table-cell>
          <table:table-cell table:formula="of:=[.A1300]/(3600*24)+25569" office:value-type="date" office:date-value="2020-01-29T06:38:01.142727" calcext:value-type="date">
            <text:p>2020-01-29 06:38:01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0001.27325" calcext:value-type="float">
            <text:p>1580280001.27325</text:p>
          </table:table-cell>
          <table:table-cell table:formula="of:=[.A1301]/(3600*24)+25569" office:value-type="date" office:date-value="2020-01-29T06:40:01.273247" calcext:value-type="date">
            <text:p>2020-01-29 06:40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0121.32656" calcext:value-type="float">
            <text:p>1580280121.32656</text:p>
          </table:table-cell>
          <table:table-cell table:formula="of:=[.A1302]/(3600*24)+25569" office:value-type="date" office:date-value="2020-01-29T06:42:01.326557" calcext:value-type="date">
            <text:p>2020-01-29 06:42:01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0241.39528" calcext:value-type="float">
            <text:p>1580280241.39528</text:p>
          </table:table-cell>
          <table:table-cell table:formula="of:=[.A1303]/(3600*24)+25569" office:value-type="date" office:date-value="2020-01-29T06:44:01.395279" calcext:value-type="date">
            <text:p>2020-01-29 06:44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0361.46381" calcext:value-type="float">
            <text:p>1580280361.46381</text:p>
          </table:table-cell>
          <table:table-cell table:formula="of:=[.A1304]/(3600*24)+25569" office:value-type="date" office:date-value="2020-01-29T06:46:01.463808" calcext:value-type="date">
            <text:p>2020-01-29 06:46:01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0481.56488" calcext:value-type="float">
            <text:p>1580280481.56488</text:p>
          </table:table-cell>
          <table:table-cell table:formula="of:=[.A1305]/(3600*24)+25569" office:value-type="date" office:date-value="2020-01-29T06:48:01.564877" calcext:value-type="date">
            <text:p>2020-01-29 06:48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80601.58933" calcext:value-type="float">
            <text:p>1580280601.58933</text:p>
          </table:table-cell>
          <table:table-cell table:formula="of:=[.A1306]/(3600*24)+25569" office:value-type="date" office:date-value="2020-01-29T06:50:01.589334" calcext:value-type="date">
            <text:p>2020-01-29 06:50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0721.65745" calcext:value-type="float">
            <text:p>1580280721.65745</text:p>
          </table:table-cell>
          <table:table-cell table:formula="of:=[.A1307]/(3600*24)+25569" office:value-type="date" office:date-value="2020-01-29T06:52:01.657454" calcext:value-type="date">
            <text:p>2020-01-29 06:52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80841.72323" calcext:value-type="float">
            <text:p>1580280841.72323</text:p>
          </table:table-cell>
          <table:table-cell table:formula="of:=[.A1308]/(3600*24)+25569" office:value-type="date" office:date-value="2020-01-29T06:54:01.723229" calcext:value-type="date">
            <text:p>2020-01-29 06:54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80961.77196" calcext:value-type="float">
            <text:p>1580280961.77196</text:p>
          </table:table-cell>
          <table:table-cell table:formula="of:=[.A1309]/(3600*24)+25569" office:value-type="date" office:date-value="2020-01-29T06:56:01.771959" calcext:value-type="date">
            <text:p>2020-01-29 06:56:02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81081.85054" calcext:value-type="float">
            <text:p>1580281081.85054</text:p>
          </table:table-cell>
          <table:table-cell table:formula="of:=[.A1310]/(3600*24)+25569" office:value-type="date" office:date-value="2020-01-29T06:58:01.850539" calcext:value-type="date">
            <text:p>2020-01-29 06:58:02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1201.88484" calcext:value-type="float">
            <text:p>1580281201.88484</text:p>
          </table:table-cell>
          <table:table-cell table:formula="of:=[.A1311]/(3600*24)+25569" office:value-type="date" office:date-value="2020-01-29T07:00:01.884842" calcext:value-type="date">
            <text:p>2020-01-29 07:00:02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1321.96613" calcext:value-type="float">
            <text:p>1580281321.96613</text:p>
          </table:table-cell>
          <table:table-cell table:formula="of:=[.A1312]/(3600*24)+25569" office:value-type="date" office:date-value="2020-01-29T07:02:01.966134" calcext:value-type="date">
            <text:p>2020-01-29 07:02:02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1441.99441" calcext:value-type="float">
            <text:p>1580281441.99441</text:p>
          </table:table-cell>
          <table:table-cell table:formula="of:=[.A1313]/(3600*24)+25569" office:value-type="date" office:date-value="2020-01-29T07:04:01.994407" calcext:value-type="date">
            <text:p>2020-01-29 07:04:02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1562.0056" calcext:value-type="float">
            <text:p>1580281562.0056</text:p>
          </table:table-cell>
          <table:table-cell table:formula="of:=[.A1314]/(3600*24)+25569" office:value-type="date" office:date-value="2020-01-29T07:06:02.005603" calcext:value-type="date">
            <text:p>2020-01-29 07:06:02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1682.0865" calcext:value-type="float">
            <text:p>1580281682.0865</text:p>
          </table:table-cell>
          <table:table-cell table:formula="of:=[.A1315]/(3600*24)+25569" office:value-type="date" office:date-value="2020-01-29T07:08:02.086495" calcext:value-type="date">
            <text:p>2020-01-29 07:08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1802.18418" calcext:value-type="float">
            <text:p>1580281802.18418</text:p>
          </table:table-cell>
          <table:table-cell table:formula="of:=[.A1316]/(3600*24)+25569" office:value-type="date" office:date-value="2020-01-29T07:10:02.18418" calcext:value-type="date">
            <text:p>2020-01-29 07:10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1922.22246" calcext:value-type="float">
            <text:p>1580281922.22246</text:p>
          </table:table-cell>
          <table:table-cell table:formula="of:=[.A1317]/(3600*24)+25569" office:value-type="date" office:date-value="2020-01-29T07:12:02.222457" calcext:value-type="date">
            <text:p>2020-01-29 07:12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2042.23513" calcext:value-type="float">
            <text:p>1580282042.23513</text:p>
          </table:table-cell>
          <table:table-cell table:formula="of:=[.A1318]/(3600*24)+25569" office:value-type="date" office:date-value="2020-01-29T07:14:02.235129" calcext:value-type="date">
            <text:p>2020-01-29 07:14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2162.28866" calcext:value-type="float">
            <text:p>1580282162.28866</text:p>
          </table:table-cell>
          <table:table-cell table:formula="of:=[.A1319]/(3600*24)+25569" office:value-type="date" office:date-value="2020-01-29T07:16:02.288661" calcext:value-type="date">
            <text:p>2020-01-29 07:16:02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2282.30348" calcext:value-type="float">
            <text:p>1580282282.30348</text:p>
          </table:table-cell>
          <table:table-cell table:formula="of:=[.A1320]/(3600*24)+25569" office:value-type="date" office:date-value="2020-01-29T07:18:02.303482" calcext:value-type="date">
            <text:p>2020-01-29 07:18:02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2402.32414" calcext:value-type="float">
            <text:p>1580282402.32414</text:p>
          </table:table-cell>
          <table:table-cell table:formula="of:=[.A1321]/(3600*24)+25569" office:value-type="date" office:date-value="2020-01-29T07:20:02.324141" calcext:value-type="date">
            <text:p>2020-01-29 07:20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2522.36555" calcext:value-type="float">
            <text:p>1580282522.36555</text:p>
          </table:table-cell>
          <table:table-cell table:formula="of:=[.A1322]/(3600*24)+25569" office:value-type="date" office:date-value="2020-01-29T07:22:02.365552" calcext:value-type="date">
            <text:p>2020-01-29 07:22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2642.44473" calcext:value-type="float">
            <text:p>1580282642.44473</text:p>
          </table:table-cell>
          <table:table-cell table:formula="of:=[.A1323]/(3600*24)+25569" office:value-type="date" office:date-value="2020-01-29T07:24:02.44473" calcext:value-type="date">
            <text:p>2020-01-29 07:24:02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2762.49181" calcext:value-type="float">
            <text:p>1580282762.49181</text:p>
          </table:table-cell>
          <table:table-cell table:formula="of:=[.A1324]/(3600*24)+25569" office:value-type="date" office:date-value="2020-01-29T07:26:02.491812" calcext:value-type="date">
            <text:p>2020-01-29 07:26:02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2882.57134" calcext:value-type="float">
            <text:p>1580282882.57134</text:p>
          </table:table-cell>
          <table:table-cell table:formula="of:=[.A1325]/(3600*24)+25569" office:value-type="date" office:date-value="2020-01-29T07:28:02.571336" calcext:value-type="date">
            <text:p>2020-01-29 07:28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3002.65218" calcext:value-type="float">
            <text:p>1580283002.65218</text:p>
          </table:table-cell>
          <table:table-cell table:formula="of:=[.A1326]/(3600*24)+25569" office:value-type="date" office:date-value="2020-01-29T07:30:02.652181" calcext:value-type="date">
            <text:p>2020-01-29 07:30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3122.71264" calcext:value-type="float">
            <text:p>1580283122.71264</text:p>
          </table:table-cell>
          <table:table-cell table:formula="of:=[.A1327]/(3600*24)+25569" office:value-type="date" office:date-value="2020-01-29T07:32:02.712637" calcext:value-type="date">
            <text:p>2020-01-29 07:32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3242.79499" calcext:value-type="float">
            <text:p>1580283242.79499</text:p>
          </table:table-cell>
          <table:table-cell table:formula="of:=[.A1328]/(3600*24)+25569" office:value-type="date" office:date-value="2020-01-29T07:34:02.79499" calcext:value-type="date">
            <text:p>2020-01-29 07:34:03</text:p>
          </table:table-cell>
          <table:table-cell office:value-type="string" calcext:value-type="string">
            <text:p>COFFEE_STATUS</text:p>
          </table:table-cell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1580283362.87998" calcext:value-type="float">
            <text:p>1580283362.87998</text:p>
          </table:table-cell>
          <table:table-cell table:formula="of:=[.A1329]/(3600*24)+25569" office:value-type="date" office:date-value="2020-01-29T07:36:02.879976" calcext:value-type="date">
            <text:p>2020-01-29 07:36:03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3482.97283" calcext:value-type="float">
            <text:p>1580283482.97283</text:p>
          </table:table-cell>
          <table:table-cell table:formula="of:=[.A1330]/(3600*24)+25569" office:value-type="date" office:date-value="2020-01-29T07:38:02.972827" calcext:value-type="date">
            <text:p>2020-01-29 07:38:03</text:p>
          </table:table-cell>
          <table:table-cell office:value-type="string" calcext:value-type="string">
            <text:p>COFFEE_STATUS</text:p>
          </table:table-cell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1580283603.05145" calcext:value-type="float">
            <text:p>1580283603.05145</text:p>
          </table:table-cell>
          <table:table-cell table:formula="of:=[.A1331]/(3600*24)+25569" office:value-type="date" office:date-value="2020-01-29T07:40:03.051455" calcext:value-type="date">
            <text:p>2020-01-29 07:40:03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3723.05892" calcext:value-type="float">
            <text:p>1580283723.05892</text:p>
          </table:table-cell>
          <table:table-cell table:formula="of:=[.A1332]/(3600*24)+25569" office:value-type="date" office:date-value="2020-01-29T07:42:03.058922" calcext:value-type="date">
            <text:p>2020-01-29 07:42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3843.11742" calcext:value-type="float">
            <text:p>1580283843.11742</text:p>
          </table:table-cell>
          <table:table-cell table:formula="of:=[.A1333]/(3600*24)+25569" office:value-type="date" office:date-value="2020-01-29T07:44:03.117418" calcext:value-type="date">
            <text:p>2020-01-29 07:44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3963.15718" calcext:value-type="float">
            <text:p>1580283963.15718</text:p>
          </table:table-cell>
          <table:table-cell table:formula="of:=[.A1334]/(3600*24)+25569" office:value-type="date" office:date-value="2020-01-29T07:46:03.157183" calcext:value-type="date">
            <text:p>2020-01-29 07:46:03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4083.16902" calcext:value-type="float">
            <text:p>1580284083.16902</text:p>
          </table:table-cell>
          <table:table-cell table:formula="of:=[.A1335]/(3600*24)+25569" office:value-type="date" office:date-value="2020-01-29T07:48:03.169015" calcext:value-type="date">
            <text:p>2020-01-29 07:48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4203.25997" calcext:value-type="float">
            <text:p>1580284203.25997</text:p>
          </table:table-cell>
          <table:table-cell table:formula="of:=[.A1336]/(3600*24)+25569" office:value-type="date" office:date-value="2020-01-29T07:50:03.259974" calcext:value-type="date">
            <text:p>2020-01-29 07:50:03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4323.33937" calcext:value-type="float">
            <text:p>1580284323.33937</text:p>
          </table:table-cell>
          <table:table-cell table:formula="of:=[.A1337]/(3600*24)+25569" office:value-type="date" office:date-value="2020-01-29T07:52:03.339365" calcext:value-type="date">
            <text:p>2020-01-29 07:52:03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4443.63574" calcext:value-type="float">
            <text:p>1580284443.63574</text:p>
          </table:table-cell>
          <table:table-cell table:formula="of:=[.A1338]/(3600*24)+25569" office:value-type="date" office:date-value="2020-01-29T07:54:03.635742" calcext:value-type="date">
            <text:p>2020-01-29 07:54:04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4563.67344" calcext:value-type="float">
            <text:p>1580284563.67344</text:p>
          </table:table-cell>
          <table:table-cell table:formula="of:=[.A1339]/(3600*24)+25569" office:value-type="date" office:date-value="2020-01-29T07:56:03.673444" calcext:value-type="date">
            <text:p>2020-01-29 07:56:04</text:p>
          </table:table-cell>
          <table:table-cell office:value-type="string" calcext:value-type="string">
            <text:p>COFFEE_STATUS</text:p>
          </table:table-cell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1580284683.69996" calcext:value-type="float">
            <text:p>1580284683.69996</text:p>
          </table:table-cell>
          <table:table-cell table:formula="of:=[.A1340]/(3600*24)+25569" office:value-type="date" office:date-value="2020-01-29T07:58:03.699963" calcext:value-type="date">
            <text:p>2020-01-29 07:58:04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4803.72112" calcext:value-type="float">
            <text:p>1580284803.72112</text:p>
          </table:table-cell>
          <table:table-cell table:formula="of:=[.A1341]/(3600*24)+25569" office:value-type="date" office:date-value="2020-01-29T08:00:03.721123" calcext:value-type="date">
            <text:p>2020-01-29 08:00:04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4923.76097" calcext:value-type="float">
            <text:p>1580284923.76097</text:p>
          </table:table-cell>
          <table:table-cell table:formula="of:=[.A1342]/(3600*24)+25569" office:value-type="date" office:date-value="2020-01-29T08:02:03.76097" calcext:value-type="date">
            <text:p>2020-01-29 08:02:04</text:p>
          </table:table-cell>
          <table:table-cell office:value-type="string" calcext:value-type="string">
            <text:p>COFFEE_STATUS</text:p>
          </table:table-cell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580285043.84471" calcext:value-type="float">
            <text:p>1580285043.84471</text:p>
          </table:table-cell>
          <table:table-cell table:formula="of:=[.A1343]/(3600*24)+25569" office:value-type="date" office:date-value="2020-01-29T08:04:03.844705" calcext:value-type="date">
            <text:p>2020-01-29 08:04:04</text:p>
          </table:table-cell>
          <table:table-cell office:value-type="string" calcext:value-type="string">
            <text:p>COFFEE_STATUS</text:p>
          </table:table-cell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1580285163.90115" calcext:value-type="float">
            <text:p>1580285163.90115</text:p>
          </table:table-cell>
          <table:table-cell table:formula="of:=[.A1344]/(3600*24)+25569" office:value-type="date" office:date-value="2020-01-29T08:06:03.901148" calcext:value-type="date">
            <text:p>2020-01-29 08:06:04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5283.99809" calcext:value-type="float">
            <text:p>1580285283.99809</text:p>
          </table:table-cell>
          <table:table-cell table:formula="of:=[.A1345]/(3600*24)+25569" office:value-type="date" office:date-value="2020-01-29T08:08:03.998087" calcext:value-type="date">
            <text:p>2020-01-29 08:08:04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5404.09693" calcext:value-type="float">
            <text:p>1580285404.09693</text:p>
          </table:table-cell>
          <table:table-cell table:formula="of:=[.A1346]/(3600*24)+25569" office:value-type="date" office:date-value="2020-01-29T08:10:04.096925" calcext:value-type="date">
            <text:p>2020-01-29 08:10:04</text:p>
          </table:table-cell>
          <table:table-cell office:value-type="string" calcext:value-type="string">
            <text:p>COFFEE_STATUS</text:p>
          </table:table-cell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1580285524.09919" calcext:value-type="float">
            <text:p>1580285524.09919</text:p>
          </table:table-cell>
          <table:table-cell table:formula="of:=[.A1347]/(3600*24)+25569" office:value-type="date" office:date-value="2020-01-29T08:12:04.099192" calcext:value-type="date">
            <text:p>2020-01-29 08:12:04</text:p>
          </table:table-cell>
          <table:table-cell office:value-type="string" calcext:value-type="string">
            <text:p>COFFEE_STATUS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80285644.15246" calcext:value-type="float">
            <text:p>1580285644.15246</text:p>
          </table:table-cell>
          <table:table-cell table:formula="of:=[.A1348]/(3600*24)+25569" office:value-type="date" office:date-value="2020-01-29T08:14:04.152457" calcext:value-type="date">
            <text:p>2020-01-29 08:14:04</text:p>
          </table:table-cell>
          <table:table-cell office:value-type="string" calcext:value-type="string">
            <text:p>COFFEE_STATU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80285764.21641" calcext:value-type="float">
            <text:p>1580285764.21641</text:p>
          </table:table-cell>
          <table:table-cell table:formula="of:=[.A1349]/(3600*24)+25569" office:value-type="date" office:date-value="2020-01-29T08:16:04.21641" calcext:value-type="date">
            <text:p>2020-01-29 08:16:04</text:p>
          </table:table-cell>
          <table:table-cell office:value-type="string" calcext:value-type="string">
            <text:p>COFFEE_STATUS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80285884.30859" calcext:value-type="float">
            <text:p>1580285884.30859</text:p>
          </table:table-cell>
          <table:table-cell table:formula="of:=[.A1350]/(3600*24)+25569" office:value-type="date" office:date-value="2020-01-29T08:18:04.308585" calcext:value-type="date">
            <text:p>2020-01-29 08:18:04</text:p>
          </table:table-cell>
          <table:table-cell office:value-type="string" calcext:value-type="string">
            <text:p>COFFEE_STATU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80286004.32249" calcext:value-type="float">
            <text:p>1580286004.32249</text:p>
          </table:table-cell>
          <table:table-cell table:formula="of:=[.A1351]/(3600*24)+25569" office:value-type="date" office:date-value="2020-01-29T08:20:04.322491" calcext:value-type="date">
            <text:p>2020-01-29 08:20:04</text:p>
          </table:table-cell>
          <table:table-cell office:value-type="string" calcext:value-type="string">
            <text:p>COFFEE_STATU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80286124.35471" calcext:value-type="float">
            <text:p>1580286124.35471</text:p>
          </table:table-cell>
          <table:table-cell table:formula="of:=[.A1352]/(3600*24)+25569" office:value-type="date" office:date-value="2020-01-29T08:22:04.354712" calcext:value-type="date">
            <text:p>2020-01-29 08:22:04</text:p>
          </table:table-cell>
          <table:table-cell office:value-type="string" calcext:value-type="string">
            <text:p>COFFEE_STATU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580286244.36641" calcext:value-type="float">
            <text:p>1580286244.36641</text:p>
          </table:table-cell>
          <table:table-cell table:formula="of:=[.A1353]/(3600*24)+25569" office:value-type="date" office:date-value="2020-01-29T08:24:04.366406" calcext:value-type="date">
            <text:p>2020-01-29 08:24:04</text:p>
          </table:table-cell>
          <table:table-cell office:value-type="string" calcext:value-type="string">
            <text:p>COFFEE_STATU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80286364.46301" calcext:value-type="float">
            <text:p>1580286364.46301</text:p>
          </table:table-cell>
          <table:table-cell table:formula="of:=[.A1354]/(3600*24)+25569" office:value-type="date" office:date-value="2020-01-29T08:26:04.46301" calcext:value-type="date">
            <text:p>2020-01-29 08:26:04</text:p>
          </table:table-cell>
          <table:table-cell office:value-type="string" calcext:value-type="string">
            <text:p>COFFEE_STATU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80286484.48334" calcext:value-type="float">
            <text:p>1580286484.48334</text:p>
          </table:table-cell>
          <table:table-cell table:formula="of:=[.A1355]/(3600*24)+25569" office:value-type="date" office:date-value="2020-01-29T08:28:04.483343" calcext:value-type="date">
            <text:p>2020-01-29 08:28:04</text:p>
          </table:table-cell>
          <table:table-cell office:value-type="string" calcext:value-type="string">
            <text:p>COFFEE_STATUS</text:p>
          </table:table-cell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1580286604.5" calcext:value-type="float">
            <text:p>1580286604.5</text:p>
          </table:table-cell>
          <table:table-cell table:formula="of:=[.A1356]/(3600*24)+25569" office:value-type="date" office:date-value="2020-01-29T08:30:04.500001" calcext:value-type="date">
            <text:p>2020-01-29 08:30:05</text:p>
          </table:table-cell>
          <table:table-cell office:value-type="string" calcext:value-type="string">
            <text:p>COFFEE_STATUS</text:p>
          </table:table-cell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1580286724.52432" calcext:value-type="float">
            <text:p>1580286724.52432</text:p>
          </table:table-cell>
          <table:table-cell table:formula="of:=[.A1357]/(3600*24)+25569" office:value-type="date" office:date-value="2020-01-29T08:32:04.524322" calcext:value-type="date">
            <text:p>2020-01-29 08:32:05</text:p>
          </table:table-cell>
          <table:table-cell office:value-type="string" calcext:value-type="string">
            <text:p>COFFEE_STATUS</text:p>
          </table:table-cell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1580286844.61869" calcext:value-type="float">
            <text:p>1580286844.61869</text:p>
          </table:table-cell>
          <table:table-cell table:formula="of:=[.A1358]/(3600*24)+25569" office:value-type="date" office:date-value="2020-01-29T08:34:04.618688" calcext:value-type="date">
            <text:p>2020-01-29 08:34:05</text:p>
          </table:table-cell>
          <table:table-cell office:value-type="string" calcext:value-type="string">
            <text:p>COFFEE_STATUS</text:p>
          </table:table-cell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1580286964.61999" calcext:value-type="float">
            <text:p>1580286964.61999</text:p>
          </table:table-cell>
          <table:table-cell table:formula="of:=[.A1359]/(3600*24)+25569" office:value-type="date" office:date-value="2020-01-29T08:36:04.619994" calcext:value-type="date">
            <text:p>2020-01-29 08:36:05</text:p>
          </table:table-cell>
          <table:table-cell office:value-type="string" calcext:value-type="string">
            <text:p>COFFEE_STATUS</text:p>
          </table:table-cell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1580287084.6762" calcext:value-type="float">
            <text:p>1580287084.6762</text:p>
          </table:table-cell>
          <table:table-cell table:formula="of:=[.A1360]/(3600*24)+25569" office:value-type="date" office:date-value="2020-01-29T08:38:04.676202" calcext:value-type="date">
            <text:p>2020-01-29 08:38:05</text:p>
          </table:table-cell>
          <table:table-cell office:value-type="string" calcext:value-type="string">
            <text:p>COFFEE_STATUS</text:p>
          </table:table-cell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1580287204.77126" calcext:value-type="float">
            <text:p>1580287204.77126</text:p>
          </table:table-cell>
          <table:table-cell table:formula="of:=[.A1361]/(3600*24)+25569" office:value-type="date" office:date-value="2020-01-29T08:40:04.771262" calcext:value-type="date">
            <text:p>2020-01-29 08:40:05</text:p>
          </table:table-cell>
          <table:table-cell office:value-type="string" calcext:value-type="string">
            <text:p>COFFEE_STATUS</text:p>
          </table:table-cell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1580287324.79748" calcext:value-type="float">
            <text:p>1580287324.79748</text:p>
          </table:table-cell>
          <table:table-cell table:formula="of:=[.A1362]/(3600*24)+25569" office:value-type="date" office:date-value="2020-01-29T08:42:04.797479" calcext:value-type="date">
            <text:p>2020-01-29 08:42:05</text:p>
          </table:table-cell>
          <table:table-cell office:value-type="string" calcext:value-type="string">
            <text:p>COFFEE_STATUS</text:p>
          </table:table-cell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1580287444.93982" calcext:value-type="float">
            <text:p>1580287444.93982</text:p>
          </table:table-cell>
          <table:table-cell table:formula="of:=[.A1363]/(3600*24)+25569" office:value-type="date" office:date-value="2020-01-29T08:44:04.939819" calcext:value-type="date">
            <text:p>2020-01-29 08:44:05</text:p>
          </table:table-cell>
          <table:table-cell office:value-type="string" calcext:value-type="string">
            <text:p>COFFEE_STATUS</text:p>
          </table:table-cell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1580287564.97602" calcext:value-type="float">
            <text:p>1580287564.97602</text:p>
          </table:table-cell>
          <table:table-cell table:formula="of:=[.A1364]/(3600*24)+25569" office:value-type="date" office:date-value="2020-01-29T08:46:04.976016" calcext:value-type="date">
            <text:p>2020-01-29 08:46:05</text:p>
          </table:table-cell>
          <table:table-cell office:value-type="string" calcext:value-type="string">
            <text:p>COFFEE_STATUS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1580287685.03302" calcext:value-type="float">
            <text:p>1580287685.03302</text:p>
          </table:table-cell>
          <table:table-cell table:formula="of:=[.A1365]/(3600*24)+25569" office:value-type="date" office:date-value="2020-01-29T08:48:05.03302" calcext:value-type="date">
            <text:p>2020-01-29 08:48:05</text:p>
          </table:table-cell>
          <table:table-cell office:value-type="string" calcext:value-type="string">
            <text:p>COFFEE_STATUS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1580209547.52566" calcext:value-type="float">
            <text:p>1580209547.52566</text:p>
          </table:table-cell>
          <table:table-cell table:formula="of:=[.A1366]/(3600*24)+25569" office:value-type="date" office:date-value="2020-01-28T11:05:47.525658" calcext:value-type="date">
            <text:p>2020-01-28 11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09667.62086" calcext:value-type="float">
            <text:p>1580209667.62086</text:p>
          </table:table-cell>
          <table:table-cell table:formula="of:=[.A1367]/(3600*24)+25569" office:value-type="date" office:date-value="2020-01-28T11:07:47.620858" calcext:value-type="date">
            <text:p>2020-01-28 11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09749.47253" calcext:value-type="float">
            <text:p>1580209749.47253</text:p>
          </table:table-cell>
          <table:table-cell table:formula="of:=[.A1368]/(3600*24)+25569" office:value-type="date" office:date-value="2020-01-28T11:09:09.472528" calcext:value-type="date">
            <text:p>2020-01-28 11:09:0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09787.55671" calcext:value-type="float">
            <text:p>1580209787.55671</text:p>
          </table:table-cell>
          <table:table-cell table:formula="of:=[.A1369]/(3600*24)+25569" office:value-type="date" office:date-value="2020-01-28T11:09:47.556708" calcext:value-type="date">
            <text:p>2020-01-28 11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09907.74496" calcext:value-type="float">
            <text:p>1580209907.74496</text:p>
          </table:table-cell>
          <table:table-cell table:formula="of:=[.A1370]/(3600*24)+25569" office:value-type="date" office:date-value="2020-01-28T11:11:47.744957" calcext:value-type="date">
            <text:p>2020-01-28 11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027.58683" calcext:value-type="float">
            <text:p>1580210027.58683</text:p>
          </table:table-cell>
          <table:table-cell table:formula="of:=[.A1371]/(3600*24)+25569" office:value-type="date" office:date-value="2020-01-28T11:13:47.586834" calcext:value-type="date">
            <text:p>2020-01-28 11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147.56978" calcext:value-type="float">
            <text:p>1580210147.56978</text:p>
          </table:table-cell>
          <table:table-cell table:formula="of:=[.A1372]/(3600*24)+25569" office:value-type="date" office:date-value="2020-01-28T11:15:47.569776" calcext:value-type="date">
            <text:p>2020-01-28 11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267.5585" calcext:value-type="float">
            <text:p>1580210267.5585</text:p>
          </table:table-cell>
          <table:table-cell table:formula="of:=[.A1373]/(3600*24)+25569" office:value-type="date" office:date-value="2020-01-28T11:17:47.558501" calcext:value-type="date">
            <text:p>2020-01-28 11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387.33827" calcext:value-type="float">
            <text:p>1580210387.33827</text:p>
          </table:table-cell>
          <table:table-cell table:formula="of:=[.A1374]/(3600*24)+25569" office:value-type="date" office:date-value="2020-01-28T11:19:47.338275" calcext:value-type="date">
            <text:p>2020-01-28 11:1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507.31785" calcext:value-type="float">
            <text:p>1580210507.31785</text:p>
          </table:table-cell>
          <table:table-cell table:formula="of:=[.A1375]/(3600*24)+25569" office:value-type="date" office:date-value="2020-01-28T11:21:47.317848" calcext:value-type="date">
            <text:p>2020-01-28 11:2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627.59714" calcext:value-type="float">
            <text:p>1580210627.59714</text:p>
          </table:table-cell>
          <table:table-cell table:formula="of:=[.A1376]/(3600*24)+25569" office:value-type="date" office:date-value="2020-01-28T11:23:47.597136" calcext:value-type="date">
            <text:p>2020-01-28 11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747.34389" calcext:value-type="float">
            <text:p>1580210747.34389</text:p>
          </table:table-cell>
          <table:table-cell table:formula="of:=[.A1377]/(3600*24)+25569" office:value-type="date" office:date-value="2020-01-28T11:25:47.343889" calcext:value-type="date">
            <text:p>2020-01-28 11:2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867.36707" calcext:value-type="float">
            <text:p>1580210867.36707</text:p>
          </table:table-cell>
          <table:table-cell table:formula="of:=[.A1378]/(3600*24)+25569" office:value-type="date" office:date-value="2020-01-28T11:27:47.367072" calcext:value-type="date">
            <text:p>2020-01-28 11:2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0987.38456" calcext:value-type="float">
            <text:p>1580210987.38456</text:p>
          </table:table-cell>
          <table:table-cell table:formula="of:=[.A1379]/(3600*24)+25569" office:value-type="date" office:date-value="2020-01-28T11:29:47.384555" calcext:value-type="date">
            <text:p>2020-01-28 11:2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107.34765" calcext:value-type="float">
            <text:p>1580211107.34765</text:p>
          </table:table-cell>
          <table:table-cell table:formula="of:=[.A1380]/(3600*24)+25569" office:value-type="date" office:date-value="2020-01-28T11:31:47.347647" calcext:value-type="date">
            <text:p>2020-01-28 11:3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227.3873" calcext:value-type="float">
            <text:p>1580211227.3873</text:p>
          </table:table-cell>
          <table:table-cell table:formula="of:=[.A1381]/(3600*24)+25569" office:value-type="date" office:date-value="2020-01-28T11:33:47.387299" calcext:value-type="date">
            <text:p>2020-01-28 11:3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348.23997" calcext:value-type="float">
            <text:p>1580211348.23997</text:p>
          </table:table-cell>
          <table:table-cell table:formula="of:=[.A1382]/(3600*24)+25569" office:value-type="date" office:date-value="2020-01-28T11:35:48.239972" calcext:value-type="date">
            <text:p>2020-01-28 11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468.28019" calcext:value-type="float">
            <text:p>1580211468.28019</text:p>
          </table:table-cell>
          <table:table-cell table:formula="of:=[.A1383]/(3600*24)+25569" office:value-type="date" office:date-value="2020-01-28T11:37:48.280189" calcext:value-type="date">
            <text:p>2020-01-28 11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588.20204" calcext:value-type="float">
            <text:p>1580211588.20204</text:p>
          </table:table-cell>
          <table:table-cell table:formula="of:=[.A1384]/(3600*24)+25569" office:value-type="date" office:date-value="2020-01-28T11:39:48.202039" calcext:value-type="date">
            <text:p>2020-01-28 11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708.1957" calcext:value-type="float">
            <text:p>1580211708.1957</text:p>
          </table:table-cell>
          <table:table-cell table:formula="of:=[.A1385]/(3600*24)+25569" office:value-type="date" office:date-value="2020-01-28T11:41:48.195695" calcext:value-type="date">
            <text:p>2020-01-28 11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828.21787" calcext:value-type="float">
            <text:p>1580211828.21787</text:p>
          </table:table-cell>
          <table:table-cell table:formula="of:=[.A1386]/(3600*24)+25569" office:value-type="date" office:date-value="2020-01-28T11:43:48.21787" calcext:value-type="date">
            <text:p>2020-01-28 11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1948.22443" calcext:value-type="float">
            <text:p>1580211948.22443</text:p>
          </table:table-cell>
          <table:table-cell table:formula="of:=[.A1387]/(3600*24)+25569" office:value-type="date" office:date-value="2020-01-28T11:45:48.224428" calcext:value-type="date">
            <text:p>2020-01-28 11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068.2144" calcext:value-type="float">
            <text:p>1580212068.2144</text:p>
          </table:table-cell>
          <table:table-cell table:formula="of:=[.A1388]/(3600*24)+25569" office:value-type="date" office:date-value="2020-01-28T11:47:48.214398" calcext:value-type="date">
            <text:p>2020-01-28 11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188.22571" calcext:value-type="float">
            <text:p>1580212188.22571</text:p>
          </table:table-cell>
          <table:table-cell table:formula="of:=[.A1389]/(3600*24)+25569" office:value-type="date" office:date-value="2020-01-28T11:49:48.225708" calcext:value-type="date">
            <text:p>2020-01-28 11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308.2357" calcext:value-type="float">
            <text:p>1580212308.2357</text:p>
          </table:table-cell>
          <table:table-cell table:formula="of:=[.A1390]/(3600*24)+25569" office:value-type="date" office:date-value="2020-01-28T11:51:48.235695" calcext:value-type="date">
            <text:p>2020-01-28 11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428.27593" calcext:value-type="float">
            <text:p>1580212428.27593</text:p>
          </table:table-cell>
          <table:table-cell table:formula="of:=[.A1391]/(3600*24)+25569" office:value-type="date" office:date-value="2020-01-28T11:53:48.275929" calcext:value-type="date">
            <text:p>2020-01-28 11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548.24564" calcext:value-type="float">
            <text:p>1580212548.24564</text:p>
          </table:table-cell>
          <table:table-cell table:formula="of:=[.A1392]/(3600*24)+25569" office:value-type="date" office:date-value="2020-01-28T11:55:48.245635" calcext:value-type="date">
            <text:p>2020-01-28 11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668.2398" calcext:value-type="float">
            <text:p>1580212668.2398</text:p>
          </table:table-cell>
          <table:table-cell table:formula="of:=[.A1393]/(3600*24)+25569" office:value-type="date" office:date-value="2020-01-28T11:57:48.239795" calcext:value-type="date">
            <text:p>2020-01-28 11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788.18616" calcext:value-type="float">
            <text:p>1580212788.18616</text:p>
          </table:table-cell>
          <table:table-cell table:formula="of:=[.A1394]/(3600*24)+25569" office:value-type="date" office:date-value="2020-01-28T11:59:48.18616" calcext:value-type="date">
            <text:p>2020-01-28 11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2907.88571" calcext:value-type="float">
            <text:p>1580212907.88571</text:p>
          </table:table-cell>
          <table:table-cell table:formula="of:=[.A1395]/(3600*24)+25569" office:value-type="date" office:date-value="2020-01-28T12:01:47.885708" calcext:value-type="date">
            <text:p>2020-01-28 12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027.73043" calcext:value-type="float">
            <text:p>1580213027.73043</text:p>
          </table:table-cell>
          <table:table-cell table:formula="of:=[.A1396]/(3600*24)+25569" office:value-type="date" office:date-value="2020-01-28T12:03:47.73043" calcext:value-type="date">
            <text:p>2020-01-28 12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147.75906" calcext:value-type="float">
            <text:p>1580213147.75906</text:p>
          </table:table-cell>
          <table:table-cell table:formula="of:=[.A1397]/(3600*24)+25569" office:value-type="date" office:date-value="2020-01-28T12:05:47.759057" calcext:value-type="date">
            <text:p>2020-01-28 12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267.7693" calcext:value-type="float">
            <text:p>1580213267.7693</text:p>
          </table:table-cell>
          <table:table-cell table:formula="of:=[.A1398]/(3600*24)+25569" office:value-type="date" office:date-value="2020-01-28T12:07:47.769297" calcext:value-type="date">
            <text:p>2020-01-28 12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387.78123" calcext:value-type="float">
            <text:p>1580213387.78123</text:p>
          </table:table-cell>
          <table:table-cell table:formula="of:=[.A1399]/(3600*24)+25569" office:value-type="date" office:date-value="2020-01-28T12:09:47.781227" calcext:value-type="date">
            <text:p>2020-01-28 12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507.75037" calcext:value-type="float">
            <text:p>1580213507.75037</text:p>
          </table:table-cell>
          <table:table-cell table:formula="of:=[.A1400]/(3600*24)+25569" office:value-type="date" office:date-value="2020-01-28T12:11:47.750367" calcext:value-type="date">
            <text:p>2020-01-28 12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627.77052" calcext:value-type="float">
            <text:p>1580213627.77052</text:p>
          </table:table-cell>
          <table:table-cell table:formula="of:=[.A1401]/(3600*24)+25569" office:value-type="date" office:date-value="2020-01-28T12:13:47.770525" calcext:value-type="date">
            <text:p>2020-01-28 12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748.11528" calcext:value-type="float">
            <text:p>1580213748.11528</text:p>
          </table:table-cell>
          <table:table-cell table:formula="of:=[.A1402]/(3600*24)+25569" office:value-type="date" office:date-value="2020-01-28T12:15:48.115283" calcext:value-type="date">
            <text:p>2020-01-28 12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867.77006" calcext:value-type="float">
            <text:p>1580213867.77006</text:p>
          </table:table-cell>
          <table:table-cell table:formula="of:=[.A1403]/(3600*24)+25569" office:value-type="date" office:date-value="2020-01-28T12:17:47.770062" calcext:value-type="date">
            <text:p>2020-01-28 12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3987.41817" calcext:value-type="float">
            <text:p>1580213987.41817</text:p>
          </table:table-cell>
          <table:table-cell table:formula="of:=[.A1404]/(3600*24)+25569" office:value-type="date" office:date-value="2020-01-28T12:19:47.418172" calcext:value-type="date">
            <text:p>2020-01-28 12:1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107.44794" calcext:value-type="float">
            <text:p>1580214107.44794</text:p>
          </table:table-cell>
          <table:table-cell table:formula="of:=[.A1405]/(3600*24)+25569" office:value-type="date" office:date-value="2020-01-28T12:21:47.447945" calcext:value-type="date">
            <text:p>2020-01-28 12:2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227.40788" calcext:value-type="float">
            <text:p>1580214227.40788</text:p>
          </table:table-cell>
          <table:table-cell table:formula="of:=[.A1406]/(3600*24)+25569" office:value-type="date" office:date-value="2020-01-28T12:23:47.407881" calcext:value-type="date">
            <text:p>2020-01-28 12:2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347.42199" calcext:value-type="float">
            <text:p>1580214347.42199</text:p>
          </table:table-cell>
          <table:table-cell table:formula="of:=[.A1407]/(3600*24)+25569" office:value-type="date" office:date-value="2020-01-28T12:25:47.421993" calcext:value-type="date">
            <text:p>2020-01-28 12:2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467.45805" calcext:value-type="float">
            <text:p>1580214467.45805</text:p>
          </table:table-cell>
          <table:table-cell table:formula="of:=[.A1408]/(3600*24)+25569" office:value-type="date" office:date-value="2020-01-28T12:27:47.458045" calcext:value-type="date">
            <text:p>2020-01-28 12:2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587.43846" calcext:value-type="float">
            <text:p>1580214587.43846</text:p>
          </table:table-cell>
          <table:table-cell table:formula="of:=[.A1409]/(3600*24)+25569" office:value-type="date" office:date-value="2020-01-28T12:29:47.438457" calcext:value-type="date">
            <text:p>2020-01-28 12:2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707.51485" calcext:value-type="float">
            <text:p>1580214707.51485</text:p>
          </table:table-cell>
          <table:table-cell table:formula="of:=[.A1410]/(3600*24)+25569" office:value-type="date" office:date-value="2020-01-28T12:31:47.514847" calcext:value-type="date">
            <text:p>2020-01-28 12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827.47855" calcext:value-type="float">
            <text:p>1580214827.47855</text:p>
          </table:table-cell>
          <table:table-cell table:formula="of:=[.A1411]/(3600*24)+25569" office:value-type="date" office:date-value="2020-01-28T12:33:47.478552" calcext:value-type="date">
            <text:p>2020-01-28 12:3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4947.50799" calcext:value-type="float">
            <text:p>1580214947.50799</text:p>
          </table:table-cell>
          <table:table-cell table:formula="of:=[.A1412]/(3600*24)+25569" office:value-type="date" office:date-value="2020-01-28T12:35:47.507986" calcext:value-type="date">
            <text:p>2020-01-28 12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067.49299" calcext:value-type="float">
            <text:p>1580215067.49299</text:p>
          </table:table-cell>
          <table:table-cell table:formula="of:=[.A1413]/(3600*24)+25569" office:value-type="date" office:date-value="2020-01-28T12:37:47.492994" calcext:value-type="date">
            <text:p>2020-01-28 12:3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188.23591" calcext:value-type="float">
            <text:p>1580215188.23591</text:p>
          </table:table-cell>
          <table:table-cell table:formula="of:=[.A1414]/(3600*24)+25569" office:value-type="date" office:date-value="2020-01-28T12:39:48.235907" calcext:value-type="date">
            <text:p>2020-01-28 12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308.45821" calcext:value-type="float">
            <text:p>1580215308.45821</text:p>
          </table:table-cell>
          <table:table-cell table:formula="of:=[.A1415]/(3600*24)+25569" office:value-type="date" office:date-value="2020-01-28T12:41:48.458214" calcext:value-type="date">
            <text:p>2020-01-28 12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428.22414" calcext:value-type="float">
            <text:p>1580215428.22414</text:p>
          </table:table-cell>
          <table:table-cell table:formula="of:=[.A1416]/(3600*24)+25569" office:value-type="date" office:date-value="2020-01-28T12:43:48.224145" calcext:value-type="date">
            <text:p>2020-01-28 12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548.24806" calcext:value-type="float">
            <text:p>1580215548.24806</text:p>
          </table:table-cell>
          <table:table-cell table:formula="of:=[.A1417]/(3600*24)+25569" office:value-type="date" office:date-value="2020-01-28T12:45:48.248058" calcext:value-type="date">
            <text:p>2020-01-28 12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668.574" calcext:value-type="float">
            <text:p>1580215668.574</text:p>
          </table:table-cell>
          <table:table-cell table:formula="of:=[.A1418]/(3600*24)+25569" office:value-type="date" office:date-value="2020-01-28T12:47:48.574001" calcext:value-type="date">
            <text:p>2020-01-28 12:47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788.58326" calcext:value-type="float">
            <text:p>1580215788.58326</text:p>
          </table:table-cell>
          <table:table-cell table:formula="of:=[.A1419]/(3600*24)+25569" office:value-type="date" office:date-value="2020-01-28T12:49:48.583262" calcext:value-type="date">
            <text:p>2020-01-28 12:49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5908.58124" calcext:value-type="float">
            <text:p>1580215908.58124</text:p>
          </table:table-cell>
          <table:table-cell table:formula="of:=[.A1420]/(3600*24)+25569" office:value-type="date" office:date-value="2020-01-28T12:51:48.581238" calcext:value-type="date">
            <text:p>2020-01-28 12:51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028.6135" calcext:value-type="float">
            <text:p>1580216028.6135</text:p>
          </table:table-cell>
          <table:table-cell table:formula="of:=[.A1421]/(3600*24)+25569" office:value-type="date" office:date-value="2020-01-28T12:53:48.6135" calcext:value-type="date">
            <text:p>2020-01-28 12:53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148.60623" calcext:value-type="float">
            <text:p>1580216148.60623</text:p>
          </table:table-cell>
          <table:table-cell table:formula="of:=[.A1422]/(3600*24)+25569" office:value-type="date" office:date-value="2020-01-28T12:55:48.606232" calcext:value-type="date">
            <text:p>2020-01-28 12:5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268.29505" calcext:value-type="float">
            <text:p>1580216268.29505</text:p>
          </table:table-cell>
          <table:table-cell table:formula="of:=[.A1423]/(3600*24)+25569" office:value-type="date" office:date-value="2020-01-28T12:57:48.295054" calcext:value-type="date">
            <text:p>2020-01-28 12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388.03712" calcext:value-type="float">
            <text:p>1580216388.03712</text:p>
          </table:table-cell>
          <table:table-cell table:formula="of:=[.A1424]/(3600*24)+25569" office:value-type="date" office:date-value="2020-01-28T12:59:48.03712" calcext:value-type="date">
            <text:p>2020-01-28 12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507.71373" calcext:value-type="float">
            <text:p>1580216507.71373</text:p>
          </table:table-cell>
          <table:table-cell table:formula="of:=[.A1425]/(3600*24)+25569" office:value-type="date" office:date-value="2020-01-28T13:01:47.713728" calcext:value-type="date">
            <text:p>2020-01-28 13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627.72147" calcext:value-type="float">
            <text:p>1580216627.72147</text:p>
          </table:table-cell>
          <table:table-cell table:formula="of:=[.A1426]/(3600*24)+25569" office:value-type="date" office:date-value="2020-01-28T13:03:47.72147" calcext:value-type="date">
            <text:p>2020-01-28 13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747.73073" calcext:value-type="float">
            <text:p>1580216747.73073</text:p>
          </table:table-cell>
          <table:table-cell table:formula="of:=[.A1427]/(3600*24)+25569" office:value-type="date" office:date-value="2020-01-28T13:05:47.730735" calcext:value-type="date">
            <text:p>2020-01-28 13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867.77085" calcext:value-type="float">
            <text:p>1580216867.77085</text:p>
          </table:table-cell>
          <table:table-cell table:formula="of:=[.A1428]/(3600*24)+25569" office:value-type="date" office:date-value="2020-01-28T13:07:47.770849" calcext:value-type="date">
            <text:p>2020-01-28 13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6987.78567" calcext:value-type="float">
            <text:p>1580216987.78567</text:p>
          </table:table-cell>
          <table:table-cell table:formula="of:=[.A1429]/(3600*24)+25569" office:value-type="date" office:date-value="2020-01-28T13:09:47.785674" calcext:value-type="date">
            <text:p>2020-01-28 13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107.79114" calcext:value-type="float">
            <text:p>1580217107.79114</text:p>
          </table:table-cell>
          <table:table-cell table:formula="of:=[.A1430]/(3600*24)+25569" office:value-type="date" office:date-value="2020-01-28T13:11:47.791138" calcext:value-type="date">
            <text:p>2020-01-28 13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227.84734" calcext:value-type="float">
            <text:p>1580217227.84734</text:p>
          </table:table-cell>
          <table:table-cell table:formula="of:=[.A1431]/(3600*24)+25569" office:value-type="date" office:date-value="2020-01-28T13:13:47.847341" calcext:value-type="date">
            <text:p>2020-01-28 13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348.3104" calcext:value-type="float">
            <text:p>1580217348.3104</text:p>
          </table:table-cell>
          <table:table-cell table:formula="of:=[.A1432]/(3600*24)+25569" office:value-type="date" office:date-value="2020-01-28T13:15:48.310404" calcext:value-type="date">
            <text:p>2020-01-28 13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468.3458" calcext:value-type="float">
            <text:p>1580217468.3458</text:p>
          </table:table-cell>
          <table:table-cell table:formula="of:=[.A1433]/(3600*24)+25569" office:value-type="date" office:date-value="2020-01-28T13:17:48.3458" calcext:value-type="date">
            <text:p>2020-01-28 13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587.4345" calcext:value-type="float">
            <text:p>1580217587.4345</text:p>
          </table:table-cell>
          <table:table-cell table:formula="of:=[.A1434]/(3600*24)+25569" office:value-type="date" office:date-value="2020-01-28T13:19:47.4345" calcext:value-type="date">
            <text:p>2020-01-28 13:1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707.43713" calcext:value-type="float">
            <text:p>1580217707.43713</text:p>
          </table:table-cell>
          <table:table-cell table:formula="of:=[.A1435]/(3600*24)+25569" office:value-type="date" office:date-value="2020-01-28T13:21:47.437133" calcext:value-type="date">
            <text:p>2020-01-28 13:2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827.44657" calcext:value-type="float">
            <text:p>1580217827.44657</text:p>
          </table:table-cell>
          <table:table-cell table:formula="of:=[.A1436]/(3600*24)+25569" office:value-type="date" office:date-value="2020-01-28T13:23:47.446572" calcext:value-type="date">
            <text:p>2020-01-28 13:2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7947.46165" calcext:value-type="float">
            <text:p>1580217947.46165</text:p>
          </table:table-cell>
          <table:table-cell table:formula="of:=[.A1437]/(3600*24)+25569" office:value-type="date" office:date-value="2020-01-28T13:25:47.461649" calcext:value-type="date">
            <text:p>2020-01-28 13:2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067.53318" calcext:value-type="float">
            <text:p>1580218067.53318</text:p>
          </table:table-cell>
          <table:table-cell table:formula="of:=[.A1438]/(3600*24)+25569" office:value-type="date" office:date-value="2020-01-28T13:27:47.533183" calcext:value-type="date">
            <text:p>2020-01-28 13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187.48258" calcext:value-type="float">
            <text:p>1580218187.48258</text:p>
          </table:table-cell>
          <table:table-cell table:formula="of:=[.A1439]/(3600*24)+25569" office:value-type="date" office:date-value="2020-01-28T13:29:47.482583" calcext:value-type="date">
            <text:p>2020-01-28 13:2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307.47718" calcext:value-type="float">
            <text:p>1580218307.47718</text:p>
          </table:table-cell>
          <table:table-cell table:formula="of:=[.A1440]/(3600*24)+25569" office:value-type="date" office:date-value="2020-01-28T13:31:47.477181" calcext:value-type="date">
            <text:p>2020-01-28 13:3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427.48405" calcext:value-type="float">
            <text:p>1580218427.48405</text:p>
          </table:table-cell>
          <table:table-cell table:formula="of:=[.A1441]/(3600*24)+25569" office:value-type="date" office:date-value="2020-01-28T13:33:47.484046" calcext:value-type="date">
            <text:p>2020-01-28 13:3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547.4672" calcext:value-type="float">
            <text:p>1580218547.4672</text:p>
          </table:table-cell>
          <table:table-cell table:formula="of:=[.A1442]/(3600*24)+25569" office:value-type="date" office:date-value="2020-01-28T13:35:47.467197" calcext:value-type="date">
            <text:p>2020-01-28 13:3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667.48623" calcext:value-type="float">
            <text:p>1580218667.48623</text:p>
          </table:table-cell>
          <table:table-cell table:formula="of:=[.A1443]/(3600*24)+25569" office:value-type="date" office:date-value="2020-01-28T13:37:47.486232" calcext:value-type="date">
            <text:p>2020-01-28 13:3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788.21573" calcext:value-type="float">
            <text:p>1580218788.21573</text:p>
          </table:table-cell>
          <table:table-cell table:formula="of:=[.A1444]/(3600*24)+25569" office:value-type="date" office:date-value="2020-01-28T13:39:48.215727" calcext:value-type="date">
            <text:p>2020-01-28 13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8908.29423" calcext:value-type="float">
            <text:p>1580218908.29423</text:p>
          </table:table-cell>
          <table:table-cell table:formula="of:=[.A1445]/(3600*24)+25569" office:value-type="date" office:date-value="2020-01-28T13:41:48.294233" calcext:value-type="date">
            <text:p>2020-01-28 13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028.37046" calcext:value-type="float">
            <text:p>1580219028.37046</text:p>
          </table:table-cell>
          <table:table-cell table:formula="of:=[.A1446]/(3600*24)+25569" office:value-type="date" office:date-value="2020-01-28T13:43:48.370456" calcext:value-type="date">
            <text:p>2020-01-28 13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148.2156" calcext:value-type="float">
            <text:p>1580219148.2156</text:p>
          </table:table-cell>
          <table:table-cell table:formula="of:=[.A1447]/(3600*24)+25569" office:value-type="date" office:date-value="2020-01-28T13:45:48.215596" calcext:value-type="date">
            <text:p>2020-01-28 13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268.2236" calcext:value-type="float">
            <text:p>1580219268.2236</text:p>
          </table:table-cell>
          <table:table-cell table:formula="of:=[.A1448]/(3600*24)+25569" office:value-type="date" office:date-value="2020-01-28T13:47:48.223596" calcext:value-type="date">
            <text:p>2020-01-28 13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388.52238" calcext:value-type="float">
            <text:p>1580219388.52238</text:p>
          </table:table-cell>
          <table:table-cell table:formula="of:=[.A1449]/(3600*24)+25569" office:value-type="date" office:date-value="2020-01-28T13:49:48.522379" calcext:value-type="date">
            <text:p>2020-01-28 13:49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508.25918" calcext:value-type="float">
            <text:p>1580219508.25918</text:p>
          </table:table-cell>
          <table:table-cell table:formula="of:=[.A1450]/(3600*24)+25569" office:value-type="date" office:date-value="2020-01-28T13:51:48.259183" calcext:value-type="date">
            <text:p>2020-01-28 13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628.25448" calcext:value-type="float">
            <text:p>1580219628.25448</text:p>
          </table:table-cell>
          <table:table-cell table:formula="of:=[.A1451]/(3600*24)+25569" office:value-type="date" office:date-value="2020-01-28T13:53:48.254476" calcext:value-type="date">
            <text:p>2020-01-28 13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748.27512" calcext:value-type="float">
            <text:p>1580219748.27512</text:p>
          </table:table-cell>
          <table:table-cell table:formula="of:=[.A1452]/(3600*24)+25569" office:value-type="date" office:date-value="2020-01-28T13:55:48.275116" calcext:value-type="date">
            <text:p>2020-01-28 13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868.07954" calcext:value-type="float">
            <text:p>1580219868.07954</text:p>
          </table:table-cell>
          <table:table-cell table:formula="of:=[.A1453]/(3600*24)+25569" office:value-type="date" office:date-value="2020-01-28T13:57:48.079542" calcext:value-type="date">
            <text:p>2020-01-28 13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19988.07511" calcext:value-type="float">
            <text:p>1580219988.07511</text:p>
          </table:table-cell>
          <table:table-cell table:formula="of:=[.A1454]/(3600*24)+25569" office:value-type="date" office:date-value="2020-01-28T13:59:48.075115" calcext:value-type="date">
            <text:p>2020-01-28 13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107.88707" calcext:value-type="float">
            <text:p>1580220107.88707</text:p>
          </table:table-cell>
          <table:table-cell table:formula="of:=[.A1455]/(3600*24)+25569" office:value-type="date" office:date-value="2020-01-28T14:01:47.887072" calcext:value-type="date">
            <text:p>2020-01-28 14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215.83857" calcext:value-type="float">
            <text:p>1580220215.83857</text:p>
          </table:table-cell>
          <table:table-cell table:formula="of:=[.A1456]/(3600*24)+25569" office:value-type="date" office:date-value="2020-01-28T14:03:35.838566" calcext:value-type="date">
            <text:p>2020-01-28 14:03:3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228.16238" calcext:value-type="float">
            <text:p>1580220228.16238</text:p>
          </table:table-cell>
          <table:table-cell table:formula="of:=[.A1457]/(3600*24)+25569" office:value-type="date" office:date-value="2020-01-28T14:03:48.16238" calcext:value-type="date">
            <text:p>2020-01-28 14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347.88577" calcext:value-type="float">
            <text:p>1580220347.88577</text:p>
          </table:table-cell>
          <table:table-cell table:formula="of:=[.A1458]/(3600*24)+25569" office:value-type="date" office:date-value="2020-01-28T14:05:47.885774" calcext:value-type="date">
            <text:p>2020-01-28 14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467.89691" calcext:value-type="float">
            <text:p>1580220467.89691</text:p>
          </table:table-cell>
          <table:table-cell table:formula="of:=[.A1459]/(3600*24)+25569" office:value-type="date" office:date-value="2020-01-28T14:07:47.896915" calcext:value-type="date">
            <text:p>2020-01-28 14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587.92629" calcext:value-type="float">
            <text:p>1580220587.92629</text:p>
          </table:table-cell>
          <table:table-cell table:formula="of:=[.A1460]/(3600*24)+25569" office:value-type="date" office:date-value="2020-01-28T14:09:47.92629" calcext:value-type="date">
            <text:p>2020-01-28 14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707.96033" calcext:value-type="float">
            <text:p>1580220707.96033</text:p>
          </table:table-cell>
          <table:table-cell table:formula="of:=[.A1461]/(3600*24)+25569" office:value-type="date" office:date-value="2020-01-28T14:11:47.960327" calcext:value-type="date">
            <text:p>2020-01-28 14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827.9286" calcext:value-type="float">
            <text:p>1580220827.9286</text:p>
          </table:table-cell>
          <table:table-cell table:formula="of:=[.A1462]/(3600*24)+25569" office:value-type="date" office:date-value="2020-01-28T14:13:47.928601" calcext:value-type="date">
            <text:p>2020-01-28 14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0947.92746" calcext:value-type="float">
            <text:p>1580220947.92746</text:p>
          </table:table-cell>
          <table:table-cell table:formula="of:=[.A1463]/(3600*24)+25569" office:value-type="date" office:date-value="2020-01-28T14:15:47.927463" calcext:value-type="date">
            <text:p>2020-01-28 14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067.9716" calcext:value-type="float">
            <text:p>1580221067.9716</text:p>
          </table:table-cell>
          <table:table-cell table:formula="of:=[.A1464]/(3600*24)+25569" office:value-type="date" office:date-value="2020-01-28T14:17:47.971601" calcext:value-type="date">
            <text:p>2020-01-28 14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185.86147" calcext:value-type="float">
            <text:p>1580221185.86147</text:p>
          </table:table-cell>
          <table:table-cell table:formula="of:=[.A1465]/(3600*24)+25569" office:value-type="date" office:date-value="2020-01-28T14:19:45.861466" calcext:value-type="date">
            <text:p>2020-01-28 14:19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305.83505" calcext:value-type="float">
            <text:p>1580221305.83505</text:p>
          </table:table-cell>
          <table:table-cell table:formula="of:=[.A1466]/(3600*24)+25569" office:value-type="date" office:date-value="2020-01-28T14:21:45.835046" calcext:value-type="date">
            <text:p>2020-01-28 14:21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425.81637" calcext:value-type="float">
            <text:p>1580221425.81637</text:p>
          </table:table-cell>
          <table:table-cell table:formula="of:=[.A1467]/(3600*24)+25569" office:value-type="date" office:date-value="2020-01-28T14:23:45.816374" calcext:value-type="date">
            <text:p>2020-01-28 14:23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545.86327" calcext:value-type="float">
            <text:p>1580221545.86327</text:p>
          </table:table-cell>
          <table:table-cell table:formula="of:=[.A1468]/(3600*24)+25569" office:value-type="date" office:date-value="2020-01-28T14:25:45.863271" calcext:value-type="date">
            <text:p>2020-01-28 14:25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666.09103" calcext:value-type="float">
            <text:p>1580221666.09103</text:p>
          </table:table-cell>
          <table:table-cell table:formula="of:=[.A1469]/(3600*24)+25569" office:value-type="date" office:date-value="2020-01-28T14:27:46.091029" calcext:value-type="date">
            <text:p>2020-01-28 14:27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786.08961" calcext:value-type="float">
            <text:p>1580221786.08961</text:p>
          </table:table-cell>
          <table:table-cell table:formula="of:=[.A1470]/(3600*24)+25569" office:value-type="date" office:date-value="2020-01-28T14:29:46.08961" calcext:value-type="date">
            <text:p>2020-01-28 14:29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1906.10313" calcext:value-type="float">
            <text:p>1580221906.10313</text:p>
          </table:table-cell>
          <table:table-cell table:formula="of:=[.A1471]/(3600*24)+25569" office:value-type="date" office:date-value="2020-01-28T14:31:46.103133" calcext:value-type="date">
            <text:p>2020-01-28 14:31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026.09565" calcext:value-type="float">
            <text:p>1580222026.09565</text:p>
          </table:table-cell>
          <table:table-cell table:formula="of:=[.A1472]/(3600*24)+25569" office:value-type="date" office:date-value="2020-01-28T14:33:46.095647" calcext:value-type="date">
            <text:p>2020-01-28 14:33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146.09121" calcext:value-type="float">
            <text:p>1580222146.09121</text:p>
          </table:table-cell>
          <table:table-cell table:formula="of:=[.A1473]/(3600*24)+25569" office:value-type="date" office:date-value="2020-01-28T14:35:46.091206" calcext:value-type="date">
            <text:p>2020-01-28 14:35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266.12279" calcext:value-type="float">
            <text:p>1580222266.12279</text:p>
          </table:table-cell>
          <table:table-cell table:formula="of:=[.A1474]/(3600*24)+25569" office:value-type="date" office:date-value="2020-01-28T14:37:46.122794" calcext:value-type="date">
            <text:p>2020-01-28 14:37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387.54929" calcext:value-type="float">
            <text:p>1580222387.54929</text:p>
          </table:table-cell>
          <table:table-cell table:formula="of:=[.A1475]/(3600*24)+25569" office:value-type="date" office:date-value="2020-01-28T14:39:47.549287" calcext:value-type="date">
            <text:p>2020-01-28 14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507.54931" calcext:value-type="float">
            <text:p>1580222507.54931</text:p>
          </table:table-cell>
          <table:table-cell table:formula="of:=[.A1476]/(3600*24)+25569" office:value-type="date" office:date-value="2020-01-28T14:41:47.549314" calcext:value-type="date">
            <text:p>2020-01-28 14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627.55949" calcext:value-type="float">
            <text:p>1580222627.55949</text:p>
          </table:table-cell>
          <table:table-cell table:formula="of:=[.A1477]/(3600*24)+25569" office:value-type="date" office:date-value="2020-01-28T14:43:47.559486" calcext:value-type="date">
            <text:p>2020-01-28 14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747.60805" calcext:value-type="float">
            <text:p>1580222747.60805</text:p>
          </table:table-cell>
          <table:table-cell table:formula="of:=[.A1478]/(3600*24)+25569" office:value-type="date" office:date-value="2020-01-28T14:45:47.608046" calcext:value-type="date">
            <text:p>2020-01-28 14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869.85305" calcext:value-type="float">
            <text:p>1580222869.85305</text:p>
          </table:table-cell>
          <table:table-cell table:formula="of:=[.A1479]/(3600*24)+25569" office:value-type="date" office:date-value="2020-01-28T14:47:49.853053" calcext:value-type="date">
            <text:p>2020-01-28 14:47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2989.86238" calcext:value-type="float">
            <text:p>1580222989.86238</text:p>
          </table:table-cell>
          <table:table-cell table:formula="of:=[.A1480]/(3600*24)+25569" office:value-type="date" office:date-value="2020-01-28T14:49:49.862378" calcext:value-type="date">
            <text:p>2020-01-28 14:49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109.86251" calcext:value-type="float">
            <text:p>1580223109.86251</text:p>
          </table:table-cell>
          <table:table-cell table:formula="of:=[.A1481]/(3600*24)+25569" office:value-type="date" office:date-value="2020-01-28T14:51:49.862514" calcext:value-type="date">
            <text:p>2020-01-28 14:51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229.86238" calcext:value-type="float">
            <text:p>1580223229.86238</text:p>
          </table:table-cell>
          <table:table-cell table:formula="of:=[.A1482]/(3600*24)+25569" office:value-type="date" office:date-value="2020-01-28T14:53:49.862377" calcext:value-type="date">
            <text:p>2020-01-28 14:53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349.88247" calcext:value-type="float">
            <text:p>1580223349.88247</text:p>
          </table:table-cell>
          <table:table-cell table:formula="of:=[.A1483]/(3600*24)+25569" office:value-type="date" office:date-value="2020-01-28T14:55:49.88247" calcext:value-type="date">
            <text:p>2020-01-28 14:55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468.11272" calcext:value-type="float">
            <text:p>1580223468.11272</text:p>
          </table:table-cell>
          <table:table-cell table:formula="of:=[.A1484]/(3600*24)+25569" office:value-type="date" office:date-value="2020-01-28T14:57:48.112724" calcext:value-type="date">
            <text:p>2020-01-28 14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588.07201" calcext:value-type="float">
            <text:p>1580223588.07201</text:p>
          </table:table-cell>
          <table:table-cell table:formula="of:=[.A1485]/(3600*24)+25569" office:value-type="date" office:date-value="2020-01-28T14:59:48.072011" calcext:value-type="date">
            <text:p>2020-01-28 14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707.80129" calcext:value-type="float">
            <text:p>1580223707.80129</text:p>
          </table:table-cell>
          <table:table-cell table:formula="of:=[.A1486]/(3600*24)+25569" office:value-type="date" office:date-value="2020-01-28T15:01:47.801288" calcext:value-type="date">
            <text:p>2020-01-28 15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827.79226" calcext:value-type="float">
            <text:p>1580223827.79226</text:p>
          </table:table-cell>
          <table:table-cell table:formula="of:=[.A1487]/(3600*24)+25569" office:value-type="date" office:date-value="2020-01-28T15:03:47.792255" calcext:value-type="date">
            <text:p>2020-01-28 15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3947.80129" calcext:value-type="float">
            <text:p>1580223947.80129</text:p>
          </table:table-cell>
          <table:table-cell table:formula="of:=[.A1488]/(3600*24)+25569" office:value-type="date" office:date-value="2020-01-28T15:05:47.801287" calcext:value-type="date">
            <text:p>2020-01-28 15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066.29795" calcext:value-type="float">
            <text:p>1580224066.29795</text:p>
          </table:table-cell>
          <table:table-cell table:formula="of:=[.A1489]/(3600*24)+25569" office:value-type="date" office:date-value="2020-01-28T15:07:46.297947" calcext:value-type="date">
            <text:p>2020-01-28 15:07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186.30728" calcext:value-type="float">
            <text:p>1580224186.30728</text:p>
          </table:table-cell>
          <table:table-cell table:formula="of:=[.A1490]/(3600*24)+25569" office:value-type="date" office:date-value="2020-01-28T15:09:46.307281" calcext:value-type="date">
            <text:p>2020-01-28 15:09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306.33848" calcext:value-type="float">
            <text:p>1580224306.33848</text:p>
          </table:table-cell>
          <table:table-cell table:formula="of:=[.A1491]/(3600*24)+25569" office:value-type="date" office:date-value="2020-01-28T15:11:46.338484" calcext:value-type="date">
            <text:p>2020-01-28 15:11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426.30957" calcext:value-type="float">
            <text:p>1580224426.30957</text:p>
          </table:table-cell>
          <table:table-cell table:formula="of:=[.A1492]/(3600*24)+25569" office:value-type="date" office:date-value="2020-01-28T15:13:46.309573" calcext:value-type="date">
            <text:p>2020-01-28 15:13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546.33881" calcext:value-type="float">
            <text:p>1580224546.33881</text:p>
          </table:table-cell>
          <table:table-cell table:formula="of:=[.A1493]/(3600*24)+25569" office:value-type="date" office:date-value="2020-01-28T15:15:46.338813" calcext:value-type="date">
            <text:p>2020-01-28 15:15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666.33736" calcext:value-type="float">
            <text:p>1580224666.33736</text:p>
          </table:table-cell>
          <table:table-cell table:formula="of:=[.A1494]/(3600*24)+25569" office:value-type="date" office:date-value="2020-01-28T15:17:46.33736" calcext:value-type="date">
            <text:p>2020-01-28 15:17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787.56782" calcext:value-type="float">
            <text:p>1580224787.56782</text:p>
          </table:table-cell>
          <table:table-cell table:formula="of:=[.A1495]/(3600*24)+25569" office:value-type="date" office:date-value="2020-01-28T15:19:47.567824" calcext:value-type="date">
            <text:p>2020-01-28 15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4907.5351" calcext:value-type="float">
            <text:p>1580224907.5351</text:p>
          </table:table-cell>
          <table:table-cell table:formula="of:=[.A1496]/(3600*24)+25569" office:value-type="date" office:date-value="2020-01-28T15:21:47.535099" calcext:value-type="date">
            <text:p>2020-01-28 15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027.55395" calcext:value-type="float">
            <text:p>1580225027.55395</text:p>
          </table:table-cell>
          <table:table-cell table:formula="of:=[.A1497]/(3600*24)+25569" office:value-type="date" office:date-value="2020-01-28T15:23:47.553945" calcext:value-type="date">
            <text:p>2020-01-28 15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147.55419" calcext:value-type="float">
            <text:p>1580225147.55419</text:p>
          </table:table-cell>
          <table:table-cell table:formula="of:=[.A1498]/(3600*24)+25569" office:value-type="date" office:date-value="2020-01-28T15:25:47.554189" calcext:value-type="date">
            <text:p>2020-01-28 15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269.60276" calcext:value-type="float">
            <text:p>1580225269.60276</text:p>
          </table:table-cell>
          <table:table-cell table:formula="of:=[.A1499]/(3600*24)+25569" office:value-type="date" office:date-value="2020-01-28T15:27:49.60276" calcext:value-type="date">
            <text:p>2020-01-28 15:27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389.61423" calcext:value-type="float">
            <text:p>1580225389.61423</text:p>
          </table:table-cell>
          <table:table-cell table:formula="of:=[.A1500]/(3600*24)+25569" office:value-type="date" office:date-value="2020-01-28T15:29:49.614234" calcext:value-type="date">
            <text:p>2020-01-28 15:29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509.59456" calcext:value-type="float">
            <text:p>1580225509.59456</text:p>
          </table:table-cell>
          <table:table-cell table:formula="of:=[.A1501]/(3600*24)+25569" office:value-type="date" office:date-value="2020-01-28T15:31:49.594558" calcext:value-type="date">
            <text:p>2020-01-28 15:31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629.62274" calcext:value-type="float">
            <text:p>1580225629.62274</text:p>
          </table:table-cell>
          <table:table-cell table:formula="of:=[.A1502]/(3600*24)+25569" office:value-type="date" office:date-value="2020-01-28T15:33:49.622743" calcext:value-type="date">
            <text:p>2020-01-28 15:33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749.62267" calcext:value-type="float">
            <text:p>1580225749.62267</text:p>
          </table:table-cell>
          <table:table-cell table:formula="of:=[.A1503]/(3600*24)+25569" office:value-type="date" office:date-value="2020-01-28T15:35:49.622668" calcext:value-type="date">
            <text:p>2020-01-28 15:35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869.63" calcext:value-type="float">
            <text:p>1580225869.63</text:p>
          </table:table-cell>
          <table:table-cell table:formula="of:=[.A1504]/(3600*24)+25569" office:value-type="date" office:date-value="2020-01-28T15:37:49.629995" calcext:value-type="date">
            <text:p>2020-01-28 15:37:50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5987.96523" calcext:value-type="float">
            <text:p>1580225987.96523</text:p>
          </table:table-cell>
          <table:table-cell table:formula="of:=[.A1505]/(3600*24)+25569" office:value-type="date" office:date-value="2020-01-28T15:39:47.965231" calcext:value-type="date">
            <text:p>2020-01-28 15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107.81047" calcext:value-type="float">
            <text:p>1580226107.81047</text:p>
          </table:table-cell>
          <table:table-cell table:formula="of:=[.A1506]/(3600*24)+25569" office:value-type="date" office:date-value="2020-01-28T15:41:47.81047" calcext:value-type="date">
            <text:p>2020-01-28 15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227.84772" calcext:value-type="float">
            <text:p>1580226227.84772</text:p>
          </table:table-cell>
          <table:table-cell table:formula="of:=[.A1507]/(3600*24)+25569" office:value-type="date" office:date-value="2020-01-28T15:43:47.847717" calcext:value-type="date">
            <text:p>2020-01-28 15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347.84478" calcext:value-type="float">
            <text:p>1580226347.84478</text:p>
          </table:table-cell>
          <table:table-cell table:formula="of:=[.A1508]/(3600*24)+25569" office:value-type="date" office:date-value="2020-01-28T15:45:47.84478" calcext:value-type="date">
            <text:p>2020-01-28 15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466.63218" calcext:value-type="float">
            <text:p>1580226466.63218</text:p>
          </table:table-cell>
          <table:table-cell table:formula="of:=[.A1509]/(3600*24)+25569" office:value-type="date" office:date-value="2020-01-28T15:47:46.632182" calcext:value-type="date">
            <text:p>2020-01-28 15:4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586.60231" calcext:value-type="float">
            <text:p>1580226586.60231</text:p>
          </table:table-cell>
          <table:table-cell table:formula="of:=[.A1510]/(3600*24)+25569" office:value-type="date" office:date-value="2020-01-28T15:49:46.602313" calcext:value-type="date">
            <text:p>2020-01-28 15:4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706.6211" calcext:value-type="float">
            <text:p>1580226706.6211</text:p>
          </table:table-cell>
          <table:table-cell table:formula="of:=[.A1511]/(3600*24)+25569" office:value-type="date" office:date-value="2020-01-28T15:51:46.621105" calcext:value-type="date">
            <text:p>2020-01-28 15:5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826.62137" calcext:value-type="float">
            <text:p>1580226826.62137</text:p>
          </table:table-cell>
          <table:table-cell table:formula="of:=[.A1512]/(3600*24)+25569" office:value-type="date" office:date-value="2020-01-28T15:53:46.621367" calcext:value-type="date">
            <text:p>2020-01-28 15:5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6948.38357" calcext:value-type="float">
            <text:p>1580226948.38357</text:p>
          </table:table-cell>
          <table:table-cell table:formula="of:=[.A1513]/(3600*24)+25569" office:value-type="date" office:date-value="2020-01-28T15:55:48.383566" calcext:value-type="date">
            <text:p>2020-01-28 15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067.64431" calcext:value-type="float">
            <text:p>1580227067.64431</text:p>
          </table:table-cell>
          <table:table-cell table:formula="of:=[.A1514]/(3600*24)+25569" office:value-type="date" office:date-value="2020-01-28T15:57:47.644307" calcext:value-type="date">
            <text:p>2020-01-28 15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187.62531" calcext:value-type="float">
            <text:p>1580227187.62531</text:p>
          </table:table-cell>
          <table:table-cell table:formula="of:=[.A1515]/(3600*24)+25569" office:value-type="date" office:date-value="2020-01-28T15:59:47.625311" calcext:value-type="date">
            <text:p>2020-01-28 15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307.37678" calcext:value-type="float">
            <text:p>1580227307.37678</text:p>
          </table:table-cell>
          <table:table-cell table:formula="of:=[.A1516]/(3600*24)+25569" office:value-type="date" office:date-value="2020-01-28T16:01:47.376777" calcext:value-type="date">
            <text:p>2020-01-28 16:0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427.42684" calcext:value-type="float">
            <text:p>1580227427.42684</text:p>
          </table:table-cell>
          <table:table-cell table:formula="of:=[.A1517]/(3600*24)+25569" office:value-type="date" office:date-value="2020-01-28T16:03:47.42684" calcext:value-type="date">
            <text:p>2020-01-28 16:0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547.44714" calcext:value-type="float">
            <text:p>1580227547.44714</text:p>
          </table:table-cell>
          <table:table-cell table:formula="of:=[.A1518]/(3600*24)+25569" office:value-type="date" office:date-value="2020-01-28T16:05:47.447138" calcext:value-type="date">
            <text:p>2020-01-28 16:0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667.3958" calcext:value-type="float">
            <text:p>1580227667.3958</text:p>
          </table:table-cell>
          <table:table-cell table:formula="of:=[.A1519]/(3600*24)+25569" office:value-type="date" office:date-value="2020-01-28T16:07:47.395797" calcext:value-type="date">
            <text:p>2020-01-28 16:0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787.40567" calcext:value-type="float">
            <text:p>1580227787.40567</text:p>
          </table:table-cell>
          <table:table-cell table:formula="of:=[.A1520]/(3600*24)+25569" office:value-type="date" office:date-value="2020-01-28T16:09:47.405668" calcext:value-type="date">
            <text:p>2020-01-28 16:0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7907.43094" calcext:value-type="float">
            <text:p>1580227907.43094</text:p>
          </table:table-cell>
          <table:table-cell table:formula="of:=[.A1521]/(3600*24)+25569" office:value-type="date" office:date-value="2020-01-28T16:11:47.430941" calcext:value-type="date">
            <text:p>2020-01-28 16:1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027.43675" calcext:value-type="float">
            <text:p>1580228027.43675</text:p>
          </table:table-cell>
          <table:table-cell table:formula="of:=[.A1522]/(3600*24)+25569" office:value-type="date" office:date-value="2020-01-28T16:13:47.436745" calcext:value-type="date">
            <text:p>2020-01-28 16:1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147.44934" calcext:value-type="float">
            <text:p>1580228147.44934</text:p>
          </table:table-cell>
          <table:table-cell table:formula="of:=[.A1523]/(3600*24)+25569" office:value-type="date" office:date-value="2020-01-28T16:15:47.44934" calcext:value-type="date">
            <text:p>2020-01-28 16:1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267.44665" calcext:value-type="float">
            <text:p>1580228267.44665</text:p>
          </table:table-cell>
          <table:table-cell table:formula="of:=[.A1524]/(3600*24)+25569" office:value-type="date" office:date-value="2020-01-28T16:17:47.446655" calcext:value-type="date">
            <text:p>2020-01-28 16:1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388.04619" calcext:value-type="float">
            <text:p>1580228388.04619</text:p>
          </table:table-cell>
          <table:table-cell table:formula="of:=[.A1525]/(3600*24)+25569" office:value-type="date" office:date-value="2020-01-28T16:19:48.046192" calcext:value-type="date">
            <text:p>2020-01-28 16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508.03862" calcext:value-type="float">
            <text:p>1580228508.03862</text:p>
          </table:table-cell>
          <table:table-cell table:formula="of:=[.A1526]/(3600*24)+25569" office:value-type="date" office:date-value="2020-01-28T16:21:48.038623" calcext:value-type="date">
            <text:p>2020-01-28 16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628.0776" calcext:value-type="float">
            <text:p>1580228628.0776</text:p>
          </table:table-cell>
          <table:table-cell table:formula="of:=[.A1527]/(3600*24)+25569" office:value-type="date" office:date-value="2020-01-28T16:23:48.077595" calcext:value-type="date">
            <text:p>2020-01-28 16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748.07745" calcext:value-type="float">
            <text:p>1580228748.07745</text:p>
          </table:table-cell>
          <table:table-cell table:formula="of:=[.A1528]/(3600*24)+25569" office:value-type="date" office:date-value="2020-01-28T16:25:48.077453" calcext:value-type="date">
            <text:p>2020-01-28 16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868.09818" calcext:value-type="float">
            <text:p>1580228868.09818</text:p>
          </table:table-cell>
          <table:table-cell table:formula="of:=[.A1529]/(3600*24)+25569" office:value-type="date" office:date-value="2020-01-28T16:27:48.098179" calcext:value-type="date">
            <text:p>2020-01-28 16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8988.09784" calcext:value-type="float">
            <text:p>1580228988.09784</text:p>
          </table:table-cell>
          <table:table-cell table:formula="of:=[.A1530]/(3600*24)+25569" office:value-type="date" office:date-value="2020-01-28T16:29:48.097837" calcext:value-type="date">
            <text:p>2020-01-28 16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108.11548" calcext:value-type="float">
            <text:p>1580229108.11548</text:p>
          </table:table-cell>
          <table:table-cell table:formula="of:=[.A1531]/(3600*24)+25569" office:value-type="date" office:date-value="2020-01-28T16:31:48.115477" calcext:value-type="date">
            <text:p>2020-01-28 16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228.75253" calcext:value-type="float">
            <text:p>1580229228.75253</text:p>
          </table:table-cell>
          <table:table-cell table:formula="of:=[.A1532]/(3600*24)+25569" office:value-type="date" office:date-value="2020-01-28T16:33:48.752531" calcext:value-type="date">
            <text:p>2020-01-28 16:33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348.77228" calcext:value-type="float">
            <text:p>1580229348.77228</text:p>
          </table:table-cell>
          <table:table-cell table:formula="of:=[.A1533]/(3600*24)+25569" office:value-type="date" office:date-value="2020-01-28T16:35:48.772281" calcext:value-type="date">
            <text:p>2020-01-28 16:3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468.77257" calcext:value-type="float">
            <text:p>1580229468.77257</text:p>
          </table:table-cell>
          <table:table-cell table:formula="of:=[.A1534]/(3600*24)+25569" office:value-type="date" office:date-value="2020-01-28T16:37:48.772572" calcext:value-type="date">
            <text:p>2020-01-28 16:37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587.78166" calcext:value-type="float">
            <text:p>1580229587.78166</text:p>
          </table:table-cell>
          <table:table-cell table:formula="of:=[.A1535]/(3600*24)+25569" office:value-type="date" office:date-value="2020-01-28T16:39:47.781659" calcext:value-type="date">
            <text:p>2020-01-28 16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707.79187" calcext:value-type="float">
            <text:p>1580229707.79187</text:p>
          </table:table-cell>
          <table:table-cell table:formula="of:=[.A1536]/(3600*24)+25569" office:value-type="date" office:date-value="2020-01-28T16:41:47.791874" calcext:value-type="date">
            <text:p>2020-01-28 16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827.78118" calcext:value-type="float">
            <text:p>1580229827.78118</text:p>
          </table:table-cell>
          <table:table-cell table:formula="of:=[.A1537]/(3600*24)+25569" office:value-type="date" office:date-value="2020-01-28T16:43:47.781183" calcext:value-type="date">
            <text:p>2020-01-28 16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29947.80173" calcext:value-type="float">
            <text:p>1580229947.80173</text:p>
          </table:table-cell>
          <table:table-cell table:formula="of:=[.A1538]/(3600*24)+25569" office:value-type="date" office:date-value="2020-01-28T16:45:47.801733" calcext:value-type="date">
            <text:p>2020-01-28 16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067.79186" calcext:value-type="float">
            <text:p>1580230067.79186</text:p>
          </table:table-cell>
          <table:table-cell table:formula="of:=[.A1539]/(3600*24)+25569" office:value-type="date" office:date-value="2020-01-28T16:47:47.791856" calcext:value-type="date">
            <text:p>2020-01-28 16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187.79072" calcext:value-type="float">
            <text:p>1580230187.79072</text:p>
          </table:table-cell>
          <table:table-cell table:formula="of:=[.A1540]/(3600*24)+25569" office:value-type="date" office:date-value="2020-01-28T16:49:47.790725" calcext:value-type="date">
            <text:p>2020-01-28 16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308.45254" calcext:value-type="float">
            <text:p>1580230308.45254</text:p>
          </table:table-cell>
          <table:table-cell table:formula="of:=[.A1541]/(3600*24)+25569" office:value-type="date" office:date-value="2020-01-28T16:51:48.452539" calcext:value-type="date">
            <text:p>2020-01-28 16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428.37186" calcext:value-type="float">
            <text:p>1580230428.37186</text:p>
          </table:table-cell>
          <table:table-cell table:formula="of:=[.A1542]/(3600*24)+25569" office:value-type="date" office:date-value="2020-01-28T16:53:48.371857" calcext:value-type="date">
            <text:p>2020-01-28 16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548.43376" calcext:value-type="float">
            <text:p>1580230548.43376</text:p>
          </table:table-cell>
          <table:table-cell table:formula="of:=[.A1543]/(3600*24)+25569" office:value-type="date" office:date-value="2020-01-28T16:55:48.433759" calcext:value-type="date">
            <text:p>2020-01-28 16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667.58203" calcext:value-type="float">
            <text:p>1580230667.58203</text:p>
          </table:table-cell>
          <table:table-cell table:formula="of:=[.A1544]/(3600*24)+25569" office:value-type="date" office:date-value="2020-01-28T16:57:47.582033" calcext:value-type="date">
            <text:p>2020-01-28 16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787.57438" calcext:value-type="float">
            <text:p>1580230787.57438</text:p>
          </table:table-cell>
          <table:table-cell table:formula="of:=[.A1545]/(3600*24)+25569" office:value-type="date" office:date-value="2020-01-28T16:59:47.574383" calcext:value-type="date">
            <text:p>2020-01-28 16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0907.31623" calcext:value-type="float">
            <text:p>1580230907.31623</text:p>
          </table:table-cell>
          <table:table-cell table:formula="of:=[.A1546]/(3600*24)+25569" office:value-type="date" office:date-value="2020-01-28T17:01:47.316233" calcext:value-type="date">
            <text:p>2020-01-28 17:0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027.29913" calcext:value-type="float">
            <text:p>1580231027.29913</text:p>
          </table:table-cell>
          <table:table-cell table:formula="of:=[.A1547]/(3600*24)+25569" office:value-type="date" office:date-value="2020-01-28T17:03:47.299133" calcext:value-type="date">
            <text:p>2020-01-28 17:0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147.30045" calcext:value-type="float">
            <text:p>1580231147.30045</text:p>
          </table:table-cell>
          <table:table-cell table:formula="of:=[.A1548]/(3600*24)+25569" office:value-type="date" office:date-value="2020-01-28T17:05:47.300446" calcext:value-type="date">
            <text:p>2020-01-28 17:0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267.35031" calcext:value-type="float">
            <text:p>1580231267.35031</text:p>
          </table:table-cell>
          <table:table-cell table:formula="of:=[.A1549]/(3600*24)+25569" office:value-type="date" office:date-value="2020-01-28T17:07:47.350305" calcext:value-type="date">
            <text:p>2020-01-28 17:0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387.40094" calcext:value-type="float">
            <text:p>1580231387.40094</text:p>
          </table:table-cell>
          <table:table-cell table:formula="of:=[.A1550]/(3600*24)+25569" office:value-type="date" office:date-value="2020-01-28T17:09:47.400939" calcext:value-type="date">
            <text:p>2020-01-28 17:0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507.36599" calcext:value-type="float">
            <text:p>1580231507.36599</text:p>
          </table:table-cell>
          <table:table-cell table:formula="of:=[.A1551]/(3600*24)+25569" office:value-type="date" office:date-value="2020-01-28T17:11:47.365992" calcext:value-type="date">
            <text:p>2020-01-28 17:1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627.3402" calcext:value-type="float">
            <text:p>1580231627.3402</text:p>
          </table:table-cell>
          <table:table-cell table:formula="of:=[.A1552]/(3600*24)+25569" office:value-type="date" office:date-value="2020-01-28T17:13:47.340197" calcext:value-type="date">
            <text:p>2020-01-28 17:1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747.36011" calcext:value-type="float">
            <text:p>1580231747.36011</text:p>
          </table:table-cell>
          <table:table-cell table:formula="of:=[.A1553]/(3600*24)+25569" office:value-type="date" office:date-value="2020-01-28T17:15:47.360111" calcext:value-type="date">
            <text:p>2020-01-28 17:1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867.38186" calcext:value-type="float">
            <text:p>1580231867.38186</text:p>
          </table:table-cell>
          <table:table-cell table:formula="of:=[.A1554]/(3600*24)+25569" office:value-type="date" office:date-value="2020-01-28T17:17:47.381859" calcext:value-type="date">
            <text:p>2020-01-28 17:1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1988.01367" calcext:value-type="float">
            <text:p>1580231988.01367</text:p>
          </table:table-cell>
          <table:table-cell table:formula="of:=[.A1555]/(3600*24)+25569" office:value-type="date" office:date-value="2020-01-28T17:19:48.013667" calcext:value-type="date">
            <text:p>2020-01-28 17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107.92689" calcext:value-type="float">
            <text:p>1580232107.92689</text:p>
          </table:table-cell>
          <table:table-cell table:formula="of:=[.A1556]/(3600*24)+25569" office:value-type="date" office:date-value="2020-01-28T17:21:47.926894" calcext:value-type="date">
            <text:p>2020-01-28 17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227.96799" calcext:value-type="float">
            <text:p>1580232227.96799</text:p>
          </table:table-cell>
          <table:table-cell table:formula="of:=[.A1557]/(3600*24)+25569" office:value-type="date" office:date-value="2020-01-28T17:23:47.967987" calcext:value-type="date">
            <text:p>2020-01-28 17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347.97692" calcext:value-type="float">
            <text:p>1580232347.97692</text:p>
          </table:table-cell>
          <table:table-cell table:formula="of:=[.A1558]/(3600*24)+25569" office:value-type="date" office:date-value="2020-01-28T17:25:47.976923" calcext:value-type="date">
            <text:p>2020-01-28 17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467.96097" calcext:value-type="float">
            <text:p>1580232467.96097</text:p>
          </table:table-cell>
          <table:table-cell table:formula="of:=[.A1559]/(3600*24)+25569" office:value-type="date" office:date-value="2020-01-28T17:27:47.960969" calcext:value-type="date">
            <text:p>2020-01-28 17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587.95884" calcext:value-type="float">
            <text:p>1580232587.95884</text:p>
          </table:table-cell>
          <table:table-cell table:formula="of:=[.A1560]/(3600*24)+25569" office:value-type="date" office:date-value="2020-01-28T17:29:47.958837" calcext:value-type="date">
            <text:p>2020-01-28 17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708.02172" calcext:value-type="float">
            <text:p>1580232708.02172</text:p>
          </table:table-cell>
          <table:table-cell table:formula="of:=[.A1561]/(3600*24)+25569" office:value-type="date" office:date-value="2020-01-28T17:31:48.021723" calcext:value-type="date">
            <text:p>2020-01-28 17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827.97805" calcext:value-type="float">
            <text:p>1580232827.97805</text:p>
          </table:table-cell>
          <table:table-cell table:formula="of:=[.A1562]/(3600*24)+25569" office:value-type="date" office:date-value="2020-01-28T17:33:47.978047" calcext:value-type="date">
            <text:p>2020-01-28 17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2947.98823" calcext:value-type="float">
            <text:p>1580232947.98823</text:p>
          </table:table-cell>
          <table:table-cell table:formula="of:=[.A1563]/(3600*24)+25569" office:value-type="date" office:date-value="2020-01-28T17:35:47.988228" calcext:value-type="date">
            <text:p>2020-01-28 17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068.03836" calcext:value-type="float">
            <text:p>1580233068.03836</text:p>
          </table:table-cell>
          <table:table-cell table:formula="of:=[.A1564]/(3600*24)+25569" office:value-type="date" office:date-value="2020-01-28T17:37:48.038361" calcext:value-type="date">
            <text:p>2020-01-28 17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187.84007" calcext:value-type="float">
            <text:p>1580233187.84007</text:p>
          </table:table-cell>
          <table:table-cell table:formula="of:=[.A1565]/(3600*24)+25569" office:value-type="date" office:date-value="2020-01-28T17:39:47.840071" calcext:value-type="date">
            <text:p>2020-01-28 17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307.85299" calcext:value-type="float">
            <text:p>1580233307.85299</text:p>
          </table:table-cell>
          <table:table-cell table:formula="of:=[.A1566]/(3600*24)+25569" office:value-type="date" office:date-value="2020-01-28T17:41:47.852988" calcext:value-type="date">
            <text:p>2020-01-28 17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427.86688" calcext:value-type="float">
            <text:p>1580233427.86688</text:p>
          </table:table-cell>
          <table:table-cell table:formula="of:=[.A1567]/(3600*24)+25569" office:value-type="date" office:date-value="2020-01-28T17:43:47.86688" calcext:value-type="date">
            <text:p>2020-01-28 17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548.09107" calcext:value-type="float">
            <text:p>1580233548.09107</text:p>
          </table:table-cell>
          <table:table-cell table:formula="of:=[.A1568]/(3600*24)+25569" office:value-type="date" office:date-value="2020-01-28T17:45:48.091065" calcext:value-type="date">
            <text:p>2020-01-28 17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667.86674" calcext:value-type="float">
            <text:p>1580233667.86674</text:p>
          </table:table-cell>
          <table:table-cell table:formula="of:=[.A1569]/(3600*24)+25569" office:value-type="date" office:date-value="2020-01-28T17:47:47.866736" calcext:value-type="date">
            <text:p>2020-01-28 17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788.19172" calcext:value-type="float">
            <text:p>1580233788.19172</text:p>
          </table:table-cell>
          <table:table-cell table:formula="of:=[.A1570]/(3600*24)+25569" office:value-type="date" office:date-value="2020-01-28T17:49:48.191719" calcext:value-type="date">
            <text:p>2020-01-28 17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3907.8867" calcext:value-type="float">
            <text:p>1580233907.8867</text:p>
          </table:table-cell>
          <table:table-cell table:formula="of:=[.A1571]/(3600*24)+25569" office:value-type="date" office:date-value="2020-01-28T17:51:47.886695" calcext:value-type="date">
            <text:p>2020-01-28 17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027.89659" calcext:value-type="float">
            <text:p>1580234027.89659</text:p>
          </table:table-cell>
          <table:table-cell table:formula="of:=[.A1572]/(3600*24)+25569" office:value-type="date" office:date-value="2020-01-28T17:53:47.896586" calcext:value-type="date">
            <text:p>2020-01-28 17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147.90706" calcext:value-type="float">
            <text:p>1580234147.90706</text:p>
          </table:table-cell>
          <table:table-cell table:formula="of:=[.A1573]/(3600*24)+25569" office:value-type="date" office:date-value="2020-01-28T17:55:47.907059" calcext:value-type="date">
            <text:p>2020-01-28 17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267.74412" calcext:value-type="float">
            <text:p>1580234267.74412</text:p>
          </table:table-cell>
          <table:table-cell table:formula="of:=[.A1574]/(3600*24)+25569" office:value-type="date" office:date-value="2020-01-28T17:57:47.744124" calcext:value-type="date">
            <text:p>2020-01-28 17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387.8046" calcext:value-type="float">
            <text:p>1580234387.8046</text:p>
          </table:table-cell>
          <table:table-cell table:formula="of:=[.A1575]/(3600*24)+25569" office:value-type="date" office:date-value="2020-01-28T17:59:47.804602" calcext:value-type="date">
            <text:p>2020-01-28 17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507.47577" calcext:value-type="float">
            <text:p>1580234507.47577</text:p>
          </table:table-cell>
          <table:table-cell table:formula="of:=[.A1576]/(3600*24)+25569" office:value-type="date" office:date-value="2020-01-28T18:01:47.475771" calcext:value-type="date">
            <text:p>2020-01-28 18:0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628.02457" calcext:value-type="float">
            <text:p>1580234628.02457</text:p>
          </table:table-cell>
          <table:table-cell table:formula="of:=[.A1577]/(3600*24)+25569" office:value-type="date" office:date-value="2020-01-28T18:03:48.024567" calcext:value-type="date">
            <text:p>2020-01-28 18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748.2796" calcext:value-type="float">
            <text:p>1580234748.2796</text:p>
          </table:table-cell>
          <table:table-cell table:formula="of:=[.A1578]/(3600*24)+25569" office:value-type="date" office:date-value="2020-01-28T18:05:48.279602" calcext:value-type="date">
            <text:p>2020-01-28 18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868.06441" calcext:value-type="float">
            <text:p>1580234868.06441</text:p>
          </table:table-cell>
          <table:table-cell table:formula="of:=[.A1579]/(3600*24)+25569" office:value-type="date" office:date-value="2020-01-28T18:07:48.064408" calcext:value-type="date">
            <text:p>2020-01-28 18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4988.15475" calcext:value-type="float">
            <text:p>1580234988.15475</text:p>
          </table:table-cell>
          <table:table-cell table:formula="of:=[.A1580]/(3600*24)+25569" office:value-type="date" office:date-value="2020-01-28T18:09:48.154751" calcext:value-type="date">
            <text:p>2020-01-28 18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108.05347" calcext:value-type="float">
            <text:p>1580235108.05347</text:p>
          </table:table-cell>
          <table:table-cell table:formula="of:=[.A1581]/(3600*24)+25569" office:value-type="date" office:date-value="2020-01-28T18:11:48.053473" calcext:value-type="date">
            <text:p>2020-01-28 18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228.06332" calcext:value-type="float">
            <text:p>1580235228.06332</text:p>
          </table:table-cell>
          <table:table-cell table:formula="of:=[.A1582]/(3600*24)+25569" office:value-type="date" office:date-value="2020-01-28T18:13:48.063317" calcext:value-type="date">
            <text:p>2020-01-28 18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348.08428" calcext:value-type="float">
            <text:p>1580235348.08428</text:p>
          </table:table-cell>
          <table:table-cell table:formula="of:=[.A1583]/(3600*24)+25569" office:value-type="date" office:date-value="2020-01-28T18:15:48.084277" calcext:value-type="date">
            <text:p>2020-01-28 18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468.09436" calcext:value-type="float">
            <text:p>1580235468.09436</text:p>
          </table:table-cell>
          <table:table-cell table:formula="of:=[.A1584]/(3600*24)+25569" office:value-type="date" office:date-value="2020-01-28T18:17:48.094357" calcext:value-type="date">
            <text:p>2020-01-28 18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588.20707" calcext:value-type="float">
            <text:p>1580235588.20707</text:p>
          </table:table-cell>
          <table:table-cell table:formula="of:=[.A1585]/(3600*24)+25569" office:value-type="date" office:date-value="2020-01-28T18:19:48.207074" calcext:value-type="date">
            <text:p>2020-01-28 18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708.21699" calcext:value-type="float">
            <text:p>1580235708.21699</text:p>
          </table:table-cell>
          <table:table-cell table:formula="of:=[.A1586]/(3600*24)+25569" office:value-type="date" office:date-value="2020-01-28T18:21:48.21699" calcext:value-type="date">
            <text:p>2020-01-28 18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828.21823" calcext:value-type="float">
            <text:p>1580235828.21823</text:p>
          </table:table-cell>
          <table:table-cell table:formula="of:=[.A1587]/(3600*24)+25569" office:value-type="date" office:date-value="2020-01-28T18:23:48.21823" calcext:value-type="date">
            <text:p>2020-01-28 18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5948.2285" calcext:value-type="float">
            <text:p>1580235948.2285</text:p>
          </table:table-cell>
          <table:table-cell table:formula="of:=[.A1588]/(3600*24)+25569" office:value-type="date" office:date-value="2020-01-28T18:25:48.228498" calcext:value-type="date">
            <text:p>2020-01-28 18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068.22814" calcext:value-type="float">
            <text:p>1580236068.22814</text:p>
          </table:table-cell>
          <table:table-cell table:formula="of:=[.A1589]/(3600*24)+25569" office:value-type="date" office:date-value="2020-01-28T18:27:48.228138" calcext:value-type="date">
            <text:p>2020-01-28 18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188.23858" calcext:value-type="float">
            <text:p>1580236188.23858</text:p>
          </table:table-cell>
          <table:table-cell table:formula="of:=[.A1590]/(3600*24)+25569" office:value-type="date" office:date-value="2020-01-28T18:29:48.238579" calcext:value-type="date">
            <text:p>2020-01-28 18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308.2482" calcext:value-type="float">
            <text:p>1580236308.2482</text:p>
          </table:table-cell>
          <table:table-cell table:formula="of:=[.A1591]/(3600*24)+25569" office:value-type="date" office:date-value="2020-01-28T18:31:48.248202" calcext:value-type="date">
            <text:p>2020-01-28 18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428.23939" calcext:value-type="float">
            <text:p>1580236428.23939</text:p>
          </table:table-cell>
          <table:table-cell table:formula="of:=[.A1592]/(3600*24)+25569" office:value-type="date" office:date-value="2020-01-28T18:33:48.239388" calcext:value-type="date">
            <text:p>2020-01-28 18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548.27797" calcext:value-type="float">
            <text:p>1580236548.27797</text:p>
          </table:table-cell>
          <table:table-cell table:formula="of:=[.A1593]/(3600*24)+25569" office:value-type="date" office:date-value="2020-01-28T18:35:48.277973" calcext:value-type="date">
            <text:p>2020-01-28 18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668.28044" calcext:value-type="float">
            <text:p>1580236668.28044</text:p>
          </table:table-cell>
          <table:table-cell table:formula="of:=[.A1594]/(3600*24)+25569" office:value-type="date" office:date-value="2020-01-28T18:37:48.280438" calcext:value-type="date">
            <text:p>2020-01-28 18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787.99914" calcext:value-type="float">
            <text:p>1580236787.99914</text:p>
          </table:table-cell>
          <table:table-cell table:formula="of:=[.A1595]/(3600*24)+25569" office:value-type="date" office:date-value="2020-01-28T18:39:47.999143" calcext:value-type="date">
            <text:p>2020-01-28 18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6908.37929" calcext:value-type="float">
            <text:p>1580236908.37929</text:p>
          </table:table-cell>
          <table:table-cell table:formula="of:=[.A1596]/(3600*24)+25569" office:value-type="date" office:date-value="2020-01-28T18:41:48.379291" calcext:value-type="date">
            <text:p>2020-01-28 18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028.35892" calcext:value-type="float">
            <text:p>1580237028.35892</text:p>
          </table:table-cell>
          <table:table-cell table:formula="of:=[.A1597]/(3600*24)+25569" office:value-type="date" office:date-value="2020-01-28T18:43:48.358919" calcext:value-type="date">
            <text:p>2020-01-28 18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148.35772" calcext:value-type="float">
            <text:p>1580237148.35772</text:p>
          </table:table-cell>
          <table:table-cell table:formula="of:=[.A1598]/(3600*24)+25569" office:value-type="date" office:date-value="2020-01-28T18:45:48.357722" calcext:value-type="date">
            <text:p>2020-01-28 18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268.38885" calcext:value-type="float">
            <text:p>1580237268.38885</text:p>
          </table:table-cell>
          <table:table-cell table:formula="of:=[.A1599]/(3600*24)+25569" office:value-type="date" office:date-value="2020-01-28T18:47:48.388854" calcext:value-type="date">
            <text:p>2020-01-28 18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388.37928" calcext:value-type="float">
            <text:p>1580237388.37928</text:p>
          </table:table-cell>
          <table:table-cell table:formula="of:=[.A1600]/(3600*24)+25569" office:value-type="date" office:date-value="2020-01-28T18:49:48.379283" calcext:value-type="date">
            <text:p>2020-01-28 18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508.39882" calcext:value-type="float">
            <text:p>1580237508.39882</text:p>
          </table:table-cell>
          <table:table-cell table:formula="of:=[.A1601]/(3600*24)+25569" office:value-type="date" office:date-value="2020-01-28T18:51:48.398817" calcext:value-type="date">
            <text:p>2020-01-28 18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628.40899" calcext:value-type="float">
            <text:p>1580237628.40899</text:p>
          </table:table-cell>
          <table:table-cell table:formula="of:=[.A1602]/(3600*24)+25569" office:value-type="date" office:date-value="2020-01-28T18:53:48.408986" calcext:value-type="date">
            <text:p>2020-01-28 18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748.40766" calcext:value-type="float">
            <text:p>1580237748.40766</text:p>
          </table:table-cell>
          <table:table-cell table:formula="of:=[.A1603]/(3600*24)+25569" office:value-type="date" office:date-value="2020-01-28T18:55:48.407658" calcext:value-type="date">
            <text:p>2020-01-28 18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867.84182" calcext:value-type="float">
            <text:p>1580237867.84182</text:p>
          </table:table-cell>
          <table:table-cell table:formula="of:=[.A1604]/(3600*24)+25569" office:value-type="date" office:date-value="2020-01-28T18:57:47.841821" calcext:value-type="date">
            <text:p>2020-01-28 18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7987.82333" calcext:value-type="float">
            <text:p>1580237987.82333</text:p>
          </table:table-cell>
          <table:table-cell table:formula="of:=[.A1605]/(3600*24)+25569" office:value-type="date" office:date-value="2020-01-28T18:59:47.823326" calcext:value-type="date">
            <text:p>2020-01-28 18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107.65098" calcext:value-type="float">
            <text:p>1580238107.65098</text:p>
          </table:table-cell>
          <table:table-cell table:formula="of:=[.A1606]/(3600*24)+25569" office:value-type="date" office:date-value="2020-01-28T19:01:47.650978" calcext:value-type="date">
            <text:p>2020-01-28 19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227.66137" calcext:value-type="float">
            <text:p>1580238227.66137</text:p>
          </table:table-cell>
          <table:table-cell table:formula="of:=[.A1607]/(3600*24)+25569" office:value-type="date" office:date-value="2020-01-28T19:03:47.661369" calcext:value-type="date">
            <text:p>2020-01-28 19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347.67492" calcext:value-type="float">
            <text:p>1580238347.67492</text:p>
          </table:table-cell>
          <table:table-cell table:formula="of:=[.A1608]/(3600*24)+25569" office:value-type="date" office:date-value="2020-01-28T19:05:47.674919" calcext:value-type="date">
            <text:p>2020-01-28 19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467.67108" calcext:value-type="float">
            <text:p>1580238467.67108</text:p>
          </table:table-cell>
          <table:table-cell table:formula="of:=[.A1609]/(3600*24)+25569" office:value-type="date" office:date-value="2020-01-28T19:07:47.671081" calcext:value-type="date">
            <text:p>2020-01-28 19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587.69111" calcext:value-type="float">
            <text:p>1580238587.69111</text:p>
          </table:table-cell>
          <table:table-cell table:formula="of:=[.A1610]/(3600*24)+25569" office:value-type="date" office:date-value="2020-01-28T19:09:47.691113" calcext:value-type="date">
            <text:p>2020-01-28 19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707.68106" calcext:value-type="float">
            <text:p>1580238707.68106</text:p>
          </table:table-cell>
          <table:table-cell table:formula="of:=[.A1611]/(3600*24)+25569" office:value-type="date" office:date-value="2020-01-28T19:11:47.68106" calcext:value-type="date">
            <text:p>2020-01-28 19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827.94945" calcext:value-type="float">
            <text:p>1580238827.94945</text:p>
          </table:table-cell>
          <table:table-cell table:formula="of:=[.A1612]/(3600*24)+25569" office:value-type="date" office:date-value="2020-01-28T19:13:47.949454" calcext:value-type="date">
            <text:p>2020-01-28 19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8947.73107" calcext:value-type="float">
            <text:p>1580238947.73107</text:p>
          </table:table-cell>
          <table:table-cell table:formula="of:=[.A1613]/(3600*24)+25569" office:value-type="date" office:date-value="2020-01-28T19:15:47.731073" calcext:value-type="date">
            <text:p>2020-01-28 19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067.72533" calcext:value-type="float">
            <text:p>1580239067.72533</text:p>
          </table:table-cell>
          <table:table-cell table:formula="of:=[.A1614]/(3600*24)+25569" office:value-type="date" office:date-value="2020-01-28T19:17:47.725326" calcext:value-type="date">
            <text:p>2020-01-28 19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187.38806" calcext:value-type="float">
            <text:p>1580239187.38806</text:p>
          </table:table-cell>
          <table:table-cell table:formula="of:=[.A1615]/(3600*24)+25569" office:value-type="date" office:date-value="2020-01-28T19:19:47.388059" calcext:value-type="date">
            <text:p>2020-01-28 19:1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307.43915" calcext:value-type="float">
            <text:p>1580239307.43915</text:p>
          </table:table-cell>
          <table:table-cell table:formula="of:=[.A1616]/(3600*24)+25569" office:value-type="date" office:date-value="2020-01-28T19:21:47.439151" calcext:value-type="date">
            <text:p>2020-01-28 19:2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427.67215" calcext:value-type="float">
            <text:p>1580239427.67215</text:p>
          </table:table-cell>
          <table:table-cell table:formula="of:=[.A1617]/(3600*24)+25569" office:value-type="date" office:date-value="2020-01-28T19:23:47.672151" calcext:value-type="date">
            <text:p>2020-01-28 19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547.36785" calcext:value-type="float">
            <text:p>1580239547.36785</text:p>
          </table:table-cell>
          <table:table-cell table:formula="of:=[.A1618]/(3600*24)+25569" office:value-type="date" office:date-value="2020-01-28T19:25:47.367847" calcext:value-type="date">
            <text:p>2020-01-28 19:2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667.40744" calcext:value-type="float">
            <text:p>1580239667.40744</text:p>
          </table:table-cell>
          <table:table-cell table:formula="of:=[.A1619]/(3600*24)+25569" office:value-type="date" office:date-value="2020-01-28T19:27:47.407442" calcext:value-type="date">
            <text:p>2020-01-28 19:2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787.42796" calcext:value-type="float">
            <text:p>1580239787.42796</text:p>
          </table:table-cell>
          <table:table-cell table:formula="of:=[.A1620]/(3600*24)+25569" office:value-type="date" office:date-value="2020-01-28T19:29:47.427955" calcext:value-type="date">
            <text:p>2020-01-28 19:2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39907.3964" calcext:value-type="float">
            <text:p>1580239907.3964</text:p>
          </table:table-cell>
          <table:table-cell table:formula="of:=[.A1621]/(3600*24)+25569" office:value-type="date" office:date-value="2020-01-28T19:31:47.396401" calcext:value-type="date">
            <text:p>2020-01-28 19:3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027.40748" calcext:value-type="float">
            <text:p>1580240027.40748</text:p>
          </table:table-cell>
          <table:table-cell table:formula="of:=[.A1622]/(3600*24)+25569" office:value-type="date" office:date-value="2020-01-28T19:33:47.407483" calcext:value-type="date">
            <text:p>2020-01-28 19:3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147.66283" calcext:value-type="float">
            <text:p>1580240147.66283</text:p>
          </table:table-cell>
          <table:table-cell table:formula="of:=[.A1623]/(3600*24)+25569" office:value-type="date" office:date-value="2020-01-28T19:35:47.662833" calcext:value-type="date">
            <text:p>2020-01-28 19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268.27974" calcext:value-type="float">
            <text:p>1580240268.27974</text:p>
          </table:table-cell>
          <table:table-cell table:formula="of:=[.A1624]/(3600*24)+25569" office:value-type="date" office:date-value="2020-01-28T19:37:48.279736" calcext:value-type="date">
            <text:p>2020-01-28 19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388.17932" calcext:value-type="float">
            <text:p>1580240388.17932</text:p>
          </table:table-cell>
          <table:table-cell table:formula="of:=[.A1625]/(3600*24)+25569" office:value-type="date" office:date-value="2020-01-28T19:39:48.179316" calcext:value-type="date">
            <text:p>2020-01-28 19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508.18915" calcext:value-type="float">
            <text:p>1580240508.18915</text:p>
          </table:table-cell>
          <table:table-cell table:formula="of:=[.A1626]/(3600*24)+25569" office:value-type="date" office:date-value="2020-01-28T19:41:48.189148" calcext:value-type="date">
            <text:p>2020-01-28 19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628.20796" calcext:value-type="float">
            <text:p>1580240628.20796</text:p>
          </table:table-cell>
          <table:table-cell table:formula="of:=[.A1627]/(3600*24)+25569" office:value-type="date" office:date-value="2020-01-28T19:43:48.207963" calcext:value-type="date">
            <text:p>2020-01-28 19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748.17929" calcext:value-type="float">
            <text:p>1580240748.17929</text:p>
          </table:table-cell>
          <table:table-cell table:formula="of:=[.A1628]/(3600*24)+25569" office:value-type="date" office:date-value="2020-01-28T19:45:48.179286" calcext:value-type="date">
            <text:p>2020-01-28 19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868.2297" calcext:value-type="float">
            <text:p>1580240868.2297</text:p>
          </table:table-cell>
          <table:table-cell table:formula="of:=[.A1629]/(3600*24)+25569" office:value-type="date" office:date-value="2020-01-28T19:47:48.2297" calcext:value-type="date">
            <text:p>2020-01-28 19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0988.25341" calcext:value-type="float">
            <text:p>1580240988.25341</text:p>
          </table:table-cell>
          <table:table-cell table:formula="of:=[.A1630]/(3600*24)+25569" office:value-type="date" office:date-value="2020-01-28T19:49:48.253408" calcext:value-type="date">
            <text:p>2020-01-28 19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108.46455" calcext:value-type="float">
            <text:p>1580241108.46455</text:p>
          </table:table-cell>
          <table:table-cell table:formula="of:=[.A1631]/(3600*24)+25569" office:value-type="date" office:date-value="2020-01-28T19:51:48.464546" calcext:value-type="date">
            <text:p>2020-01-28 19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228.23837" calcext:value-type="float">
            <text:p>1580241228.23837</text:p>
          </table:table-cell>
          <table:table-cell table:formula="of:=[.A1632]/(3600*24)+25569" office:value-type="date" office:date-value="2020-01-28T19:53:48.238367" calcext:value-type="date">
            <text:p>2020-01-28 19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348.25926" calcext:value-type="float">
            <text:p>1580241348.25926</text:p>
          </table:table-cell>
          <table:table-cell table:formula="of:=[.A1633]/(3600*24)+25569" office:value-type="date" office:date-value="2020-01-28T19:55:48.259258" calcext:value-type="date">
            <text:p>2020-01-28 19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468.05519" calcext:value-type="float">
            <text:p>1580241468.05519</text:p>
          </table:table-cell>
          <table:table-cell table:formula="of:=[.A1634]/(3600*24)+25569" office:value-type="date" office:date-value="2020-01-28T19:57:48.055191" calcext:value-type="date">
            <text:p>2020-01-28 19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588.05318" calcext:value-type="float">
            <text:p>1580241588.05318</text:p>
          </table:table-cell>
          <table:table-cell table:formula="of:=[.A1635]/(3600*24)+25569" office:value-type="date" office:date-value="2020-01-28T19:59:48.053185" calcext:value-type="date">
            <text:p>2020-01-28 19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707.86551" calcext:value-type="float">
            <text:p>1580241707.86551</text:p>
          </table:table-cell>
          <table:table-cell table:formula="of:=[.A1636]/(3600*24)+25569" office:value-type="date" office:date-value="2020-01-28T20:01:47.865507" calcext:value-type="date">
            <text:p>2020-01-28 20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827.85515" calcext:value-type="float">
            <text:p>1580241827.85515</text:p>
          </table:table-cell>
          <table:table-cell table:formula="of:=[.A1637]/(3600*24)+25569" office:value-type="date" office:date-value="2020-01-28T20:03:47.85515" calcext:value-type="date">
            <text:p>2020-01-28 20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1947.85332" calcext:value-type="float">
            <text:p>1580241947.85332</text:p>
          </table:table-cell>
          <table:table-cell table:formula="of:=[.A1638]/(3600*24)+25569" office:value-type="date" office:date-value="2020-01-28T20:05:47.853315" calcext:value-type="date">
            <text:p>2020-01-28 20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068.06269" calcext:value-type="float">
            <text:p>1580242068.06269</text:p>
          </table:table-cell>
          <table:table-cell table:formula="of:=[.A1639]/(3600*24)+25569" office:value-type="date" office:date-value="2020-01-28T20:07:48.06269" calcext:value-type="date">
            <text:p>2020-01-28 20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187.9378" calcext:value-type="float">
            <text:p>1580242187.9378</text:p>
          </table:table-cell>
          <table:table-cell table:formula="of:=[.A1640]/(3600*24)+25569" office:value-type="date" office:date-value="2020-01-28T20:09:47.937796" calcext:value-type="date">
            <text:p>2020-01-28 20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308.11261" calcext:value-type="float">
            <text:p>1580242308.11261</text:p>
          </table:table-cell>
          <table:table-cell table:formula="of:=[.A1641]/(3600*24)+25569" office:value-type="date" office:date-value="2020-01-28T20:11:48.112608" calcext:value-type="date">
            <text:p>2020-01-28 20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427.87418" calcext:value-type="float">
            <text:p>1580242427.87418</text:p>
          </table:table-cell>
          <table:table-cell table:formula="of:=[.A1642]/(3600*24)+25569" office:value-type="date" office:date-value="2020-01-28T20:13:47.874175" calcext:value-type="date">
            <text:p>2020-01-28 20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547.93703" calcext:value-type="float">
            <text:p>1580242547.93703</text:p>
          </table:table-cell>
          <table:table-cell table:formula="of:=[.A1643]/(3600*24)+25569" office:value-type="date" office:date-value="2020-01-28T20:15:47.937034" calcext:value-type="date">
            <text:p>2020-01-28 20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667.91335" calcext:value-type="float">
            <text:p>1580242667.91335</text:p>
          </table:table-cell>
          <table:table-cell table:formula="of:=[.A1644]/(3600*24)+25569" office:value-type="date" office:date-value="2020-01-28T20:17:47.913353" calcext:value-type="date">
            <text:p>2020-01-28 20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787.55193" calcext:value-type="float">
            <text:p>1580242787.55193</text:p>
          </table:table-cell>
          <table:table-cell table:formula="of:=[.A1645]/(3600*24)+25569" office:value-type="date" office:date-value="2020-01-28T20:19:47.551933" calcext:value-type="date">
            <text:p>2020-01-28 20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2907.59217" calcext:value-type="float">
            <text:p>1580242907.59217</text:p>
          </table:table-cell>
          <table:table-cell table:formula="of:=[.A1646]/(3600*24)+25569" office:value-type="date" office:date-value="2020-01-28T20:21:47.592173" calcext:value-type="date">
            <text:p>2020-01-28 20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027.60414" calcext:value-type="float">
            <text:p>1580243027.60414</text:p>
          </table:table-cell>
          <table:table-cell table:formula="of:=[.A1647]/(3600*24)+25569" office:value-type="date" office:date-value="2020-01-28T20:23:47.604136" calcext:value-type="date">
            <text:p>2020-01-28 20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147.61095" calcext:value-type="float">
            <text:p>1580243147.61095</text:p>
          </table:table-cell>
          <table:table-cell table:formula="of:=[.A1648]/(3600*24)+25569" office:value-type="date" office:date-value="2020-01-28T20:25:47.610946" calcext:value-type="date">
            <text:p>2020-01-28 20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267.59109" calcext:value-type="float">
            <text:p>1580243267.59109</text:p>
          </table:table-cell>
          <table:table-cell table:formula="of:=[.A1649]/(3600*24)+25569" office:value-type="date" office:date-value="2020-01-28T20:27:47.591092" calcext:value-type="date">
            <text:p>2020-01-28 20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387.5924" calcext:value-type="float">
            <text:p>1580243387.5924</text:p>
          </table:table-cell>
          <table:table-cell table:formula="of:=[.A1650]/(3600*24)+25569" office:value-type="date" office:date-value="2020-01-28T20:29:47.592398" calcext:value-type="date">
            <text:p>2020-01-28 20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507.63996" calcext:value-type="float">
            <text:p>1580243507.63996</text:p>
          </table:table-cell>
          <table:table-cell table:formula="of:=[.A1651]/(3600*24)+25569" office:value-type="date" office:date-value="2020-01-28T20:31:47.639962" calcext:value-type="date">
            <text:p>2020-01-28 20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628.14694" calcext:value-type="float">
            <text:p>1580243628.14694</text:p>
          </table:table-cell>
          <table:table-cell table:formula="of:=[.A1652]/(3600*24)+25569" office:value-type="date" office:date-value="2020-01-28T20:33:48.14694" calcext:value-type="date">
            <text:p>2020-01-28 20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748.10509" calcext:value-type="float">
            <text:p>1580243748.10509</text:p>
          </table:table-cell>
          <table:table-cell table:formula="of:=[.A1653]/(3600*24)+25569" office:value-type="date" office:date-value="2020-01-28T20:35:48.105085" calcext:value-type="date">
            <text:p>2020-01-28 20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868.11546" calcext:value-type="float">
            <text:p>1580243868.11546</text:p>
          </table:table-cell>
          <table:table-cell table:formula="of:=[.A1654]/(3600*24)+25569" office:value-type="date" office:date-value="2020-01-28T20:37:48.115459" calcext:value-type="date">
            <text:p>2020-01-28 20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3987.38425" calcext:value-type="float">
            <text:p>1580243987.38425</text:p>
          </table:table-cell>
          <table:table-cell table:formula="of:=[.A1655]/(3600*24)+25569" office:value-type="date" office:date-value="2020-01-28T20:39:47.384246" calcext:value-type="date">
            <text:p>2020-01-28 20:3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107.41443" calcext:value-type="float">
            <text:p>1580244107.41443</text:p>
          </table:table-cell>
          <table:table-cell table:formula="of:=[.A1656]/(3600*24)+25569" office:value-type="date" office:date-value="2020-01-28T20:41:47.414431" calcext:value-type="date">
            <text:p>2020-01-28 20:4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227.38414" calcext:value-type="float">
            <text:p>1580244227.38414</text:p>
          </table:table-cell>
          <table:table-cell table:formula="of:=[.A1657]/(3600*24)+25569" office:value-type="date" office:date-value="2020-01-28T20:43:47.384137" calcext:value-type="date">
            <text:p>2020-01-28 20:4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347.41297" calcext:value-type="float">
            <text:p>1580244347.41297</text:p>
          </table:table-cell>
          <table:table-cell table:formula="of:=[.A1658]/(3600*24)+25569" office:value-type="date" office:date-value="2020-01-28T20:45:47.412967" calcext:value-type="date">
            <text:p>2020-01-28 20:4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467.43017" calcext:value-type="float">
            <text:p>1580244467.43017</text:p>
          </table:table-cell>
          <table:table-cell table:formula="of:=[.A1659]/(3600*24)+25569" office:value-type="date" office:date-value="2020-01-28T20:47:47.430174" calcext:value-type="date">
            <text:p>2020-01-28 20:4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587.44405" calcext:value-type="float">
            <text:p>1580244587.44405</text:p>
          </table:table-cell>
          <table:table-cell table:formula="of:=[.A1660]/(3600*24)+25569" office:value-type="date" office:date-value="2020-01-28T20:49:47.444053" calcext:value-type="date">
            <text:p>2020-01-28 20:4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707.42422" calcext:value-type="float">
            <text:p>1580244707.42422</text:p>
          </table:table-cell>
          <table:table-cell table:formula="of:=[.A1661]/(3600*24)+25569" office:value-type="date" office:date-value="2020-01-28T20:51:47.424218" calcext:value-type="date">
            <text:p>2020-01-28 20:5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827.45306" calcext:value-type="float">
            <text:p>1580244827.45306</text:p>
          </table:table-cell>
          <table:table-cell table:formula="of:=[.A1662]/(3600*24)+25569" office:value-type="date" office:date-value="2020-01-28T20:53:47.453063" calcext:value-type="date">
            <text:p>2020-01-28 20:5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4947.46422" calcext:value-type="float">
            <text:p>1580244947.46422</text:p>
          </table:table-cell>
          <table:table-cell table:formula="of:=[.A1663]/(3600*24)+25569" office:value-type="date" office:date-value="2020-01-28T20:55:47.464223" calcext:value-type="date">
            <text:p>2020-01-28 20:5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068.19418" calcext:value-type="float">
            <text:p>1580245068.19418</text:p>
          </table:table-cell>
          <table:table-cell table:formula="of:=[.A1664]/(3600*24)+25569" office:value-type="date" office:date-value="2020-01-28T20:57:48.19418" calcext:value-type="date">
            <text:p>2020-01-28 20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188.19595" calcext:value-type="float">
            <text:p>1580245188.19595</text:p>
          </table:table-cell>
          <table:table-cell table:formula="of:=[.A1665]/(3600*24)+25569" office:value-type="date" office:date-value="2020-01-28T20:59:48.195953" calcext:value-type="date">
            <text:p>2020-01-28 20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307.9701" calcext:value-type="float">
            <text:p>1580245307.9701</text:p>
          </table:table-cell>
          <table:table-cell table:formula="of:=[.A1666]/(3600*24)+25569" office:value-type="date" office:date-value="2020-01-28T21:01:47.970096" calcext:value-type="date">
            <text:p>2020-01-28 21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427.98027" calcext:value-type="float">
            <text:p>1580245427.98027</text:p>
          </table:table-cell>
          <table:table-cell table:formula="of:=[.A1667]/(3600*24)+25569" office:value-type="date" office:date-value="2020-01-28T21:03:47.980274" calcext:value-type="date">
            <text:p>2020-01-28 21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547.97122" calcext:value-type="float">
            <text:p>1580245547.97122</text:p>
          </table:table-cell>
          <table:table-cell table:formula="of:=[.A1668]/(3600*24)+25569" office:value-type="date" office:date-value="2020-01-28T21:05:47.971222" calcext:value-type="date">
            <text:p>2020-01-28 21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668.02009" calcext:value-type="float">
            <text:p>1580245668.02009</text:p>
          </table:table-cell>
          <table:table-cell table:formula="of:=[.A1669]/(3600*24)+25569" office:value-type="date" office:date-value="2020-01-28T21:07:48.020091" calcext:value-type="date">
            <text:p>2020-01-28 21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788.33638" calcext:value-type="float">
            <text:p>1580245788.33638</text:p>
          </table:table-cell>
          <table:table-cell table:formula="of:=[.A1670]/(3600*24)+25569" office:value-type="date" office:date-value="2020-01-28T21:09:48.336382" calcext:value-type="date">
            <text:p>2020-01-28 21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5908.30978" calcext:value-type="float">
            <text:p>1580245908.30978</text:p>
          </table:table-cell>
          <table:table-cell table:formula="of:=[.A1671]/(3600*24)+25569" office:value-type="date" office:date-value="2020-01-28T21:11:48.309782" calcext:value-type="date">
            <text:p>2020-01-28 21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028.35756" calcext:value-type="float">
            <text:p>1580246028.35756</text:p>
          </table:table-cell>
          <table:table-cell table:formula="of:=[.A1672]/(3600*24)+25569" office:value-type="date" office:date-value="2020-01-28T21:13:48.357562" calcext:value-type="date">
            <text:p>2020-01-28 21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148.34786" calcext:value-type="float">
            <text:p>1580246148.34786</text:p>
          </table:table-cell>
          <table:table-cell table:formula="of:=[.A1673]/(3600*24)+25569" office:value-type="date" office:date-value="2020-01-28T21:15:48.347862" calcext:value-type="date">
            <text:p>2020-01-28 21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268.3476" calcext:value-type="float">
            <text:p>1580246268.3476</text:p>
          </table:table-cell>
          <table:table-cell table:formula="of:=[.A1674]/(3600*24)+25569" office:value-type="date" office:date-value="2020-01-28T21:17:48.347599" calcext:value-type="date">
            <text:p>2020-01-28 21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387.81509" calcext:value-type="float">
            <text:p>1580246387.81509</text:p>
          </table:table-cell>
          <table:table-cell table:formula="of:=[.A1675]/(3600*24)+25569" office:value-type="date" office:date-value="2020-01-28T21:19:47.815095" calcext:value-type="date">
            <text:p>2020-01-28 21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507.65613" calcext:value-type="float">
            <text:p>1580246507.65613</text:p>
          </table:table-cell>
          <table:table-cell table:formula="of:=[.A1676]/(3600*24)+25569" office:value-type="date" office:date-value="2020-01-28T21:21:47.656135" calcext:value-type="date">
            <text:p>2020-01-28 21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627.64615" calcext:value-type="float">
            <text:p>1580246627.64615</text:p>
          </table:table-cell>
          <table:table-cell table:formula="of:=[.A1677]/(3600*24)+25569" office:value-type="date" office:date-value="2020-01-28T21:23:47.646149" calcext:value-type="date">
            <text:p>2020-01-28 21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747.6372" calcext:value-type="float">
            <text:p>1580246747.6372</text:p>
          </table:table-cell>
          <table:table-cell table:formula="of:=[.A1678]/(3600*24)+25569" office:value-type="date" office:date-value="2020-01-28T21:25:47.637197" calcext:value-type="date">
            <text:p>2020-01-28 21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867.66036" calcext:value-type="float">
            <text:p>1580246867.66036</text:p>
          </table:table-cell>
          <table:table-cell table:formula="of:=[.A1679]/(3600*24)+25569" office:value-type="date" office:date-value="2020-01-28T21:27:47.660355" calcext:value-type="date">
            <text:p>2020-01-28 21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6987.70478" calcext:value-type="float">
            <text:p>1580246987.70478</text:p>
          </table:table-cell>
          <table:table-cell table:formula="of:=[.A1680]/(3600*24)+25569" office:value-type="date" office:date-value="2020-01-28T21:29:47.704779" calcext:value-type="date">
            <text:p>2020-01-28 21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107.67718" calcext:value-type="float">
            <text:p>1580247107.67718</text:p>
          </table:table-cell>
          <table:table-cell table:formula="of:=[.A1681]/(3600*24)+25569" office:value-type="date" office:date-value="2020-01-28T21:31:47.677182" calcext:value-type="date">
            <text:p>2020-01-28 21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227.68709" calcext:value-type="float">
            <text:p>1580247227.68709</text:p>
          </table:table-cell>
          <table:table-cell table:formula="of:=[.A1682]/(3600*24)+25569" office:value-type="date" office:date-value="2020-01-28T21:33:47.687092" calcext:value-type="date">
            <text:p>2020-01-28 21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347.70947" calcext:value-type="float">
            <text:p>1580247347.70947</text:p>
          </table:table-cell>
          <table:table-cell table:formula="of:=[.A1683]/(3600*24)+25569" office:value-type="date" office:date-value="2020-01-28T21:35:47.709469" calcext:value-type="date">
            <text:p>2020-01-28 21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467.73798" calcext:value-type="float">
            <text:p>1580247467.73798</text:p>
          </table:table-cell>
          <table:table-cell table:formula="of:=[.A1684]/(3600*24)+25569" office:value-type="date" office:date-value="2020-01-28T21:37:47.737983" calcext:value-type="date">
            <text:p>2020-01-28 21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587.42674" calcext:value-type="float">
            <text:p>1580247587.42674</text:p>
          </table:table-cell>
          <table:table-cell table:formula="of:=[.A1685]/(3600*24)+25569" office:value-type="date" office:date-value="2020-01-28T21:39:47.426743" calcext:value-type="date">
            <text:p>2020-01-28 21:3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708.36113" calcext:value-type="float">
            <text:p>1580247708.36113</text:p>
          </table:table-cell>
          <table:table-cell table:formula="of:=[.A1686]/(3600*24)+25569" office:value-type="date" office:date-value="2020-01-28T21:41:48.361125" calcext:value-type="date">
            <text:p>2020-01-28 21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828.38887" calcext:value-type="float">
            <text:p>1580247828.38887</text:p>
          </table:table-cell>
          <table:table-cell table:formula="of:=[.A1687]/(3600*24)+25569" office:value-type="date" office:date-value="2020-01-28T21:43:48.388873" calcext:value-type="date">
            <text:p>2020-01-28 21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7948.40987" calcext:value-type="float">
            <text:p>1580247948.40987</text:p>
          </table:table-cell>
          <table:table-cell table:formula="of:=[.A1688]/(3600*24)+25569" office:value-type="date" office:date-value="2020-01-28T21:45:48.409875" calcext:value-type="date">
            <text:p>2020-01-28 21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068.42121" calcext:value-type="float">
            <text:p>1580248068.42121</text:p>
          </table:table-cell>
          <table:table-cell table:formula="of:=[.A1689]/(3600*24)+25569" office:value-type="date" office:date-value="2020-01-28T21:47:48.42121" calcext:value-type="date">
            <text:p>2020-01-28 21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188.40231" calcext:value-type="float">
            <text:p>1580248188.40231</text:p>
          </table:table-cell>
          <table:table-cell table:formula="of:=[.A1690]/(3600*24)+25569" office:value-type="date" office:date-value="2020-01-28T21:49:48.402306" calcext:value-type="date">
            <text:p>2020-01-28 21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308.42227" calcext:value-type="float">
            <text:p>1580248308.42227</text:p>
          </table:table-cell>
          <table:table-cell table:formula="of:=[.A1691]/(3600*24)+25569" office:value-type="date" office:date-value="2020-01-28T21:51:48.422266" calcext:value-type="date">
            <text:p>2020-01-28 21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428.43229" calcext:value-type="float">
            <text:p>1580248428.43229</text:p>
          </table:table-cell>
          <table:table-cell table:formula="of:=[.A1692]/(3600*24)+25569" office:value-type="date" office:date-value="2020-01-28T21:53:48.432288" calcext:value-type="date">
            <text:p>2020-01-28 21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548.6893" calcext:value-type="float">
            <text:p>1580248548.6893</text:p>
          </table:table-cell>
          <table:table-cell table:formula="of:=[.A1693]/(3600*24)+25569" office:value-type="date" office:date-value="2020-01-28T21:55:48.689304" calcext:value-type="date">
            <text:p>2020-01-28 21:5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668.42012" calcext:value-type="float">
            <text:p>1580248668.42012</text:p>
          </table:table-cell>
          <table:table-cell table:formula="of:=[.A1694]/(3600*24)+25569" office:value-type="date" office:date-value="2020-01-28T21:57:48.420119" calcext:value-type="date">
            <text:p>2020-01-28 21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788.30102" calcext:value-type="float">
            <text:p>1580248788.30102</text:p>
          </table:table-cell>
          <table:table-cell table:formula="of:=[.A1695]/(3600*24)+25569" office:value-type="date" office:date-value="2020-01-28T21:59:48.301024" calcext:value-type="date">
            <text:p>2020-01-28 21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8908.39912" calcext:value-type="float">
            <text:p>1580248908.39912</text:p>
          </table:table-cell>
          <table:table-cell table:formula="of:=[.A1696]/(3600*24)+25569" office:value-type="date" office:date-value="2020-01-28T22:01:48.399118" calcext:value-type="date">
            <text:p>2020-01-28 22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028.40934" calcext:value-type="float">
            <text:p>1580249028.40934</text:p>
          </table:table-cell>
          <table:table-cell table:formula="of:=[.A1697]/(3600*24)+25569" office:value-type="date" office:date-value="2020-01-28T22:03:48.409345" calcext:value-type="date">
            <text:p>2020-01-28 22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148.44367" calcext:value-type="float">
            <text:p>1580249148.44367</text:p>
          </table:table-cell>
          <table:table-cell table:formula="of:=[.A1698]/(3600*24)+25569" office:value-type="date" office:date-value="2020-01-28T22:05:48.443673" calcext:value-type="date">
            <text:p>2020-01-28 22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268.38934" calcext:value-type="float">
            <text:p>1580249268.38934</text:p>
          </table:table-cell>
          <table:table-cell table:formula="of:=[.A1699]/(3600*24)+25569" office:value-type="date" office:date-value="2020-01-28T22:07:48.389343" calcext:value-type="date">
            <text:p>2020-01-28 22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388.62477" calcext:value-type="float">
            <text:p>1580249388.62477</text:p>
          </table:table-cell>
          <table:table-cell table:formula="of:=[.A1700]/(3600*24)+25569" office:value-type="date" office:date-value="2020-01-28T22:09:48.624766" calcext:value-type="date">
            <text:p>2020-01-28 22:09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508.44969" calcext:value-type="float">
            <text:p>1580249508.44969</text:p>
          </table:table-cell>
          <table:table-cell table:formula="of:=[.A1701]/(3600*24)+25569" office:value-type="date" office:date-value="2020-01-28T22:11:48.449692" calcext:value-type="date">
            <text:p>2020-01-28 22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628.43906" calcext:value-type="float">
            <text:p>1580249628.43906</text:p>
          </table:table-cell>
          <table:table-cell table:formula="of:=[.A1702]/(3600*24)+25569" office:value-type="date" office:date-value="2020-01-28T22:13:48.439065" calcext:value-type="date">
            <text:p>2020-01-28 22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748.48812" calcext:value-type="float">
            <text:p>1580249748.48812</text:p>
          </table:table-cell>
          <table:table-cell table:formula="of:=[.A1703]/(3600*24)+25569" office:value-type="date" office:date-value="2020-01-28T22:15:48.488122" calcext:value-type="date">
            <text:p>2020-01-28 22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868.47603" calcext:value-type="float">
            <text:p>1580249868.47603</text:p>
          </table:table-cell>
          <table:table-cell table:formula="of:=[.A1704]/(3600*24)+25569" office:value-type="date" office:date-value="2020-01-28T22:17:48.476025" calcext:value-type="date">
            <text:p>2020-01-28 22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49987.71856" calcext:value-type="float">
            <text:p>1580249987.71856</text:p>
          </table:table-cell>
          <table:table-cell table:formula="of:=[.A1705]/(3600*24)+25569" office:value-type="date" office:date-value="2020-01-28T22:19:47.718562" calcext:value-type="date">
            <text:p>2020-01-28 22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107.69868" calcext:value-type="float">
            <text:p>1580250107.69868</text:p>
          </table:table-cell>
          <table:table-cell table:formula="of:=[.A1706]/(3600*24)+25569" office:value-type="date" office:date-value="2020-01-28T22:21:47.69868" calcext:value-type="date">
            <text:p>2020-01-28 22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227.79055" calcext:value-type="float">
            <text:p>1580250227.79055</text:p>
          </table:table-cell>
          <table:table-cell table:formula="of:=[.A1707]/(3600*24)+25569" office:value-type="date" office:date-value="2020-01-28T22:23:47.79055" calcext:value-type="date">
            <text:p>2020-01-28 22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347.7192" calcext:value-type="float">
            <text:p>1580250347.7192</text:p>
          </table:table-cell>
          <table:table-cell table:formula="of:=[.A1708]/(3600*24)+25569" office:value-type="date" office:date-value="2020-01-28T22:25:47.719199" calcext:value-type="date">
            <text:p>2020-01-28 22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467.75143" calcext:value-type="float">
            <text:p>1580250467.75143</text:p>
          </table:table-cell>
          <table:table-cell table:formula="of:=[.A1709]/(3600*24)+25569" office:value-type="date" office:date-value="2020-01-28T22:27:47.751426" calcext:value-type="date">
            <text:p>2020-01-28 22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587.74981" calcext:value-type="float">
            <text:p>1580250587.74981</text:p>
          </table:table-cell>
          <table:table-cell table:formula="of:=[.A1710]/(3600*24)+25569" office:value-type="date" office:date-value="2020-01-28T22:29:47.749806" calcext:value-type="date">
            <text:p>2020-01-28 22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707.74773" calcext:value-type="float">
            <text:p>1580250707.74773</text:p>
          </table:table-cell>
          <table:table-cell table:formula="of:=[.A1711]/(3600*24)+25569" office:value-type="date" office:date-value="2020-01-28T22:31:47.747731" calcext:value-type="date">
            <text:p>2020-01-28 22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827.77746" calcext:value-type="float">
            <text:p>1580250827.77746</text:p>
          </table:table-cell>
          <table:table-cell table:formula="of:=[.A1712]/(3600*24)+25569" office:value-type="date" office:date-value="2020-01-28T22:33:47.777456" calcext:value-type="date">
            <text:p>2020-01-28 22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0947.77851" calcext:value-type="float">
            <text:p>1580250947.77851</text:p>
          </table:table-cell>
          <table:table-cell table:formula="of:=[.A1713]/(3600*24)+25569" office:value-type="date" office:date-value="2020-01-28T22:35:47.778509" calcext:value-type="date">
            <text:p>2020-01-28 22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067.80731" calcext:value-type="float">
            <text:p>1580251067.80731</text:p>
          </table:table-cell>
          <table:table-cell table:formula="of:=[.A1714]/(3600*24)+25569" office:value-type="date" office:date-value="2020-01-28T22:37:47.80731" calcext:value-type="date">
            <text:p>2020-01-28 22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187.62411" calcext:value-type="float">
            <text:p>1580251187.62411</text:p>
          </table:table-cell>
          <table:table-cell table:formula="of:=[.A1715]/(3600*24)+25569" office:value-type="date" office:date-value="2020-01-28T22:39:47.624115" calcext:value-type="date">
            <text:p>2020-01-28 22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307.62398" calcext:value-type="float">
            <text:p>1580251307.62398</text:p>
          </table:table-cell>
          <table:table-cell table:formula="of:=[.A1716]/(3600*24)+25569" office:value-type="date" office:date-value="2020-01-28T22:41:47.623978" calcext:value-type="date">
            <text:p>2020-01-28 22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427.65284" calcext:value-type="float">
            <text:p>1580251427.65284</text:p>
          </table:table-cell>
          <table:table-cell table:formula="of:=[.A1717]/(3600*24)+25569" office:value-type="date" office:date-value="2020-01-28T22:43:47.652836" calcext:value-type="date">
            <text:p>2020-01-28 22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547.61596" calcext:value-type="float">
            <text:p>1580251547.61596</text:p>
          </table:table-cell>
          <table:table-cell table:formula="of:=[.A1718]/(3600*24)+25569" office:value-type="date" office:date-value="2020-01-28T22:45:47.615964" calcext:value-type="date">
            <text:p>2020-01-28 22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667.64264" calcext:value-type="float">
            <text:p>1580251667.64264</text:p>
          </table:table-cell>
          <table:table-cell table:formula="of:=[.A1719]/(3600*24)+25569" office:value-type="date" office:date-value="2020-01-28T22:47:47.64264" calcext:value-type="date">
            <text:p>2020-01-28 22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787.80431" calcext:value-type="float">
            <text:p>1580251787.80431</text:p>
          </table:table-cell>
          <table:table-cell table:formula="of:=[.A1720]/(3600*24)+25569" office:value-type="date" office:date-value="2020-01-28T22:49:47.804311" calcext:value-type="date">
            <text:p>2020-01-28 22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1907.65417" calcext:value-type="float">
            <text:p>1580251907.65417</text:p>
          </table:table-cell>
          <table:table-cell table:formula="of:=[.A1721]/(3600*24)+25569" office:value-type="date" office:date-value="2020-01-28T22:51:47.654173" calcext:value-type="date">
            <text:p>2020-01-28 22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027.67398" calcext:value-type="float">
            <text:p>1580252027.67398</text:p>
          </table:table-cell>
          <table:table-cell table:formula="of:=[.A1722]/(3600*24)+25569" office:value-type="date" office:date-value="2020-01-28T22:53:47.673979" calcext:value-type="date">
            <text:p>2020-01-28 22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147.66408" calcext:value-type="float">
            <text:p>1580252147.66408</text:p>
          </table:table-cell>
          <table:table-cell table:formula="of:=[.A1723]/(3600*24)+25569" office:value-type="date" office:date-value="2020-01-28T22:55:47.664077" calcext:value-type="date">
            <text:p>2020-01-28 22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267.3912" calcext:value-type="float">
            <text:p>1580252267.3912</text:p>
          </table:table-cell>
          <table:table-cell table:formula="of:=[.A1724]/(3600*24)+25569" office:value-type="date" office:date-value="2020-01-28T22:57:47.3912" calcext:value-type="date">
            <text:p>2020-01-28 22:5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388.10974" calcext:value-type="float">
            <text:p>1580252388.10974</text:p>
          </table:table-cell>
          <table:table-cell table:formula="of:=[.A1725]/(3600*24)+25569" office:value-type="date" office:date-value="2020-01-28T22:59:48.109738" calcext:value-type="date">
            <text:p>2020-01-28 22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508.15708" calcext:value-type="float">
            <text:p>1580252508.15708</text:p>
          </table:table-cell>
          <table:table-cell table:formula="of:=[.A1726]/(3600*24)+25569" office:value-type="date" office:date-value="2020-01-28T23:01:48.157076" calcext:value-type="date">
            <text:p>2020-01-28 23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628.17703" calcext:value-type="float">
            <text:p>1580252628.17703</text:p>
          </table:table-cell>
          <table:table-cell table:formula="of:=[.A1727]/(3600*24)+25569" office:value-type="date" office:date-value="2020-01-28T23:03:48.177026" calcext:value-type="date">
            <text:p>2020-01-28 23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748.22518" calcext:value-type="float">
            <text:p>1580252748.22518</text:p>
          </table:table-cell>
          <table:table-cell table:formula="of:=[.A1728]/(3600*24)+25569" office:value-type="date" office:date-value="2020-01-28T23:05:48.225175" calcext:value-type="date">
            <text:p>2020-01-28 23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868.16712" calcext:value-type="float">
            <text:p>1580252868.16712</text:p>
          </table:table-cell>
          <table:table-cell table:formula="of:=[.A1729]/(3600*24)+25569" office:value-type="date" office:date-value="2020-01-28T23:07:48.167122" calcext:value-type="date">
            <text:p>2020-01-28 23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2988.17729" calcext:value-type="float">
            <text:p>1580252988.17729</text:p>
          </table:table-cell>
          <table:table-cell table:formula="of:=[.A1730]/(3600*24)+25569" office:value-type="date" office:date-value="2020-01-28T23:09:48.177289" calcext:value-type="date">
            <text:p>2020-01-28 23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108.19716" calcext:value-type="float">
            <text:p>1580253108.19716</text:p>
          </table:table-cell>
          <table:table-cell table:formula="of:=[.A1731]/(3600*24)+25569" office:value-type="date" office:date-value="2020-01-28T23:11:48.197158" calcext:value-type="date">
            <text:p>2020-01-28 23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228.22702" calcext:value-type="float">
            <text:p>1580253228.22702</text:p>
          </table:table-cell>
          <table:table-cell table:formula="of:=[.A1732]/(3600*24)+25569" office:value-type="date" office:date-value="2020-01-28T23:13:48.227016" calcext:value-type="date">
            <text:p>2020-01-28 23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348.24756" calcext:value-type="float">
            <text:p>1580253348.24756</text:p>
          </table:table-cell>
          <table:table-cell table:formula="of:=[.A1733]/(3600*24)+25569" office:value-type="date" office:date-value="2020-01-28T23:15:48.247562" calcext:value-type="date">
            <text:p>2020-01-28 23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468.23926" calcext:value-type="float">
            <text:p>1580253468.23926</text:p>
          </table:table-cell>
          <table:table-cell table:formula="of:=[.A1734]/(3600*24)+25569" office:value-type="date" office:date-value="2020-01-28T23:17:48.239259" calcext:value-type="date">
            <text:p>2020-01-28 23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587.92775" calcext:value-type="float">
            <text:p>1580253587.92775</text:p>
          </table:table-cell>
          <table:table-cell table:formula="of:=[.A1735]/(3600*24)+25569" office:value-type="date" office:date-value="2020-01-28T23:19:47.927751" calcext:value-type="date">
            <text:p>2020-01-28 23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708.15253" calcext:value-type="float">
            <text:p>1580253708.15253</text:p>
          </table:table-cell>
          <table:table-cell table:formula="of:=[.A1736]/(3600*24)+25569" office:value-type="date" office:date-value="2020-01-28T23:21:48.152532" calcext:value-type="date">
            <text:p>2020-01-28 23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828.19029" calcext:value-type="float">
            <text:p>1580253828.19029</text:p>
          </table:table-cell>
          <table:table-cell table:formula="of:=[.A1737]/(3600*24)+25569" office:value-type="date" office:date-value="2020-01-28T23:23:48.190288" calcext:value-type="date">
            <text:p>2020-01-28 23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3948.21828" calcext:value-type="float">
            <text:p>1580253948.21828</text:p>
          </table:table-cell>
          <table:table-cell table:formula="of:=[.A1738]/(3600*24)+25569" office:value-type="date" office:date-value="2020-01-28T23:25:48.218279" calcext:value-type="date">
            <text:p>2020-01-28 23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068.21065" calcext:value-type="float">
            <text:p>1580254068.21065</text:p>
          </table:table-cell>
          <table:table-cell table:formula="of:=[.A1739]/(3600*24)+25569" office:value-type="date" office:date-value="2020-01-28T23:27:48.210654" calcext:value-type="date">
            <text:p>2020-01-28 23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188.1908" calcext:value-type="float">
            <text:p>1580254188.1908</text:p>
          </table:table-cell>
          <table:table-cell table:formula="of:=[.A1740]/(3600*24)+25569" office:value-type="date" office:date-value="2020-01-28T23:29:48.190805" calcext:value-type="date">
            <text:p>2020-01-28 23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308.22182" calcext:value-type="float">
            <text:p>1580254308.22182</text:p>
          </table:table-cell>
          <table:table-cell table:formula="of:=[.A1741]/(3600*24)+25569" office:value-type="date" office:date-value="2020-01-28T23:31:48.221816" calcext:value-type="date">
            <text:p>2020-01-28 23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428.23052" calcext:value-type="float">
            <text:p>1580254428.23052</text:p>
          </table:table-cell>
          <table:table-cell table:formula="of:=[.A1742]/(3600*24)+25569" office:value-type="date" office:date-value="2020-01-28T23:33:48.23052" calcext:value-type="date">
            <text:p>2020-01-28 23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548.25028" calcext:value-type="float">
            <text:p>1580254548.25028</text:p>
          </table:table-cell>
          <table:table-cell table:formula="of:=[.A1743]/(3600*24)+25569" office:value-type="date" office:date-value="2020-01-28T23:35:48.250284" calcext:value-type="date">
            <text:p>2020-01-28 23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668.26045" calcext:value-type="float">
            <text:p>1580254668.26045</text:p>
          </table:table-cell>
          <table:table-cell table:formula="of:=[.A1744]/(3600*24)+25569" office:value-type="date" office:date-value="2020-01-28T23:37:48.260452" calcext:value-type="date">
            <text:p>2020-01-28 23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787.73195" calcext:value-type="float">
            <text:p>1580254787.73195</text:p>
          </table:table-cell>
          <table:table-cell table:formula="of:=[.A1745]/(3600*24)+25569" office:value-type="date" office:date-value="2020-01-28T23:39:47.731948" calcext:value-type="date">
            <text:p>2020-01-28 23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4907.70208" calcext:value-type="float">
            <text:p>1580254907.70208</text:p>
          </table:table-cell>
          <table:table-cell table:formula="of:=[.A1746]/(3600*24)+25569" office:value-type="date" office:date-value="2020-01-28T23:41:47.702077" calcext:value-type="date">
            <text:p>2020-01-28 23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027.6925" calcext:value-type="float">
            <text:p>1580255027.6925</text:p>
          </table:table-cell>
          <table:table-cell table:formula="of:=[.A1747]/(3600*24)+25569" office:value-type="date" office:date-value="2020-01-28T23:43:47.692498" calcext:value-type="date">
            <text:p>2020-01-28 23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147.70942" calcext:value-type="float">
            <text:p>1580255147.70942</text:p>
          </table:table-cell>
          <table:table-cell table:formula="of:=[.A1748]/(3600*24)+25569" office:value-type="date" office:date-value="2020-01-28T23:45:47.709421" calcext:value-type="date">
            <text:p>2020-01-28 23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267.74235" calcext:value-type="float">
            <text:p>1580255267.74235</text:p>
          </table:table-cell>
          <table:table-cell table:formula="of:=[.A1749]/(3600*24)+25569" office:value-type="date" office:date-value="2020-01-28T23:47:47.742346" calcext:value-type="date">
            <text:p>2020-01-28 23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387.74636" calcext:value-type="float">
            <text:p>1580255387.74636</text:p>
          </table:table-cell>
          <table:table-cell table:formula="of:=[.A1750]/(3600*24)+25569" office:value-type="date" office:date-value="2020-01-28T23:49:47.746363" calcext:value-type="date">
            <text:p>2020-01-28 23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507.77504" calcext:value-type="float">
            <text:p>1580255507.77504</text:p>
          </table:table-cell>
          <table:table-cell table:formula="of:=[.A1751]/(3600*24)+25569" office:value-type="date" office:date-value="2020-01-28T23:51:47.775045" calcext:value-type="date">
            <text:p>2020-01-28 23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627.76225" calcext:value-type="float">
            <text:p>1580255627.76225</text:p>
          </table:table-cell>
          <table:table-cell table:formula="of:=[.A1752]/(3600*24)+25569" office:value-type="date" office:date-value="2020-01-28T23:53:47.762252" calcext:value-type="date">
            <text:p>2020-01-28 23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747.9497" calcext:value-type="float">
            <text:p>1580255747.9497</text:p>
          </table:table-cell>
          <table:table-cell table:formula="of:=[.A1753]/(3600*24)+25569" office:value-type="date" office:date-value="2020-01-28T23:55:47.949702" calcext:value-type="date">
            <text:p>2020-01-28 23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867.55719" calcext:value-type="float">
            <text:p>1580255867.55719</text:p>
          </table:table-cell>
          <table:table-cell table:formula="of:=[.A1754]/(3600*24)+25569" office:value-type="date" office:date-value="2020-01-28T23:57:47.557193" calcext:value-type="date">
            <text:p>2020-01-28 23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5987.59764" calcext:value-type="float">
            <text:p>1580255987.59764</text:p>
          </table:table-cell>
          <table:table-cell table:formula="of:=[.A1755]/(3600*24)+25569" office:value-type="date" office:date-value="2020-01-28T23:59:47.597641" calcext:value-type="date">
            <text:p>2020-01-28 23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107.37524" calcext:value-type="float">
            <text:p>1580256107.37524</text:p>
          </table:table-cell>
          <table:table-cell table:formula="of:=[.A1756]/(3600*24)+25569" office:value-type="date" office:date-value="2020-01-29T00:01:47.37524" calcext:value-type="date">
            <text:p>2020-01-29 00:0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227.38005" calcext:value-type="float">
            <text:p>1580256227.38005</text:p>
          </table:table-cell>
          <table:table-cell table:formula="of:=[.A1757]/(3600*24)+25569" office:value-type="date" office:date-value="2020-01-29T00:03:47.380046" calcext:value-type="date">
            <text:p>2020-01-29 00:0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347.69474" calcext:value-type="float">
            <text:p>1580256347.69474</text:p>
          </table:table-cell>
          <table:table-cell table:formula="of:=[.A1758]/(3600*24)+25569" office:value-type="date" office:date-value="2020-01-29T00:05:47.694744" calcext:value-type="date">
            <text:p>2020-01-29 00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467.39004" calcext:value-type="float">
            <text:p>1580256467.39004</text:p>
          </table:table-cell>
          <table:table-cell table:formula="of:=[.A1759]/(3600*24)+25569" office:value-type="date" office:date-value="2020-01-29T00:07:47.390036" calcext:value-type="date">
            <text:p>2020-01-29 00:0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587.40015" calcext:value-type="float">
            <text:p>1580256587.40015</text:p>
          </table:table-cell>
          <table:table-cell table:formula="of:=[.A1760]/(3600*24)+25569" office:value-type="date" office:date-value="2020-01-29T00:09:47.400155" calcext:value-type="date">
            <text:p>2020-01-29 00:0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707.53536" calcext:value-type="float">
            <text:p>1580256707.53536</text:p>
          </table:table-cell>
          <table:table-cell table:formula="of:=[.A1761]/(3600*24)+25569" office:value-type="date" office:date-value="2020-01-29T00:11:47.535361" calcext:value-type="date">
            <text:p>2020-01-29 00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827.44209" calcext:value-type="float">
            <text:p>1580256827.44209</text:p>
          </table:table-cell>
          <table:table-cell table:formula="of:=[.A1762]/(3600*24)+25569" office:value-type="date" office:date-value="2020-01-29T00:13:47.442085" calcext:value-type="date">
            <text:p>2020-01-29 00:1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6947.83483" calcext:value-type="float">
            <text:p>1580256947.83483</text:p>
          </table:table-cell>
          <table:table-cell table:formula="of:=[.A1763]/(3600*24)+25569" office:value-type="date" office:date-value="2020-01-29T00:15:47.834826" calcext:value-type="date">
            <text:p>2020-01-29 00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068.03009" calcext:value-type="float">
            <text:p>1580257068.03009</text:p>
          </table:table-cell>
          <table:table-cell table:formula="of:=[.A1764]/(3600*24)+25569" office:value-type="date" office:date-value="2020-01-29T00:17:48.030094" calcext:value-type="date">
            <text:p>2020-01-29 00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188.03069" calcext:value-type="float">
            <text:p>1580257188.03069</text:p>
          </table:table-cell>
          <table:table-cell table:formula="of:=[.A1765]/(3600*24)+25569" office:value-type="date" office:date-value="2020-01-29T00:19:48.030685" calcext:value-type="date">
            <text:p>2020-01-29 00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308.05971" calcext:value-type="float">
            <text:p>1580257308.05971</text:p>
          </table:table-cell>
          <table:table-cell table:formula="of:=[.A1766]/(3600*24)+25569" office:value-type="date" office:date-value="2020-01-29T00:21:48.059706" calcext:value-type="date">
            <text:p>2020-01-29 00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428.07208" calcext:value-type="float">
            <text:p>1580257428.07208</text:p>
          </table:table-cell>
          <table:table-cell table:formula="of:=[.A1767]/(3600*24)+25569" office:value-type="date" office:date-value="2020-01-29T00:23:48.072081" calcext:value-type="date">
            <text:p>2020-01-29 00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548.10089" calcext:value-type="float">
            <text:p>1580257548.10089</text:p>
          </table:table-cell>
          <table:table-cell table:formula="of:=[.A1768]/(3600*24)+25569" office:value-type="date" office:date-value="2020-01-29T00:25:48.100893" calcext:value-type="date">
            <text:p>2020-01-29 00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668.04105" calcext:value-type="float">
            <text:p>1580257668.04105</text:p>
          </table:table-cell>
          <table:table-cell table:formula="of:=[.A1769]/(3600*24)+25569" office:value-type="date" office:date-value="2020-01-29T00:27:48.041054" calcext:value-type="date">
            <text:p>2020-01-29 00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788.08112" calcext:value-type="float">
            <text:p>1580257788.08112</text:p>
          </table:table-cell>
          <table:table-cell table:formula="of:=[.A1770]/(3600*24)+25569" office:value-type="date" office:date-value="2020-01-29T00:29:48.081121" calcext:value-type="date">
            <text:p>2020-01-29 00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7908.16896" calcext:value-type="float">
            <text:p>1580257908.16896</text:p>
          </table:table-cell>
          <table:table-cell table:formula="of:=[.A1771]/(3600*24)+25569" office:value-type="date" office:date-value="2020-01-29T00:31:48.168959" calcext:value-type="date">
            <text:p>2020-01-29 00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028.07108" calcext:value-type="float">
            <text:p>1580258028.07108</text:p>
          </table:table-cell>
          <table:table-cell table:formula="of:=[.A1772]/(3600*24)+25569" office:value-type="date" office:date-value="2020-01-29T00:33:48.071078" calcext:value-type="date">
            <text:p>2020-01-29 00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148.6686" calcext:value-type="float">
            <text:p>1580258148.6686</text:p>
          </table:table-cell>
          <table:table-cell table:formula="of:=[.A1773]/(3600*24)+25569" office:value-type="date" office:date-value="2020-01-29T00:35:48.6686" calcext:value-type="date">
            <text:p>2020-01-29 00:3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268.66736" calcext:value-type="float">
            <text:p>1580258268.66736</text:p>
          </table:table-cell>
          <table:table-cell table:formula="of:=[.A1774]/(3600*24)+25569" office:value-type="date" office:date-value="2020-01-29T00:37:48.667358" calcext:value-type="date">
            <text:p>2020-01-29 00:37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387.83736" calcext:value-type="float">
            <text:p>1580258387.83736</text:p>
          </table:table-cell>
          <table:table-cell table:formula="of:=[.A1775]/(3600*24)+25569" office:value-type="date" office:date-value="2020-01-29T00:39:47.837359" calcext:value-type="date">
            <text:p>2020-01-29 00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507.84862" calcext:value-type="float">
            <text:p>1580258507.84862</text:p>
          </table:table-cell>
          <table:table-cell table:formula="of:=[.A1776]/(3600*24)+25569" office:value-type="date" office:date-value="2020-01-29T00:41:47.848621" calcext:value-type="date">
            <text:p>2020-01-29 00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627.85618" calcext:value-type="float">
            <text:p>1580258627.85618</text:p>
          </table:table-cell>
          <table:table-cell table:formula="of:=[.A1777]/(3600*24)+25569" office:value-type="date" office:date-value="2020-01-29T00:43:47.85618" calcext:value-type="date">
            <text:p>2020-01-29 00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747.86735" calcext:value-type="float">
            <text:p>1580258747.86735</text:p>
          </table:table-cell>
          <table:table-cell table:formula="of:=[.A1778]/(3600*24)+25569" office:value-type="date" office:date-value="2020-01-29T00:45:47.86735" calcext:value-type="date">
            <text:p>2020-01-29 00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867.88841" calcext:value-type="float">
            <text:p>1580258867.88841</text:p>
          </table:table-cell>
          <table:table-cell table:formula="of:=[.A1779]/(3600*24)+25569" office:value-type="date" office:date-value="2020-01-29T00:47:47.888408" calcext:value-type="date">
            <text:p>2020-01-29 00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8987.90839" calcext:value-type="float">
            <text:p>1580258987.90839</text:p>
          </table:table-cell>
          <table:table-cell table:formula="of:=[.A1780]/(3600*24)+25569" office:value-type="date" office:date-value="2020-01-29T00:49:47.90839" calcext:value-type="date">
            <text:p>2020-01-29 00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107.91838" calcext:value-type="float">
            <text:p>1580259107.91838</text:p>
          </table:table-cell>
          <table:table-cell table:formula="of:=[.A1781]/(3600*24)+25569" office:value-type="date" office:date-value="2020-01-29T00:51:47.918378" calcext:value-type="date">
            <text:p>2020-01-29 00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227.92871" calcext:value-type="float">
            <text:p>1580259227.92871</text:p>
          </table:table-cell>
          <table:table-cell table:formula="of:=[.A1782]/(3600*24)+25569" office:value-type="date" office:date-value="2020-01-29T00:53:47.928712" calcext:value-type="date">
            <text:p>2020-01-29 00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347.67873" calcext:value-type="float">
            <text:p>1580259347.67873</text:p>
          </table:table-cell>
          <table:table-cell table:formula="of:=[.A1783]/(3600*24)+25569" office:value-type="date" office:date-value="2020-01-29T00:55:47.678733" calcext:value-type="date">
            <text:p>2020-01-29 00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467.65061" calcext:value-type="float">
            <text:p>1580259467.65061</text:p>
          </table:table-cell>
          <table:table-cell table:formula="of:=[.A1784]/(3600*24)+25569" office:value-type="date" office:date-value="2020-01-29T00:57:47.650606" calcext:value-type="date">
            <text:p>2020-01-29 00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587.71386" calcext:value-type="float">
            <text:p>1580259587.71386</text:p>
          </table:table-cell>
          <table:table-cell table:formula="of:=[.A1785]/(3600*24)+25569" office:value-type="date" office:date-value="2020-01-29T00:59:47.713856" calcext:value-type="date">
            <text:p>2020-01-29 00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707.44381" calcext:value-type="float">
            <text:p>1580259707.44381</text:p>
          </table:table-cell>
          <table:table-cell table:formula="of:=[.A1786]/(3600*24)+25569" office:value-type="date" office:date-value="2020-01-29T01:01:47.443809" calcext:value-type="date">
            <text:p>2020-01-29 01:0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827.46824" calcext:value-type="float">
            <text:p>1580259827.46824</text:p>
          </table:table-cell>
          <table:table-cell table:formula="of:=[.A1787]/(3600*24)+25569" office:value-type="date" office:date-value="2020-01-29T01:03:47.468236" calcext:value-type="date">
            <text:p>2020-01-29 01:0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59947.63248" calcext:value-type="float">
            <text:p>1580259947.63248</text:p>
          </table:table-cell>
          <table:table-cell table:formula="of:=[.A1788]/(3600*24)+25569" office:value-type="date" office:date-value="2020-01-29T01:05:47.63248" calcext:value-type="date">
            <text:p>2020-01-29 01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067.45195" calcext:value-type="float">
            <text:p>1580260067.45195</text:p>
          </table:table-cell>
          <table:table-cell table:formula="of:=[.A1789]/(3600*24)+25569" office:value-type="date" office:date-value="2020-01-29T01:07:47.451952" calcext:value-type="date">
            <text:p>2020-01-29 01:0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187.48184" calcext:value-type="float">
            <text:p>1580260187.48184</text:p>
          </table:table-cell>
          <table:table-cell table:formula="of:=[.A1790]/(3600*24)+25569" office:value-type="date" office:date-value="2020-01-29T01:09:47.481836" calcext:value-type="date">
            <text:p>2020-01-29 01:0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307.4688" calcext:value-type="float">
            <text:p>1580260307.4688</text:p>
          </table:table-cell>
          <table:table-cell table:formula="of:=[.A1791]/(3600*24)+25569" office:value-type="date" office:date-value="2020-01-29T01:11:47.468796" calcext:value-type="date">
            <text:p>2020-01-29 01:1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427.50077" calcext:value-type="float">
            <text:p>1580260427.50077</text:p>
          </table:table-cell>
          <table:table-cell table:formula="of:=[.A1792]/(3600*24)+25569" office:value-type="date" office:date-value="2020-01-29T01:13:47.500769" calcext:value-type="date">
            <text:p>2020-01-29 01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548.42984" calcext:value-type="float">
            <text:p>1580260548.42984</text:p>
          </table:table-cell>
          <table:table-cell table:formula="of:=[.A1793]/(3600*24)+25569" office:value-type="date" office:date-value="2020-01-29T01:15:48.429844" calcext:value-type="date">
            <text:p>2020-01-29 01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668.41069" calcext:value-type="float">
            <text:p>1580260668.41069</text:p>
          </table:table-cell>
          <table:table-cell table:formula="of:=[.A1794]/(3600*24)+25569" office:value-type="date" office:date-value="2020-01-29T01:17:48.410688" calcext:value-type="date">
            <text:p>2020-01-29 01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788.05638" calcext:value-type="float">
            <text:p>1580260788.05638</text:p>
          </table:table-cell>
          <table:table-cell table:formula="of:=[.A1795]/(3600*24)+25569" office:value-type="date" office:date-value="2020-01-29T01:19:48.056384" calcext:value-type="date">
            <text:p>2020-01-29 01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0908.04651" calcext:value-type="float">
            <text:p>1580260908.04651</text:p>
          </table:table-cell>
          <table:table-cell table:formula="of:=[.A1796]/(3600*24)+25569" office:value-type="date" office:date-value="2020-01-29T01:21:48.046513" calcext:value-type="date">
            <text:p>2020-01-29 01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028.08158" calcext:value-type="float">
            <text:p>1580261028.08158</text:p>
          </table:table-cell>
          <table:table-cell table:formula="of:=[.A1797]/(3600*24)+25569" office:value-type="date" office:date-value="2020-01-29T01:23:48.081578" calcext:value-type="date">
            <text:p>2020-01-29 01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148.08661" calcext:value-type="float">
            <text:p>1580261148.08661</text:p>
          </table:table-cell>
          <table:table-cell table:formula="of:=[.A1798]/(3600*24)+25569" office:value-type="date" office:date-value="2020-01-29T01:25:48.086613" calcext:value-type="date">
            <text:p>2020-01-29 01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268.07742" calcext:value-type="float">
            <text:p>1580261268.07742</text:p>
          </table:table-cell>
          <table:table-cell table:formula="of:=[.A1799]/(3600*24)+25569" office:value-type="date" office:date-value="2020-01-29T01:27:48.077418" calcext:value-type="date">
            <text:p>2020-01-29 01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388.11388" calcext:value-type="float">
            <text:p>1580261388.11388</text:p>
          </table:table-cell>
          <table:table-cell table:formula="of:=[.A1800]/(3600*24)+25569" office:value-type="date" office:date-value="2020-01-29T01:29:48.113885" calcext:value-type="date">
            <text:p>2020-01-29 01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508.1161" calcext:value-type="float">
            <text:p>1580261508.1161</text:p>
          </table:table-cell>
          <table:table-cell table:formula="of:=[.A1801]/(3600*24)+25569" office:value-type="date" office:date-value="2020-01-29T01:31:48.116097" calcext:value-type="date">
            <text:p>2020-01-29 01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628.12757" calcext:value-type="float">
            <text:p>1580261628.12757</text:p>
          </table:table-cell>
          <table:table-cell table:formula="of:=[.A1802]/(3600*24)+25569" office:value-type="date" office:date-value="2020-01-29T01:33:48.127573" calcext:value-type="date">
            <text:p>2020-01-29 01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748.10752" calcext:value-type="float">
            <text:p>1580261748.10752</text:p>
          </table:table-cell>
          <table:table-cell table:formula="of:=[.A1803]/(3600*24)+25569" office:value-type="date" office:date-value="2020-01-29T01:35:48.10752" calcext:value-type="date">
            <text:p>2020-01-29 01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868.13367" calcext:value-type="float">
            <text:p>1580261868.13367</text:p>
          </table:table-cell>
          <table:table-cell table:formula="of:=[.A1804]/(3600*24)+25569" office:value-type="date" office:date-value="2020-01-29T01:37:48.133674" calcext:value-type="date">
            <text:p>2020-01-29 01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1987.92471" calcext:value-type="float">
            <text:p>1580261987.92471</text:p>
          </table:table-cell>
          <table:table-cell table:formula="of:=[.A1805]/(3600*24)+25569" office:value-type="date" office:date-value="2020-01-29T01:39:47.924711" calcext:value-type="date">
            <text:p>2020-01-29 01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107.96575" calcext:value-type="float">
            <text:p>1580262107.96575</text:p>
          </table:table-cell>
          <table:table-cell table:formula="of:=[.A1806]/(3600*24)+25569" office:value-type="date" office:date-value="2020-01-29T01:41:47.965746" calcext:value-type="date">
            <text:p>2020-01-29 01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227.97612" calcext:value-type="float">
            <text:p>1580262227.97612</text:p>
          </table:table-cell>
          <table:table-cell table:formula="of:=[.A1807]/(3600*24)+25569" office:value-type="date" office:date-value="2020-01-29T01:43:47.976123" calcext:value-type="date">
            <text:p>2020-01-29 01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347.97461" calcext:value-type="float">
            <text:p>1580262347.97461</text:p>
          </table:table-cell>
          <table:table-cell table:formula="of:=[.A1808]/(3600*24)+25569" office:value-type="date" office:date-value="2020-01-29T01:45:47.974608" calcext:value-type="date">
            <text:p>2020-01-29 01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467.95591" calcext:value-type="float">
            <text:p>1580262467.95591</text:p>
          </table:table-cell>
          <table:table-cell table:formula="of:=[.A1809]/(3600*24)+25569" office:value-type="date" office:date-value="2020-01-29T01:47:47.95591" calcext:value-type="date">
            <text:p>2020-01-29 01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587.96573" calcext:value-type="float">
            <text:p>1580262587.96573</text:p>
          </table:table-cell>
          <table:table-cell table:formula="of:=[.A1810]/(3600*24)+25569" office:value-type="date" office:date-value="2020-01-29T01:49:47.96573" calcext:value-type="date">
            <text:p>2020-01-29 01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708.00589" calcext:value-type="float">
            <text:p>1580262708.00589</text:p>
          </table:table-cell>
          <table:table-cell table:formula="of:=[.A1811]/(3600*24)+25569" office:value-type="date" office:date-value="2020-01-29T01:51:48.005894" calcext:value-type="date">
            <text:p>2020-01-29 01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828.00567" calcext:value-type="float">
            <text:p>1580262828.00567</text:p>
          </table:table-cell>
          <table:table-cell table:formula="of:=[.A1812]/(3600*24)+25569" office:value-type="date" office:date-value="2020-01-29T01:53:48.00567" calcext:value-type="date">
            <text:p>2020-01-29 01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2948.02882" calcext:value-type="float">
            <text:p>1580262948.02882</text:p>
          </table:table-cell>
          <table:table-cell table:formula="of:=[.A1813]/(3600*24)+25569" office:value-type="date" office:date-value="2020-01-29T01:55:48.028821" calcext:value-type="date">
            <text:p>2020-01-29 01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067.74198" calcext:value-type="float">
            <text:p>1580263067.74198</text:p>
          </table:table-cell>
          <table:table-cell table:formula="of:=[.A1814]/(3600*24)+25569" office:value-type="date" office:date-value="2020-01-29T01:57:47.741976" calcext:value-type="date">
            <text:p>2020-01-29 01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187.76282" calcext:value-type="float">
            <text:p>1580263187.76282</text:p>
          </table:table-cell>
          <table:table-cell table:formula="of:=[.A1815]/(3600*24)+25569" office:value-type="date" office:date-value="2020-01-29T01:59:47.76282" calcext:value-type="date">
            <text:p>2020-01-29 01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307.59043" calcext:value-type="float">
            <text:p>1580263307.59043</text:p>
          </table:table-cell>
          <table:table-cell table:formula="of:=[.A1816]/(3600*24)+25569" office:value-type="date" office:date-value="2020-01-29T02:01:47.590435" calcext:value-type="date">
            <text:p>2020-01-29 02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427.59898" calcext:value-type="float">
            <text:p>1580263427.59898</text:p>
          </table:table-cell>
          <table:table-cell table:formula="of:=[.A1817]/(3600*24)+25569" office:value-type="date" office:date-value="2020-01-29T02:03:47.59898" calcext:value-type="date">
            <text:p>2020-01-29 02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547.62804" calcext:value-type="float">
            <text:p>1580263547.62804</text:p>
          </table:table-cell>
          <table:table-cell table:formula="of:=[.A1818]/(3600*24)+25569" office:value-type="date" office:date-value="2020-01-29T02:05:47.628037" calcext:value-type="date">
            <text:p>2020-01-29 02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667.63031" calcext:value-type="float">
            <text:p>1580263667.63031</text:p>
          </table:table-cell>
          <table:table-cell table:formula="of:=[.A1819]/(3600*24)+25569" office:value-type="date" office:date-value="2020-01-29T02:07:47.630305" calcext:value-type="date">
            <text:p>2020-01-29 02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787.9635" calcext:value-type="float">
            <text:p>1580263787.9635</text:p>
          </table:table-cell>
          <table:table-cell table:formula="of:=[.A1820]/(3600*24)+25569" office:value-type="date" office:date-value="2020-01-29T02:09:47.963497" calcext:value-type="date">
            <text:p>2020-01-29 02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3907.95459" calcext:value-type="float">
            <text:p>1580263907.95459</text:p>
          </table:table-cell>
          <table:table-cell table:formula="of:=[.A1821]/(3600*24)+25569" office:value-type="date" office:date-value="2020-01-29T02:11:47.954594" calcext:value-type="date">
            <text:p>2020-01-29 02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027.95917" calcext:value-type="float">
            <text:p>1580264027.95917</text:p>
          </table:table-cell>
          <table:table-cell table:formula="of:=[.A1822]/(3600*24)+25569" office:value-type="date" office:date-value="2020-01-29T02:13:47.959165" calcext:value-type="date">
            <text:p>2020-01-29 02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147.99451" calcext:value-type="float">
            <text:p>1580264147.99451</text:p>
          </table:table-cell>
          <table:table-cell table:formula="of:=[.A1823]/(3600*24)+25569" office:value-type="date" office:date-value="2020-01-29T02:15:47.994506" calcext:value-type="date">
            <text:p>2020-01-29 02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268.00475" calcext:value-type="float">
            <text:p>1580264268.00475</text:p>
          </table:table-cell>
          <table:table-cell table:formula="of:=[.A1824]/(3600*24)+25569" office:value-type="date" office:date-value="2020-01-29T02:17:48.004748" calcext:value-type="date">
            <text:p>2020-01-29 02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388.34502" calcext:value-type="float">
            <text:p>1580264388.34502</text:p>
          </table:table-cell>
          <table:table-cell table:formula="of:=[.A1825]/(3600*24)+25569" office:value-type="date" office:date-value="2020-01-29T02:19:48.345015" calcext:value-type="date">
            <text:p>2020-01-29 02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508.36453" calcext:value-type="float">
            <text:p>1580264508.36453</text:p>
          </table:table-cell>
          <table:table-cell table:formula="of:=[.A1826]/(3600*24)+25569" office:value-type="date" office:date-value="2020-01-29T02:21:48.364525" calcext:value-type="date">
            <text:p>2020-01-29 02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628.3644" calcext:value-type="float">
            <text:p>1580264628.3644</text:p>
          </table:table-cell>
          <table:table-cell table:formula="of:=[.A1827]/(3600*24)+25569" office:value-type="date" office:date-value="2020-01-29T02:23:48.364405" calcext:value-type="date">
            <text:p>2020-01-29 02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748.56431" calcext:value-type="float">
            <text:p>1580264748.56431</text:p>
          </table:table-cell>
          <table:table-cell table:formula="of:=[.A1828]/(3600*24)+25569" office:value-type="date" office:date-value="2020-01-29T02:25:48.564312" calcext:value-type="date">
            <text:p>2020-01-29 02:2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868.37581" calcext:value-type="float">
            <text:p>1580264868.37581</text:p>
          </table:table-cell>
          <table:table-cell table:formula="of:=[.A1829]/(3600*24)+25569" office:value-type="date" office:date-value="2020-01-29T02:27:48.375809" calcext:value-type="date">
            <text:p>2020-01-29 02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4988.81503" calcext:value-type="float">
            <text:p>1580264988.81503</text:p>
          </table:table-cell>
          <table:table-cell table:formula="of:=[.A1830]/(3600*24)+25569" office:value-type="date" office:date-value="2020-01-29T02:29:48.815032" calcext:value-type="date">
            <text:p>2020-01-29 02:29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108.83462" calcext:value-type="float">
            <text:p>1580265108.83462</text:p>
          </table:table-cell>
          <table:table-cell table:formula="of:=[.A1831]/(3600*24)+25569" office:value-type="date" office:date-value="2020-01-29T02:31:48.834617" calcext:value-type="date">
            <text:p>2020-01-29 02:31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228.83672" calcext:value-type="float">
            <text:p>1580265228.83672</text:p>
          </table:table-cell>
          <table:table-cell table:formula="of:=[.A1832]/(3600*24)+25569" office:value-type="date" office:date-value="2020-01-29T02:33:48.836721" calcext:value-type="date">
            <text:p>2020-01-29 02:33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348.85456" calcext:value-type="float">
            <text:p>1580265348.85456</text:p>
          </table:table-cell>
          <table:table-cell table:formula="of:=[.A1833]/(3600*24)+25569" office:value-type="date" office:date-value="2020-01-29T02:35:48.854562" calcext:value-type="date">
            <text:p>2020-01-29 02:3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469.10078" calcext:value-type="float">
            <text:p>1580265469.10078</text:p>
          </table:table-cell>
          <table:table-cell table:formula="of:=[.A1834]/(3600*24)+25569" office:value-type="date" office:date-value="2020-01-29T02:37:49.10078" calcext:value-type="date">
            <text:p>2020-01-29 02:37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588.14632" calcext:value-type="float">
            <text:p>1580265588.14632</text:p>
          </table:table-cell>
          <table:table-cell table:formula="of:=[.A1835]/(3600*24)+25569" office:value-type="date" office:date-value="2020-01-29T02:39:48.146324" calcext:value-type="date">
            <text:p>2020-01-29 02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708.14636" calcext:value-type="float">
            <text:p>1580265708.14636</text:p>
          </table:table-cell>
          <table:table-cell table:formula="of:=[.A1836]/(3600*24)+25569" office:value-type="date" office:date-value="2020-01-29T02:41:48.146356" calcext:value-type="date">
            <text:p>2020-01-29 02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828.12611" calcext:value-type="float">
            <text:p>1580265828.12611</text:p>
          </table:table-cell>
          <table:table-cell table:formula="of:=[.A1837]/(3600*24)+25569" office:value-type="date" office:date-value="2020-01-29T02:43:48.126114" calcext:value-type="date">
            <text:p>2020-01-29 02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5948.13628" calcext:value-type="float">
            <text:p>1580265948.13628</text:p>
          </table:table-cell>
          <table:table-cell table:formula="of:=[.A1838]/(3600*24)+25569" office:value-type="date" office:date-value="2020-01-29T02:45:48.136275" calcext:value-type="date">
            <text:p>2020-01-29 02:4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068.15623" calcext:value-type="float">
            <text:p>1580266068.15623</text:p>
          </table:table-cell>
          <table:table-cell table:formula="of:=[.A1839]/(3600*24)+25569" office:value-type="date" office:date-value="2020-01-29T02:47:48.156227" calcext:value-type="date">
            <text:p>2020-01-29 02:4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187.75097" calcext:value-type="float">
            <text:p>1580266187.75097</text:p>
          </table:table-cell>
          <table:table-cell table:formula="of:=[.A1840]/(3600*24)+25569" office:value-type="date" office:date-value="2020-01-29T02:49:47.750974" calcext:value-type="date">
            <text:p>2020-01-29 02:4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307.76968" calcext:value-type="float">
            <text:p>1580266307.76968</text:p>
          </table:table-cell>
          <table:table-cell table:formula="of:=[.A1841]/(3600*24)+25569" office:value-type="date" office:date-value="2020-01-29T02:51:47.76968" calcext:value-type="date">
            <text:p>2020-01-29 02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427.79098" calcext:value-type="float">
            <text:p>1580266427.79098</text:p>
          </table:table-cell>
          <table:table-cell table:formula="of:=[.A1842]/(3600*24)+25569" office:value-type="date" office:date-value="2020-01-29T02:53:47.790982" calcext:value-type="date">
            <text:p>2020-01-29 02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547.84181" calcext:value-type="float">
            <text:p>1580266547.84181</text:p>
          </table:table-cell>
          <table:table-cell table:formula="of:=[.A1843]/(3600*24)+25569" office:value-type="date" office:date-value="2020-01-29T02:55:47.841814" calcext:value-type="date">
            <text:p>2020-01-29 02:5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667.94163" calcext:value-type="float">
            <text:p>1580266667.94163</text:p>
          </table:table-cell>
          <table:table-cell table:formula="of:=[.A1844]/(3600*24)+25569" office:value-type="date" office:date-value="2020-01-29T02:57:47.94163" calcext:value-type="date">
            <text:p>2020-01-29 02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787.96456" calcext:value-type="float">
            <text:p>1580266787.96456</text:p>
          </table:table-cell>
          <table:table-cell table:formula="of:=[.A1845]/(3600*24)+25569" office:value-type="date" office:date-value="2020-01-29T02:59:47.964562" calcext:value-type="date">
            <text:p>2020-01-29 02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6907.76101" calcext:value-type="float">
            <text:p>1580266907.76101</text:p>
          </table:table-cell>
          <table:table-cell table:formula="of:=[.A1846]/(3600*24)+25569" office:value-type="date" office:date-value="2020-01-29T03:01:47.761005" calcext:value-type="date">
            <text:p>2020-01-29 03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027.77089" calcext:value-type="float">
            <text:p>1580267027.77089</text:p>
          </table:table-cell>
          <table:table-cell table:formula="of:=[.A1847]/(3600*24)+25569" office:value-type="date" office:date-value="2020-01-29T03:03:47.770887" calcext:value-type="date">
            <text:p>2020-01-29 03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147.80978" calcext:value-type="float">
            <text:p>1580267147.80978</text:p>
          </table:table-cell>
          <table:table-cell table:formula="of:=[.A1848]/(3600*24)+25569" office:value-type="date" office:date-value="2020-01-29T03:05:47.809782" calcext:value-type="date">
            <text:p>2020-01-29 03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267.80101" calcext:value-type="float">
            <text:p>1580267267.80101</text:p>
          </table:table-cell>
          <table:table-cell table:formula="of:=[.A1849]/(3600*24)+25569" office:value-type="date" office:date-value="2020-01-29T03:07:47.80101" calcext:value-type="date">
            <text:p>2020-01-29 03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387.80118" calcext:value-type="float">
            <text:p>1580267387.80118</text:p>
          </table:table-cell>
          <table:table-cell table:formula="of:=[.A1850]/(3600*24)+25569" office:value-type="date" office:date-value="2020-01-29T03:09:47.80118" calcext:value-type="date">
            <text:p>2020-01-29 03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507.81098" calcext:value-type="float">
            <text:p>1580267507.81098</text:p>
          </table:table-cell>
          <table:table-cell table:formula="of:=[.A1851]/(3600*24)+25569" office:value-type="date" office:date-value="2020-01-29T03:11:47.810984" calcext:value-type="date">
            <text:p>2020-01-29 03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627.84975" calcext:value-type="float">
            <text:p>1580267627.84975</text:p>
          </table:table-cell>
          <table:table-cell table:formula="of:=[.A1852]/(3600*24)+25569" office:value-type="date" office:date-value="2020-01-29T03:13:47.849746" calcext:value-type="date">
            <text:p>2020-01-29 03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747.86842" calcext:value-type="float">
            <text:p>1580267747.86842</text:p>
          </table:table-cell>
          <table:table-cell table:formula="of:=[.A1853]/(3600*24)+25569" office:value-type="date" office:date-value="2020-01-29T03:15:47.868419" calcext:value-type="date">
            <text:p>2020-01-29 03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867.83097" calcext:value-type="float">
            <text:p>1580267867.83097</text:p>
          </table:table-cell>
          <table:table-cell table:formula="of:=[.A1854]/(3600*24)+25569" office:value-type="date" office:date-value="2020-01-29T03:17:47.830973" calcext:value-type="date">
            <text:p>2020-01-29 03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7987.6786" calcext:value-type="float">
            <text:p>1580267987.6786</text:p>
          </table:table-cell>
          <table:table-cell table:formula="of:=[.A1855]/(3600*24)+25569" office:value-type="date" office:date-value="2020-01-29T03:19:47.678599" calcext:value-type="date">
            <text:p>2020-01-29 03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107.52351" calcext:value-type="float">
            <text:p>1580268107.52351</text:p>
          </table:table-cell>
          <table:table-cell table:formula="of:=[.A1856]/(3600*24)+25569" office:value-type="date" office:date-value="2020-01-29T03:21:47.523509" calcext:value-type="date">
            <text:p>2020-01-29 03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227.58569" calcext:value-type="float">
            <text:p>1580268227.58569</text:p>
          </table:table-cell>
          <table:table-cell table:formula="of:=[.A1857]/(3600*24)+25569" office:value-type="date" office:date-value="2020-01-29T03:23:47.585687" calcext:value-type="date">
            <text:p>2020-01-29 03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347.53342" calcext:value-type="float">
            <text:p>1580268347.53342</text:p>
          </table:table-cell>
          <table:table-cell table:formula="of:=[.A1858]/(3600*24)+25569" office:value-type="date" office:date-value="2020-01-29T03:25:47.533419" calcext:value-type="date">
            <text:p>2020-01-29 03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468.18328" calcext:value-type="float">
            <text:p>1580268468.18328</text:p>
          </table:table-cell>
          <table:table-cell table:formula="of:=[.A1859]/(3600*24)+25569" office:value-type="date" office:date-value="2020-01-29T03:27:48.183277" calcext:value-type="date">
            <text:p>2020-01-29 03:2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588.15423" calcext:value-type="float">
            <text:p>1580268588.15423</text:p>
          </table:table-cell>
          <table:table-cell table:formula="of:=[.A1860]/(3600*24)+25569" office:value-type="date" office:date-value="2020-01-29T03:29:48.154229" calcext:value-type="date">
            <text:p>2020-01-29 03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708.20133" calcext:value-type="float">
            <text:p>1580268708.20133</text:p>
          </table:table-cell>
          <table:table-cell table:formula="of:=[.A1861]/(3600*24)+25569" office:value-type="date" office:date-value="2020-01-29T03:31:48.201333" calcext:value-type="date">
            <text:p>2020-01-29 03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828.16336" calcext:value-type="float">
            <text:p>1580268828.16336</text:p>
          </table:table-cell>
          <table:table-cell table:formula="of:=[.A1862]/(3600*24)+25569" office:value-type="date" office:date-value="2020-01-29T03:33:48.163355" calcext:value-type="date">
            <text:p>2020-01-29 03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8948.18352" calcext:value-type="float">
            <text:p>1580268948.18352</text:p>
          </table:table-cell>
          <table:table-cell table:formula="of:=[.A1863]/(3600*24)+25569" office:value-type="date" office:date-value="2020-01-29T03:35:48.183518" calcext:value-type="date">
            <text:p>2020-01-29 03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068.33103" calcext:value-type="float">
            <text:p>1580269068.33103</text:p>
          </table:table-cell>
          <table:table-cell table:formula="of:=[.A1864]/(3600*24)+25569" office:value-type="date" office:date-value="2020-01-29T03:37:48.33103" calcext:value-type="date">
            <text:p>2020-01-29 03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188.30575" calcext:value-type="float">
            <text:p>1580269188.30575</text:p>
          </table:table-cell>
          <table:table-cell table:formula="of:=[.A1865]/(3600*24)+25569" office:value-type="date" office:date-value="2020-01-29T03:39:48.305753" calcext:value-type="date">
            <text:p>2020-01-29 03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308.34825" calcext:value-type="float">
            <text:p>1580269308.34825</text:p>
          </table:table-cell>
          <table:table-cell table:formula="of:=[.A1866]/(3600*24)+25569" office:value-type="date" office:date-value="2020-01-29T03:41:48.348253" calcext:value-type="date">
            <text:p>2020-01-29 03:4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428.33658" calcext:value-type="float">
            <text:p>1580269428.33658</text:p>
          </table:table-cell>
          <table:table-cell table:formula="of:=[.A1867]/(3600*24)+25569" office:value-type="date" office:date-value="2020-01-29T03:43:48.336577" calcext:value-type="date">
            <text:p>2020-01-29 03:4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548.60775" calcext:value-type="float">
            <text:p>1580269548.60775</text:p>
          </table:table-cell>
          <table:table-cell table:formula="of:=[.A1868]/(3600*24)+25569" office:value-type="date" office:date-value="2020-01-29T03:45:48.607752" calcext:value-type="date">
            <text:p>2020-01-29 03:4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668.65649" calcext:value-type="float">
            <text:p>1580269668.65649</text:p>
          </table:table-cell>
          <table:table-cell table:formula="of:=[.A1869]/(3600*24)+25569" office:value-type="date" office:date-value="2020-01-29T03:47:48.656488" calcext:value-type="date">
            <text:p>2020-01-29 03:47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788.62957" calcext:value-type="float">
            <text:p>1580269788.62957</text:p>
          </table:table-cell>
          <table:table-cell table:formula="of:=[.A1870]/(3600*24)+25569" office:value-type="date" office:date-value="2020-01-29T03:49:48.629565" calcext:value-type="date">
            <text:p>2020-01-29 03:49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69908.63067" calcext:value-type="float">
            <text:p>1580269908.63067</text:p>
          </table:table-cell>
          <table:table-cell table:formula="of:=[.A1871]/(3600*24)+25569" office:value-type="date" office:date-value="2020-01-29T03:51:48.630669" calcext:value-type="date">
            <text:p>2020-01-29 03:51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028.63638" calcext:value-type="float">
            <text:p>1580270028.63638</text:p>
          </table:table-cell>
          <table:table-cell table:formula="of:=[.A1872]/(3600*24)+25569" office:value-type="date" office:date-value="2020-01-29T03:53:48.636379" calcext:value-type="date">
            <text:p>2020-01-29 03:53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148.65787" calcext:value-type="float">
            <text:p>1580270148.65787</text:p>
          </table:table-cell>
          <table:table-cell table:formula="of:=[.A1873]/(3600*24)+25569" office:value-type="date" office:date-value="2020-01-29T03:55:48.657871" calcext:value-type="date">
            <text:p>2020-01-29 03:55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268.23149" calcext:value-type="float">
            <text:p>1580270268.23149</text:p>
          </table:table-cell>
          <table:table-cell table:formula="of:=[.A1874]/(3600*24)+25569" office:value-type="date" office:date-value="2020-01-29T03:57:48.231492" calcext:value-type="date">
            <text:p>2020-01-29 03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388.18207" calcext:value-type="float">
            <text:p>1580270388.18207</text:p>
          </table:table-cell>
          <table:table-cell table:formula="of:=[.A1875]/(3600*24)+25569" office:value-type="date" office:date-value="2020-01-29T03:59:48.182074" calcext:value-type="date">
            <text:p>2020-01-29 03:5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507.90351" calcext:value-type="float">
            <text:p>1580270507.90351</text:p>
          </table:table-cell>
          <table:table-cell table:formula="of:=[.A1876]/(3600*24)+25569" office:value-type="date" office:date-value="2020-01-29T04:01:47.903507" calcext:value-type="date">
            <text:p>2020-01-29 04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627.91366" calcext:value-type="float">
            <text:p>1580270627.91366</text:p>
          </table:table-cell>
          <table:table-cell table:formula="of:=[.A1877]/(3600*24)+25569" office:value-type="date" office:date-value="2020-01-29T04:03:47.913655" calcext:value-type="date">
            <text:p>2020-01-29 04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747.93413" calcext:value-type="float">
            <text:p>1580270747.93413</text:p>
          </table:table-cell>
          <table:table-cell table:formula="of:=[.A1878]/(3600*24)+25569" office:value-type="date" office:date-value="2020-01-29T04:05:47.93413" calcext:value-type="date">
            <text:p>2020-01-29 04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867.96092" calcext:value-type="float">
            <text:p>1580270867.96092</text:p>
          </table:table-cell>
          <table:table-cell table:formula="of:=[.A1879]/(3600*24)+25569" office:value-type="date" office:date-value="2020-01-29T04:07:47.960921" calcext:value-type="date">
            <text:p>2020-01-29 04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0987.95367" calcext:value-type="float">
            <text:p>1580270987.95367</text:p>
          </table:table-cell>
          <table:table-cell table:formula="of:=[.A1880]/(3600*24)+25569" office:value-type="date" office:date-value="2020-01-29T04:09:47.953668" calcext:value-type="date">
            <text:p>2020-01-29 04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107.97105" calcext:value-type="float">
            <text:p>1580271107.97105</text:p>
          </table:table-cell>
          <table:table-cell table:formula="of:=[.A1881]/(3600*24)+25569" office:value-type="date" office:date-value="2020-01-29T04:11:47.971046" calcext:value-type="date">
            <text:p>2020-01-29 04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227.97364" calcext:value-type="float">
            <text:p>1580271227.97364</text:p>
          </table:table-cell>
          <table:table-cell table:formula="of:=[.A1882]/(3600*24)+25569" office:value-type="date" office:date-value="2020-01-29T04:13:47.973636" calcext:value-type="date">
            <text:p>2020-01-29 04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347.97363" calcext:value-type="float">
            <text:p>1580271347.97363</text:p>
          </table:table-cell>
          <table:table-cell table:formula="of:=[.A1883]/(3600*24)+25569" office:value-type="date" office:date-value="2020-01-29T04:15:47.973633" calcext:value-type="date">
            <text:p>2020-01-29 04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468.02793" calcext:value-type="float">
            <text:p>1580271468.02793</text:p>
          </table:table-cell>
          <table:table-cell table:formula="of:=[.A1884]/(3600*24)+25569" office:value-type="date" office:date-value="2020-01-29T04:17:48.027928" calcext:value-type="date">
            <text:p>2020-01-29 04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587.65418" calcext:value-type="float">
            <text:p>1580271587.65418</text:p>
          </table:table-cell>
          <table:table-cell table:formula="of:=[.A1885]/(3600*24)+25569" office:value-type="date" office:date-value="2020-01-29T04:19:47.654175" calcext:value-type="date">
            <text:p>2020-01-29 04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707.74808" calcext:value-type="float">
            <text:p>1580271707.74808</text:p>
          </table:table-cell>
          <table:table-cell table:formula="of:=[.A1886]/(3600*24)+25569" office:value-type="date" office:date-value="2020-01-29T04:21:47.748078" calcext:value-type="date">
            <text:p>2020-01-29 04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827.44012" calcext:value-type="float">
            <text:p>1580271827.44012</text:p>
          </table:table-cell>
          <table:table-cell table:formula="of:=[.A1887]/(3600*24)+25569" office:value-type="date" office:date-value="2020-01-29T04:23:47.440124" calcext:value-type="date">
            <text:p>2020-01-29 04:2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1947.44136" calcext:value-type="float">
            <text:p>1580271947.44136</text:p>
          </table:table-cell>
          <table:table-cell table:formula="of:=[.A1888]/(3600*24)+25569" office:value-type="date" office:date-value="2020-01-29T04:25:47.441364" calcext:value-type="date">
            <text:p>2020-01-29 04:2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067.46155" calcext:value-type="float">
            <text:p>1580272067.46155</text:p>
          </table:table-cell>
          <table:table-cell table:formula="of:=[.A1889]/(3600*24)+25569" office:value-type="date" office:date-value="2020-01-29T04:27:47.461551" calcext:value-type="date">
            <text:p>2020-01-29 04:2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187.60207" calcext:value-type="float">
            <text:p>1580272187.60207</text:p>
          </table:table-cell>
          <table:table-cell table:formula="of:=[.A1890]/(3600*24)+25569" office:value-type="date" office:date-value="2020-01-29T04:29:47.602065" calcext:value-type="date">
            <text:p>2020-01-29 04:2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307.5015" calcext:value-type="float">
            <text:p>1580272307.5015</text:p>
          </table:table-cell>
          <table:table-cell table:formula="of:=[.A1891]/(3600*24)+25569" office:value-type="date" office:date-value="2020-01-29T04:31:47.501495" calcext:value-type="date">
            <text:p>2020-01-29 04:3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427.56524" calcext:value-type="float">
            <text:p>1580272427.56524</text:p>
          </table:table-cell>
          <table:table-cell table:formula="of:=[.A1892]/(3600*24)+25569" office:value-type="date" office:date-value="2020-01-29T04:33:47.565243" calcext:value-type="date">
            <text:p>2020-01-29 04:3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547.55705" calcext:value-type="float">
            <text:p>1580272547.55705</text:p>
          </table:table-cell>
          <table:table-cell table:formula="of:=[.A1893]/(3600*24)+25569" office:value-type="date" office:date-value="2020-01-29T04:35:47.557054" calcext:value-type="date">
            <text:p>2020-01-29 04:3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667.73966" calcext:value-type="float">
            <text:p>1580272667.73966</text:p>
          </table:table-cell>
          <table:table-cell table:formula="of:=[.A1894]/(3600*24)+25569" office:value-type="date" office:date-value="2020-01-29T04:37:47.739656" calcext:value-type="date">
            <text:p>2020-01-29 04:3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787.69791" calcext:value-type="float">
            <text:p>1580272787.69791</text:p>
          </table:table-cell>
          <table:table-cell table:formula="of:=[.A1895]/(3600*24)+25569" office:value-type="date" office:date-value="2020-01-29T04:39:47.697912" calcext:value-type="date">
            <text:p>2020-01-29 04:3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2907.46612" calcext:value-type="float">
            <text:p>1580272907.46612</text:p>
          </table:table-cell>
          <table:table-cell table:formula="of:=[.A1896]/(3600*24)+25569" office:value-type="date" office:date-value="2020-01-29T04:41:47.466123" calcext:value-type="date">
            <text:p>2020-01-29 04:41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027.48664" calcext:value-type="float">
            <text:p>1580273027.48664</text:p>
          </table:table-cell>
          <table:table-cell table:formula="of:=[.A1897]/(3600*24)+25569" office:value-type="date" office:date-value="2020-01-29T04:43:47.486638" calcext:value-type="date">
            <text:p>2020-01-29 04:43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147.45725" calcext:value-type="float">
            <text:p>1580273147.45725</text:p>
          </table:table-cell>
          <table:table-cell table:formula="of:=[.A1898]/(3600*24)+25569" office:value-type="date" office:date-value="2020-01-29T04:45:47.457249" calcext:value-type="date">
            <text:p>2020-01-29 04:4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267.48082" calcext:value-type="float">
            <text:p>1580273267.48082</text:p>
          </table:table-cell>
          <table:table-cell table:formula="of:=[.A1899]/(3600*24)+25569" office:value-type="date" office:date-value="2020-01-29T04:47:47.480825" calcext:value-type="date">
            <text:p>2020-01-29 04:47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387.48747" calcext:value-type="float">
            <text:p>1580273387.48747</text:p>
          </table:table-cell>
          <table:table-cell table:formula="of:=[.A1900]/(3600*24)+25569" office:value-type="date" office:date-value="2020-01-29T04:49:47.487471" calcext:value-type="date">
            <text:p>2020-01-29 04:49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507.50726" calcext:value-type="float">
            <text:p>1580273507.50726</text:p>
          </table:table-cell>
          <table:table-cell table:formula="of:=[.A1901]/(3600*24)+25569" office:value-type="date" office:date-value="2020-01-29T04:51:47.507257" calcext:value-type="date">
            <text:p>2020-01-29 04:5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627.68766" calcext:value-type="float">
            <text:p>1580273627.68766</text:p>
          </table:table-cell>
          <table:table-cell table:formula="of:=[.A1902]/(3600*24)+25569" office:value-type="date" office:date-value="2020-01-29T04:53:47.687659" calcext:value-type="date">
            <text:p>2020-01-29 04:5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747.49607" calcext:value-type="float">
            <text:p>1580273747.49607</text:p>
          </table:table-cell>
          <table:table-cell table:formula="of:=[.A1903]/(3600*24)+25569" office:value-type="date" office:date-value="2020-01-29T04:55:47.49607" calcext:value-type="date">
            <text:p>2020-01-29 04:55:47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868.34224" calcext:value-type="float">
            <text:p>1580273868.34224</text:p>
          </table:table-cell>
          <table:table-cell table:formula="of:=[.A1904]/(3600*24)+25569" office:value-type="date" office:date-value="2020-01-29T04:57:48.342238" calcext:value-type="date">
            <text:p>2020-01-29 04:5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3989.32004" calcext:value-type="float">
            <text:p>1580273989.32004</text:p>
          </table:table-cell>
          <table:table-cell table:formula="of:=[.A1905]/(3600*24)+25569" office:value-type="date" office:date-value="2020-01-29T04:59:49.320041" calcext:value-type="date">
            <text:p>2020-01-29 04:59:49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108.19816" calcext:value-type="float">
            <text:p>1580274108.19816</text:p>
          </table:table-cell>
          <table:table-cell table:formula="of:=[.A1906]/(3600*24)+25569" office:value-type="date" office:date-value="2020-01-29T05:01:48.19816" calcext:value-type="date">
            <text:p>2020-01-29 05:0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228.22254" calcext:value-type="float">
            <text:p>1580274228.22254</text:p>
          </table:table-cell>
          <table:table-cell table:formula="of:=[.A1907]/(3600*24)+25569" office:value-type="date" office:date-value="2020-01-29T05:03:48.222537" calcext:value-type="date">
            <text:p>2020-01-29 05:0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348.21155" calcext:value-type="float">
            <text:p>1580274348.21155</text:p>
          </table:table-cell>
          <table:table-cell table:formula="of:=[.A1908]/(3600*24)+25569" office:value-type="date" office:date-value="2020-01-29T05:05:48.211553" calcext:value-type="date">
            <text:p>2020-01-29 05:0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468.33729" calcext:value-type="float">
            <text:p>1580274468.33729</text:p>
          </table:table-cell>
          <table:table-cell table:formula="of:=[.A1909]/(3600*24)+25569" office:value-type="date" office:date-value="2020-01-29T05:07:48.337287" calcext:value-type="date">
            <text:p>2020-01-29 05:0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588.19034" calcext:value-type="float">
            <text:p>1580274588.19034</text:p>
          </table:table-cell>
          <table:table-cell table:formula="of:=[.A1910]/(3600*24)+25569" office:value-type="date" office:date-value="2020-01-29T05:09:48.190345" calcext:value-type="date">
            <text:p>2020-01-29 05:0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708.26423" calcext:value-type="float">
            <text:p>1580274708.26423</text:p>
          </table:table-cell>
          <table:table-cell table:formula="of:=[.A1911]/(3600*24)+25569" office:value-type="date" office:date-value="2020-01-29T05:11:48.264235" calcext:value-type="date">
            <text:p>2020-01-29 05:1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828.23891" calcext:value-type="float">
            <text:p>1580274828.23891</text:p>
          </table:table-cell>
          <table:table-cell table:formula="of:=[.A1912]/(3600*24)+25569" office:value-type="date" office:date-value="2020-01-29T05:13:48.238913" calcext:value-type="date">
            <text:p>2020-01-29 05:1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4948.22963" calcext:value-type="float">
            <text:p>1580274948.22963</text:p>
          </table:table-cell>
          <table:table-cell table:formula="of:=[.A1913]/(3600*24)+25569" office:value-type="date" office:date-value="2020-01-29T05:15:48.22963" calcext:value-type="date">
            <text:p>2020-01-29 05:1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068.27014" calcext:value-type="float">
            <text:p>1580275068.27014</text:p>
          </table:table-cell>
          <table:table-cell table:formula="of:=[.A1914]/(3600*24)+25569" office:value-type="date" office:date-value="2020-01-29T05:17:48.270143" calcext:value-type="date">
            <text:p>2020-01-29 05:17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187.88005" calcext:value-type="float">
            <text:p>1580275187.88005</text:p>
          </table:table-cell>
          <table:table-cell table:formula="of:=[.A1915]/(3600*24)+25569" office:value-type="date" office:date-value="2020-01-29T05:19:47.880049" calcext:value-type="date">
            <text:p>2020-01-29 05:19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307.86996" calcext:value-type="float">
            <text:p>1580275307.86996</text:p>
          </table:table-cell>
          <table:table-cell table:formula="of:=[.A1916]/(3600*24)+25569" office:value-type="date" office:date-value="2020-01-29T05:21:47.869956" calcext:value-type="date">
            <text:p>2020-01-29 05:21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428.12514" calcext:value-type="float">
            <text:p>1580275428.12514</text:p>
          </table:table-cell>
          <table:table-cell table:formula="of:=[.A1917]/(3600*24)+25569" office:value-type="date" office:date-value="2020-01-29T05:23:48.125137" calcext:value-type="date">
            <text:p>2020-01-29 05:23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547.93016" calcext:value-type="float">
            <text:p>1580275547.93016</text:p>
          </table:table-cell>
          <table:table-cell table:formula="of:=[.A1918]/(3600*24)+25569" office:value-type="date" office:date-value="2020-01-29T05:25:47.930165" calcext:value-type="date">
            <text:p>2020-01-29 05:25:48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844.32565" calcext:value-type="float">
            <text:p>1580275844.32565</text:p>
          </table:table-cell>
          <table:table-cell table:formula="of:=[.A1919]/(3600*24)+25569" office:value-type="date" office:date-value="2020-01-29T05:30:44.325649" calcext:value-type="date">
            <text:p>2020-01-29 05:3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5965.92319" calcext:value-type="float">
            <text:p>1580275965.92319</text:p>
          </table:table-cell>
          <table:table-cell table:formula="of:=[.A1920]/(3600*24)+25569" office:value-type="date" office:date-value="2020-01-29T05:32:45.923194" calcext:value-type="date">
            <text:p>2020-01-29 05:32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085.91387" calcext:value-type="float">
            <text:p>1580276085.91387</text:p>
          </table:table-cell>
          <table:table-cell table:formula="of:=[.A1921]/(3600*24)+25569" office:value-type="date" office:date-value="2020-01-29T05:34:45.913868" calcext:value-type="date">
            <text:p>2020-01-29 05:34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205.9608" calcext:value-type="float">
            <text:p>1580276205.9608</text:p>
          </table:table-cell>
          <table:table-cell table:formula="of:=[.A1922]/(3600*24)+25569" office:value-type="date" office:date-value="2020-01-29T05:36:45.960796" calcext:value-type="date">
            <text:p>2020-01-29 05:36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325.77245" calcext:value-type="float">
            <text:p>1580276325.77245</text:p>
          </table:table-cell>
          <table:table-cell table:formula="of:=[.A1923]/(3600*24)+25569" office:value-type="date" office:date-value="2020-01-29T05:38:45.772453" calcext:value-type="date">
            <text:p>2020-01-29 05:38:46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443.6737" calcext:value-type="float">
            <text:p>1580276443.6737</text:p>
          </table:table-cell>
          <table:table-cell table:formula="of:=[.A1924]/(3600*24)+25569" office:value-type="date" office:date-value="2020-01-29T05:40:43.673697" calcext:value-type="date">
            <text:p>2020-01-29 05:4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563.63841" calcext:value-type="float">
            <text:p>1580276563.63841</text:p>
          </table:table-cell>
          <table:table-cell table:formula="of:=[.A1925]/(3600*24)+25569" office:value-type="date" office:date-value="2020-01-29T05:42:43.638413" calcext:value-type="date">
            <text:p>2020-01-29 05:4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683.64376" calcext:value-type="float">
            <text:p>1580276683.64376</text:p>
          </table:table-cell>
          <table:table-cell table:formula="of:=[.A1926]/(3600*24)+25569" office:value-type="date" office:date-value="2020-01-29T05:44:43.643764" calcext:value-type="date">
            <text:p>2020-01-29 05:4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803.69369" calcext:value-type="float">
            <text:p>1580276803.69369</text:p>
          </table:table-cell>
          <table:table-cell table:formula="of:=[.A1927]/(3600*24)+25569" office:value-type="date" office:date-value="2020-01-29T05:46:43.693692" calcext:value-type="date">
            <text:p>2020-01-29 05:4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6923.73552" calcext:value-type="float">
            <text:p>1580276923.73552</text:p>
          </table:table-cell>
          <table:table-cell table:formula="of:=[.A1928]/(3600*24)+25569" office:value-type="date" office:date-value="2020-01-29T05:48:43.735515" calcext:value-type="date">
            <text:p>2020-01-29 05:4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043.73385" calcext:value-type="float">
            <text:p>1580277043.73385</text:p>
          </table:table-cell>
          <table:table-cell table:formula="of:=[.A1929]/(3600*24)+25569" office:value-type="date" office:date-value="2020-01-29T05:50:43.733845" calcext:value-type="date">
            <text:p>2020-01-29 05:5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163.80625" calcext:value-type="float">
            <text:p>1580277163.80625</text:p>
          </table:table-cell>
          <table:table-cell table:formula="of:=[.A1930]/(3600*24)+25569" office:value-type="date" office:date-value="2020-01-29T05:52:43.80625" calcext:value-type="date">
            <text:p>2020-01-29 05:5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284.11383" calcext:value-type="float">
            <text:p>1580277284.11383</text:p>
          </table:table-cell>
          <table:table-cell table:formula="of:=[.A1931]/(3600*24)+25569" office:value-type="date" office:date-value="2020-01-29T05:54:44.113832" calcext:value-type="date">
            <text:p>2020-01-29 05:5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404.10156" calcext:value-type="float">
            <text:p>1580277404.10156</text:p>
          </table:table-cell>
          <table:table-cell table:formula="of:=[.A1932]/(3600*24)+25569" office:value-type="date" office:date-value="2020-01-29T05:56:44.101563" calcext:value-type="date">
            <text:p>2020-01-29 05:5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523.54418" calcext:value-type="float">
            <text:p>1580277523.54418</text:p>
          </table:table-cell>
          <table:table-cell table:formula="of:=[.A1933]/(3600*24)+25569" office:value-type="date" office:date-value="2020-01-29T05:58:43.544177" calcext:value-type="date">
            <text:p>2020-01-29 05:5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643.3398" calcext:value-type="float">
            <text:p>1580277643.3398</text:p>
          </table:table-cell>
          <table:table-cell table:formula="of:=[.A1934]/(3600*24)+25569" office:value-type="date" office:date-value="2020-01-29T06:00:43.339803" calcext:value-type="date">
            <text:p>2020-01-29 06:0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763.39556" calcext:value-type="float">
            <text:p>1580277763.39556</text:p>
          </table:table-cell>
          <table:table-cell table:formula="of:=[.A1935]/(3600*24)+25569" office:value-type="date" office:date-value="2020-01-29T06:02:43.395559" calcext:value-type="date">
            <text:p>2020-01-29 06:02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7883.32011" calcext:value-type="float">
            <text:p>1580277883.32011</text:p>
          </table:table-cell>
          <table:table-cell table:formula="of:=[.A1936]/(3600*24)+25569" office:value-type="date" office:date-value="2020-01-29T06:04:43.320106" calcext:value-type="date">
            <text:p>2020-01-29 06:04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003.75813" calcext:value-type="float">
            <text:p>1580278003.75813</text:p>
          </table:table-cell>
          <table:table-cell table:formula="of:=[.A1937]/(3600*24)+25569" office:value-type="date" office:date-value="2020-01-29T06:06:43.758132" calcext:value-type="date">
            <text:p>2020-01-29 06:0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123.8286" calcext:value-type="float">
            <text:p>1580278123.8286</text:p>
          </table:table-cell>
          <table:table-cell table:formula="of:=[.A1938]/(3600*24)+25569" office:value-type="date" office:date-value="2020-01-29T06:08:43.828602" calcext:value-type="date">
            <text:p>2020-01-29 06:0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243.82743" calcext:value-type="float">
            <text:p>1580278243.82743</text:p>
          </table:table-cell>
          <table:table-cell table:formula="of:=[.A1939]/(3600*24)+25569" office:value-type="date" office:date-value="2020-01-29T06:10:43.827432" calcext:value-type="date">
            <text:p>2020-01-29 06:1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363.84277" calcext:value-type="float">
            <text:p>1580278363.84277</text:p>
          </table:table-cell>
          <table:table-cell table:formula="of:=[.A1940]/(3600*24)+25569" office:value-type="date" office:date-value="2020-01-29T06:12:43.842773" calcext:value-type="date">
            <text:p>2020-01-29 06:1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483.8588" calcext:value-type="float">
            <text:p>1580278483.8588</text:p>
          </table:table-cell>
          <table:table-cell table:formula="of:=[.A1941]/(3600*24)+25569" office:value-type="date" office:date-value="2020-01-29T06:14:43.8588" calcext:value-type="date">
            <text:p>2020-01-29 06:1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603.8486" calcext:value-type="float">
            <text:p>1580278603.8486</text:p>
          </table:table-cell>
          <table:table-cell table:formula="of:=[.A1942]/(3600*24)+25569" office:value-type="date" office:date-value="2020-01-29T06:16:43.848602" calcext:value-type="date">
            <text:p>2020-01-29 06:1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723.8573" calcext:value-type="float">
            <text:p>1580278723.8573</text:p>
          </table:table-cell>
          <table:table-cell table:formula="of:=[.A1943]/(3600*24)+25569" office:value-type="date" office:date-value="2020-01-29T06:18:43.857303" calcext:value-type="date">
            <text:p>2020-01-29 06:1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843.15464" calcext:value-type="float">
            <text:p>1580278843.15464</text:p>
          </table:table-cell>
          <table:table-cell table:formula="of:=[.A1944]/(3600*24)+25569" office:value-type="date" office:date-value="2020-01-29T06:20:43.154642" calcext:value-type="date">
            <text:p>2020-01-29 06:2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8963.15441" calcext:value-type="float">
            <text:p>1580278963.15441</text:p>
          </table:table-cell>
          <table:table-cell table:formula="of:=[.A1945]/(3600*24)+25569" office:value-type="date" office:date-value="2020-01-29T06:22:43.154405" calcext:value-type="date">
            <text:p>2020-01-29 06:22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083.15503" calcext:value-type="float">
            <text:p>1580279083.15503</text:p>
          </table:table-cell>
          <table:table-cell table:formula="of:=[.A1946]/(3600*24)+25569" office:value-type="date" office:date-value="2020-01-29T06:24:43.155032" calcext:value-type="date">
            <text:p>2020-01-29 06:24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203.15365" calcext:value-type="float">
            <text:p>1580279203.15365</text:p>
          </table:table-cell>
          <table:table-cell table:formula="of:=[.A1947]/(3600*24)+25569" office:value-type="date" office:date-value="2020-01-29T06:26:43.153649" calcext:value-type="date">
            <text:p>2020-01-29 06:26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323.17708" calcext:value-type="float">
            <text:p>1580279323.17708</text:p>
          </table:table-cell>
          <table:table-cell table:formula="of:=[.A1948]/(3600*24)+25569" office:value-type="date" office:date-value="2020-01-29T06:28:43.177077" calcext:value-type="date">
            <text:p>2020-01-29 06:2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443.78156" calcext:value-type="float">
            <text:p>1580279443.78156</text:p>
          </table:table-cell>
          <table:table-cell table:formula="of:=[.A1949]/(3600*24)+25569" office:value-type="date" office:date-value="2020-01-29T06:30:43.781564" calcext:value-type="date">
            <text:p>2020-01-29 06:3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563.81987" calcext:value-type="float">
            <text:p>1580279563.81987</text:p>
          </table:table-cell>
          <table:table-cell table:formula="of:=[.A1950]/(3600*24)+25569" office:value-type="date" office:date-value="2020-01-29T06:32:43.819873" calcext:value-type="date">
            <text:p>2020-01-29 06:3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683.79976" calcext:value-type="float">
            <text:p>1580279683.79976</text:p>
          </table:table-cell>
          <table:table-cell table:formula="of:=[.A1951]/(3600*24)+25569" office:value-type="date" office:date-value="2020-01-29T06:34:43.799758" calcext:value-type="date">
            <text:p>2020-01-29 06:3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803.82992" calcext:value-type="float">
            <text:p>1580279803.82992</text:p>
          </table:table-cell>
          <table:table-cell table:formula="of:=[.A1952]/(3600*24)+25569" office:value-type="date" office:date-value="2020-01-29T06:36:43.82992" calcext:value-type="date">
            <text:p>2020-01-29 06:3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79923.2573" calcext:value-type="float">
            <text:p>1580279923.2573</text:p>
          </table:table-cell>
          <table:table-cell table:formula="of:=[.A1953]/(3600*24)+25569" office:value-type="date" office:date-value="2020-01-29T06:38:43.257296" calcext:value-type="date">
            <text:p>2020-01-29 06:3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043.27574" calcext:value-type="float">
            <text:p>1580280043.27574</text:p>
          </table:table-cell>
          <table:table-cell table:formula="of:=[.A1954]/(3600*24)+25569" office:value-type="date" office:date-value="2020-01-29T06:40:43.27574" calcext:value-type="date">
            <text:p>2020-01-29 06:4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163.26574" calcext:value-type="float">
            <text:p>1580280163.26574</text:p>
          </table:table-cell>
          <table:table-cell table:formula="of:=[.A1955]/(3600*24)+25569" office:value-type="date" office:date-value="2020-01-29T06:42:43.265741" calcext:value-type="date">
            <text:p>2020-01-29 06:42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283.81825" calcext:value-type="float">
            <text:p>1580280283.81825</text:p>
          </table:table-cell>
          <table:table-cell table:formula="of:=[.A1956]/(3600*24)+25569" office:value-type="date" office:date-value="2020-01-29T06:44:43.818251" calcext:value-type="date">
            <text:p>2020-01-29 06:4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403.81844" calcext:value-type="float">
            <text:p>1580280403.81844</text:p>
          </table:table-cell>
          <table:table-cell table:formula="of:=[.A1957]/(3600*24)+25569" office:value-type="date" office:date-value="2020-01-29T06:46:43.818443" calcext:value-type="date">
            <text:p>2020-01-29 06:4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523.80875" calcext:value-type="float">
            <text:p>1580280523.80875</text:p>
          </table:table-cell>
          <table:table-cell table:formula="of:=[.A1958]/(3600*24)+25569" office:value-type="date" office:date-value="2020-01-29T06:48:43.808747" calcext:value-type="date">
            <text:p>2020-01-29 06:4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643.78869" calcext:value-type="float">
            <text:p>1580280643.78869</text:p>
          </table:table-cell>
          <table:table-cell table:formula="of:=[.A1959]/(3600*24)+25569" office:value-type="date" office:date-value="2020-01-29T06:50:43.788686" calcext:value-type="date">
            <text:p>2020-01-29 06:5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763.80853" calcext:value-type="float">
            <text:p>1580280763.80853</text:p>
          </table:table-cell>
          <table:table-cell table:formula="of:=[.A1960]/(3600*24)+25569" office:value-type="date" office:date-value="2020-01-29T06:52:43.808526" calcext:value-type="date">
            <text:p>2020-01-29 06:5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0883.80856" calcext:value-type="float">
            <text:p>1580280883.80856</text:p>
          </table:table-cell>
          <table:table-cell table:formula="of:=[.A1961]/(3600*24)+25569" office:value-type="date" office:date-value="2020-01-29T06:54:43.808555" calcext:value-type="date">
            <text:p>2020-01-29 06:5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003.80852" calcext:value-type="float">
            <text:p>1580281003.80852</text:p>
          </table:table-cell>
          <table:table-cell table:formula="of:=[.A1962]/(3600*24)+25569" office:value-type="date" office:date-value="2020-01-29T06:56:43.808523" calcext:value-type="date">
            <text:p>2020-01-29 06:5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123.11834" calcext:value-type="float">
            <text:p>1580281123.11834</text:p>
          </table:table-cell>
          <table:table-cell table:formula="of:=[.A1963]/(3600*24)+25569" office:value-type="date" office:date-value="2020-01-29T06:58:43.118338" calcext:value-type="date">
            <text:p>2020-01-29 06:5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242.94107" calcext:value-type="float">
            <text:p>1580281242.94107</text:p>
          </table:table-cell>
          <table:table-cell table:formula="of:=[.A1964]/(3600*24)+25569" office:value-type="date" office:date-value="2020-01-29T07:00:42.941067" calcext:value-type="date">
            <text:p>2020-01-29 07:0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363.7665" calcext:value-type="float">
            <text:p>1580281363.7665</text:p>
          </table:table-cell>
          <table:table-cell table:formula="of:=[.A1965]/(3600*24)+25569" office:value-type="date" office:date-value="2020-01-29T07:02:43.766498" calcext:value-type="date">
            <text:p>2020-01-29 07:0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483.78637" calcext:value-type="float">
            <text:p>1580281483.78637</text:p>
          </table:table-cell>
          <table:table-cell table:formula="of:=[.A1966]/(3600*24)+25569" office:value-type="date" office:date-value="2020-01-29T07:04:43.78637" calcext:value-type="date">
            <text:p>2020-01-29 07:0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603.79531" calcext:value-type="float">
            <text:p>1580281603.79531</text:p>
          </table:table-cell>
          <table:table-cell table:formula="of:=[.A1967]/(3600*24)+25569" office:value-type="date" office:date-value="2020-01-29T07:06:43.795314" calcext:value-type="date">
            <text:p>2020-01-29 07:0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723.80635" calcext:value-type="float">
            <text:p>1580281723.80635</text:p>
          </table:table-cell>
          <table:table-cell table:formula="of:=[.A1968]/(3600*24)+25569" office:value-type="date" office:date-value="2020-01-29T07:08:43.806348" calcext:value-type="date">
            <text:p>2020-01-29 07:0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843.81628" calcext:value-type="float">
            <text:p>1580281843.81628</text:p>
          </table:table-cell>
          <table:table-cell table:formula="of:=[.A1969]/(3600*24)+25569" office:value-type="date" office:date-value="2020-01-29T07:10:43.816284" calcext:value-type="date">
            <text:p>2020-01-29 07:1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1963.87441" calcext:value-type="float">
            <text:p>1580281963.87441</text:p>
          </table:table-cell>
          <table:table-cell table:formula="of:=[.A1970]/(3600*24)+25569" office:value-type="date" office:date-value="2020-01-29T07:12:43.874406" calcext:value-type="date">
            <text:p>2020-01-29 07:1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083.83665" calcext:value-type="float">
            <text:p>1580282083.83665</text:p>
          </table:table-cell>
          <table:table-cell table:formula="of:=[.A1971]/(3600*24)+25569" office:value-type="date" office:date-value="2020-01-29T07:14:43.836652" calcext:value-type="date">
            <text:p>2020-01-29 07:1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204.03647" calcext:value-type="float">
            <text:p>1580282204.03647</text:p>
          </table:table-cell>
          <table:table-cell table:formula="of:=[.A1972]/(3600*24)+25569" office:value-type="date" office:date-value="2020-01-29T07:16:44.036466" calcext:value-type="date">
            <text:p>2020-01-29 07:1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323.89118" calcext:value-type="float">
            <text:p>1580282323.89118</text:p>
          </table:table-cell>
          <table:table-cell table:formula="of:=[.A1973]/(3600*24)+25569" office:value-type="date" office:date-value="2020-01-29T07:18:43.891176" calcext:value-type="date">
            <text:p>2020-01-29 07:1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443.89574" calcext:value-type="float">
            <text:p>1580282443.89574</text:p>
          </table:table-cell>
          <table:table-cell table:formula="of:=[.A1974]/(3600*24)+25569" office:value-type="date" office:date-value="2020-01-29T07:20:43.895738" calcext:value-type="date">
            <text:p>2020-01-29 07:2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563.69189" calcext:value-type="float">
            <text:p>1580282563.69189</text:p>
          </table:table-cell>
          <table:table-cell table:formula="of:=[.A1975]/(3600*24)+25569" office:value-type="date" office:date-value="2020-01-29T07:22:43.69189" calcext:value-type="date">
            <text:p>2020-01-29 07:2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683.68059" calcext:value-type="float">
            <text:p>1580282683.68059</text:p>
          </table:table-cell>
          <table:table-cell table:formula="of:=[.A1976]/(3600*24)+25569" office:value-type="date" office:date-value="2020-01-29T07:24:43.680591" calcext:value-type="date">
            <text:p>2020-01-29 07:2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803.7145" calcext:value-type="float">
            <text:p>1580282803.7145</text:p>
          </table:table-cell>
          <table:table-cell table:formula="of:=[.A1977]/(3600*24)+25569" office:value-type="date" office:date-value="2020-01-29T07:26:43.714501" calcext:value-type="date">
            <text:p>2020-01-29 07:2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2923.71081" calcext:value-type="float">
            <text:p>1580282923.71081</text:p>
          </table:table-cell>
          <table:table-cell table:formula="of:=[.A1978]/(3600*24)+25569" office:value-type="date" office:date-value="2020-01-29T07:28:43.71081" calcext:value-type="date">
            <text:p>2020-01-29 07:2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043.72178" calcext:value-type="float">
            <text:p>1580283043.72178</text:p>
          </table:table-cell>
          <table:table-cell table:formula="of:=[.A1979]/(3600*24)+25569" office:value-type="date" office:date-value="2020-01-29T07:30:43.721782" calcext:value-type="date">
            <text:p>2020-01-29 07:3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163.74053" calcext:value-type="float">
            <text:p>1580283163.74053</text:p>
          </table:table-cell>
          <table:table-cell table:formula="of:=[.A1980]/(3600*24)+25569" office:value-type="date" office:date-value="2020-01-29T07:32:43.740535" calcext:value-type="date">
            <text:p>2020-01-29 07:3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283.75171" calcext:value-type="float">
            <text:p>1580283283.75171</text:p>
          </table:table-cell>
          <table:table-cell table:formula="of:=[.A1981]/(3600*24)+25569" office:value-type="date" office:date-value="2020-01-29T07:34:43.751709" calcext:value-type="date">
            <text:p>2020-01-29 07:3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403.82963" calcext:value-type="float">
            <text:p>1580283403.82963</text:p>
          </table:table-cell>
          <table:table-cell table:formula="of:=[.A1982]/(3600*24)+25569" office:value-type="date" office:date-value="2020-01-29T07:36:43.829627" calcext:value-type="date">
            <text:p>2020-01-29 07:3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523.48901" calcext:value-type="float">
            <text:p>1580283523.48901</text:p>
          </table:table-cell>
          <table:table-cell table:formula="of:=[.A1983]/(3600*24)+25569" office:value-type="date" office:date-value="2020-01-29T07:38:43.489008" calcext:value-type="date">
            <text:p>2020-01-29 07:3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643.50033" calcext:value-type="float">
            <text:p>1580283643.50033</text:p>
          </table:table-cell>
          <table:table-cell table:formula="of:=[.A1984]/(3600*24)+25569" office:value-type="date" office:date-value="2020-01-29T07:40:43.500331" calcext:value-type="date">
            <text:p>2020-01-29 07:4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763.50964" calcext:value-type="float">
            <text:p>1580283763.50964</text:p>
          </table:table-cell>
          <table:table-cell table:formula="of:=[.A1985]/(3600*24)+25569" office:value-type="date" office:date-value="2020-01-29T07:42:43.509635" calcext:value-type="date">
            <text:p>2020-01-29 07:4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3883.52984" calcext:value-type="float">
            <text:p>1580283883.52984</text:p>
          </table:table-cell>
          <table:table-cell table:formula="of:=[.A1986]/(3600*24)+25569" office:value-type="date" office:date-value="2020-01-29T07:44:43.529837" calcext:value-type="date">
            <text:p>2020-01-29 07:4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003.53826" calcext:value-type="float">
            <text:p>1580284003.53826</text:p>
          </table:table-cell>
          <table:table-cell table:formula="of:=[.A1987]/(3600*24)+25569" office:value-type="date" office:date-value="2020-01-29T07:46:43.538255" calcext:value-type="date">
            <text:p>2020-01-29 07:4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123.59481" calcext:value-type="float">
            <text:p>1580284123.59481</text:p>
          </table:table-cell>
          <table:table-cell table:formula="of:=[.A1988]/(3600*24)+25569" office:value-type="date" office:date-value="2020-01-29T07:48:43.594807" calcext:value-type="date">
            <text:p>2020-01-29 07:4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243.57996" calcext:value-type="float">
            <text:p>1580284243.57996</text:p>
          </table:table-cell>
          <table:table-cell table:formula="of:=[.A1989]/(3600*24)+25569" office:value-type="date" office:date-value="2020-01-29T07:50:43.579956" calcext:value-type="date">
            <text:p>2020-01-29 07:5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363.59982" calcext:value-type="float">
            <text:p>1580284363.59982</text:p>
          </table:table-cell>
          <table:table-cell table:formula="of:=[.A1990]/(3600*24)+25569" office:value-type="date" office:date-value="2020-01-29T07:52:43.599816" calcext:value-type="date">
            <text:p>2020-01-29 07:5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483.67113" calcext:value-type="float">
            <text:p>1580284483.67113</text:p>
          </table:table-cell>
          <table:table-cell table:formula="of:=[.A1991]/(3600*24)+25569" office:value-type="date" office:date-value="2020-01-29T07:54:43.671131" calcext:value-type="date">
            <text:p>2020-01-29 07:5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603.85902" calcext:value-type="float">
            <text:p>1580284603.85902</text:p>
          </table:table-cell>
          <table:table-cell table:formula="of:=[.A1992]/(3600*24)+25569" office:value-type="date" office:date-value="2020-01-29T07:56:43.859016" calcext:value-type="date">
            <text:p>2020-01-29 07:5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723.35383" calcext:value-type="float">
            <text:p>1580284723.35383</text:p>
          </table:table-cell>
          <table:table-cell table:formula="of:=[.A1993]/(3600*24)+25569" office:value-type="date" office:date-value="2020-01-29T07:58:43.353831" calcext:value-type="date">
            <text:p>2020-01-29 07:5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843.40117" calcext:value-type="float">
            <text:p>1580284843.40117</text:p>
          </table:table-cell>
          <table:table-cell table:formula="of:=[.A1994]/(3600*24)+25569" office:value-type="date" office:date-value="2020-01-29T08:00:43.401174" calcext:value-type="date">
            <text:p>2020-01-29 08:0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4963.40249" calcext:value-type="float">
            <text:p>1580284963.40249</text:p>
          </table:table-cell>
          <table:table-cell table:formula="of:=[.A1995]/(3600*24)+25569" office:value-type="date" office:date-value="2020-01-29T08:02:43.402489" calcext:value-type="date">
            <text:p>2020-01-29 08:02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083.42142" calcext:value-type="float">
            <text:p>1580285083.42142</text:p>
          </table:table-cell>
          <table:table-cell table:formula="of:=[.A1996]/(3600*24)+25569" office:value-type="date" office:date-value="2020-01-29T08:04:43.421419" calcext:value-type="date">
            <text:p>2020-01-29 08:04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203.81696" calcext:value-type="float">
            <text:p>1580285203.81696</text:p>
          </table:table-cell>
          <table:table-cell table:formula="of:=[.A1997]/(3600*24)+25569" office:value-type="date" office:date-value="2020-01-29T08:06:43.81696" calcext:value-type="date">
            <text:p>2020-01-29 08:0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323.82711" calcext:value-type="float">
            <text:p>1580285323.82711</text:p>
          </table:table-cell>
          <table:table-cell table:formula="of:=[.A1998]/(3600*24)+25569" office:value-type="date" office:date-value="2020-01-29T08:08:43.827111" calcext:value-type="date">
            <text:p>2020-01-29 08:0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443.83698" calcext:value-type="float">
            <text:p>1580285443.83698</text:p>
          </table:table-cell>
          <table:table-cell table:formula="of:=[.A1999]/(3600*24)+25569" office:value-type="date" office:date-value="2020-01-29T08:10:43.836983" calcext:value-type="date">
            <text:p>2020-01-29 08:10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563.8071" calcext:value-type="float">
            <text:p>1580285563.8071</text:p>
          </table:table-cell>
          <table:table-cell table:formula="of:=[.A2000]/(3600*24)+25569" office:value-type="date" office:date-value="2020-01-29T08:12:43.807099" calcext:value-type="date">
            <text:p>2020-01-29 08:1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582.76896" calcext:value-type="float">
            <text:p>1580285582.76896</text:p>
          </table:table-cell>
          <table:table-cell table:formula="of:=[.A2001]/(3600*24)+25569" office:value-type="date" office:date-value="2020-01-29T08:13:02.768957" calcext:value-type="date">
            <text:p>2020-01-29 08:13:0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683.84332" calcext:value-type="float">
            <text:p>1580285683.84332</text:p>
          </table:table-cell>
          <table:table-cell table:formula="of:=[.A2002]/(3600*24)+25569" office:value-type="date" office:date-value="2020-01-29T08:14:43.843322" calcext:value-type="date">
            <text:p>2020-01-29 08:1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803.80724" calcext:value-type="float">
            <text:p>1580285803.80724</text:p>
          </table:table-cell>
          <table:table-cell table:formula="of:=[.A2003]/(3600*24)+25569" office:value-type="date" office:date-value="2020-01-29T08:16:43.807236" calcext:value-type="date">
            <text:p>2020-01-29 08:1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5923.86328" calcext:value-type="float">
            <text:p>1580285923.86328</text:p>
          </table:table-cell>
          <table:table-cell table:formula="of:=[.A2004]/(3600*24)+25569" office:value-type="date" office:date-value="2020-01-29T08:18:43.863282" calcext:value-type="date">
            <text:p>2020-01-29 08:1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043.0934" calcext:value-type="float">
            <text:p>1580286043.0934</text:p>
          </table:table-cell>
          <table:table-cell table:formula="of:=[.A2005]/(3600*24)+25569" office:value-type="date" office:date-value="2020-01-29T08:20:43.093397" calcext:value-type="date">
            <text:p>2020-01-29 08:2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163.14655" calcext:value-type="float">
            <text:p>1580286163.14655</text:p>
          </table:table-cell>
          <table:table-cell table:formula="of:=[.A2006]/(3600*24)+25569" office:value-type="date" office:date-value="2020-01-29T08:22:43.146549" calcext:value-type="date">
            <text:p>2020-01-29 08:22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283.12002" calcext:value-type="float">
            <text:p>1580286283.12002</text:p>
          </table:table-cell>
          <table:table-cell table:formula="of:=[.A2007]/(3600*24)+25569" office:value-type="date" office:date-value="2020-01-29T08:24:43.120024" calcext:value-type="date">
            <text:p>2020-01-29 08:24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403.12877" calcext:value-type="float">
            <text:p>1580286403.12877</text:p>
          </table:table-cell>
          <table:table-cell table:formula="of:=[.A2008]/(3600*24)+25569" office:value-type="date" office:date-value="2020-01-29T08:26:43.128768" calcext:value-type="date">
            <text:p>2020-01-29 08:26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523.12031" calcext:value-type="float">
            <text:p>1580286523.12031</text:p>
          </table:table-cell>
          <table:table-cell table:formula="of:=[.A2009]/(3600*24)+25569" office:value-type="date" office:date-value="2020-01-29T08:28:43.120312" calcext:value-type="date">
            <text:p>2020-01-29 08:2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643.12984" calcext:value-type="float">
            <text:p>1580286643.12984</text:p>
          </table:table-cell>
          <table:table-cell table:formula="of:=[.A2010]/(3600*24)+25569" office:value-type="date" office:date-value="2020-01-29T08:30:43.12984" calcext:value-type="date">
            <text:p>2020-01-29 08:3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763.14994" calcext:value-type="float">
            <text:p>1580286763.14994</text:p>
          </table:table-cell>
          <table:table-cell table:formula="of:=[.A2011]/(3600*24)+25569" office:value-type="date" office:date-value="2020-01-29T08:32:43.149935" calcext:value-type="date">
            <text:p>2020-01-29 08:32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6883.15644" calcext:value-type="float">
            <text:p>1580286883.15644</text:p>
          </table:table-cell>
          <table:table-cell table:formula="of:=[.A2012]/(3600*24)+25569" office:value-type="date" office:date-value="2020-01-29T08:34:43.15644" calcext:value-type="date">
            <text:p>2020-01-29 08:34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003.14002" calcext:value-type="float">
            <text:p>1580287003.14002</text:p>
          </table:table-cell>
          <table:table-cell table:formula="of:=[.A2013]/(3600*24)+25569" office:value-type="date" office:date-value="2020-01-29T08:36:43.140016" calcext:value-type="date">
            <text:p>2020-01-29 08:36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122.8613" calcext:value-type="float">
            <text:p>1580287122.8613</text:p>
          </table:table-cell>
          <table:table-cell table:formula="of:=[.A2014]/(3600*24)+25569" office:value-type="date" office:date-value="2020-01-29T08:38:42.861301" calcext:value-type="date">
            <text:p>2020-01-29 08:38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242.90905" calcext:value-type="float">
            <text:p>1580287242.90905</text:p>
          </table:table-cell>
          <table:table-cell table:formula="of:=[.A2015]/(3600*24)+25569" office:value-type="date" office:date-value="2020-01-29T08:40:42.909052" calcext:value-type="date">
            <text:p>2020-01-29 08:40:43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363.65148" calcext:value-type="float">
            <text:p>1580287363.65148</text:p>
          </table:table-cell>
          <table:table-cell table:formula="of:=[.A2016]/(3600*24)+25569" office:value-type="date" office:date-value="2020-01-29T08:42:43.651483" calcext:value-type="date">
            <text:p>2020-01-29 08:42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483.72852" calcext:value-type="float">
            <text:p>1580287483.72852</text:p>
          </table:table-cell>
          <table:table-cell table:formula="of:=[.A2017]/(3600*24)+25569" office:value-type="date" office:date-value="2020-01-29T08:44:43.728522" calcext:value-type="date">
            <text:p>2020-01-29 08:44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603.61314" calcext:value-type="float">
            <text:p>1580287603.61314</text:p>
          </table:table-cell>
          <table:table-cell table:formula="of:=[.A2018]/(3600*24)+25569" office:value-type="date" office:date-value="2020-01-29T08:46:43.613136" calcext:value-type="date">
            <text:p>2020-01-29 08:46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>
          <table:table-cell office:value-type="float" office:value="1580287723.8184" calcext:value-type="float">
            <text:p>1580287723.8184</text:p>
          </table:table-cell>
          <table:table-cell table:formula="of:=[.A2019]/(3600*24)+25569" office:value-type="date" office:date-value="2020-01-29T08:48:43.818395" calcext:value-type="date">
            <text:p>2020-01-29 08:48:44</text:p>
          </table:table-cell>
          <table:table-cell office:value-type="string" calcext:value-type="string">
            <text:p>GRIND_STATUS</text:p>
          </table:table-cell>
          <table:table-cell table:number-columns-repeated="5"/>
        </table:table-row>
        <table:table-row table:style-name="ro1" table:number-rows-repeated="1046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art" table:style-name="ta1">
        <table:shapes>
          <draw:frame draw:z-index="0" draw:style-name="gr1" draw:text-style-name="P1" svg:width="374.93mm" svg:height="210.89mm" svg:x="22.59mm" svg:y="4.53mm">
            <draw:object draw:notify-on-update-of-ranges="'server_data_2020-01-28'.H51:'server_data_2020-01-28'.H54 'server_data_2020-01-28'.G45:'server_data_2020-01-28'.G49 'server_data_2020-01-28'.F45:'server_data_2020-01-28'.F45 'server_data_2020-01-28'.H45:'server_data_2020-01-28'.H49 'server_data_2020-01-28'.G51:'server_data_2020-01-28'.G54 'server_data_2020-01-28'.F51:'server_data_2020-01-28'.F51 'server_data_2020-01-28'.H51:'server_data_2020-01-28'.H54 'server_data_2020-01-28'.G23:'server_data_2020-01-28'.G39 'server_data_2020-01-28'.F23:'server_data_2020-01-28'.F23 'server_data_2020-01-28'.H23:'server_data_2020-01-28'.H39 'server_data_2020-01-28'.G707:'server_data_2020-01-28'.G714 'server_data_2020-01-28'.F707:'server_data_2020-01-28'.F707 'server_data_2020-01-28'.H707:'server_data_2020-01-28'.H714 'server_data_2020-01-28'.G3:'server_data_2020-01-28'.G6 'server_data_2020-01-28'.F3:'server_data_2020-01-28'.F3 'server_data_2020-01-28'.H3:'server_data_2020-01-28'.H6 'server_data_2020-01-28'.G8:'server_data_2020-01-28'.G20 'server_data_2020-01-28'.F8:'server_data_2020-01-28'.F8 'server_data_2020-01-28'.H8:'server_data_2020-01-28'.H20 'server_data_2020-01-28'.G2:'server_data_2020-01-28'.G2 'server_data_2020-01-28'.F2:'server_data_2020-01-28'.F2 'server_data_2020-01-28'.H2:'server_data_2020-01-28'.H2 'server_data_2020-01-28'.G57:'server_data_2020-01-28'.G218 'server_data_2020-01-28'.F57:'server_data_2020-01-28'.F57 'server_data_2020-01-28'.H57:'server_data_2020-01-28'.H2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server_data_2020-01-28'.A1:'server_data_2020-01-28'.D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09:52:48.577871008</dc:date>
    <meta:editing-duration>PT7M8S</meta:editing-duration>
    <meta:editing-cycles>2</meta:editing-cycles>
    <meta:generator>LibreOffice/6.0.7.3$Linux_X86_64 LibreOffice_project/00m0$Build-3</meta:generator>
    <meta:document-statistic meta:table-count="2" meta:cell-count="88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2">
      <style:chart-properties chart:display-label="true" chart:logarithmic="false" chart:minimum="43858.4166666667" chart:maximum="43858.7083333333" chart:origin="0" chart:interval-major="0.0416666666666667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4cm" chart:symbol-height="0.4cm" chart:link-data-style-to-source="true"/>
      <style:graphic-properties draw:stroke="none" svg:stroke-width="0.08cm" svg:stroke-color="#62a73b" draw:fill-color="#62a73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494cm" svg:height="21.09cm" xlink:href=".." xlink:type="simple" chart:class="chart:scatter" chart:style-name="ch1">
        <chart:title svg:x="15.939cm" svg:y="0.557cm" chart:style-name="ch2">
          <text:p>2020-01-28 SERVER DATA</text:p>
        </chart:title>
        <chart:subtitle svg:x="16.772cm" svg:y="1.757cm" chart:style-name="ch3">
          <text:p>Cambridge Coffee Pot</text:p>
        </chart:subtitle>
        <chart:legend chart:legend-position="end" svg:x="33.299cm" svg:y="8.503cm" style:legend-expansion="high" chart:style-name="ch4"/>
        <chart:plot-area chart:style-name="ch5" table:cell-range-address="'server_data_2020-01-28'.H51:'server_data_2020-01-28'.H54 'server_data_2020-01-28'.G45:'server_data_2020-01-28'.H49 'server_data_2020-01-28'.F45:'server_data_2020-01-28'.F45 'server_data_2020-01-28'.F51:'server_data_2020-01-28'.F51 'server_data_2020-01-28'.F23:'server_data_2020-01-28'.F23 'server_data_2020-01-28'.H23:'server_data_2020-01-28'.H39 'server_data_2020-01-28'.F707:'server_data_2020-01-28'.F707 'server_data_2020-01-28'.H707:'server_data_2020-01-28'.H714 'server_data_2020-01-28'.F2:'server_data_2020-01-28'.F3 'server_data_2020-01-28'.H2:'server_data_2020-01-28'.H6 'server_data_2020-01-28'.F8:'server_data_2020-01-28'.F8 'server_data_2020-01-28'.H8:'server_data_2020-01-28'.H20 'server_data_2020-01-28'.F57:'server_data_2020-01-28'.F57 'server_data_2020-01-28'.H57:'server_data_2020-01-28'.H218" chart:data-source-has-labels="both" svg:x="0.749cm" svg:y="2.861cm" svg:width="31.801cm" svg:height="17.808cm">
          <chartooo:coordinate-region svg:x="1.661cm" svg:y="3.06cm" svg:width="30.61cm" svg:height="17.41cm"/>
          <chart:axis chart:dimension="x" chart:name="primary-x" chart:style-name="ch6" chartooo:axis-type="auto">
            <chart:categories table:cell-range-address="'server_data_2020-01-28'.H51:'server_data_2020-01-28'.H5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server_data_2020-01-28'.H45:'server_data_2020-01-28'.H49" chart:label-cell-address="'server_data_2020-01-28'.F45:'server_data_2020-01-28'.F45" chart:class="chart:scatter">
            <chart:domain table:cell-range-address="'server_data_2020-01-28'.G45:'server_data_2020-01-28'.G49"/>
            <chart:data-point chart:repeated="5"/>
          </chart:series>
          <chart:series chart:style-name="ch10" chart:values-cell-range-address="'server_data_2020-01-28'.H51:'server_data_2020-01-28'.H54" chart:label-cell-address="'server_data_2020-01-28'.F51:'server_data_2020-01-28'.F51" chart:class="chart:scatter">
            <chart:domain table:cell-range-address="'server_data_2020-01-28'.G51:'server_data_2020-01-28'.G54"/>
            <chart:data-point chart:repeated="4"/>
          </chart:series>
          <chart:series chart:style-name="ch11" chart:values-cell-range-address="'server_data_2020-01-28'.H23:'server_data_2020-01-28'.H39" chart:label-cell-address="'server_data_2020-01-28'.F23:'server_data_2020-01-28'.F23" chart:class="chart:scatter">
            <chart:domain table:cell-range-address="'server_data_2020-01-28'.G23:'server_data_2020-01-28'.G39"/>
            <chart:data-point chart:repeated="17"/>
          </chart:series>
          <chart:series chart:style-name="ch12" chart:values-cell-range-address="'server_data_2020-01-28'.H707:'server_data_2020-01-28'.H714" chart:label-cell-address="'server_data_2020-01-28'.F707:'server_data_2020-01-28'.F707" chart:class="chart:scatter">
            <chart:domain table:cell-range-address="'server_data_2020-01-28'.G707:'server_data_2020-01-28'.G714"/>
            <chart:data-point chart:repeated="8"/>
          </chart:series>
          <chart:series chart:style-name="ch13" chart:values-cell-range-address="'server_data_2020-01-28'.H3:'server_data_2020-01-28'.H6" chart:label-cell-address="'server_data_2020-01-28'.F3:'server_data_2020-01-28'.F3" chart:class="chart:scatter">
            <chart:domain table:cell-range-address="'server_data_2020-01-28'.G3:'server_data_2020-01-28'.G6"/>
            <chart:data-point chart:repeated="4"/>
          </chart:series>
          <chart:series chart:style-name="ch14" chart:values-cell-range-address="'server_data_2020-01-28'.H8:'server_data_2020-01-28'.H20" chart:label-cell-address="'server_data_2020-01-28'.F8:'server_data_2020-01-28'.F8" chart:class="chart:scatter">
            <chart:domain table:cell-range-address="'server_data_2020-01-28'.G8:'server_data_2020-01-28'.G20"/>
            <chart:data-point chart:repeated="13"/>
          </chart:series>
          <chart:series chart:style-name="ch15" chart:values-cell-range-address="'server_data_2020-01-28'.H2:'server_data_2020-01-28'.H2" chart:label-cell-address="'server_data_2020-01-28'.F2:'server_data_2020-01-28'.F2" chart:class="chart:scatter">
            <chart:domain table:cell-range-address="'server_data_2020-01-28'.G2:'server_data_2020-01-28'.G2"/>
            <chart:data-point/>
          </chart:series>
          <chart:series chart:style-name="ch16" chart:values-cell-range-address="'server_data_2020-01-28'.H57:'server_data_2020-01-28'.H218" chart:label-cell-address="'server_data_2020-01-28'.F57:'server_data_2020-01-28'.F57" chart:class="chart:scatter">
            <chart:domain table:cell-range-address="'server_data_2020-01-28'.G57:'server_data_2020-01-28'.G218"/>
            <chart:data-point chart:repeated="16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FFEE_REMOVED</text:p>
                <draw:g>
                  <svg:desc>'server_data_2020-01-28'.F45:'server_data_2020-01-28'.F4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FFEE_REPLACED</text:p>
                <draw:g>
                  <svg:desc>'server_data_2020-01-28'.F51:'server_data_2020-01-28'.F5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FFEE_GRINDING</text:p>
                <draw:g>
                  <svg:desc>'server_data_2020-01-28'.F23:'server_data_2020-01-28'.F2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FFEE_BREWING</text:p>
                <draw:g>
                  <svg:desc>'server_data_2020-01-28'.F707:'server_data_2020-01-28'.F70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FFEE_NEW</text:p>
                <draw:g>
                  <svg:desc>'server_data_2020-01-28'.F3:'server_data_2020-01-28'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FFEE_POURED</text:p>
                <draw:g>
                  <svg:desc>'server_data_2020-01-28'.F8:'server_data_2020-01-28'.F8</svg:desc>
                </draw:g>
              </table:table-cell>
              <table:table-cell office:value-type="string">
                <text:p/>
              </table:table-cell>
              <table:table-cell office:value-type="string">
                <text:p>COFFEE_EMPTY</text:p>
                <draw:g>
                  <svg:desc>'server_data_2020-01-28'.F2:'server_data_2020-01-28'.F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FFEE_STATUS</text:p>
                <draw:g>
                  <svg:desc>'server_data_2020-01-28'.F57:'server_data_2020-01-28'.F57</svg:desc>
                </draw:g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'server_data_2020-01-28'.H51:'server_data_2020-01-28'.H54</svg:desc>
                </draw:g>
              </table:table-cell>
              <table:table-cell office:value-type="float" office:value="43858.4641001874">
                <text:p>43858.4641001874</text:p>
                <draw:g>
                  <svg:desc>'server_data_2020-01-28'.G45:'server_data_2020-01-28'.G49</svg:desc>
                </draw:g>
              </table:table-cell>
              <table:table-cell office:value-type="float" office:value="25">
                <text:p>25</text:p>
                <draw:g>
                  <svg:desc>'server_data_2020-01-28'.H45:'server_data_2020-01-28'.H49</svg:desc>
                </draw:g>
              </table:table-cell>
              <table:table-cell office:value-type="float" office:value="43858.4651641807">
                <text:p>43858.4651641807</text:p>
                <draw:g>
                  <svg:desc>'server_data_2020-01-28'.G51:'server_data_2020-01-28'.G54</svg:desc>
                </draw:g>
              </table:table-cell>
              <table:table-cell office:value-type="float" office:value="-10">
                <text:p>-10</text:p>
                <draw:g>
                  <svg:desc>'server_data_2020-01-28'.H51:'server_data_2020-01-28'.H54</svg:desc>
                </draw:g>
              </table:table-cell>
              <table:table-cell office:value-type="float" office:value="43858.4645195497">
                <text:p>43858.4645195497</text:p>
                <draw:g>
                  <svg:desc>'server_data_2020-01-28'.G23:'server_data_2020-01-28'.G39</svg:desc>
                </draw:g>
              </table:table-cell>
              <table:table-cell office:value-type="float" office:value="-35">
                <text:p>-35</text:p>
                <draw:g>
                  <svg:desc>'server_data_2020-01-28'.H23:'server_data_2020-01-28'.H39</svg:desc>
                </draw:g>
              </table:table-cell>
              <table:table-cell office:value-type="float" office:value="43858.4653092902">
                <text:p>43858.4653092902</text:p>
                <draw:g>
                  <svg:desc>'server_data_2020-01-28'.G707:'server_data_2020-01-28'.G714</svg:desc>
                </draw:g>
              </table:table-cell>
              <table:table-cell office:value-type="float" office:value="-55">
                <text:p>-55</text:p>
                <draw:g>
                  <svg:desc>'server_data_2020-01-28'.H707:'server_data_2020-01-28'.H714</svg:desc>
                </draw:g>
              </table:table-cell>
              <table:table-cell office:value-type="float" office:value="43858.4755419079">
                <text:p>43858.4755419079</text:p>
                <draw:g>
                  <svg:desc>'server_data_2020-01-28'.G3:'server_data_2020-01-28'.G6</svg:desc>
                </draw:g>
              </table:table-cell>
              <table:table-cell office:value-type="float" office:value="3212">
                <text:p>3212</text:p>
                <draw:g>
                  <svg:desc>'server_data_2020-01-28'.H3:'server_data_2020-01-28'.H6</svg:desc>
                </draw:g>
              </table:table-cell>
              <table:table-cell office:value-type="float" office:value="43858.4626128366">
                <text:p>43858.4626128366</text:p>
                <draw:g>
                  <svg:desc>'server_data_2020-01-28'.G8:'server_data_2020-01-28'.G20</svg:desc>
                </draw:g>
              </table:table-cell>
              <table:table-cell office:value-type="float" office:value="1756">
                <text:p>1756</text:p>
                <draw:g>
                  <svg:desc>'server_data_2020-01-28'.H8:'server_data_2020-01-28'.H20</svg:desc>
                </draw:g>
              </table:table-cell>
              <table:table-cell office:value-type="float" office:value="43858.4651641807">
                <text:p>43858.4651641807</text:p>
                <draw:g>
                  <svg:desc>'server_data_2020-01-28'.G2:'server_data_2020-01-28'.G2</svg:desc>
                </draw:g>
              </table:table-cell>
              <table:table-cell office:value-type="float" office:value="1625">
                <text:p>1625</text:p>
                <draw:g>
                  <svg:desc>'server_data_2020-01-28'.H2:'server_data_2020-01-28'.H2</svg:desc>
                </draw:g>
              </table:table-cell>
              <table:table-cell office:value-type="float" office:value="43858.4628461437">
                <text:p>43858.4628461437</text:p>
                <draw:g>
                  <svg:desc>'server_data_2020-01-28'.G57:'server_data_2020-01-28'.G218</svg:desc>
                </draw:g>
              </table:table-cell>
              <table:table-cell office:value-type="float" office:value="1760">
                <text:p>1760</text:p>
                <draw:g>
                  <svg:desc>'server_data_2020-01-28'.H57:'server_data_2020-01-28'.H218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3858.4652378114">
                <text:p>43858.4652378114</text:p>
              </table:table-cell>
              <table:table-cell office:value-type="float" office:value="22">
                <text:p>22</text:p>
              </table:table-cell>
              <table:table-cell office:value-type="float" office:value="43858.4755419079">
                <text:p>43858.4755419079</text:p>
              </table:table-cell>
              <table:table-cell office:value-type="float" office:value="-10">
                <text:p>-10</text:p>
              </table:table-cell>
              <table:table-cell office:value-type="float" office:value="43858.4645311466">
                <text:p>43858.4645311466</text:p>
              </table:table-cell>
              <table:table-cell office:value-type="float" office:value="-35">
                <text:p>-35</text:p>
              </table:table-cell>
              <table:table-cell office:value-type="float" office:value="43858.4663281992">
                <text:p>43858.4663281992</text:p>
              </table:table-cell>
              <table:table-cell office:value-type="float" office:value="-55">
                <text:p>-55</text:p>
              </table:table-cell>
              <table:table-cell office:value-type="float" office:value="43858.5266074606">
                <text:p>43858.5266074606</text:p>
              </table:table-cell>
              <table:table-cell office:value-type="float" office:value="3216">
                <text:p>3216</text:p>
              </table:table-cell>
              <table:table-cell office:value-type="float" office:value="43858.5379481969">
                <text:p>43858.5379481969</text:p>
              </table:table-cell>
              <table:table-cell office:value-type="float" office:value="2968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42355579">
                <text:p>43858.46423555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3858.5265675766">
                <text:p>43858.5265675766</text:p>
              </table:table-cell>
              <table:table-cell office:value-type="float" office:value="29">
                <text:p>29</text:p>
              </table:table-cell>
              <table:table-cell office:value-type="float" office:value="43858.5266074606">
                <text:p>43858.5266074606</text:p>
              </table:table-cell>
              <table:table-cell office:value-type="float" office:value="-10">
                <text:p>-10</text:p>
              </table:table-cell>
              <table:table-cell office:value-type="float" office:value="43858.4645427409">
                <text:p>43858.4645427409</text:p>
              </table:table-cell>
              <table:table-cell office:value-type="float" office:value="-35">
                <text:p>-35</text:p>
              </table:table-cell>
              <table:table-cell office:value-type="float" office:value="43858.467717465">
                <text:p>43858.467717465</text:p>
              </table:table-cell>
              <table:table-cell office:value-type="float" office:value="-55">
                <text:p>-55</text:p>
              </table:table-cell>
              <table:table-cell office:value-type="float" office:value="43858.5966623312">
                <text:p>43858.5966623312</text:p>
              </table:table-cell>
              <table:table-cell office:value-type="float" office:value="3240">
                <text:p>3240</text:p>
              </table:table-cell>
              <table:table-cell office:value-type="float" office:value="43858.544782672">
                <text:p>43858.544782672</text:p>
              </table:table-cell>
              <table:table-cell office:value-type="float" office:value="2743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56255296">
                <text:p>43858.46562552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3858.5833815156">
                <text:p>43858.5833815156</text:p>
              </table:table-cell>
              <table:table-cell office:value-type="float" office:value="33">
                <text:p>33</text:p>
              </table:table-cell>
              <table:table-cell office:value-type="float" office:value="43858.6027232352">
                <text:p>43858.6027232352</text:p>
              </table:table-cell>
              <table:table-cell office:value-type="float" office:value="-10">
                <text:p>-10</text:p>
              </table:table-cell>
              <table:table-cell office:value-type="float" office:value="43858.464554366">
                <text:p>43858.464554366</text:p>
              </table:table-cell>
              <table:table-cell office:value-type="float" office:value="-35">
                <text:p>-35</text:p>
              </table:table-cell>
              <table:table-cell office:value-type="float" office:value="43858.4684574973">
                <text:p>43858.4684574973</text:p>
              </table:table-cell>
              <table:table-cell office:value-type="float" office:value="-55">
                <text:p>-55</text:p>
              </table:table-cell>
              <table:table-cell office:value-type="float" office:value="43858.6027232352">
                <text:p>43858.6027232352</text:p>
              </table:table-cell>
              <table:table-cell office:value-type="float" office:value="3239">
                <text:p>3239</text:p>
              </table:table-cell>
              <table:table-cell office:value-type="float" office:value="43858.5450152302">
                <text:p>43858.5450152302</text:p>
              </table:table-cell>
              <table:table-cell office:value-type="float" office:value="2503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70154321">
                <text:p>43858.46701543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43858.602273904">
                <text:p>43858.60227390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45659409">
                <text:p>43858.4645659409</text:p>
              </table:table-cell>
              <table:table-cell office:value-type="float" office:value="-35">
                <text:p>-35</text:p>
              </table:table-cell>
              <table:table-cell office:value-type="float" office:value="43858.5859741071">
                <text:p>43858.5859741071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49962627">
                <text:p>43858.5649962627</text:p>
              </table:table-cell>
              <table:table-cell office:value-type="float" office:value="2424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84043977">
                <text:p>43858.4684043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45775574">
                <text:p>43858.4645775574</text:p>
              </table:table-cell>
              <table:table-cell office:value-type="float" office:value="-35">
                <text:p>-35</text:p>
              </table:table-cell>
              <table:table-cell office:value-type="float" office:value="43858.587166272">
                <text:p>43858.587166272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5309608">
                <text:p>43858.565309608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97941525">
                <text:p>43858.4697941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45891343">
                <text:p>43858.4645891343</text:p>
              </table:table-cell>
              <table:table-cell office:value-type="float" office:value="-35">
                <text:p>-35</text:p>
              </table:table-cell>
              <table:table-cell office:value-type="float" office:value="43858.5885554035">
                <text:p>43858.588555403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58187296">
                <text:p>43858.5658187296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11837706">
                <text:p>43858.47118377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46007401">
                <text:p>43858.4646007401</text:p>
              </table:table-cell>
              <table:table-cell office:value-type="float" office:value="-35">
                <text:p>-35</text:p>
              </table:table-cell>
              <table:table-cell office:value-type="float" office:value="43858.5895039491">
                <text:p>43858.5895039491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04198227">
                <text:p>43858.5704198227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25729512">
                <text:p>43858.47257295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646128271">
                <text:p>43858.4646128271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00979834">
                <text:p>43858.6100979834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39624198">
                <text:p>43858.4739624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6710887">
                <text:p>43858.5856710887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1648017">
                <text:p>43858.611648017</text:p>
              </table:table-cell>
              <table:table-cell office:value-type="float" office:value="2834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53529274">
                <text:p>43858.4753529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6810783">
                <text:p>43858.5856810783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45830496">
                <text:p>43858.6145830496</text:p>
              </table:table-cell>
              <table:table-cell office:value-type="float" office:value="2566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67425085">
                <text:p>43858.4767425085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6926535">
                <text:p>43858.5856926535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8053404">
                <text:p>43858.618053404</text:p>
              </table:table-cell>
              <table:table-cell office:value-type="float" office:value="2397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81317294">
                <text:p>43858.4781317294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7045042">
                <text:p>43858.5857045042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78806399">
                <text:p>43858.6678806399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795212546">
                <text:p>43858.4795212546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7159487">
                <text:p>43858.5857159487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09105433">
                <text:p>43858.4809105433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727507">
                <text:p>43858.585727507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22994967">
                <text:p>43858.4822994967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7391302">
                <text:p>43858.5857391302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36890109">
                <text:p>43858.4836890109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7507808">
                <text:p>43858.5857507808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50782405">
                <text:p>43858.4850782405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64675553">
                <text:p>43858.4864675553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78574328">
                <text:p>43858.4878574328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892470256">
                <text:p>43858.489247025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06370768">
                <text:p>43858.4906370768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20265713">
                <text:p>43858.4920265713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34163348">
                <text:p>43858.4934163348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4805395">
                <text:p>43858.494805395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61951277">
                <text:p>43858.4961951277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75850923">
                <text:p>43858.4975850923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4989747306">
                <text:p>43858.4989747306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03646839">
                <text:p>43858.500364683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17537576">
                <text:p>43858.501753757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31437639">
                <text:p>43858.5031437639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45333946">
                <text:p>43858.5045333946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59232532">
                <text:p>43858.505923253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73132733">
                <text:p>43858.5073132733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087029499">
                <text:p>43858.5087029499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00921917">
                <text:p>43858.5100921917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1481934">
                <text:p>43858.51148193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28716716">
                <text:p>43858.5128716716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42617128">
                <text:p>43858.5142617128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56510796">
                <text:p>43858.515651079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70407387">
                <text:p>43858.517040738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8430206">
                <text:p>43858.518430206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198201303">
                <text:p>43858.5198201303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12097361">
                <text:p>43858.521209736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25987679">
                <text:p>43858.5225987679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39877656">
                <text:p>43858.5239877656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5377814">
                <text:p>43858.525377814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67677449">
                <text:p>43858.5267677449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81570529">
                <text:p>43858.5281570529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295468644">
                <text:p>43858.5295468644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09368064">
                <text:p>43858.5309368064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23264279">
                <text:p>43858.5323264279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37153623">
                <text:p>43858.5337153623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51052894">
                <text:p>43858.5351052894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6494255">
                <text:p>43858.53649425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78836207">
                <text:p>43858.537883620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392730923">
                <text:p>43858.539273092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06624201">
                <text:p>43858.540662420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20520537">
                <text:p>43858.5420520537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34414517">
                <text:p>43858.5434414517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48309437">
                <text:p>43858.5448309437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62207256">
                <text:p>43858.546220725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76106374">
                <text:p>43858.5476106374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490001707">
                <text:p>43858.5490001707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03892883">
                <text:p>43858.5503892883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17784198">
                <text:p>43858.5517784198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31684061">
                <text:p>43858.5531684061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4557925">
                <text:p>43858.554557925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59473024">
                <text:p>43858.5559473024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73366062">
                <text:p>43858.5573366062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587262431">
                <text:p>43858.558726243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01155946">
                <text:p>43858.560115594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15051569">
                <text:p>43858.5615051569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28947465">
                <text:p>43858.5628947465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42847338">
                <text:p>43858.5642847338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56747397">
                <text:p>43858.5656747397</text:p>
              </table:table-cell>
              <table:table-cell office:value-type="float" office:value="11618">
                <text:p>11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7063809">
                <text:p>43858.567063809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84531226">
                <text:p>43858.5684531226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698421875">
                <text:p>43858.5698421875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1231578">
                <text:p>43858.571231578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26215804">
                <text:p>43858.5726215804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40106627">
                <text:p>43858.5740106627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53997074">
                <text:p>43858.5753997074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678966">
                <text:p>43858.57678966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81791892">
                <text:p>43858.578179189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795683157">
                <text:p>43858.5795683157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09573231">
                <text:p>43858.5809573231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23466853">
                <text:p>43858.582346685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37367355">
                <text:p>43858.5837367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51266306">
                <text:p>43858.58512663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65181077">
                <text:p>43858.58651810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7908964">
                <text:p>43858.587908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892987495">
                <text:p>43858.58929874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06907785">
                <text:p>43858.5906907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20801091">
                <text:p>43858.59208010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34694572">
                <text:p>43858.59346945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48588267">
                <text:p>43858.5948588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62480882">
                <text:p>43858.59624808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76379333">
                <text:p>43858.5976379333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599027518">
                <text:p>43858.599027518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04172475">
                <text:p>43858.6004172475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18065773">
                <text:p>43858.6018065773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3196096">
                <text:p>43858.60319609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45861126">
                <text:p>43858.604586112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59753612">
                <text:p>43858.6059753612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73652068">
                <text:p>43858.6073652068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087550501">
                <text:p>43858.608755050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01446912">
                <text:p>43858.6101446912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1533747">
                <text:p>43858.61153374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29228211">
                <text:p>43858.6129228211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43124066">
                <text:p>43858.6143124066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57019179">
                <text:p>43858.6157019179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70918388">
                <text:p>43858.6170918388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84814152">
                <text:p>43858.6184814152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19870776">
                <text:p>43858.619870776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12607948">
                <text:p>43858.621260794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26504928">
                <text:p>43858.6226504928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40398112">
                <text:p>43858.6240398112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54297312">
                <text:p>43858.6254297312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68189204">
                <text:p>43858.6268189204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8208274">
                <text:p>43858.62820827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295978015">
                <text:p>43858.6295978015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09876518">
                <text:p>43858.630987651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23775837">
                <text:p>43858.632377583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37673081">
                <text:p>43858.633767308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51568091">
                <text:p>43858.635156809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6546073">
                <text:p>43858.636546073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79350172">
                <text:p>43858.637935017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393239341">
                <text:p>43858.639323934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07128989">
                <text:p>43858.640712898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21025584">
                <text:p>43858.642102558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34916989">
                <text:p>43858.6434916989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48816176">
                <text:p>43858.644881617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62706974">
                <text:p>43858.646270697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7660735">
                <text:p>43858.647660735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490507178">
                <text:p>43858.6490507178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04406355">
                <text:p>43858.6504406355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18303214">
                <text:p>43858.6518303214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32193823">
                <text:p>43858.6532193823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46122596">
                <text:p>43858.6546122596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60014038">
                <text:p>43858.6560014038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7390421">
                <text:p>43858.65739042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587794032">
                <text:p>43858.6587794032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01683861">
                <text:p>43858.6601683861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15584074">
                <text:p>43858.6615584074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29482782">
                <text:p>43858.6629482782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43371887">
                <text:p>43858.6643371887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57271394">
                <text:p>43858.6657271394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71169718">
                <text:p>43858.667116971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85064555">
                <text:p>43858.6685064555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69895977">
                <text:p>43858.669895977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12856473">
                <text:p>43858.6712856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26752144">
                <text:p>43858.6726752144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40642791">
                <text:p>43858.6740642791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5453259">
                <text:p>43858.675453259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68425495">
                <text:p>43858.6768425495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82323042">
                <text:p>43858.6782323042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796217341">
                <text:p>43858.6796217341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810113559">
                <text:p>43858.6810113559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824009384">
                <text:p>43858.6824009384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837900073">
                <text:p>43858.6837900073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851790484">
                <text:p>43858.6851790484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8.6865684585">
                <text:p>43858.6865684585</text:p>
              </table:table-cell>
              <table:table-cell office:value-type="float" office:value="2181">
                <text:p>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